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Versions/Version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  <manifest:file-entry manifest:full-path="VersionList.xml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fo:font-size="12pt" officeooo:paragraph-rsid="000a991f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ab1aa2" style:font-name-asian="Times New Roman" style:font-size-asian="12pt" style:font-weight-asian="bold" style:font-name-complex="Times New Roman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rsid="00ab1aa2" officeooo:paragraph-rsid="00ab1aa2" style:font-name-asian="Times New Roman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rsid="00ab1aa2" officeooo:paragraph-rsid="00ace722" style:font-name-asian="Times New Roman" style:font-size-asian="12pt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ae69fa" style:font-name-asian="Times New Roman" style:font-size-asian="12pt" style:font-weight-asian="normal" style:font-name-complex="Times New Roman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aed2e9" style:font-name-asian="Times New Roman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15616" style:font-name-asian="Times New Roman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b1546" style:font-name-asian="Times New Roman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aed2e9" officeooo:paragraph-rsid="00aed2e9" style:font-name-asian="Times New Roman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6pt" fo:font-weight="normal" officeooo:paragraph-rsid="000a991f" style:font-name-asian="Times New Roman" style:font-size-asian="16pt" style:font-weight-asian="normal" style:font-name-complex="Times New Roman" style:font-size-complex="16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0a991f" style:font-name-asian="Times New Roman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ae69fa" style:font-name-asian="Times New Roman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aed2e9" style:font-name-asian="Times New Roman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00453" style:font-name-asian="Times New Roman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15616" style:font-name-asian="Times New Roman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6f4d9" style:font-name-asian="Times New Roman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b1546" style:font-name-asian="Times New Roman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0a991f" style:font-name-asian="Times New Roman" style:font-size-asian="12pt" style:font-weight-asian="bold" style:font-name-complex="Times New Roman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bb1546" style:font-name-asian="Times New Roman" style:font-size-asian="12pt" style:font-weight-asian="bold" style:font-name-complex="Times New Roman" style:font-size-complex="12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break-before="pag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aed2e9" style:font-name-asian="Times New Roman" style:font-size-asian="12pt" style:font-weight-asian="bold" style:font-name-complex="Times New Roman" style:font-size-complex="12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break-before="pag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b15616" style:font-name-asian="Times New Roman" style:font-size-asian="12pt" style:font-weight-asian="bold" style:font-name-complex="Times New Roman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break-before="pag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15616" style:font-name-asian="Times New Roman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break-before="pag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4pt" fo:font-weight="bold" officeooo:rsid="00b81549" officeooo:paragraph-rsid="00b81549" style:font-name-asian="Times New Roman" style:font-size-asian="14pt" style:font-weight-asian="bold" style:font-name-complex="Times New Roman" style:font-size-complex="14pt" style:font-weight-complex="bold"/>
    </style:style>
    <style:style style:name="P26" style:family="paragraph" style:parent-style-name="Standard">
      <style:paragraph-properties fo:margin-top="0cm" fo:margin-bottom="0.423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ab1aa2" style:font-name-asian="Times New Roman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style:paragraph-properties fo:margin-top="0cm" fo:margin-bottom="0.423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b1546" style:font-name-asian="Times New Roman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>
      <style:paragraph-properties fo:margin-top="0cm" fo:margin-bottom="0.423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aed2e9" officeooo:paragraph-rsid="00aed2e9" style:font-name-asian="Times New Roman" style:font-size-asian="12pt" style:font-weight-asian="normal" style:font-name-complex="Times New Roman" style:font-size-complex="12pt" style:font-weight-complex="normal"/>
    </style:style>
    <style:style style:name="P29" style:family="paragraph" style:parent-style-name="Standard">
      <style:paragraph-properties fo:margin-top="0.55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aed2e9" style:font-name-asian="Times New Roman" style:font-size-asian="12pt" style:font-weight-asian="bold" style:font-name-complex="Times New Roman" style:font-size-complex="12pt" style:font-weight-complex="bold"/>
    </style:style>
    <style:style style:name="P30" style:family="paragraph" style:parent-style-name="Standard">
      <style:paragraph-properties fo:margin-top="0.55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b15616" style:font-name-asian="Times New Roman" style:font-size-asian="12pt" style:font-weight-asian="bold" style:font-name-complex="Times New Roman" style:font-size-complex="12pt" style:font-weight-complex="bold"/>
    </style:style>
    <style:style style:name="P31" style:family="paragraph" style:parent-style-name="Standard">
      <style:paragraph-properties fo:margin-top="0.55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bb1546" style:font-name-asian="Times New Roman" style:font-size-asian="12pt" style:font-weight-asian="bold" style:font-name-complex="Times New Roman" style:font-size-complex="12pt" style:font-weight-complex="bold"/>
    </style:style>
    <style:style style:name="P32" style:family="paragraph" style:parent-style-name="Standard">
      <style:paragraph-properties fo:margin-top="0.55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15616" style:font-name-asian="Times New Roman" style:font-size-asian="12pt" style:font-weight-asian="normal" style:font-name-complex="Times New Roman" style:font-size-complex="12pt" style:font-weight-complex="normal"/>
    </style:style>
    <style:style style:name="P33" style:family="paragraph" style:parent-style-name="Standard">
      <style:paragraph-properties fo:margin-top="0.55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29819" style:font-name-asian="Times New Roman" style:font-size-asian="12pt" style:font-weight-asian="normal" style:font-name-complex="Times New Roman" style:font-size-complex="12pt" style:font-weight-complex="normal"/>
    </style:style>
    <style:style style:name="P34" style:family="paragraph" style:parent-style-name="Standard">
      <style:paragraph-properties fo:margin-top="0.55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aed2e9" style:font-name-asian="Times New Roman" style:font-size-asian="12pt" style:font-weight-asian="bold" style:font-name-complex="Times New Roman" style:font-size-complex="12pt" style:font-weight-complex="bold"/>
    </style:style>
    <style:style style:name="P35" style:family="paragraph" style:parent-style-name="Standard">
      <style:paragraph-properties fo:margin-top="0.55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b00453" style:font-name-asian="Times New Roman" style:font-size-asian="12pt" style:font-weight-asian="bold" style:font-name-complex="Times New Roman" style:font-size-complex="12pt" style:font-weight-complex="bold"/>
    </style:style>
    <style:style style:name="P36" style:family="paragraph" style:parent-style-name="Standard">
      <style:paragraph-properties fo:margin-top="0.55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bold" officeooo:paragraph-rsid="00b15616" style:font-name-asian="Times New Roman" style:font-size-asian="12pt" style:font-weight-asian="bold" style:font-name-complex="Times New Roman" style:font-size-complex="12pt" style:font-weight-complex="bold"/>
    </style:style>
    <style:style style:name="P37" style:family="paragraph" style:parent-style-name="Standard">
      <style:paragraph-properties fo:margin-top="0cm" fo:margin-bottom="0.55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aed2e9" officeooo:paragraph-rsid="00bb1546" style:font-name-asian="Times New Roman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>
      <style:paragraph-properties fo:margin-top="10.583cm" fo:margin-bottom="0cm" loext:contextual-spacing="false" fo:line-height="100%" fo:text-align="end" style:justify-single-word="false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6pt" fo:font-weight="normal" officeooo:paragraph-rsid="000a991f" style:font-name-asian="Times New Roman" style:font-size-asian="16pt" style:font-weight-asian="normal" style:font-name-complex="Times New Roman" style:font-size-complex="16pt" style:font-weight-complex="normal"/>
    </style:style>
    <style:style style:name="P39" style:family="paragraph" style:parent-style-name="Standard" style:master-page-name="Standard">
      <style:paragraph-properties fo:margin-top="8.467cm" fo:margin-bottom="0.423cm" loext:contextual-spacing="false" fo:line-height="100%" fo:text-align="center" style:justify-single-word="false" style:page-number="auto" fo:break-before="page" style:writing-mode="lr-tb"/>
      <style:text-properties style:font-name="Times New Roman" fo:font-size="20pt" fo:font-weight="bold" officeooo:rsid="00b81549" officeooo:paragraph-rsid="00b81549" style:font-name-asian="Times New Roman" style:font-size-asian="20pt" style:font-weight-asian="bold" style:font-name-complex="Times New Roman" style:font-size-complex="20pt" style:font-weight-complex="bold"/>
    </style:style>
    <style:style style:name="P40" style:family="paragraph" style:parent-style-name="Standard" style:list-style-name="">
      <style:paragraph-properties fo:margin-top="0cm" fo:margin-bottom="0.42cm" loext:contextual-spacing="false" fo:line-height="100%" fo:text-align="center" style:justify-single-word="false" fo:break-before="pag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4pt" fo:font-weight="bold" officeooo:rsid="00ab1aa2" officeooo:paragraph-rsid="00a96a81" style:font-name-asian="Times New Roman" style:font-size-asian="14pt" style:font-weight-asian="bold" style:font-name-complex="Times New Roman" style:font-size-complex="14pt" style:font-weight-complex="bold"/>
    </style:style>
    <style:style style:name="P41" style:family="paragraph" style:parent-style-name="Standard" style:list-style-name="">
      <style:paragraph-properties fo:margin-top="0cm" fo:margin-bottom="0.42cm" loext:contextual-spacing="false" fo:line-height="100%" fo:text-align="center" style:justify-single-word="false" fo:break-before="pag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4pt" fo:font-weight="bold" officeooo:rsid="00bb1546" officeooo:paragraph-rsid="00bb1546" style:font-name-asian="Times New Roman" style:font-size-asian="14pt" style:font-weight-asian="bold" style:font-name-complex="Times New Roman" style:font-size-complex="14pt" style:font-weight-complex="bold"/>
    </style:style>
    <style:style style:name="P42" style:family="paragraph" style:parent-style-name="Standard" style:list-style-name="L1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b63334" officeooo:paragraph-rsid="00b63334" style:font-name-asian="Times New Roman" style:font-size-asian="12pt" style:font-weight-asian="normal" style:font-name-complex="Times New Roman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b63334" officeooo:paragraph-rsid="00b63334" style:font-name-asian="Times New Roman" style:font-size-asian="12pt" style:font-weight-asian="normal" style:font-name-complex="Times New Roman" style:font-size-complex="12pt" style:font-weight-complex="normal"/>
    </style:style>
    <style:style style:name="P44" style:family="paragraph" style:parent-style-name="Standard" style:list-style-name="L2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b15616" officeooo:paragraph-rsid="00b15616" style:font-name-asian="Times New Roman" style:font-size-asian="12pt" style:font-weight-asian="normal" style:font-name-complex="Times New Roman" style:font-size-complex="12pt" style:font-weight-complex="normal"/>
    </style:style>
    <style:style style:name="P45" style:family="paragraph" style:parent-style-name="Standard" style:list-style-name="L2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b9bbb9" officeooo:paragraph-rsid="00b9bbb9" style:font-name-asian="Times New Roman" style:font-size-asian="12pt" style:font-weight-asian="normal" style:font-name-complex="Times New Roman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b35689" officeooo:paragraph-rsid="00b15616" style:font-name-asian="Times New Roman" style:font-size-asian="12pt" style:font-weight-asian="normal" style:font-name-complex="Times New Roman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b35689" officeooo:paragraph-rsid="00b35689" style:font-name-asian="Times New Roman" style:font-size-asian="12pt" style:font-weight-asian="normal" style:font-name-complex="Times New Roman" style:font-size-complex="12pt" style:font-weight-complex="normal"/>
    </style:style>
    <style:style style:name="P48" style:family="paragraph" style:parent-style-name="Standard" style:list-style-name="L4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b4bc8c" officeooo:paragraph-rsid="00b4bc8c" style:font-name-asian="Times New Roman" style:font-size-asian="12pt" style:font-weight-asian="normal" style:font-name-complex="Times New Roman" style:font-size-complex="12pt" style:font-weight-complex="normal"/>
    </style:style>
    <style:style style:name="P49" style:family="paragraph" style:parent-style-name="Standard" style:list-style-name="L6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c6a688" officeooo:paragraph-rsid="00c6a688" style:font-name-asian="Times New Roman" style:font-size-asian="12pt" style:font-weight-asian="normal" style:font-name-complex="Times New Roman" style:font-size-complex="12pt" style:font-weight-complex="normal"/>
    </style:style>
    <style:style style:name="P50" style:family="paragraph" style:parent-style-name="Standard" style:list-style-name="L7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c6a688" officeooo:paragraph-rsid="00c6a688" style:font-name-asian="Times New Roman" style:font-size-asian="12pt" style:font-weight-asian="normal" style:font-name-complex="Times New Roman" style:font-size-complex="12pt" style:font-weight-complex="normal"/>
    </style:style>
    <style:style style:name="P51" style:family="paragraph" style:parent-style-name="Standard" style:list-style-name="L8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c6a688" officeooo:paragraph-rsid="00c9b9a4" style:font-name-asian="Times New Roman" style:font-size-asian="12pt" style:font-weight-asian="normal" style:font-name-complex="Times New Roman" style:font-size-complex="12pt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rsid="00c71fee" officeooo:paragraph-rsid="00c6a688" style:font-name-asian="Times New Roman" style:font-size-asian="12pt" style:font-weight-asian="normal" style:font-name-complex="Times New Roman" style:font-size-complex="12pt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officeooo:paragraph-rsid="00c6a688"/>
    </style:style>
    <style:style style:name="P54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b15616" style:font-name-asian="Times New Roman" style:font-size-asian="12pt" style:font-weight-asian="normal" style:font-name-complex="Times New Roman" style:font-size-complex="12pt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c6a688" style:font-name-asian="Times New Roman" style:font-size-asian="12pt" style:font-weight-asian="normal" style:font-name-complex="Times New Roman" style:font-size-complex="12pt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 fo:break-before="auto" fo:break-after="auto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c38727" style:font-name-asian="Times New Roman" style:font-size-asian="12pt" style:font-weight-asian="normal" style:font-name-complex="Times New Roman" style:font-size-complex="12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size="12pt" fo:font-weight="normal" officeooo:paragraph-rsid="00c9b9a4" style:font-name-asian="Times New Roman" style:font-size-asian="12pt" style:font-weight-asian="normal" style:font-name-complex="Times New Roman" style:font-size-complex="12pt" style:font-weight-complex="normal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Heading">
      <style:paragraph-properties fo:break-before="auto" fo:break-after="auto"/>
    </style:style>
    <style:style style:name="T1" style:family="text">
      <style:text-properties officeooo:rsid="00ab1aa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ab1aa2" style:font-weight-asian="normal" style:font-weight-complex="normal"/>
    </style:style>
    <style:style style:name="T4" style:family="text">
      <style:text-properties fo:font-weight="normal" officeooo:rsid="00ace722" style:font-weight-asian="normal" style:font-weight-complex="normal"/>
    </style:style>
    <style:style style:name="T5" style:family="text">
      <style:text-properties officeooo:rsid="00ae69fa"/>
    </style:style>
    <style:style style:name="T6" style:family="text">
      <style:text-properties officeooo:rsid="00aed2e9"/>
    </style:style>
    <style:style style:name="T7" style:family="text">
      <style:text-properties officeooo:rsid="00b00453"/>
    </style:style>
    <style:style style:name="T8" style:family="text">
      <style:text-properties officeooo:rsid="00b1561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b15616" style:font-weight-asian="bold" style:font-weight-complex="bold"/>
    </style:style>
    <style:style style:name="T11" style:family="text">
      <style:text-properties fo:font-weight="bold" officeooo:rsid="00b29819" style:font-weight-asian="bold" style:font-weight-complex="bold"/>
    </style:style>
    <style:style style:name="T12" style:family="text">
      <style:text-properties officeooo:rsid="00b35689"/>
    </style:style>
    <style:style style:name="T13" style:family="text">
      <style:text-properties officeooo:rsid="00b4bc8c"/>
    </style:style>
    <style:style style:name="T14" style:family="text">
      <style:text-properties officeooo:rsid="00b81549"/>
    </style:style>
    <style:style style:name="T15" style:family="text">
      <style:text-properties officeooo:rsid="00b9bbb9"/>
    </style:style>
    <style:style style:name="T16" style:family="text">
      <style:text-properties officeooo:rsid="00bb1546"/>
    </style:style>
    <style:style style:name="T17" style:family="text">
      <style:text-properties officeooo:rsid="00c048cc"/>
    </style:style>
    <style:style style:name="T18" style:family="text">
      <style:text-properties officeooo:rsid="00c6a688"/>
    </style:style>
    <style:style style:name="T19" style:family="text">
      <style:text-properties style:font-name="Times New Roman" fo:font-size="12pt" fo:font-weight="normal" officeooo:rsid="00c6a688" style:font-name-asian="Times New Roman" style:font-size-asian="12pt" style:font-weight-asian="normal" style:font-name-complex="Times New Roman" style:font-size-complex="12pt" style:font-weight-complex="normal"/>
    </style:style>
    <style:style style:name="T20" style:family="text">
      <style:text-properties officeooo:rsid="00c8565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tcpdf <text:span text:style-name="T18">9.0.0</text:span></text:p>
      <text:p text:style-name="P12"><text:span text:style-name="T14">component</text:span>: interface, class</text:p>
      <text:p text:style-name="P38"><text:span text:style-name="T14">Tibor </text:span>Roskó</text:p>
      <text:p text:style-name="P25">Content</text:p>
      <text:table-of-content text:style-name="Sect1" text:protected="true" text:name="Tartalomjegyzék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p text:style-name="P59">Content</text:p>
          </text:index-title>
          <text:p text:style-name="P58"><text:a xlink:type="simple" xlink:href="#__RefHeading___Toc39104_895407166" text:style-name="Index_20_Link" text:visited-style-name="Index_20_Link">XMP metadata manipulator<text:tab/>3</text:a></text:p>
          <text:p text:style-name="P58"><text:a xlink:type="simple" xlink:href="#__RefHeading___Toc663_697206108" text:style-name="Index_20_Link" text:visited-style-name="Index_20_Link">Statics<text:tab/>7</text:a></text:p>
        </text:index-body>
      </text:table-of-content>
      <text:p text:style-name="P3"/>
      <text:h text:style-name="P40" text:outline-level="1"><text:bookmark-start text:name="__RefHeading___Toc39104_895407166"/>XMP metadata manipulator<text:bookmark-end text:name="__RefHeading___Toc39104_895407166"/></text:h>
      <text:p text:style-name="P26"><text:span text:style-name="T1">namespace</text:span>: <text:span text:style-name="T1">tcpdf\metadata</text:span></text:p>
      <text:p text:style-name="P11">use \tcpdf\parser\Parser</text:p>
      <text:p text:style-name="P28">use \tcpdf\basic\Statics</text:p>
      <text:p text:style-name="P20"><text:span text:style-name="T17">final </text:span>class <text:span text:style-name="T16">XMP</text:span></text:p>
      <text:p text:style-name="P20"/>
      <text:p text:style-name="P4"><text:tab/><text:span text:style-name="T1">private $xref: </text:span><text:span text:style-name="T3">array </text:span><text:span text:style-name="T4">for </text:span><text:span text:style-name="T3">xref </text:span><text:span text:style-name="T4">information of pdf</text:span></text:p>
      <text:p text:style-name="P5"><text:tab/>private $objects: <text:span text:style-name="T2">array() </text:span><text:span text:style-name="T4">for</text:span><text:span text:style-name="T2"> objects </text:span><text:span text:style-name="T4">of pdf</text:span></text:p>
      <text:p text:style-name="P5"><text:tab/>private $n: <text:span text:style-name="T2">actual object number, </text:span><text:span text:style-name="T4">starts with 0</text:span></text:p>
      <text:p text:style-name="P6"><text:tab/>private $offsets: <text:span text:style-name="T2">array </text:span><text:span text:style-name="T4">for </text:span><text:span text:style-name="T2">start offsets of objects</text:span></text:p>
      <text:p text:style-name="P6"><text:span text:style-name="T2"><text:tab/><text:tab/></text:span><text:span text:style-name="T4">example</text:span><text:span text:style-name="T2">: "obj id first section"=&gt;"offset" </text:span><text:span text:style-name="T4">like </text:span><text:span text:style-name="T2">"21"=&gt;"12450"</text:span></text:p>
      <text:p text:style-name="P6"><text:tab/>private $output: <text:span text:style-name="T2">appended content, </text:span><text:span text:style-name="T4">return value of manipulateMetadata method</text:span></text:p>
      <text:p text:style-name="P29"><text:tab/>public function <text:span text:style-name="T6">__construct(Parser $obj)</text:span></text:p>
      <text:p text:style-name="P13"><text:tab/><text:tab/><text:span text:style-name="T6">Set the value of xref and objects.</text:span></text:p>
      <text:p text:style-name="P13"><text:tab/><text:tab/>@<text:span text:style-name="T5">incoming</text:span> <text:span text:style-name="T5">parameter</text:span></text:p>
      <text:p text:style-name="P13"><text:tab/><text:tab/><text:tab/><text:span text:style-name="T6">A TCPDF Parser object.</text:span></text:p>
      <text:p text:style-name="P13"><text:tab/><text:tab/>@<text:span text:style-name="T5">return</text:span> param<text:span text:style-name="T5">e</text:span>ter</text:p>
      <text:p text:style-name="P13"><text:tab/><text:tab/><text:tab/></text:p>
      <text:p text:style-name="P13"><text:tab/><text:tab/><text:span text:style-name="T5">Working process</text:span></text:p>
      <text:p text:style-name="P15"><text:tab/><text:tab/><text:tab/><text:span text:style-name="T6">Set the xref and objects with the return array of getParsedData of Parser object.</text:span></text:p>
      <text:p text:style-name="P34"><text:tab/>public function <text:span text:style-name="T6">serializeObjBody()</text:span></text:p>
      <text:p text:style-name="P14"><text:tab/><text:tab/><text:span text:style-name="T6">Preprocesses a given object body for easier rewrite into a file.</text:span></text:p>
      <text:p text:style-name="P14"><text:tab/><text:tab/>@<text:span text:style-name="T5">incoming</text:span> <text:span text:style-name="T5">parameter</text:span></text:p>
      <text:p text:style-name="P18"><text:tab/><text:tab/><text:tab/><text:span text:style-name="T6">array: one of $this→objects value. Example $this→objects['2_0'].</text:span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6">array</text:span></text:p>
      <text:p text:style-name="P14"><text:tab/><text:tab/><text:span text:style-name="T5">Working process</text:span></text:p>
      <text:p text:style-name="P7"><text:tab/><text:tab/><text:tab/><text:span text:style-name="T6">Change numeric keyword to a space; objref reference to ' '.x x.' '.R instead of x_x;</text:span></text:p>
      <text:p text:style-name="P34"><text:tab/>public function <text:span text:style-name="T6">getXrefArgument($argument)</text:span></text:p>
      <text:p text:style-name="P14"><text:tab/><text:tab/><text:span text:style-name="T6">Returns an attribute of trailer of $this→xref.</text:span></text:p>
      <text:p text:style-name="P14"><text:tab/><text:tab/>@<text:span text:style-name="T5">incoming</text:span> <text:span text:style-name="T5">parameter</text:span></text:p>
      <text:p text:style-name="P14"><text:tab/><text:tab/><text:tab/><text:span text:style-name="T6">string: name of attribute</text:span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6">single value</text:span></text:p>
      <text:p text:style-name="P14"><text:tab/><text:tab/><text:span text:style-name="T5">Working process</text:span></text:p>
      <text:list xml:id="list2268964704564647134" text:style-name="L1">
        <text:list-item>
          <text:p text:style-name="P42">Condition: trailer of xref is not empty;</text:p>
        </text:list-item>
      </text:list>
      <text:p text:style-name="P34"/>
      <text:p text:style-name="P22"><text:tab/>public function <text:span text:style-name="T6">getRootId()</text:span></text:p>
      <text:p text:style-name="P14"><text:tab/><text:tab/><text:span text:style-name="T6">Returns the root/Catalog object ID</text:span></text:p>
      <text:p text:style-name="P14"><text:tab/><text:tab/>@<text:span text:style-name="T5">incoming</text:span> <text:span text:style-name="T5">parameter</text:span></text:p>
      <text:p text:style-name="P14"><text:tab/><text:tab/><text:tab/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6">string: int_int</text:span></text:p>
      <text:p text:style-name="P14"><text:tab/><text:tab/><text:span text:style-name="T5">Working process</text:span></text:p>
      <text:p text:style-name="P8"><text:tab/><text:tab/><text:tab/><text:span text:style-name="T6">Calls getXrefArgument method.</text:span></text:p>
      <text:p text:style-name="P34"><text:tab/>public function <text:span text:style-name="T6">getMetadataObjId()</text:span></text:p>
      <text:p text:style-name="P14"><text:tab/><text:tab/><text:span text:style-name="T6">Returns the Catalog /Metadata object ID.</text:span></text:p>
      <text:p text:style-name="P14"><text:tab/><text:tab/>@<text:span text:style-name="T5">incoming</text:span> <text:span text:style-name="T5">parameter</text:span></text:p>
      <text:p text:style-name="P14"><text:tab/><text:tab/><text:tab/><text:span text:style-name="T6">array: root/Catalog object by serializeObjBody method</text:span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6">string: int_int</text:span></text:p>
      <text:p text:style-name="P14"><text:tab/><text:tab/><text:span text:style-name="T5">Working process</text:span></text:p>
      <text:p text:style-name="P7"><text:tab/><text:tab/><text:tab/></text:p>
      <text:p text:style-name="P34"><text:tab/>public function <text:span text:style-name="T6">getLastSize()</text:span></text:p>
      <text:p text:style-name="P16"><text:tab/><text:tab/><text:span text:style-name="T6">Returns the size value of $this→xref.</text:span></text:p>
      <text:p text:style-name="P14"><text:tab/><text:tab/>@<text:span text:style-name="T5">incoming</text:span> <text:span text:style-name="T5">parameter</text:span></text:p>
      <text:p text:style-name="P14"><text:tab/><text:tab/><text:tab/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6">int</text:span></text:p>
      <text:p text:style-name="P14"><text:tab/><text:tab/><text:span text:style-name="T5">Working process</text:span></text:p>
      <text:p text:style-name="P8"><text:tab/><text:tab/><text:tab/><text:span text:style-name="T6">Calls getXrefArgument method.</text:span></text:p>
      <text:p text:style-name="P35"><text:tab/>public function <text:span text:style-name="T7">getLastStartxref()</text:span></text:p>
      <text:p text:style-name="P14"><text:tab/><text:tab/><text:span text:style-name="T7">Returns startxref value of $this→xref.</text:span></text:p>
      <text:p text:style-name="P14"><text:tab/><text:tab/>@<text:span text:style-name="T5">incoming</text:span> <text:span text:style-name="T5">parameter</text:span></text:p>
      <text:p text:style-name="P14"><text:tab/><text:tab/><text:tab/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7">int</text:span></text:p>
      <text:p text:style-name="P14"><text:tab/><text:tab/><text:span text:style-name="T5">Working process</text:span></text:p>
      <text:p text:style-name="P7"><text:tab/><text:tab/><text:tab/></text:p>
      <text:p text:style-name="P36"><text:tab/>public function <text:span text:style-name="T8">getLength()</text:span></text:p>
      <text:p text:style-name="P17"><text:tab/><text:tab/><text:span text:style-name="T8">Returns start length of pdf. This is before all modification. Length of $this→xref.</text:span></text:p>
      <text:p text:style-name="P14"><text:tab/><text:tab/>@<text:span text:style-name="T5">incoming</text:span> <text:span text:style-name="T5">parameter</text:span></text:p>
      <text:p text:style-name="P14"><text:tab/><text:tab/><text:tab/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8">int</text:span></text:p>
      <text:p text:style-name="P14"><text:tab/><text:tab/><text:span text:style-name="T5">Working process</text:span></text:p>
      <text:p text:style-name="P7"><text:tab/><text:tab/><text:tab/></text:p>
      <text:p text:style-name="P36"/>
      <text:p text:style-name="P23"><text:tab/>public function <text:span text:style-name="T8">getActualLength()</text:span></text:p>
      <text:p text:style-name="P14"><text:tab/><text:tab/><text:span text:style-name="T8">Returns the amount of start length and length of $this→output.</text:span></text:p>
      <text:p text:style-name="P14"><text:tab/><text:tab/>@<text:span text:style-name="T5">incoming</text:span> <text:span text:style-name="T5">parameter</text:span></text:p>
      <text:p text:style-name="P14"><text:tab/><text:tab/><text:tab/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8">int</text:span></text:p>
      <text:p text:style-name="P14"><text:tab/><text:tab/><text:span text:style-name="T5">Working process</text:span></text:p>
      <text:p text:style-name="P9"><text:tab/><text:tab/><text:tab/><text:span text:style-name="T8">getLength()+length of $this→output</text:span></text:p>
      <text:p text:style-name="P36"><text:tab/>public function <text:span text:style-name="T8">getNewObjId()</text:span></text:p>
      <text:p text:style-name="P14"><text:tab/><text:tab/><text:span text:style-name="T8">Returns the next value of object ID.</text:span></text:p>
      <text:p text:style-name="P14"><text:tab/><text:tab/>@<text:span text:style-name="T5">incoming</text:span> <text:span text:style-name="T5">parameter</text:span></text:p>
      <text:p text:style-name="P14"><text:tab/><text:tab/><text:tab/></text:p>
      <text:p text:style-name="P14"><text:tab/><text:tab/>@<text:span text:style-name="T5">return</text:span> param<text:span text:style-name="T5">e</text:span>ter</text:p>
      <text:p text:style-name="P14"><text:tab/><text:tab/><text:tab/><text:span text:style-name="T8">int</text:span></text:p>
      <text:p text:style-name="P14"><text:tab/><text:tab/><text:span text:style-name="T5">Working process</text:span></text:p>
      <text:p text:style-name="P9"><text:tab/><text:tab/><text:tab/><text:span text:style-name="T8">getLastSize()+$this→n</text:span></text:p>
      <text:p text:style-name="P32"><text:span text:style-name="T9"><text:tab/>public function </text:span><text:span text:style-name="T10">newMetadataObj($sign_array)</text:span></text:p>
      <text:p text:style-name="P17"><text:tab/><text:tab/><text:span text:style-name="T8">Creates a metadata object with an RDF signatures block and append it to $this→output.</text:span></text:p>
      <text:p text:style-name="P17"><text:tab/><text:tab/>@<text:span text:style-name="T5">incoming</text:span> <text:span text:style-name="T5">parameter</text:span></text:p>
      <text:p text:style-name="P17"><text:tab/><text:tab/><text:tab/><text:span text:style-name="T8">array: key-value pair array in numeric indexed array</text:span></text:p>
      <text:p text:style-name="P17"><text:tab/><text:tab/>@<text:span text:style-name="T5">return</text:span> param<text:span text:style-name="T5">e</text:span>ter</text:p>
      <text:p text:style-name="P17"><text:tab/><text:tab/><text:tab/></text:p>
      <text:p text:style-name="P17"><text:tab/><text:tab/><text:span text:style-name="T5">Working process</text:span></text:p>
      <text:list xml:id="list3558931175118658288" text:style-name="L2">
        <text:list-item>
          <text:p text:style-name="P44">Creates an RDF signatures block with Statics::getXMPSignature method.</text:p>
        </text:list-item>
        <text:list-item>
          <text:p text:style-name="P44">Builds up RDF XMP structure with previous signatures block <text:span text:style-name="T15">with xmpSignatureValidate.</text:span></text:p>
        </text:list-item>
        <text:list-item>
          <text:p text:style-name="P45">Validates previous XMP against signatures namespace.</text:p>
        </text:list-item>
        <text:list-item>
          <text:p text:style-name="P44">Creates a new metadata object with previous RDF XMP.</text:p>
        </text:list-item>
        <text:list-item>
          <text:p text:style-name="P44">Sets $this→offsets, $this→n, $this→output.</text:p>
        </text:list-item>
      </text:list>
      <text:p text:style-name="P32"><text:span text:style-name="T9"><text:tab/>public function </text:span><text:span text:style-name="T10">createXref()</text:span></text:p>
      <text:p text:style-name="P17"><text:tab/><text:tab/><text:span text:style-name="T8">Creates an xref table for new objects and append it to $this→output.</text:span></text:p>
      <text:p text:style-name="P17"><text:tab/><text:tab/>@<text:span text:style-name="T5">incoming</text:span> <text:span text:style-name="T5">parameter</text:span></text:p>
      <text:p text:style-name="P17"><text:tab/><text:tab/><text:tab/></text:p>
      <text:p text:style-name="P17"><text:tab/><text:tab/>@<text:span text:style-name="T5">return</text:span> param<text:span text:style-name="T5">e</text:span>ter</text:p>
      <text:p text:style-name="P17"><text:tab/><text:tab/><text:tab/></text:p>
      <text:p text:style-name="P17"><text:tab/><text:tab/><text:span text:style-name="T5">Working process</text:span></text:p>
      <text:p text:style-name="P9"><text:tab/><text:tab/><text:tab/></text:p>
      <text:p text:style-name="P32"><text:span text:style-name="T9"><text:tab/>public function </text:span><text:span text:style-name="T10">xmpSignatureValidate(\DOMDocument $dom)</text:span></text:p>
      <text:p text:style-name="P17"><text:tab/><text:tab/><text:span text:style-name="T8">Validates the signatures block of given document object.</text:span></text:p>
      <text:p text:style-name="P17"><text:tab/><text:tab/>@<text:span text:style-name="T5">incoming</text:span> <text:span text:style-name="T5">parameter</text:span></text:p>
      <text:p text:style-name="P17"><text:tab/><text:tab/><text:tab/><text:span text:style-name="T8">\DOMDocument object</text:span></text:p>
      <text:p text:style-name="P17"><text:tab/><text:tab/>@<text:span text:style-name="T5">return</text:span> param<text:span text:style-name="T5">e</text:span>ter</text:p>
      <text:p text:style-name="P17"><text:tab/><text:tab/><text:tab/><text:span text:style-name="T8">bool</text:span></text:p>
      <text:p text:style-name="P17"><text:tab/><text:tab/><text:span text:style-name="T5">Working process</text:span></text:p>
      <text:p text:style-name="P9"><text:tab/><text:tab/><text:tab/><text:span text:style-name="T8">Validates the signatures block against Statics::signNS() XSD.</text:span></text:p>
      <text:p text:style-name="P30"/>
      <text:p text:style-name="P24"><text:span text:style-name="T9"><text:tab/>public function </text:span><text:span text:style-name="T10">manipulateMetadata($sign_array)</text:span></text:p>
      <text:p text:style-name="P17"><text:tab/><text:tab/><text:span text:style-name="T8">Adds signatures block to new or existing metadata object and returns the appendable string.</text:span></text:p>
      <text:p text:style-name="P17"><text:tab/><text:tab/>@<text:span text:style-name="T5">incoming</text:span> <text:span text:style-name="T5">parameter</text:span></text:p>
      <text:p text:style-name="P17"><text:tab/><text:tab/><text:tab/><text:span text:style-name="T18">key-value array</text:span></text:p>
      <text:list xml:id="list4802389578874933010" text:style-name="L6">
        <text:list-item>
          <text:p text:style-name="P49">array of signatures</text:p>
          <text:list>
            <text:list-item>
              <text:p text:style-name="P49">array of one signature</text:p>
              <text:list>
                <text:list-item>
                  <text:p text:style-name="P49">email</text:p>
                </text:list-item>
                <text:list-item>
                  <text:p text:style-name="P49">level</text:p>
                </text:list-item>
                <text:list-item>
                  <text:p text:style-name="P49">vices: array of vices</text:p>
                  <text:list>
                    <text:list-item>
                      <text:p text:style-name="P49">array of one vice</text:p>
                      <text:list>
                        <text:list-item>
                          <text:p text:style-name="P49">emai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3"><text:span text:style-name="T19">An example: array(array("email"=&gt;"info@example.com", "level"=&gt;1, "vices"=&gt;array(array("email"=&gt;"info@example.com"))))</text:span></text:p>
      <text:p text:style-name="P17"><text:tab/><text:tab/>@<text:span text:style-name="T5">return</text:span> param<text:span text:style-name="T5">e</text:span>ter</text:p>
      <text:p text:style-name="P17"><text:tab/><text:tab/><text:tab/><text:span text:style-name="T12">string</text:span></text:p>
      <text:p text:style-name="P17"><text:tab/><text:tab/><text:span text:style-name="T5">Working process</text:span></text:p>
      <text:list xml:id="list6227278624171886383" text:style-name="L3">
        <text:list-item>
          <text:p text:style-name="P43">Condition: incoming parameter and Catalog body are not empty.</text:p>
        </text:list-item>
        <text:list-item>
          <text:p text:style-name="P46">If metadata object exists then redefine it, add signatures block to existing RDF structure.</text:p>
          <text:list>
            <text:list-item>
              <text:p text:style-name="P43">Condition: metadata body is not empty; RDF block exists; <text:span text:style-name="T15">incoming XMP is valid by xmpSignatureValidate;</text:span></text:p>
            </text:list-item>
          </text:list>
        </text:list-item>
        <text:list-item>
          <text:p text:style-name="P47">If not then create a new metadata object with signatures block with newMetadataObj and add this object reference to Catalog object.</text:p>
          <text:list>
            <text:list-item>
              <text:p text:style-name="P43">Condition: size of xref is not empty; <text:span text:style-name="T15">newMetadataObj XMP is valid by xmpSignatureValidate.</text:span></text:p>
            </text:list-item>
          </text:list>
        </text:list-item>
        <text:list-item>
          <text:p text:style-name="P47">Calls createXref method.</text:p>
        </text:list-item>
        <text:list-item>
          <text:p text:style-name="P47">return $this→output</text:p>
        </text:list-item>
      </text:list>
      <text:p text:style-name="P33"><text:span text:style-name="T9"><text:tab/>public function </text:span><text:span text:style-name="T11">readMetadataSignature()</text:span></text:p>
      <text:p text:style-name="P17"><text:tab/><text:tab/><text:span text:style-name="T13">Returns email=&gt;level key-value pairs of a pdf XMP.</text:span></text:p>
      <text:p text:style-name="P17"><text:tab/><text:tab/>@<text:span text:style-name="T5">incoming</text:span> <text:span text:style-name="T5">parameter</text:span></text:p>
      <text:p text:style-name="P17"><text:tab/><text:tab/><text:tab/></text:p>
      <text:p text:style-name="P17"><text:tab/><text:tab/>@<text:span text:style-name="T5">return</text:span> param<text:span text:style-name="T5">e</text:span>ter</text:p>
      <text:p text:style-name="P55"><text:tab/><text:tab/><text:tab/><text:span text:style-name="T18">key-value array</text:span></text:p>
      <text:list xml:id="list5505462350983348224" text:style-name="L7">
        <text:list-item>
          <text:p text:style-name="P50">array of signatures</text:p>
          <text:list>
            <text:list-item>
              <text:p text:style-name="P50">array of one signature</text:p>
              <text:list>
                <text:list-item>
                  <text:p text:style-name="P50">email</text:p>
                </text:list-item>
                <text:list-item>
                  <text:p text:style-name="P50">level</text:p>
                </text:list-item>
                <text:list-item>
                  <text:p text:style-name="P50">vices: array of vices</text:p>
                  <text:list>
                    <text:list-item>
                      <text:p text:style-name="P50">array of one vice</text:p>
                      <text:list>
                        <text:list-item>
                          <text:p text:style-name="P50">emai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3"><text:span text:style-name="T19">An example: array(array("email"=&gt;"info@example.com", "level"=&gt;1, "vices"=&gt;array(array("email"=&gt;"info@example.com</text:span><text:span text:style-name="T19">"))))</text:span></text:p>
      <text:p text:style-name="P52">If vices array is empty, it is <text:span text:style-name="T20">an empty array</text:span> in result, <text:span text:style-name="T20">like array().</text:span></text:p>
      <text:p text:style-name="P17"><text:tab/><text:tab/><text:span text:style-name="T5">Working process</text:span></text:p>
      <text:list xml:id="list1811983189131298161" text:style-name="L4">
        <text:list-item>
          <text:p text:style-name="P48">Conditions: Catalog object exists; metadata object reference exists; metadata body exists;</text:p>
        </text:list-item>
        <text:list-item>
          <text:p text:style-name="P48">Validates signatures block with xmpSignatureValidate method.</text:p>
        </text:list-item>
        <text:list-item>
          <text:p text:style-name="P48">Returns the content of signatures block.</text:p>
        </text:list-item>
      </text:list>
      <text:p text:style-name="P9"/>
      <text:h text:style-name="P41" text:outline-level="1"><text:bookmark-start text:name="__RefHeading___Toc663_697206108"/>Statics<text:bookmark-end text:name="__RefHeading___Toc663_697206108"/></text:h>
      <text:p text:style-name="P27"><text:span text:style-name="T1">namespace</text:span>: <text:span text:style-name="T1">tcpdf\basic</text:span></text:p>
      <text:p text:style-name="P37">use \tcpdf\<text:span text:style-name="T16">webbasedcolor\Colors</text:span></text:p>
      <text:p text:style-name="P21">class <text:span text:style-name="T16">Statics</text:span></text:p>
      <text:p text:style-name="P31"><text:tab/>public <text:span text:style-name="T16">static </text:span>function <text:span text:style-name="T16">signNS()</text:span></text:p>
      <text:p text:style-name="P19"><text:tab/><text:tab/><text:span text:style-name="T16">Returns the signatures XSD url.</text:span></text:p>
      <text:p text:style-name="P19"><text:tab/><text:tab/>@<text:span text:style-name="T5">incoming</text:span> <text:span text:style-name="T5">parameter</text:span></text:p>
      <text:p text:style-name="P19"><text:tab/><text:tab/><text:tab/></text:p>
      <text:p text:style-name="P19"><text:tab/><text:tab/>@<text:span text:style-name="T5">return</text:span> param<text:span text:style-name="T5">e</text:span>ter</text:p>
      <text:p text:style-name="P19"><text:tab/><text:tab/><text:tab/></text:p>
      <text:p text:style-name="P19"><text:tab/><text:tab/><text:span text:style-name="T5">Working process</text:span></text:p>
      <text:p text:style-name="P10"><text:tab/><text:tab/><text:tab/></text:p>
      <text:p text:style-name="P31"><text:tab/>public <text:span text:style-name="T16">static </text:span>function <text:span text:style-name="T16">getXMPSignature($sign_array)</text:span></text:p>
      <text:p text:style-name="P19"><text:tab/><text:tab/><text:span text:style-name="T16">Returns an RDF signatures block which contains given data.</text:span></text:p>
      <text:p text:style-name="P19"><text:tab/><text:tab/>@<text:span text:style-name="T5">incoming</text:span> <text:span text:style-name="T5">parameter</text:span></text:p>
      <text:p text:style-name="P56"><text:tab/><text:tab/><text:tab/><text:span text:style-name="T16">array: key-value pair array in numeric indexed array</text:span></text:p>
      <text:list xml:id="list8878276955825685952" text:style-name="L8">
        <text:list-item>
          <text:p text:style-name="P51">array of signatures</text:p>
          <text:list>
            <text:list-item>
              <text:p text:style-name="P51">array of one signature</text:p>
              <text:list>
                <text:list-item>
                  <text:p text:style-name="P51">email</text:p>
                </text:list-item>
                <text:list-item>
                  <text:p text:style-name="P51">level</text:p>
                </text:list-item>
                <text:list-item>
                  <text:p text:style-name="P51">vices: array of vices</text:p>
                  <text:list>
                    <text:list-item>
                      <text:p text:style-name="P51">array of one vice</text:p>
                      <text:list>
                        <text:list-item>
                          <text:p text:style-name="P51">emai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7"><text:span text:style-name="T18">An example: array(array("email"=&gt;"info@example.com", "level"=&gt;1, "vices"=&gt;array(array("email"=&gt;"info@example.com"))))</text:span></text:p>
      <text:p text:style-name="P19"><text:tab/><text:tab/>@<text:span text:style-name="T5">return</text:span> param<text:span text:style-name="T5">e</text:span>ter</text:p>
      <text:p text:style-name="P19"><text:tab/><text:tab/><text:tab/><text:span text:style-name="T16">string</text:span></text:p>
      <text:p text:style-name="P19"><text:tab/><text:tab/><text:span text:style-name="T5">Working process</text:span></text:p>
      <text:p text:style-name="P10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Standard" style:class="text">
      <style:paragraph-properties fo:margin-top="0cm" fo:margin-bottom="0.423cm" loext:contextual-spacing="false" fo:line-height="100%" fo:text-align="center" style:justify-single-word="false" fo:keep-together="always" fo:break-before="auto" fo:break-after="auto" fo:keep-with-next="always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</style:paragraph-properties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List2Level0" style:family="text"/>
    <style:style style:name="List2Level1" style:family="text"/>
    <style:style style:name="List2Level2" style:family="text"/>
    <style:style style:name="List2Level3" style:family="text"/>
    <style:style style:name="List2Level4" style:family="text"/>
    <style:style style:name="List2Level5" style:family="text"/>
    <style:style style:name="List2Level6" style:family="text"/>
    <style:style style:name="List2Level7" style:family="text"/>
    <style:style style:name="List2Level8" style:family="text"/>
    <style:style style:name="List3Level0" style:family="text"/>
    <style:style style:name="List3Level1" style:family="text"/>
    <style:style style:name="List3Level2" style:family="text"/>
    <style:style style:name="List3Level3" style:family="text"/>
    <style:style style:name="List3Level4" style:family="text"/>
    <style:style style:name="List3Level5" style:family="text"/>
    <style:style style:name="List3Level6" style:family="text"/>
    <style:style style:name="List3Level7" style:family="text"/>
    <style:style style:name="List3Level8" style:family="text"/>
    <style:style style:name="List4Level0" style:family="text"/>
    <style:style style:name="List4Level1" style:family="text"/>
    <style:style style:name="List4Level2" style:family="text"/>
    <style:style style:name="List4Level3" style:family="text"/>
    <style:style style:name="List4Level4" style:family="text"/>
    <style:style style:name="List4Level5" style:family="text"/>
    <style:style style:name="List4Level6" style:family="text"/>
    <style:style style:name="List4Level7" style:family="text"/>
    <style:style style:name="List4Level8" style:family="text"/>
    <style:style style:name="List5Level0" style:family="text"/>
    <style:style style:name="List5Level1" style:family="text"/>
    <style:style style:name="List5Level2" style:family="text"/>
    <style:style style:name="List5Level3" style:family="text"/>
    <style:style style:name="List5Level4" style:family="text"/>
    <style:style style:name="List5Level5" style:family="text"/>
    <style:style style:name="List5Level6" style:family="text"/>
    <style:style style:name="List5Level7" style:family="text"/>
    <style:style style:name="List5Level8" style:family="text"/>
    <style:style style:name="List6Level0" style:family="text"/>
    <style:style style:name="List6Level1" style:family="text"/>
    <style:style style:name="List6Level2" style:family="text"/>
    <style:style style:name="List6Level3" style:family="text"/>
    <style:style style:name="List6Level4" style:family="text"/>
    <style:style style:name="List6Level5" style:family="text"/>
    <style:style style:name="List6Level6" style:family="text"/>
    <style:style style:name="List6Level7" style:family="text"/>
    <style:style style:name="List6Level8" style:family="text"/>
    <style:style style:name="List7Level0" style:family="text"/>
    <style:style style:name="List7Level1" style:family="text"/>
    <style:style style:name="List7Level2" style:family="text"/>
    <style:style style:name="List7Level3" style:family="text"/>
    <style:style style:name="List7Level4" style:family="text"/>
    <style:style style:name="List7Level5" style:family="text"/>
    <style:style style:name="List7Level6" style:family="text"/>
    <style:style style:name="List7Level7" style:family="text"/>
    <style:style style:name="List7Level8" style:family="text"/>
    <style:style style:name="List8Level0" style:family="text"/>
    <style:style style:name="List8Level1" style:family="text"/>
    <style:style style:name="List8Level2" style:family="text"/>
    <style:style style:name="List8Level3" style:family="text"/>
    <style:style style:name="List8Level4" style:family="text"/>
    <style:style style:name="List8Level5" style:family="text"/>
    <style:style style:name="List8Level6" style:family="text"/>
    <style:style style:name="List8Level7" style:family="text"/>
    <style:style style:name="List8Level8" style:family="text"/>
    <style:style style:name="List9Level0" style:family="text"/>
    <style:style style:name="List9Level1" style:family="text"/>
    <style:style style:name="List9Level2" style:family="text"/>
    <style:style style:name="List9Level3" style:family="text"/>
    <style:style style:name="List9Level4" style:family="text"/>
    <style:style style:name="List9Level5" style:family="text"/>
    <style:style style:name="List9Level6" style:family="text"/>
    <style:style style:name="List9Level7" style:family="text"/>
    <style:style style:name="List9Level8" style:family="text"/>
    <style:style style:name="List10Level0" style:family="text"/>
    <style:style style:name="List10Level1" style:family="text"/>
    <style:style style:name="List10Level2" style:family="text"/>
    <style:style style:name="List10Level3" style:family="text"/>
    <style:style style:name="List10Level4" style:family="text"/>
    <style:style style:name="List10Level5" style:family="text"/>
    <style:style style:name="List10Level6" style:family="text"/>
    <style:style style:name="List10Level7" style:family="text"/>
    <style:style style:name="List10Level8" style:family="text"/>
    <style:style style:name="List11Level0" style:family="text"/>
    <style:style style:name="List11Level1" style:family="text"/>
    <style:style style:name="List11Level2" style:family="text"/>
    <style:style style:name="List11Level3" style:family="text"/>
    <style:style style:name="List11Level4" style:family="text"/>
    <style:style style:name="List11Level5" style:family="text"/>
    <style:style style:name="List11Level6" style:family="text"/>
    <style:style style:name="List11Level7" style:family="text"/>
    <style:style style:name="List11Level8" style:family="text"/>
    <style:style style:name="List12Level0" style:family="text"/>
    <style:style style:name="List12Level1" style:family="text"/>
    <style:style style:name="List12Level2" style:family="text"/>
    <style:style style:name="List12Level3" style:family="text"/>
    <style:style style:name="List12Level4" style:family="text"/>
    <style:style style:name="List12Level5" style:family="text"/>
    <style:style style:name="List12Level6" style:family="text"/>
    <style:style style:name="List12Level7" style:family="text"/>
    <style:style style:name="List12Level8" style:family="text"/>
    <style:style style:name="List13Level0" style:family="text"/>
    <style:style style:name="List13Level1" style:family="text"/>
    <style:style style:name="List13Level2" style:family="text"/>
    <style:style style:name="List13Level3" style:family="text"/>
    <style:style style:name="List13Level4" style:family="text"/>
    <style:style style:name="List13Level5" style:family="text"/>
    <style:style style:name="List13Level6" style:family="text"/>
    <style:style style:name="List13Level7" style:family="text"/>
    <style:style style:name="List13Level8" style:family="text"/>
    <style:style style:name="List14Level0" style:family="text"/>
    <style:style style:name="List14Level1" style:family="text"/>
    <style:style style:name="List14Level2" style:family="text"/>
    <style:style style:name="List14Level3" style:family="text"/>
    <style:style style:name="List14Level4" style:family="text"/>
    <style:style style:name="List14Level5" style:family="text"/>
    <style:style style:name="List14Level6" style:family="text"/>
    <style:style style:name="List14Level7" style:family="text"/>
    <style:style style:name="List14Level8" style:family="text"/>
    <style:style style:name="List15Level0" style:family="text"/>
    <style:style style:name="List15Level1" style:family="text"/>
    <style:style style:name="List15Level2" style:family="text"/>
    <style:style style:name="List15Level3" style:family="text"/>
    <style:style style:name="List15Level4" style:family="text"/>
    <style:style style:name="List15Level5" style:family="text"/>
    <style:style style:name="List15Level6" style:family="text"/>
    <style:style style:name="List15Level7" style:family="text"/>
    <style:style style:name="List15Level8" style:family="text"/>
    <style:style style:name="List16Level0" style:family="text"/>
    <style:style style:name="List16Level1" style:family="text"/>
    <style:style style:name="List16Level2" style:family="text"/>
    <style:style style:name="List16Level3" style:family="text"/>
    <style:style style:name="List16Level4" style:family="text"/>
    <style:style style:name="List16Level5" style:family="text"/>
    <style:style style:name="List16Level6" style:family="text"/>
    <style:style style:name="List16Level7" style:family="text"/>
    <style:style style:name="List16Level8" style:family="text"/>
    <style:style style:name="List17Level0" style:family="text"/>
    <style:style style:name="List17Level1" style:family="text"/>
    <style:style style:name="List17Level2" style:family="text"/>
    <style:style style:name="List17Level3" style:family="text"/>
    <style:style style:name="List17Level4" style:family="text"/>
    <style:style style:name="List17Level5" style:family="text"/>
    <style:style style:name="List17Level6" style:family="text"/>
    <style:style style:name="List17Level7" style:family="text"/>
    <style:style style:name="List17Level8" style:family="text"/>
    <style:style style:name="List18Level0" style:family="text"/>
    <style:style style:name="List18Level1" style:family="text"/>
    <style:style style:name="List18Level2" style:family="text"/>
    <style:style style:name="List18Level3" style:family="text"/>
    <style:style style:name="List18Level4" style:family="text"/>
    <style:style style:name="List18Level5" style:family="text"/>
    <style:style style:name="List18Level6" style:family="text"/>
    <style:style style:name="List18Level7" style:family="text"/>
    <style:style style:name="List18Level8" style:family="text"/>
    <style:style style:name="List19Level0" style:family="text"/>
    <style:style style:name="List19Level1" style:family="text"/>
    <style:style style:name="List19Level2" style:family="text"/>
    <style:style style:name="List19Level3" style:family="text"/>
    <style:style style:name="List19Level4" style:family="text"/>
    <style:style style:name="List19Level5" style:family="text"/>
    <style:style style:name="List19Level6" style:family="text"/>
    <style:style style:name="List19Level7" style:family="text"/>
    <style:style style:name="List19Level8" style:family="text"/>
    <style:style style:name="List20Level0" style:family="text"/>
    <style:style style:name="List20Level1" style:family="text"/>
    <style:style style:name="List20Level2" style:family="text"/>
    <style:style style:name="List20Level3" style:family="text"/>
    <style:style style:name="List20Level4" style:family="text"/>
    <style:style style:name="List20Level5" style:family="text"/>
    <style:style style:name="List20Level6" style:family="text"/>
    <style:style style:name="List20Level7" style:family="text"/>
    <style:style style:name="List20Level8" style:family="text"/>
    <style:style style:name="List21Level0" style:family="text"/>
    <style:style style:name="List21Level1" style:family="text"/>
    <style:style style:name="List21Level2" style:family="text"/>
    <style:style style:name="List21Level3" style:family="text"/>
    <style:style style:name="List21Level4" style:family="text"/>
    <style:style style:name="List21Level5" style:family="text"/>
    <style:style style:name="List21Level6" style:family="text"/>
    <style:style style:name="List21Level7" style:family="text"/>
    <style:style style:name="List21Level8" style:family="text"/>
    <style:style style:name="List22Level0" style:family="text"/>
    <style:style style:name="List22Level1" style:family="text"/>
    <style:style style:name="List22Level2" style:family="text"/>
    <style:style style:name="List22Level3" style:family="text"/>
    <style:style style:name="List22Level4" style:family="text"/>
    <style:style style:name="List22Level5" style:family="text"/>
    <style:style style:name="List22Level6" style:family="text"/>
    <style:style style:name="List22Level7" style:family="text"/>
    <style:style style:name="List22Level8" style:family="text"/>
    <style:style style:name="List23Level0" style:family="text"/>
    <style:style style:name="List23Level1" style:family="text"/>
    <style:style style:name="List23Level2" style:family="text"/>
    <style:style style:name="List23Level3" style:family="text"/>
    <style:style style:name="List23Level4" style:family="text"/>
    <style:style style:name="List23Level5" style:family="text"/>
    <style:style style:name="List23Level6" style:family="text"/>
    <style:style style:name="List23Level7" style:family="text"/>
    <style:style style:name="List23Level8" style:family="text"/>
    <style:style style:name="List24Level0" style:family="text"/>
    <style:style style:name="List24Level1" style:family="text"/>
    <style:style style:name="List24Level2" style:family="text"/>
    <style:style style:name="List24Level3" style:family="text"/>
    <style:style style:name="List24Level4" style:family="text"/>
    <style:style style:name="List24Level5" style:family="text"/>
    <style:style style:name="List24Level6" style:family="text"/>
    <style:style style:name="List24Level7" style:family="text"/>
    <style:style style:name="List24Level8" style:family="text"/>
    <style:style style:name="List25Level0" style:family="text"/>
    <style:style style:name="List25Level1" style:family="text"/>
    <style:style style:name="List25Level2" style:family="text"/>
    <style:style style:name="List25Level3" style:family="text"/>
    <style:style style:name="List25Level4" style:family="text"/>
    <style:style style:name="List25Level5" style:family="text"/>
    <style:style style:name="List25Level6" style:family="text"/>
    <style:style style:name="List25Level7" style:family="text"/>
    <style:style style:name="List25Level8" style:family="text"/>
    <style:style style:name="List26Level0" style:family="text"/>
    <style:style style:name="List26Level1" style:family="text"/>
    <style:style style:name="List26Level2" style:family="text"/>
    <style:style style:name="List26Level3" style:family="text"/>
    <style:style style:name="List26Level4" style:family="text"/>
    <style:style style:name="List26Level5" style:family="text"/>
    <style:style style:name="List26Level6" style:family="text"/>
    <style:style style:name="List26Level7" style:family="text"/>
    <style:style style:name="List26Level8" style:family="text"/>
    <style:style style:name="List27Level0" style:family="text"/>
    <style:style style:name="List27Level1" style:family="text"/>
    <style:style style:name="List27Level2" style:family="text"/>
    <style:style style:name="List27Level3" style:family="text"/>
    <style:style style:name="List27Level4" style:family="text"/>
    <style:style style:name="List27Level5" style:family="text"/>
    <style:style style:name="List27Level6" style:family="text"/>
    <style:style style:name="List27Level7" style:family="text"/>
    <style:style style:name="List27Level8" style:family="text"/>
    <style:style style:name="List28Level0" style:family="text"/>
    <style:style style:name="List28Level1" style:family="text"/>
    <style:style style:name="List28Level2" style:family="text"/>
    <style:style style:name="List28Level3" style:family="text"/>
    <style:style style:name="List28Level4" style:family="text"/>
    <style:style style:name="List28Level5" style:family="text"/>
    <style:style style:name="List28Level6" style:family="text"/>
    <style:style style:name="List28Level7" style:family="text"/>
    <style:style style:name="List28Level8" style:family="text"/>
    <style:style style:name="List29Level0" style:family="text"/>
    <style:style style:name="List29Level1" style:family="text"/>
    <style:style style:name="List29Level2" style:family="text"/>
    <style:style style:name="List29Level3" style:family="text"/>
    <style:style style:name="List29Level4" style:family="text"/>
    <style:style style:name="List29Level5" style:family="text"/>
    <style:style style:name="List29Level6" style:family="text"/>
    <style:style style:name="List29Level7" style:family="text"/>
    <style:style style:name="List29Level8" style:family="text"/>
    <style:style style:name="List30Level0" style:family="text"/>
    <style:style style:name="List30Level1" style:family="text"/>
    <style:style style:name="List30Level2" style:family="text"/>
    <style:style style:name="List30Level3" style:family="text"/>
    <style:style style:name="List30Level4" style:family="text"/>
    <style:style style:name="List30Level5" style:family="text"/>
    <style:style style:name="List30Level6" style:family="text"/>
    <style:style style:name="List30Level7" style:family="text"/>
    <style:style style:name="List30Level8" style:family="text"/>
    <style:style style:name="List31Level0" style:family="text"/>
    <style:style style:name="List31Level1" style:family="text"/>
    <style:style style:name="List31Level2" style:family="text"/>
    <style:style style:name="List31Level3" style:family="text"/>
    <style:style style:name="List31Level4" style:family="text"/>
    <style:style style:name="List31Level5" style:family="text"/>
    <style:style style:name="List31Level6" style:family="text"/>
    <style:style style:name="List31Level7" style:family="text"/>
    <style:style style:name="List31Level8" style:family="text"/>
    <style:style style:name="List32Level0" style:family="text"/>
    <style:style style:name="List32Level1" style:family="text"/>
    <style:style style:name="List32Level2" style:family="text"/>
    <style:style style:name="List32Level3" style:family="text"/>
    <style:style style:name="List32Level4" style:family="text"/>
    <style:style style:name="List32Level5" style:family="text"/>
    <style:style style:name="List32Level6" style:family="text"/>
    <style:style style:name="List32Level7" style:family="text"/>
    <style:style style:name="List32Level8" style:family="text"/>
    <style:style style:name="List33Level0" style:family="text"/>
    <style:style style:name="List33Level1" style:family="text"/>
    <style:style style:name="List33Level2" style:family="text"/>
    <style:style style:name="List33Level3" style:family="text"/>
    <style:style style:name="List33Level4" style:family="text"/>
    <style:style style:name="List33Level5" style:family="text"/>
    <style:style style:name="List33Level6" style:family="text"/>
    <style:style style:name="List33Level7" style:family="text"/>
    <style:style style:name="List33Level8" style:family="text"/>
    <style:style style:name="List34Level0" style:family="text"/>
    <style:style style:name="List34Level1" style:family="text"/>
    <style:style style:name="List34Level2" style:family="text"/>
    <style:style style:name="List34Level3" style:family="text"/>
    <style:style style:name="List34Level4" style:family="text"/>
    <style:style style:name="List34Level5" style:family="text"/>
    <style:style style:name="List34Level6" style:family="text"/>
    <style:style style:name="List34Level7" style:family="text"/>
    <style:style style:name="List34Level8" style:family="text"/>
    <style:style style:name="List35Level0" style:family="text"/>
    <style:style style:name="List35Level1" style:family="text"/>
    <style:style style:name="List35Level2" style:family="text"/>
    <style:style style:name="List35Level3" style:family="text"/>
    <style:style style:name="List35Level4" style:family="text"/>
    <style:style style:name="List35Level5" style:family="text"/>
    <style:style style:name="List35Level6" style:family="text"/>
    <style:style style:name="List35Level7" style:family="text"/>
    <style:style style:name="List35Level8" style:family="text"/>
    <style:style style:name="List36Level0" style:family="text"/>
    <style:style style:name="List36Level1" style:family="text"/>
    <style:style style:name="List36Level2" style:family="text"/>
    <style:style style:name="List36Level3" style:family="text"/>
    <style:style style:name="List36Level4" style:family="text"/>
    <style:style style:name="List36Level5" style:family="text"/>
    <style:style style:name="List36Level6" style:family="text"/>
    <style:style style:name="List36Level7" style:family="text"/>
    <style:style style:name="List36Level8" style:family="text"/>
    <style:style style:name="List37Level0" style:family="text"/>
    <style:style style:name="List37Level1" style:family="text"/>
    <style:style style:name="List37Level2" style:family="text"/>
    <style:style style:name="List37Level3" style:family="text"/>
    <style:style style:name="List37Level4" style:family="text"/>
    <style:style style:name="List37Level5" style:family="text"/>
    <style:style style:name="List37Level6" style:family="text"/>
    <style:style style:name="List37Level7" style:family="text"/>
    <style:style style:name="List37Level8" style:family="text"/>
    <style:style style:name="List38Level0" style:family="text"/>
    <style:style style:name="List38Level1" style:family="text"/>
    <style:style style:name="List38Level2" style:family="text"/>
    <style:style style:name="List38Level3" style:family="text"/>
    <style:style style:name="List38Level4" style:family="text"/>
    <style:style style:name="List38Level5" style:family="text"/>
    <style:style style:name="List38Level6" style:family="text"/>
    <style:style style:name="List38Level7" style:family="text"/>
    <style:style style:name="List38Level8" style:family="text"/>
    <style:style style:name="List39Level0" style:family="text"/>
    <style:style style:name="List39Level1" style:family="text"/>
    <style:style style:name="List39Level2" style:family="text"/>
    <style:style style:name="List39Level3" style:family="text"/>
    <style:style style:name="List39Level4" style:family="text"/>
    <style:style style:name="List39Level5" style:family="text"/>
    <style:style style:name="List39Level6" style:family="text"/>
    <style:style style:name="List39Level7" style:family="text"/>
    <style:style style:name="List39Level8" style:family="text"/>
    <style:style style:name="List40Level0" style:family="text"/>
    <style:style style:name="List40Level1" style:family="text"/>
    <style:style style:name="List40Level2" style:family="text"/>
    <style:style style:name="List40Level3" style:family="text"/>
    <style:style style:name="List40Level4" style:family="text"/>
    <style:style style:name="List40Level5" style:family="text"/>
    <style:style style:name="List40Level6" style:family="text"/>
    <style:style style:name="List40Level7" style:family="text"/>
    <style:style style:name="List40Level8" style:family="text"/>
    <style:style style:name="List41Level0" style:family="text"/>
    <style:style style:name="List41Level1" style:family="text"/>
    <style:style style:name="List41Level2" style:family="text"/>
    <style:style style:name="List41Level3" style:family="text"/>
    <style:style style:name="List41Level4" style:family="text"/>
    <style:style style:name="List41Level5" style:family="text"/>
    <style:style style:name="List41Level6" style:family="text"/>
    <style:style style:name="List41Level7" style:family="text"/>
    <style:style style:name="List41Level8" style:family="text"/>
    <style:style style:name="List42Level0" style:family="text"/>
    <style:style style:name="List42Level1" style:family="text"/>
    <style:style style:name="List42Level2" style:family="text"/>
    <style:style style:name="List42Level3" style:family="text"/>
    <style:style style:name="List42Level4" style:family="text"/>
    <style:style style:name="List42Level5" style:family="text"/>
    <style:style style:name="List42Level6" style:family="text"/>
    <style:style style:name="List42Level7" style:family="text"/>
    <style:style style:name="List42Level8" style:family="text"/>
    <style:style style:name="List43Level0" style:family="text"/>
    <style:style style:name="List43Level1" style:family="text"/>
    <style:style style:name="List43Level2" style:family="text"/>
    <style:style style:name="List43Level3" style:family="text"/>
    <style:style style:name="List43Level4" style:family="text"/>
    <style:style style:name="List43Level5" style:family="text"/>
    <style:style style:name="List43Level6" style:family="text"/>
    <style:style style:name="List43Level7" style:family="text"/>
    <style:style style:name="List43Level8" style:family="text"/>
    <style:style style:name="List44Level0" style:family="text"/>
    <style:style style:name="List44Level1" style:family="text"/>
    <style:style style:name="List44Level2" style:family="text"/>
    <style:style style:name="List44Level3" style:family="text"/>
    <style:style style:name="List44Level4" style:family="text"/>
    <style:style style:name="List44Level5" style:family="text"/>
    <style:style style:name="List44Level6" style:family="text"/>
    <style:style style:name="List44Level7" style:family="text"/>
    <style:style style:name="List44Level8" style:family="text"/>
    <style:style style:name="List45Level0" style:family="text"/>
    <style:style style:name="List45Level1" style:family="text"/>
    <style:style style:name="List45Level2" style:family="text"/>
    <style:style style:name="List45Level3" style:family="text"/>
    <style:style style:name="List45Level4" style:family="text"/>
    <style:style style:name="List45Level5" style:family="text"/>
    <style:style style:name="List45Level6" style:family="text"/>
    <style:style style:name="List45Level7" style:family="text"/>
    <style:style style:name="List45Level8" style:family="text"/>
    <style:style style:name="List46Level0" style:family="text"/>
    <style:style style:name="List46Level1" style:family="text"/>
    <style:style style:name="List46Level2" style:family="text"/>
    <style:style style:name="List46Level3" style:family="text"/>
    <style:style style:name="List46Level4" style:family="text"/>
    <style:style style:name="List46Level5" style:family="text"/>
    <style:style style:name="List46Level6" style:family="text"/>
    <style:style style:name="List46Level7" style:family="text"/>
    <style:style style:name="List46Level8" style:family="text"/>
    <style:style style:name="List47Level0" style:family="text"/>
    <style:style style:name="List47Level1" style:family="text"/>
    <style:style style:name="List47Level2" style:family="text"/>
    <style:style style:name="List47Level3" style:family="text"/>
    <style:style style:name="List47Level4" style:family="text"/>
    <style:style style:name="List47Level5" style:family="text"/>
    <style:style style:name="List47Level6" style:family="text"/>
    <style:style style:name="List47Level7" style:family="text"/>
    <style:style style:name="List47Level8" style:family="text"/>
    <style:style style:name="List48Level0" style:family="text"/>
    <style:style style:name="List48Level1" style:family="text"/>
    <style:style style:name="List48Level2" style:family="text"/>
    <style:style style:name="List48Level3" style:family="text"/>
    <style:style style:name="List48Level4" style:family="text"/>
    <style:style style:name="List48Level5" style:family="text"/>
    <style:style style:name="List48Level6" style:family="text"/>
    <style:style style:name="List48Level7" style:family="text"/>
    <style:style style:name="List48Level8" style:family="text"/>
    <style:style style:name="List49Level0" style:family="text"/>
    <style:style style:name="List49Level1" style:family="text"/>
    <style:style style:name="List49Level2" style:family="text"/>
    <style:style style:name="List49Level3" style:family="text"/>
    <style:style style:name="List49Level4" style:family="text"/>
    <style:style style:name="List49Level5" style:family="text"/>
    <style:style style:name="List49Level6" style:family="text"/>
    <style:style style:name="List49Level7" style:family="text"/>
    <style:style style:name="List49Level8" style:family="text"/>
    <style:style style:name="List50Level0" style:family="text"/>
    <style:style style:name="List50Level1" style:family="text"/>
    <style:style style:name="List50Level2" style:family="text"/>
    <style:style style:name="List50Level3" style:family="text"/>
    <style:style style:name="List50Level4" style:family="text"/>
    <style:style style:name="List50Level5" style:family="text"/>
    <style:style style:name="List50Level6" style:family="text"/>
    <style:style style:name="List50Level7" style:family="text"/>
    <style:style style:name="List50Level8" style:family="text"/>
    <style:style style:name="List51Level0" style:family="text"/>
    <style:style style:name="List51Level1" style:family="text"/>
    <style:style style:name="List51Level2" style:family="text"/>
    <style:style style:name="List51Level3" style:family="text"/>
    <style:style style:name="List51Level4" style:family="text"/>
    <style:style style:name="List51Level5" style:family="text"/>
    <style:style style:name="List51Level6" style:family="text"/>
    <style:style style:name="List51Level7" style:family="text"/>
    <style:style style:name="List51Level8" style:family="text"/>
    <style:style style:name="List52Level0" style:family="text"/>
    <style:style style:name="List52Level1" style:family="text"/>
    <style:style style:name="List52Level2" style:family="text"/>
    <style:style style:name="List52Level3" style:family="text"/>
    <style:style style:name="List52Level4" style:family="text"/>
    <style:style style:name="List52Level5" style:family="text"/>
    <style:style style:name="List52Level6" style:family="text"/>
    <style:style style:name="List52Level7" style:family="text"/>
    <style:style style:name="List52Level8" style:family="text"/>
    <style:style style:name="List53Level0" style:family="text"/>
    <style:style style:name="List53Level1" style:family="text"/>
    <style:style style:name="List53Level2" style:family="text"/>
    <style:style style:name="List53Level3" style:family="text"/>
    <style:style style:name="List53Level4" style:family="text"/>
    <style:style style:name="List53Level5" style:family="text"/>
    <style:style style:name="List53Level6" style:family="text"/>
    <style:style style:name="List53Level7" style:family="text"/>
    <style:style style:name="List53Level8" style:family="text"/>
    <style:style style:name="List54Level0" style:family="text"/>
    <style:style style:name="List54Level1" style:family="text"/>
    <style:style style:name="List54Level2" style:family="text"/>
    <style:style style:name="List54Level3" style:family="text"/>
    <style:style style:name="List54Level4" style:family="text"/>
    <style:style style:name="List54Level5" style:family="text"/>
    <style:style style:name="List54Level6" style:family="text"/>
    <style:style style:name="List54Level7" style:family="text"/>
    <style:style style:name="List54Level8" style:family="text"/>
    <style:style style:name="List55Level0" style:family="text"/>
    <style:style style:name="List55Level1" style:family="text"/>
    <style:style style:name="List55Level2" style:family="text"/>
    <style:style style:name="List55Level3" style:family="text"/>
    <style:style style:name="List55Level4" style:family="text"/>
    <style:style style:name="List55Level5" style:family="text"/>
    <style:style style:name="List55Level6" style:family="text"/>
    <style:style style:name="List55Level7" style:family="text"/>
    <style:style style:name="List55Level8" style:family="text"/>
    <style:style style:name="List56Level0" style:family="text"/>
    <style:style style:name="List56Level1" style:family="text"/>
    <style:style style:name="List56Level2" style:family="text"/>
    <style:style style:name="List56Level3" style:family="text"/>
    <style:style style:name="List56Level4" style:family="text"/>
    <style:style style:name="List56Level5" style:family="text"/>
    <style:style style:name="List56Level6" style:family="text"/>
    <style:style style:name="List56Level7" style:family="text"/>
    <style:style style:name="List56Level8" style:family="text"/>
    <style:style style:name="List57Level0" style:family="text"/>
    <style:style style:name="List57Level1" style:family="text"/>
    <style:style style:name="List57Level2" style:family="text"/>
    <style:style style:name="List57Level3" style:family="text"/>
    <style:style style:name="List57Level4" style:family="text"/>
    <style:style style:name="List57Level5" style:family="text"/>
    <style:style style:name="List57Level6" style:family="text"/>
    <style:style style:name="List57Level7" style:family="text"/>
    <style:style style:name="List57Level8" style:family="text"/>
    <style:style style:name="List58Level0" style:family="text"/>
    <style:style style:name="List58Level1" style:family="text"/>
    <style:style style:name="List58Level2" style:family="text"/>
    <style:style style:name="List58Level3" style:family="text"/>
    <style:style style:name="List58Level4" style:family="text"/>
    <style:style style:name="List58Level5" style:family="text"/>
    <style:style style:name="List58Level6" style:family="text"/>
    <style:style style:name="List58Level7" style:family="text"/>
    <style:style style:name="List58Level8" style:family="text"/>
    <style:style style:name="List59Level0" style:family="text"/>
    <style:style style:name="List59Level1" style:family="text"/>
    <style:style style:name="List59Level2" style:family="text"/>
    <style:style style:name="List59Level3" style:family="text"/>
    <style:style style:name="List59Level4" style:family="text"/>
    <style:style style:name="List59Level5" style:family="text"/>
    <style:style style:name="List59Level6" style:family="text"/>
    <style:style style:name="List59Level7" style:family="text"/>
    <style:style style:name="List59Level8" style:family="text"/>
    <style:style style:name="List60Level0" style:family="text"/>
    <style:style style:name="List60Level1" style:family="text"/>
    <style:style style:name="List60Level2" style:family="text"/>
    <style:style style:name="List60Level3" style:family="text"/>
    <style:style style:name="List60Level4" style:family="text"/>
    <style:style style:name="List60Level5" style:family="text"/>
    <style:style style:name="List60Level6" style:family="text"/>
    <style:style style:name="List60Level7" style:family="text"/>
    <style:style style:name="List60Level8" style:family="text"/>
    <style:style style:name="List61Level0" style:family="text"/>
    <style:style style:name="List61Level1" style:family="text"/>
    <style:style style:name="List61Level2" style:family="text"/>
    <style:style style:name="List61Level3" style:family="text"/>
    <style:style style:name="List61Level4" style:family="text"/>
    <style:style style:name="List61Level5" style:family="text"/>
    <style:style style:name="List61Level6" style:family="text"/>
    <style:style style:name="List61Level7" style:family="text"/>
    <style:style style:name="List61Level8" style:family="text"/>
    <style:style style:name="List62Level0" style:family="text"/>
    <style:style style:name="List62Level1" style:family="text"/>
    <style:style style:name="List62Level2" style:family="text"/>
    <style:style style:name="List62Level3" style:family="text"/>
    <style:style style:name="List62Level4" style:family="text"/>
    <style:style style:name="List62Level5" style:family="text"/>
    <style:style style:name="List62Level6" style:family="text"/>
    <style:style style:name="List62Level7" style:family="text"/>
    <style:style style:name="List62Level8" style:family="text"/>
    <style:style style:name="List63Level0" style:family="text"/>
    <style:style style:name="List63Level1" style:family="text"/>
    <style:style style:name="List63Level2" style:family="text"/>
    <style:style style:name="List63Level3" style:family="text"/>
    <style:style style:name="List63Level4" style:family="text"/>
    <style:style style:name="List63Level5" style:family="text"/>
    <style:style style:name="List63Level6" style:family="text"/>
    <style:style style:name="List63Level7" style:family="text"/>
    <style:style style:name="List63Level8" style:family="text"/>
    <style:style style:name="List64Level0" style:family="text"/>
    <style:style style:name="List64Level1" style:family="text"/>
    <style:style style:name="List64Level2" style:family="text"/>
    <style:style style:name="List64Level3" style:family="text"/>
    <style:style style:name="List64Level4" style:family="text"/>
    <style:style style:name="List64Level5" style:family="text"/>
    <style:style style:name="List64Level6" style:family="text"/>
    <style:style style:name="List64Level7" style:family="text"/>
    <style:style style:name="List64Level8" style:family="text"/>
    <style:style style:name="List65Level0" style:family="text"/>
    <style:style style:name="List65Level1" style:family="text"/>
    <style:style style:name="List65Level2" style:family="text"/>
    <style:style style:name="List65Level3" style:family="text"/>
    <style:style style:name="List65Level4" style:family="text"/>
    <style:style style:name="List65Level5" style:family="text"/>
    <style:style style:name="List65Level6" style:family="text"/>
    <style:style style:name="List65Level7" style:family="text"/>
    <style:style style:name="List65Level8" style:family="text"/>
    <style:style style:name="List66Level0" style:family="text"/>
    <style:style style:name="List66Level1" style:family="text"/>
    <style:style style:name="List66Level2" style:family="text"/>
    <style:style style:name="List66Level3" style:family="text"/>
    <style:style style:name="List66Level4" style:family="text"/>
    <style:style style:name="List66Level5" style:family="text"/>
    <style:style style:name="List66Level6" style:family="text"/>
    <style:style style:name="List66Level7" style:family="text"/>
    <style:style style:name="List66Level8" style:family="text"/>
    <style:style style:name="List67Level0" style:family="text"/>
    <style:style style:name="List67Level1" style:family="text"/>
    <style:style style:name="List67Level2" style:family="text"/>
    <style:style style:name="List67Level3" style:family="text"/>
    <style:style style:name="List67Level4" style:family="text"/>
    <style:style style:name="List67Level5" style:family="text"/>
    <style:style style:name="List67Level6" style:family="text"/>
    <style:style style:name="List67Level7" style:family="text"/>
    <style:style style:name="List67Level8" style:family="text"/>
    <style:style style:name="List68Level0" style:family="text"/>
    <style:style style:name="List68Level1" style:family="text"/>
    <style:style style:name="List68Level2" style:family="text"/>
    <style:style style:name="List68Level3" style:family="text"/>
    <style:style style:name="List68Level4" style:family="text"/>
    <style:style style:name="List68Level5" style:family="text"/>
    <style:style style:name="List68Level6" style:family="text"/>
    <style:style style:name="List68Level7" style:family="text"/>
    <style:style style:name="List68Level8" style:family="text"/>
    <style:style style:name="List69Level0" style:family="text"/>
    <style:style style:name="List69Level1" style:family="text"/>
    <style:style style:name="List69Level2" style:family="text"/>
    <style:style style:name="List69Level3" style:family="text"/>
    <style:style style:name="List69Level4" style:family="text"/>
    <style:style style:name="List69Level5" style:family="text"/>
    <style:style style:name="List69Level6" style:family="text"/>
    <style:style style:name="List69Level7" style:family="text"/>
    <style:style style:name="List69Level8" style:family="text"/>
    <style:style style:name="List70Level0" style:family="text"/>
    <style:style style:name="List70Level1" style:family="text"/>
    <style:style style:name="List70Level2" style:family="text"/>
    <style:style style:name="List70Level3" style:family="text"/>
    <style:style style:name="List70Level4" style:family="text"/>
    <style:style style:name="List70Level5" style:family="text"/>
    <style:style style:name="List70Level6" style:family="text"/>
    <style:style style:name="List70Level7" style:family="text"/>
    <style:style style:name="List70Level8" style:family="text"/>
    <style:style style:name="List71Level0" style:family="text"/>
    <style:style style:name="List71Level1" style:family="text"/>
    <style:style style:name="List71Level2" style:family="text"/>
    <style:style style:name="List71Level3" style:family="text"/>
    <style:style style:name="List71Level4" style:family="text"/>
    <style:style style:name="List71Level5" style:family="text"/>
    <style:style style:name="List71Level6" style:family="text"/>
    <style:style style:name="List71Level7" style:family="text"/>
    <style:style style:name="List71Level8" style:family="text"/>
    <style:style style:name="List72Level0" style:family="text"/>
    <style:style style:name="List72Level1" style:family="text"/>
    <style:style style:name="List72Level2" style:family="text"/>
    <style:style style:name="List72Level3" style:family="text"/>
    <style:style style:name="List72Level4" style:family="text"/>
    <style:style style:name="List72Level5" style:family="text"/>
    <style:style style:name="List72Level6" style:family="text"/>
    <style:style style:name="List72Level7" style:family="text"/>
    <style:style style:name="List72Level8" style:family="text"/>
    <style:style style:name="List73Level0" style:family="text"/>
    <style:style style:name="List73Level1" style:family="text"/>
    <style:style style:name="List73Level2" style:family="text"/>
    <style:style style:name="List73Level3" style:family="text"/>
    <style:style style:name="List73Level4" style:family="text"/>
    <style:style style:name="List73Level5" style:family="text"/>
    <style:style style:name="List73Level6" style:family="text"/>
    <style:style style:name="List73Level7" style:family="text"/>
    <style:style style:name="List73Level8" style:family="text"/>
    <style:style style:name="List74Level0" style:family="text"/>
    <style:style style:name="List74Level1" style:family="text"/>
    <style:style style:name="List74Level2" style:family="text"/>
    <style:style style:name="List74Level3" style:family="text"/>
    <style:style style:name="List74Level4" style:family="text"/>
    <style:style style:name="List74Level5" style:family="text"/>
    <style:style style:name="List74Level6" style:family="text"/>
    <style:style style:name="List74Level7" style:family="text"/>
    <style:style style:name="List74Level8" style:family="text"/>
    <style:style style:name="List75Level0" style:family="text"/>
    <style:style style:name="List75Level1" style:family="text"/>
    <style:style style:name="List75Level2" style:family="text"/>
    <style:style style:name="List75Level3" style:family="text"/>
    <style:style style:name="List75Level4" style:family="text"/>
    <style:style style:name="List75Level5" style:family="text"/>
    <style:style style:name="List75Level6" style:family="text"/>
    <style:style style:name="List75Level7" style:family="text"/>
    <style:style style:name="List75Level8" style:family="text"/>
    <style:style style:name="List76Level0" style:family="text"/>
    <style:style style:name="List76Level1" style:family="text"/>
    <style:style style:name="List76Level2" style:family="text"/>
    <style:style style:name="List76Level3" style:family="text"/>
    <style:style style:name="List76Level4" style:family="text"/>
    <style:style style:name="List76Level5" style:family="text"/>
    <style:style style:name="List76Level6" style:family="text"/>
    <style:style style:name="List76Level7" style:family="text"/>
    <style:style style:name="List76Level8" style:family="text"/>
    <style:style style:name="List77Level0" style:family="text"/>
    <style:style style:name="List77Level1" style:family="text"/>
    <style:style style:name="List77Level2" style:family="text"/>
    <style:style style:name="List77Level3" style:family="text"/>
    <style:style style:name="List77Level4" style:family="text"/>
    <style:style style:name="List77Level5" style:family="text"/>
    <style:style style:name="List77Level6" style:family="text"/>
    <style:style style:name="List77Level7" style:family="text"/>
    <style:style style:name="List77Level8" style:family="text"/>
    <style:style style:name="List78Level0" style:family="text"/>
    <style:style style:name="List78Level1" style:family="text"/>
    <style:style style:name="List78Level2" style:family="text"/>
    <style:style style:name="List78Level3" style:family="text"/>
    <style:style style:name="List78Level4" style:family="text"/>
    <style:style style:name="List78Level5" style:family="text"/>
    <style:style style:name="List78Level6" style:family="text"/>
    <style:style style:name="List78Level7" style:family="text"/>
    <style:style style:name="List78Level8" style:family="text"/>
    <style:style style:name="List79Level0" style:family="text"/>
    <style:style style:name="List79Level1" style:family="text"/>
    <style:style style:name="List79Level2" style:family="text"/>
    <style:style style:name="List79Level3" style:family="text"/>
    <style:style style:name="List79Level4" style:family="text"/>
    <style:style style:name="List79Level5" style:family="text"/>
    <style:style style:name="List79Level6" style:family="text"/>
    <style:style style:name="List79Level7" style:family="text"/>
    <style:style style:name="List79Level8" style:family="text"/>
    <style:style style:name="List80Level0" style:family="text"/>
    <style:style style:name="List80Level1" style:family="text"/>
    <style:style style:name="List80Level2" style:family="text"/>
    <style:style style:name="List80Level3" style:family="text"/>
    <style:style style:name="List80Level4" style:family="text"/>
    <style:style style:name="List80Level5" style:family="text"/>
    <style:style style:name="List80Level6" style:family="text"/>
    <style:style style:name="List80Level7" style:family="text"/>
    <style:style style:name="List80Level8" style:family="text"/>
    <style:style style:name="List81Level0" style:family="text"/>
    <style:style style:name="List81Level1" style:family="text"/>
    <style:style style:name="List81Level2" style:family="text"/>
    <style:style style:name="List81Level3" style:family="text"/>
    <style:style style:name="List81Level4" style:family="text"/>
    <style:style style:name="List81Level5" style:family="text"/>
    <style:style style:name="List81Level6" style:family="text"/>
    <style:style style:name="List81Level7" style:family="text"/>
    <style:style style:name="List81Level8" style:family="text"/>
    <style:style style:name="List82Level0" style:family="text"/>
    <style:style style:name="List82Level1" style:family="text"/>
    <style:style style:name="List82Level2" style:family="text"/>
    <style:style style:name="List82Level3" style:family="text"/>
    <style:style style:name="List82Level4" style:family="text"/>
    <style:style style:name="List82Level5" style:family="text"/>
    <style:style style:name="List82Level6" style:family="text"/>
    <style:style style:name="List82Level7" style:family="text"/>
    <style:style style:name="List82Level8" style:family="text"/>
    <style:style style:name="List83Level0" style:family="text"/>
    <style:style style:name="List83Level1" style:family="text"/>
    <style:style style:name="List83Level2" style:family="text"/>
    <style:style style:name="List83Level3" style:family="text"/>
    <style:style style:name="List83Level4" style:family="text"/>
    <style:style style:name="List83Level5" style:family="text"/>
    <style:style style:name="List83Level6" style:family="text"/>
    <style:style style:name="List83Level7" style:family="text"/>
    <style:style style:name="List83Level8" style:family="text"/>
    <style:style style:name="List84Level0" style:family="text">
      <style:text-properties style:text-underline-style="none"/>
    </style:style>
    <style:style style:name="List84Level1" style:family="text">
      <style:text-properties style:text-underline-style="none"/>
    </style:style>
    <style:style style:name="List84Level2" style:family="text">
      <style:text-properties style:text-underline-style="none"/>
    </style:style>
    <style:style style:name="List84Level3" style:family="text">
      <style:text-properties style:text-underline-style="none"/>
    </style:style>
    <style:style style:name="List84Level4" style:family="text">
      <style:text-properties style:text-underline-style="none"/>
    </style:style>
    <style:style style:name="List84Level5" style:family="text">
      <style:text-properties style:text-underline-style="none"/>
    </style:style>
    <style:style style:name="List84Level6" style:family="text">
      <style:text-properties style:text-underline-style="none"/>
    </style:style>
    <style:style style:name="List84Level7" style:family="text">
      <style:text-properties style:text-underline-style="none"/>
    </style:style>
    <style:style style:name="List84Level8" style:family="text">
      <style:text-properties style:text-underline-style="none"/>
    </style:style>
    <style:style style:name="List85Level0" style:family="text"/>
    <style:style style:name="List85Level1" style:family="text"/>
    <style:style style:name="List85Level2" style:family="text"/>
    <style:style style:name="List85Level3" style:family="text"/>
    <style:style style:name="List85Level4" style:family="text"/>
    <style:style style:name="List85Level5" style:family="text"/>
    <style:style style:name="List85Level6" style:family="text"/>
    <style:style style:name="List85Level7" style:family="text"/>
    <style:style style:name="List85Level8" style:family="text"/>
    <style:style style:name="List86Level0" style:family="text">
      <style:text-properties style:text-underline-style="none"/>
    </style:style>
    <style:style style:name="List86Level1" style:family="text">
      <style:text-properties style:text-underline-style="none"/>
    </style:style>
    <style:style style:name="List86Level2" style:family="text">
      <style:text-properties style:text-underline-style="none"/>
    </style:style>
    <style:style style:name="List86Level3" style:family="text">
      <style:text-properties style:text-underline-style="none"/>
    </style:style>
    <style:style style:name="List86Level4" style:family="text">
      <style:text-properties style:text-underline-style="none"/>
    </style:style>
    <style:style style:name="List86Level5" style:family="text">
      <style:text-properties style:text-underline-style="none"/>
    </style:style>
    <style:style style:name="List86Level6" style:family="text">
      <style:text-properties style:text-underline-style="none"/>
    </style:style>
    <style:style style:name="List86Level7" style:family="text">
      <style:text-properties style:text-underline-style="none"/>
    </style:style>
    <style:style style:name="List86Level8" style:family="text">
      <style:text-properties style:text-underline-style="none"/>
    </style:style>
    <style:style style:name="List87Level0" style:family="text">
      <style:text-properties style:text-underline-style="none"/>
    </style:style>
    <style:style style:name="List87Level1" style:family="text">
      <style:text-properties style:text-underline-style="none"/>
    </style:style>
    <style:style style:name="List87Level2" style:family="text">
      <style:text-properties style:text-underline-style="none"/>
    </style:style>
    <style:style style:name="List87Level3" style:family="text">
      <style:text-properties style:text-underline-style="none"/>
    </style:style>
    <style:style style:name="List87Level4" style:family="text">
      <style:text-properties style:text-underline-style="none"/>
    </style:style>
    <style:style style:name="List87Level5" style:family="text">
      <style:text-properties style:text-underline-style="none"/>
    </style:style>
    <style:style style:name="List87Level6" style:family="text">
      <style:text-properties style:text-underline-style="none"/>
    </style:style>
    <style:style style:name="List87Level7" style:family="text">
      <style:text-properties style:text-underline-style="none"/>
    </style:style>
    <style:style style:name="List87Level8" style:family="text">
      <style:text-properties style:text-underline-style="none"/>
    </style:style>
    <style:style style:name="List88Level0" style:family="text"/>
    <style:style style:name="List88Level1" style:family="text"/>
    <style:style style:name="List88Level2" style:family="text"/>
    <style:style style:name="List88Level3" style:family="text"/>
    <style:style style:name="List88Level4" style:family="text"/>
    <style:style style:name="List88Level5" style:family="text"/>
    <style:style style:name="List88Level6" style:family="text"/>
    <style:style style:name="List88Level7" style:family="text"/>
    <style:style style:name="List88Level8" style:family="text"/>
    <style:style style:name="List89Level0" style:family="text"/>
    <style:style style:name="List89Level1" style:family="text"/>
    <style:style style:name="List89Level2" style:family="text"/>
    <style:style style:name="List89Level3" style:family="text"/>
    <style:style style:name="List89Level4" style:family="text"/>
    <style:style style:name="List89Level5" style:family="text"/>
    <style:style style:name="List89Level6" style:family="text"/>
    <style:style style:name="List89Level7" style:family="text"/>
    <style:style style:name="List89Level8" style:family="text"/>
    <style:style style:name="List90Level0" style:family="text">
      <style:text-properties style:text-underline-style="none"/>
    </style:style>
    <style:style style:name="List90Level1" style:family="text">
      <style:text-properties style:text-underline-style="none"/>
    </style:style>
    <style:style style:name="List90Level2" style:family="text">
      <style:text-properties style:text-underline-style="none"/>
    </style:style>
    <style:style style:name="List90Level3" style:family="text">
      <style:text-properties style:text-underline-style="none"/>
    </style:style>
    <style:style style:name="List90Level4" style:family="text">
      <style:text-properties style:text-underline-style="none"/>
    </style:style>
    <style:style style:name="List90Level5" style:family="text">
      <style:text-properties style:text-underline-style="none"/>
    </style:style>
    <style:style style:name="List90Level6" style:family="text">
      <style:text-properties style:text-underline-style="none"/>
    </style:style>
    <style:style style:name="List90Level7" style:family="text">
      <style:text-properties style:text-underline-style="none"/>
    </style:style>
    <style:style style:name="List90Level8" style:family="text">
      <style:text-properties style:text-underline-style="none"/>
    </style:style>
    <style:style style:name="List91Level0" style:family="text">
      <style:text-properties style:text-underline-style="none"/>
    </style:style>
    <style:style style:name="List91Level1" style:family="text">
      <style:text-properties style:text-underline-style="none"/>
    </style:style>
    <style:style style:name="List91Level2" style:family="text">
      <style:text-properties style:text-underline-style="none"/>
    </style:style>
    <style:style style:name="List91Level3" style:family="text">
      <style:text-properties style:text-underline-style="none"/>
    </style:style>
    <style:style style:name="List91Level4" style:family="text">
      <style:text-properties style:text-underline-style="none"/>
    </style:style>
    <style:style style:name="List91Level5" style:family="text">
      <style:text-properties style:text-underline-style="none"/>
    </style:style>
    <style:style style:name="List91Level6" style:family="text">
      <style:text-properties style:text-underline-style="none"/>
    </style:style>
    <style:style style:name="List91Level7" style:family="text">
      <style:text-properties style:text-underline-style="none"/>
    </style:style>
    <style:style style:name="List91Level8" style:family="text">
      <style:text-properties style:text-underline-style="none"/>
    </style:style>
    <style:style style:name="List92Level0" style:family="text">
      <style:text-properties style:text-underline-style="none"/>
    </style:style>
    <style:style style:name="List92Level1" style:family="text">
      <style:text-properties style:text-underline-style="none"/>
    </style:style>
    <style:style style:name="List92Level2" style:family="text">
      <style:text-properties style:text-underline-style="none"/>
    </style:style>
    <style:style style:name="List92Level3" style:family="text">
      <style:text-properties style:text-underline-style="none"/>
    </style:style>
    <style:style style:name="List92Level4" style:family="text">
      <style:text-properties style:text-underline-style="none"/>
    </style:style>
    <style:style style:name="List92Level5" style:family="text">
      <style:text-properties style:text-underline-style="none"/>
    </style:style>
    <style:style style:name="List92Level6" style:family="text">
      <style:text-properties style:text-underline-style="none"/>
    </style:style>
    <style:style style:name="List92Level7" style:family="text">
      <style:text-properties style:text-underline-style="none"/>
    </style:style>
    <style:style style:name="List92Level8" style:family="text">
      <style:text-properties style:text-underline-style="none"/>
    </style:style>
    <style:style style:name="List93Level0" style:family="text"/>
    <style:style style:name="List93Level1" style:family="text"/>
    <style:style style:name="List93Level2" style:family="text"/>
    <style:style style:name="List93Level3" style:family="text"/>
    <style:style style:name="List93Level4" style:family="text"/>
    <style:style style:name="List93Level5" style:family="text"/>
    <style:style style:name="List93Level6" style:family="text"/>
    <style:style style:name="List93Level7" style:family="text"/>
    <style:style style:name="List93Level8" style:family="text"/>
    <style:style style:name="List94Level0" style:family="text"/>
    <style:style style:name="List94Level1" style:family="text"/>
    <style:style style:name="List94Level2" style:family="text"/>
    <style:style style:name="List94Level3" style:family="text"/>
    <style:style style:name="List94Level4" style:family="text"/>
    <style:style style:name="List94Level5" style:family="text"/>
    <style:style style:name="List94Level6" style:family="text"/>
    <style:style style:name="List94Level7" style:family="text"/>
    <style:style style:name="List94Level8" style:family="text"/>
    <style:style style:name="List95Level0" style:family="text"/>
    <style:style style:name="List95Level1" style:family="text"/>
    <style:style style:name="List95Level2" style:family="text"/>
    <style:style style:name="List95Level3" style:family="text"/>
    <style:style style:name="List95Level4" style:family="text"/>
    <style:style style:name="List95Level5" style:family="text"/>
    <style:style style:name="List95Level6" style:family="text"/>
    <style:style style:name="List95Level7" style:family="text"/>
    <style:style style:name="List95Level8" style:family="text"/>
    <style:style style:name="List96Level0" style:family="text"/>
    <style:style style:name="List96Level1" style:family="text"/>
    <style:style style:name="List96Level2" style:family="text"/>
    <style:style style:name="List96Level3" style:family="text"/>
    <style:style style:name="List96Level4" style:family="text"/>
    <style:style style:name="List96Level5" style:family="text"/>
    <style:style style:name="List96Level6" style:family="text"/>
    <style:style style:name="List96Level7" style:family="text"/>
    <style:style style:name="List96Level8" style:family="text"/>
    <style:style style:name="List97Level0" style:family="text"/>
    <style:style style:name="List97Level1" style:family="text"/>
    <style:style style:name="List97Level2" style:family="text"/>
    <style:style style:name="List97Level3" style:family="text"/>
    <style:style style:name="List97Level4" style:family="text"/>
    <style:style style:name="List97Level5" style:family="text"/>
    <style:style style:name="List97Level6" style:family="text"/>
    <style:style style:name="List97Level7" style:family="text"/>
    <style:style style:name="List97Level8" style:family="text"/>
    <style:style style:name="List98Level0" style:family="text"/>
    <style:style style:name="List98Level1" style:family="text"/>
    <style:style style:name="List98Level2" style:family="text"/>
    <style:style style:name="List98Level3" style:family="text"/>
    <style:style style:name="List98Level4" style:family="text"/>
    <style:style style:name="List98Level5" style:family="text"/>
    <style:style style:name="List98Level6" style:family="text"/>
    <style:style style:name="List98Level7" style:family="text"/>
    <style:style style:name="List98Level8" style:family="text"/>
    <style:style style:name="List99Level0" style:family="text"/>
    <style:style style:name="List99Level1" style:family="text"/>
    <style:style style:name="List99Level2" style:family="text"/>
    <style:style style:name="List99Level3" style:family="text"/>
    <style:style style:name="List99Level4" style:family="text"/>
    <style:style style:name="List99Level5" style:family="text"/>
    <style:style style:name="List99Level6" style:family="text"/>
    <style:style style:name="List99Level7" style:family="text"/>
    <style:style style:name="List99Level8" style:family="text"/>
    <style:style style:name="List100Level0" style:family="text"/>
    <style:style style:name="List100Level1" style:family="text"/>
    <style:style style:name="List100Level2" style:family="text"/>
    <style:style style:name="List100Level3" style:family="text"/>
    <style:style style:name="List100Level4" style:family="text"/>
    <style:style style:name="List100Level5" style:family="text"/>
    <style:style style:name="List100Level6" style:family="text"/>
    <style:style style:name="List100Level7" style:family="text"/>
    <style:style style:name="List100Level8" style:family="text"/>
    <style:style style:name="List101Level0" style:family="text"/>
    <style:style style:name="List101Level1" style:family="text"/>
    <style:style style:name="List101Level2" style:family="text"/>
    <style:style style:name="List101Level3" style:family="text"/>
    <style:style style:name="List101Level4" style:family="text"/>
    <style:style style:name="List101Level5" style:family="text"/>
    <style:style style:name="List101Level6" style:family="text"/>
    <style:style style:name="List101Level7" style:family="text"/>
    <style:style style:name="List101Level8" style:family="text"/>
    <style:style style:name="List102Level0" style:family="text"/>
    <style:style style:name="List102Level1" style:family="text"/>
    <style:style style:name="List102Level2" style:family="text"/>
    <style:style style:name="List102Level3" style:family="text"/>
    <style:style style:name="List102Level4" style:family="text"/>
    <style:style style:name="List102Level5" style:family="text"/>
    <style:style style:name="List102Level6" style:family="text"/>
    <style:style style:name="List102Level7" style:family="text"/>
    <style:style style:name="List102Level8" style:family="text"/>
    <style:style style:name="List103Level0" style:family="text"/>
    <style:style style:name="List103Level1" style:family="text"/>
    <style:style style:name="List103Level2" style:family="text"/>
    <style:style style:name="List103Level3" style:family="text"/>
    <style:style style:name="List103Level4" style:family="text"/>
    <style:style style:name="List103Level5" style:family="text"/>
    <style:style style:name="List103Level6" style:family="text"/>
    <style:style style:name="List103Level7" style:family="text"/>
    <style:style style:name="List103Level8" style:family="text"/>
    <style:style style:name="List104Level0" style:family="text"/>
    <style:style style:name="List104Level1" style:family="text"/>
    <style:style style:name="List104Level2" style:family="text"/>
    <style:style style:name="List104Level3" style:family="text"/>
    <style:style style:name="List104Level4" style:family="text"/>
    <style:style style:name="List104Level5" style:family="text"/>
    <style:style style:name="List104Level6" style:family="text"/>
    <style:style style:name="List104Level7" style:family="text"/>
    <style:style style:name="List104Level8" style:family="text"/>
    <style:style style:name="List105Level0" style:family="text"/>
    <style:style style:name="List105Level1" style:family="text"/>
    <style:style style:name="List105Level2" style:family="text"/>
    <style:style style:name="List105Level3" style:family="text"/>
    <style:style style:name="List105Level4" style:family="text"/>
    <style:style style:name="List105Level5" style:family="text"/>
    <style:style style:name="List105Level6" style:family="text"/>
    <style:style style:name="List105Level7" style:family="text"/>
    <style:style style:name="List105Level8" style:family="text"/>
    <style:style style:name="List106Level0" style:family="text"/>
    <style:style style:name="List106Level1" style:family="text"/>
    <style:style style:name="List106Level2" style:family="text"/>
    <style:style style:name="List106Level3" style:family="text"/>
    <style:style style:name="List106Level4" style:family="text"/>
    <style:style style:name="List106Level5" style:family="text"/>
    <style:style style:name="List106Level6" style:family="text"/>
    <style:style style:name="List106Level7" style:family="text"/>
    <style:style style:name="List106Level8" style:family="text"/>
    <style:style style:name="List107Level0" style:family="text"/>
    <style:style style:name="List107Level1" style:family="text"/>
    <style:style style:name="List107Level2" style:family="text"/>
    <style:style style:name="List107Level3" style:family="text"/>
    <style:style style:name="List107Level4" style:family="text"/>
    <style:style style:name="List107Level5" style:family="text"/>
    <style:style style:name="List107Level6" style:family="text"/>
    <style:style style:name="List107Level7" style:family="text"/>
    <style:style style:name="List107Level8" style:family="text"/>
    <style:style style:name="List108Level0" style:family="text"/>
    <style:style style:name="List108Level1" style:family="text"/>
    <style:style style:name="List108Level2" style:family="text"/>
    <style:style style:name="List108Level3" style:family="text"/>
    <style:style style:name="List108Level4" style:family="text"/>
    <style:style style:name="List108Level5" style:family="text"/>
    <style:style style:name="List108Level6" style:family="text"/>
    <style:style style:name="List108Level7" style:family="text"/>
    <style:style style:name="List108Level8" style:family="text"/>
    <style:style style:name="List109Level0" style:family="text"/>
    <style:style style:name="List109Level1" style:family="text"/>
    <style:style style:name="List109Level2" style:family="text"/>
    <style:style style:name="List109Level3" style:family="text"/>
    <style:style style:name="List109Level4" style:family="text"/>
    <style:style style:name="List109Level5" style:family="text"/>
    <style:style style:name="List109Level6" style:family="text"/>
    <style:style style:name="List109Level7" style:family="text"/>
    <style:style style:name="List109Level8" style:family="text"/>
    <style:style style:name="List110Level0" style:family="text"/>
    <style:style style:name="List110Level1" style:family="text"/>
    <style:style style:name="List110Level2" style:family="text"/>
    <style:style style:name="List110Level3" style:family="text"/>
    <style:style style:name="List110Level4" style:family="text"/>
    <style:style style:name="List110Level5" style:family="text"/>
    <style:style style:name="List110Level6" style:family="text"/>
    <style:style style:name="List110Level7" style:family="text"/>
    <style:style style:name="List110Level8" style:family="text"/>
    <style:style style:name="List111Level0" style:family="text"/>
    <style:style style:name="List111Level1" style:family="text"/>
    <style:style style:name="List111Level2" style:family="text"/>
    <style:style style:name="List111Level3" style:family="text"/>
    <style:style style:name="List111Level4" style:family="text"/>
    <style:style style:name="List111Level5" style:family="text"/>
    <style:style style:name="List111Level6" style:family="text"/>
    <style:style style:name="List111Level7" style:family="text"/>
    <style:style style:name="List111Level8" style:family="text"/>
    <style:style style:name="List112Level0" style:family="text"/>
    <style:style style:name="List112Level1" style:family="text"/>
    <style:style style:name="List112Level2" style:family="text"/>
    <style:style style:name="List112Level3" style:family="text"/>
    <style:style style:name="List112Level4" style:family="text"/>
    <style:style style:name="List112Level5" style:family="text"/>
    <style:style style:name="List112Level6" style:family="text"/>
    <style:style style:name="List112Level7" style:family="text"/>
    <style:style style:name="List112Level8" style:family="text"/>
    <style:style style:name="List113Level0" style:family="text"/>
    <style:style style:name="List113Level1" style:family="text"/>
    <style:style style:name="List113Level2" style:family="text"/>
    <style:style style:name="List113Level3" style:family="text"/>
    <style:style style:name="List113Level4" style:family="text"/>
    <style:style style:name="List113Level5" style:family="text"/>
    <style:style style:name="List113Level6" style:family="text"/>
    <style:style style:name="List113Level7" style:family="text"/>
    <style:style style:name="List113Level8" style:family="text"/>
    <style:style style:name="List114Level0" style:family="text"/>
    <style:style style:name="List114Level1" style:family="text"/>
    <style:style style:name="List114Level2" style:family="text"/>
    <style:style style:name="List114Level3" style:family="text"/>
    <style:style style:name="List114Level4" style:family="text"/>
    <style:style style:name="List114Level5" style:family="text"/>
    <style:style style:name="List114Level6" style:family="text"/>
    <style:style style:name="List114Level7" style:family="text"/>
    <style:style style:name="List114Level8" style:family="text"/>
    <style:style style:name="List115Level0" style:family="text"/>
    <style:style style:name="List115Level1" style:family="text"/>
    <style:style style:name="List115Level2" style:family="text"/>
    <style:style style:name="List115Level3" style:family="text"/>
    <style:style style:name="List115Level4" style:family="text"/>
    <style:style style:name="List115Level5" style:family="text"/>
    <style:style style:name="List115Level6" style:family="text"/>
    <style:style style:name="List115Level7" style:family="text"/>
    <style:style style:name="List115Level8" style:family="text"/>
    <style:style style:name="List116Level0" style:family="text"/>
    <style:style style:name="List116Level1" style:family="text"/>
    <style:style style:name="List116Level2" style:family="text"/>
    <style:style style:name="List116Level3" style:family="text"/>
    <style:style style:name="List116Level4" style:family="text"/>
    <style:style style:name="List116Level5" style:family="text"/>
    <style:style style:name="List116Level6" style:family="text"/>
    <style:style style:name="List116Level7" style:family="text"/>
    <style:style style:name="List116Level8" style:family="text"/>
    <style:style style:name="List117Level0" style:family="text"/>
    <style:style style:name="List117Level1" style:family="text"/>
    <style:style style:name="List117Level2" style:family="text"/>
    <style:style style:name="List117Level3" style:family="text"/>
    <style:style style:name="List117Level4" style:family="text"/>
    <style:style style:name="List117Level5" style:family="text"/>
    <style:style style:name="List117Level6" style:family="text"/>
    <style:style style:name="List117Level7" style:family="text"/>
    <style:style style:name="List117Level8" style:family="text"/>
    <style:style style:name="List118Level0" style:family="text"/>
    <style:style style:name="List118Level1" style:family="text"/>
    <style:style style:name="List118Level2" style:family="text"/>
    <style:style style:name="List118Level3" style:family="text"/>
    <style:style style:name="List118Level4" style:family="text"/>
    <style:style style:name="List118Level5" style:family="text"/>
    <style:style style:name="List118Level6" style:family="text"/>
    <style:style style:name="List118Level7" style:family="text"/>
    <style:style style:name="List118Level8" style:family="text"/>
    <style:style style:name="List119Level0" style:family="text"/>
    <style:style style:name="List119Level1" style:family="text"/>
    <style:style style:name="List119Level2" style:family="text"/>
    <style:style style:name="List119Level3" style:family="text"/>
    <style:style style:name="List119Level4" style:family="text"/>
    <style:style style:name="List119Level5" style:family="text"/>
    <style:style style:name="List119Level6" style:family="text"/>
    <style:style style:name="List119Level7" style:family="text"/>
    <style:style style:name="List119Level8" style:family="text"/>
    <style:style style:name="List120Level0" style:family="text"/>
    <style:style style:name="List120Level1" style:family="text"/>
    <style:style style:name="List120Level2" style:family="text"/>
    <style:style style:name="List120Level3" style:family="text"/>
    <style:style style:name="List120Level4" style:family="text"/>
    <style:style style:name="List120Level5" style:family="text"/>
    <style:style style:name="List120Level6" style:family="text"/>
    <style:style style:name="List120Level7" style:family="text"/>
    <style:style style:name="List120Level8" style:family="text"/>
    <style:style style:name="List121Level0" style:family="text"/>
    <style:style style:name="List121Level1" style:family="text"/>
    <style:style style:name="List121Level2" style:family="text"/>
    <style:style style:name="List121Level3" style:family="text"/>
    <style:style style:name="List121Level4" style:family="text"/>
    <style:style style:name="List121Level5" style:family="text"/>
    <style:style style:name="List121Level6" style:family="text"/>
    <style:style style:name="List121Level7" style:family="text"/>
    <style:style style:name="List121Level8" style:family="text"/>
    <style:style style:name="List122Level0" style:family="text"/>
    <style:style style:name="List122Level1" style:family="text"/>
    <style:style style:name="List122Level2" style:family="text"/>
    <style:style style:name="List122Level3" style:family="text"/>
    <style:style style:name="List122Level4" style:family="text"/>
    <style:style style:name="List122Level5" style:family="text"/>
    <style:style style:name="List122Level6" style:family="text"/>
    <style:style style:name="List122Level7" style:family="text"/>
    <style:style style:name="List122Level8" style:family="text"/>
    <style:style style:name="List123Level0" style:family="text"/>
    <style:style style:name="List123Level1" style:family="text"/>
    <style:style style:name="List123Level2" style:family="text"/>
    <style:style style:name="List123Level3" style:family="text"/>
    <style:style style:name="List123Level4" style:family="text"/>
    <style:style style:name="List123Level5" style:family="text"/>
    <style:style style:name="List123Level6" style:family="text"/>
    <style:style style:name="List123Level7" style:family="text"/>
    <style:style style:name="List123Level8" style:family="text"/>
    <style:style style:name="List124Level0" style:family="text"/>
    <style:style style:name="List124Level1" style:family="text"/>
    <style:style style:name="List124Level2" style:family="text"/>
    <style:style style:name="List124Level3" style:family="text"/>
    <style:style style:name="List124Level4" style:family="text"/>
    <style:style style:name="List124Level5" style:family="text"/>
    <style:style style:name="List124Level6" style:family="text"/>
    <style:style style:name="List124Level7" style:family="text"/>
    <style:style style:name="List124Level8" style:family="text"/>
    <style:style style:name="List125Level0" style:family="text"/>
    <style:style style:name="List125Level1" style:family="text"/>
    <style:style style:name="List125Level2" style:family="text"/>
    <style:style style:name="List125Level3" style:family="text"/>
    <style:style style:name="List125Level4" style:family="text"/>
    <style:style style:name="List125Level5" style:family="text"/>
    <style:style style:name="List125Level6" style:family="text"/>
    <style:style style:name="List125Level7" style:family="text"/>
    <style:style style:name="List125Level8" style:family="text"/>
    <style:style style:name="List126Level0" style:family="text"/>
    <style:style style:name="List126Level1" style:family="text"/>
    <style:style style:name="List126Level2" style:family="text"/>
    <style:style style:name="List126Level3" style:family="text"/>
    <style:style style:name="List126Level4" style:family="text"/>
    <style:style style:name="List126Level5" style:family="text"/>
    <style:style style:name="List126Level6" style:family="text"/>
    <style:style style:name="List126Level7" style:family="text"/>
    <style:style style:name="List126Level8" style:family="text"/>
    <style:style style:name="List127Level0" style:family="text"/>
    <style:style style:name="List127Level1" style:family="text"/>
    <style:style style:name="List127Level2" style:family="text"/>
    <style:style style:name="List127Level3" style:family="text"/>
    <style:style style:name="List127Level4" style:family="text"/>
    <style:style style:name="List127Level5" style:family="text"/>
    <style:style style:name="List127Level6" style:family="text"/>
    <style:style style:name="List127Level7" style:family="text"/>
    <style:style style:name="List127Level8" style:family="text"/>
    <style:style style:name="List128Level0" style:family="text"/>
    <style:style style:name="List128Level1" style:family="text"/>
    <style:style style:name="List128Level2" style:family="text"/>
    <style:style style:name="List128Level3" style:family="text"/>
    <style:style style:name="List128Level4" style:family="text"/>
    <style:style style:name="List128Level5" style:family="text"/>
    <style:style style:name="List128Level6" style:family="text"/>
    <style:style style:name="List128Level7" style:family="text"/>
    <style:style style:name="List128Level8" style:family="text"/>
    <style:style style:name="List129Level0" style:family="text"/>
    <style:style style:name="List129Level1" style:family="text"/>
    <style:style style:name="List129Level2" style:family="text"/>
    <style:style style:name="List129Level3" style:family="text"/>
    <style:style style:name="List129Level4" style:family="text"/>
    <style:style style:name="List129Level5" style:family="text"/>
    <style:style style:name="List129Level6" style:family="text"/>
    <style:style style:name="List129Level7" style:family="text"/>
    <style:style style:name="List129Level8" style:family="text"/>
    <style:style style:name="List130Level0" style:family="text"/>
    <style:style style:name="List130Level1" style:family="text"/>
    <style:style style:name="List130Level2" style:family="text"/>
    <style:style style:name="List130Level3" style:family="text"/>
    <style:style style:name="List130Level4" style:family="text"/>
    <style:style style:name="List130Level5" style:family="text"/>
    <style:style style:name="List130Level6" style:family="text"/>
    <style:style style:name="List130Level7" style:family="text"/>
    <style:style style:name="List130Level8" style:family="text"/>
    <style:style style:name="List131Level0" style:family="text"/>
    <style:style style:name="List131Level1" style:family="text"/>
    <style:style style:name="List131Level2" style:family="text"/>
    <style:style style:name="List131Level3" style:family="text"/>
    <style:style style:name="List131Level4" style:family="text"/>
    <style:style style:name="List131Level5" style:family="text"/>
    <style:style style:name="List131Level6" style:family="text"/>
    <style:style style:name="List131Level7" style:family="text"/>
    <style:style style:name="List131Level8" style:family="text"/>
    <style:style style:name="List132Level0" style:family="text"/>
    <style:style style:name="List132Level1" style:family="text"/>
    <style:style style:name="List132Level2" style:family="text"/>
    <style:style style:name="List132Level3" style:family="text"/>
    <style:style style:name="List132Level4" style:family="text"/>
    <style:style style:name="List132Level5" style:family="text"/>
    <style:style style:name="List132Level6" style:family="text"/>
    <style:style style:name="List132Level7" style:family="text"/>
    <style:style style:name="List132Level8" style:family="text"/>
    <style:style style:name="List133Level0" style:family="text"/>
    <style:style style:name="List133Level1" style:family="text"/>
    <style:style style:name="List133Level2" style:family="text"/>
    <style:style style:name="List133Level3" style:family="text"/>
    <style:style style:name="List133Level4" style:family="text"/>
    <style:style style:name="List133Level5" style:family="text"/>
    <style:style style:name="List133Level6" style:family="text"/>
    <style:style style:name="List133Level7" style:family="text"/>
    <style:style style:name="List133Level8" style:family="text"/>
    <style:style style:name="List134Level0" style:family="text"/>
    <style:style style:name="List134Level1" style:family="text"/>
    <style:style style:name="List134Level2" style:family="text"/>
    <style:style style:name="List134Level3" style:family="text"/>
    <style:style style:name="List134Level4" style:family="text"/>
    <style:style style:name="List134Level5" style:family="text"/>
    <style:style style:name="List134Level6" style:family="text"/>
    <style:style style:name="List134Level7" style:family="text"/>
    <style:style style:name="List134Level8" style:family="text"/>
    <style:style style:name="List135Level0" style:family="text"/>
    <style:style style:name="List135Level1" style:family="text"/>
    <style:style style:name="List135Level2" style:family="text"/>
    <style:style style:name="List135Level3" style:family="text"/>
    <style:style style:name="List135Level4" style:family="text"/>
    <style:style style:name="List135Level5" style:family="text"/>
    <style:style style:name="List135Level6" style:family="text"/>
    <style:style style:name="List135Level7" style:family="text"/>
    <style:style style:name="List135Level8" style:family="text"/>
    <style:style style:name="List136Level0" style:family="text"/>
    <style:style style:name="List136Level1" style:family="text"/>
    <style:style style:name="List136Level2" style:family="text"/>
    <style:style style:name="List136Level3" style:family="text"/>
    <style:style style:name="List136Level4" style:family="text"/>
    <style:style style:name="List136Level5" style:family="text"/>
    <style:style style:name="List136Level6" style:family="text"/>
    <style:style style:name="List136Level7" style:family="text"/>
    <style:style style:name="List136Level8" style:family="text"/>
    <style:style style:name="List137Level0" style:family="text"/>
    <style:style style:name="List137Level1" style:family="text"/>
    <style:style style:name="List137Level2" style:family="text"/>
    <style:style style:name="List137Level3" style:family="text"/>
    <style:style style:name="List137Level4" style:family="text"/>
    <style:style style:name="List137Level5" style:family="text"/>
    <style:style style:name="List137Level6" style:family="text"/>
    <style:style style:name="List137Level7" style:family="text"/>
    <style:style style:name="List137Level8" style:family="text"/>
    <style:style style:name="List138Level0" style:family="text"/>
    <style:style style:name="List138Level1" style:family="text"/>
    <style:style style:name="List138Level2" style:family="text"/>
    <style:style style:name="List138Level3" style:family="text"/>
    <style:style style:name="List138Level4" style:family="text"/>
    <style:style style:name="List138Level5" style:family="text"/>
    <style:style style:name="List138Level6" style:family="text"/>
    <style:style style:name="List138Level7" style:family="text"/>
    <style:style style:name="List138Level8" style:family="text"/>
    <style:style style:name="List139Level0" style:family="text"/>
    <style:style style:name="List139Level1" style:family="text"/>
    <style:style style:name="List139Level2" style:family="text"/>
    <style:style style:name="List139Level3" style:family="text"/>
    <style:style style:name="List139Level4" style:family="text"/>
    <style:style style:name="List139Level5" style:family="text"/>
    <style:style style:name="List139Level6" style:family="text"/>
    <style:style style:name="List139Level7" style:family="text"/>
    <style:style style:name="List139Level8" style:family="text"/>
    <style:style style:name="List140Level0" style:family="text"/>
    <style:style style:name="List140Level1" style:family="text"/>
    <style:style style:name="List140Level2" style:family="text"/>
    <style:style style:name="List140Level3" style:family="text"/>
    <style:style style:name="List140Level4" style:family="text"/>
    <style:style style:name="List140Level5" style:family="text"/>
    <style:style style:name="List140Level6" style:family="text"/>
    <style:style style:name="List140Level7" style:family="text"/>
    <style:style style:name="List140Level8" style:family="text"/>
    <style:style style:name="List141Level0" style:family="text"/>
    <style:style style:name="List141Level1" style:family="text"/>
    <style:style style:name="List141Level2" style:family="text"/>
    <style:style style:name="List141Level3" style:family="text"/>
    <style:style style:name="List141Level4" style:family="text"/>
    <style:style style:name="List141Level5" style:family="text"/>
    <style:style style:name="List141Level6" style:family="text"/>
    <style:style style:name="List141Level7" style:family="text"/>
    <style:style style:name="List141Level8" style:family="text"/>
    <style:style style:name="List142Level0" style:family="text"/>
    <style:style style:name="List142Level1" style:family="text"/>
    <style:style style:name="List142Level2" style:family="text"/>
    <style:style style:name="List142Level3" style:family="text"/>
    <style:style style:name="List142Level4" style:family="text"/>
    <style:style style:name="List142Level5" style:family="text"/>
    <style:style style:name="List142Level6" style:family="text"/>
    <style:style style:name="List142Level7" style:family="text"/>
    <style:style style:name="List142Level8" style:family="text"/>
    <style:style style:name="List143Level0" style:family="text"/>
    <style:style style:name="List143Level1" style:family="text"/>
    <style:style style:name="List143Level2" style:family="text"/>
    <style:style style:name="List143Level3" style:family="text"/>
    <style:style style:name="List143Level4" style:family="text"/>
    <style:style style:name="List143Level5" style:family="text"/>
    <style:style style:name="List143Level6" style:family="text"/>
    <style:style style:name="List143Level7" style:family="text"/>
    <style:style style:name="List143Level8" style:family="text"/>
    <style:style style:name="List144Level0" style:family="text"/>
    <style:style style:name="List144Level1" style:family="text"/>
    <style:style style:name="List144Level2" style:family="text"/>
    <style:style style:name="List144Level3" style:family="text"/>
    <style:style style:name="List144Level4" style:family="text"/>
    <style:style style:name="List144Level5" style:family="text"/>
    <style:style style:name="List144Level6" style:family="text"/>
    <style:style style:name="List144Level7" style:family="text"/>
    <style:style style:name="List144Level8" style:family="text"/>
    <style:style style:name="List145Level0" style:family="text"/>
    <style:style style:name="List145Level1" style:family="text"/>
    <style:style style:name="List145Level2" style:family="text"/>
    <style:style style:name="List145Level3" style:family="text"/>
    <style:style style:name="List145Level4" style:family="text"/>
    <style:style style:name="List145Level5" style:family="text"/>
    <style:style style:name="List145Level6" style:family="text"/>
    <style:style style:name="List145Level7" style:family="text"/>
    <style:style style:name="List145Level8" style:family="text"/>
    <style:style style:name="List146Level0" style:family="text"/>
    <style:style style:name="List146Level1" style:family="text"/>
    <style:style style:name="List146Level2" style:family="text"/>
    <style:style style:name="List146Level3" style:family="text"/>
    <style:style style:name="List146Level4" style:family="text"/>
    <style:style style:name="List146Level5" style:family="text"/>
    <style:style style:name="List146Level6" style:family="text"/>
    <style:style style:name="List146Level7" style:family="text"/>
    <style:style style:name="List146Level8" style:family="text"/>
    <style:style style:name="List147Level0" style:family="text"/>
    <style:style style:name="List147Level1" style:family="text"/>
    <style:style style:name="List147Level2" style:family="text"/>
    <style:style style:name="List147Level3" style:family="text"/>
    <style:style style:name="List147Level4" style:family="text"/>
    <style:style style:name="List147Level5" style:family="text"/>
    <style:style style:name="List147Level6" style:family="text"/>
    <style:style style:name="List147Level7" style:family="text"/>
    <style:style style:name="List147Level8" style:family="text"/>
    <style:style style:name="List148Level0" style:family="text"/>
    <style:style style:name="List148Level1" style:family="text"/>
    <style:style style:name="List148Level2" style:family="text"/>
    <style:style style:name="List148Level3" style:family="text"/>
    <style:style style:name="List148Level4" style:family="text"/>
    <style:style style:name="List148Level5" style:family="text"/>
    <style:style style:name="List148Level6" style:family="text"/>
    <style:style style:name="List148Level7" style:family="text"/>
    <style:style style:name="List148Level8" style:family="text"/>
    <style:style style:name="List149Level0" style:family="text"/>
    <style:style style:name="List149Level1" style:family="text"/>
    <style:style style:name="List149Level2" style:family="text"/>
    <style:style style:name="List149Level3" style:family="text"/>
    <style:style style:name="List149Level4" style:family="text"/>
    <style:style style:name="List149Level5" style:family="text"/>
    <style:style style:name="List149Level6" style:family="text"/>
    <style:style style:name="List149Level7" style:family="text"/>
    <style:style style:name="List149Level8" style:family="text"/>
    <style:style style:name="List150Level0" style:family="text"/>
    <style:style style:name="List150Level1" style:family="text"/>
    <style:style style:name="List150Level2" style:family="text"/>
    <style:style style:name="List150Level3" style:family="text"/>
    <style:style style:name="List150Level4" style:family="text"/>
    <style:style style:name="List150Level5" style:family="text"/>
    <style:style style:name="List150Level6" style:family="text"/>
    <style:style style:name="List150Level7" style:family="text"/>
    <style:style style:name="List150Level8" style:family="text"/>
    <style:style style:name="List151Level0" style:family="text"/>
    <style:style style:name="List151Level1" style:family="text"/>
    <style:style style:name="List151Level2" style:family="text"/>
    <style:style style:name="List151Level3" style:family="text"/>
    <style:style style:name="List151Level4" style:family="text"/>
    <style:style style:name="List151Level5" style:family="text"/>
    <style:style style:name="List151Level6" style:family="text"/>
    <style:style style:name="List151Level7" style:family="text"/>
    <style:style style:name="List151Level8" style:family="text"/>
    <style:style style:name="List152Level0" style:family="text"/>
    <style:style style:name="List152Level1" style:family="text"/>
    <style:style style:name="List152Level2" style:family="text"/>
    <style:style style:name="List152Level3" style:family="text"/>
    <style:style style:name="List152Level4" style:family="text"/>
    <style:style style:name="List152Level5" style:family="text"/>
    <style:style style:name="List152Level6" style:family="text"/>
    <style:style style:name="List152Level7" style:family="text"/>
    <style:style style:name="List152Level8" style:family="text"/>
    <style:style style:name="List153Level0" style:family="text"/>
    <style:style style:name="List153Level1" style:family="text"/>
    <style:style style:name="List153Level2" style:family="text"/>
    <style:style style:name="List153Level3" style:family="text"/>
    <style:style style:name="List153Level4" style:family="text"/>
    <style:style style:name="List153Level5" style:family="text"/>
    <style:style style:name="List153Level6" style:family="text"/>
    <style:style style:name="List153Level7" style:family="text"/>
    <style:style style:name="List153Level8" style:family="text"/>
    <style:style style:name="List154Level0" style:family="text"/>
    <style:style style:name="List154Level1" style:family="text"/>
    <style:style style:name="List154Level2" style:family="text"/>
    <style:style style:name="List154Level3" style:family="text"/>
    <style:style style:name="List154Level4" style:family="text"/>
    <style:style style:name="List154Level5" style:family="text"/>
    <style:style style:name="List154Level6" style:family="text"/>
    <style:style style:name="List154Level7" style:family="text"/>
    <style:style style:name="List154Level8" style:family="text"/>
    <style:style style:name="List155Level0" style:family="text"/>
    <style:style style:name="List155Level1" style:family="text"/>
    <style:style style:name="List155Level2" style:family="text"/>
    <style:style style:name="List155Level3" style:family="text"/>
    <style:style style:name="List155Level4" style:family="text"/>
    <style:style style:name="List155Level5" style:family="text"/>
    <style:style style:name="List155Level6" style:family="text"/>
    <style:style style:name="List155Level7" style:family="text"/>
    <style:style style:name="List155Level8" style:family="text"/>
    <style:style style:name="List156Level0" style:family="text"/>
    <style:style style:name="List156Level1" style:family="text"/>
    <style:style style:name="List156Level2" style:family="text"/>
    <style:style style:name="List156Level3" style:family="text"/>
    <style:style style:name="List156Level4" style:family="text"/>
    <style:style style:name="List156Level5" style:family="text"/>
    <style:style style:name="List156Level6" style:family="text"/>
    <style:style style:name="List156Level7" style:family="text"/>
    <style:style style:name="List156Level8" style:family="text"/>
    <style:style style:name="List157Level0" style:family="text"/>
    <style:style style:name="List157Level1" style:family="text"/>
    <style:style style:name="List157Level2" style:family="text"/>
    <style:style style:name="List157Level3" style:family="text"/>
    <style:style style:name="List157Level4" style:family="text"/>
    <style:style style:name="List157Level5" style:family="text"/>
    <style:style style:name="List157Level6" style:family="text"/>
    <style:style style:name="List157Level7" style:family="text"/>
    <style:style style:name="List157Level8" style:family="text"/>
    <style:style style:name="List158Level0" style:family="text"/>
    <style:style style:name="List158Level1" style:family="text"/>
    <style:style style:name="List158Level2" style:family="text"/>
    <style:style style:name="List158Level3" style:family="text"/>
    <style:style style:name="List158Level4" style:family="text"/>
    <style:style style:name="List158Level5" style:family="text"/>
    <style:style style:name="List158Level6" style:family="text"/>
    <style:style style:name="List158Level7" style:family="text"/>
    <style:style style:name="List158Level8" style:family="text"/>
    <style:style style:name="List159Level0" style:family="text"/>
    <style:style style:name="List159Level1" style:family="text"/>
    <style:style style:name="List159Level2" style:family="text"/>
    <style:style style:name="List159Level3" style:family="text"/>
    <style:style style:name="List159Level4" style:family="text"/>
    <style:style style:name="List159Level5" style:family="text"/>
    <style:style style:name="List159Level6" style:family="text"/>
    <style:style style:name="List159Level7" style:family="text"/>
    <style:style style:name="List159Level8" style:family="text"/>
    <style:style style:name="List160Level0" style:family="text"/>
    <style:style style:name="List160Level1" style:family="text"/>
    <style:style style:name="List160Level2" style:family="text"/>
    <style:style style:name="List160Level3" style:family="text"/>
    <style:style style:name="List160Level4" style:family="text"/>
    <style:style style:name="List160Level5" style:family="text"/>
    <style:style style:name="List160Level6" style:family="text"/>
    <style:style style:name="List160Level7" style:family="text"/>
    <style:style style:name="List160Level8" style:family="text"/>
    <style:style style:name="List161Level0" style:family="text">
      <style:text-properties style:text-underline-style="none"/>
    </style:style>
    <style:style style:name="List161Level1" style:family="text">
      <style:text-properties style:text-underline-style="none"/>
    </style:style>
    <style:style style:name="List161Level2" style:family="text">
      <style:text-properties style:text-underline-style="none"/>
    </style:style>
    <style:style style:name="List161Level3" style:family="text">
      <style:text-properties style:text-underline-style="none"/>
    </style:style>
    <style:style style:name="List161Level4" style:family="text">
      <style:text-properties style:text-underline-style="none"/>
    </style:style>
    <style:style style:name="List161Level5" style:family="text">
      <style:text-properties style:text-underline-style="none"/>
    </style:style>
    <style:style style:name="List161Level6" style:family="text">
      <style:text-properties style:text-underline-style="none"/>
    </style:style>
    <style:style style:name="List161Level7" style:family="text">
      <style:text-properties style:text-underline-style="none"/>
    </style:style>
    <style:style style:name="List161Level8" style:family="text">
      <style:text-properties style:text-underline-style="none"/>
    </style:style>
    <style:style style:name="List162Level0" style:family="text"/>
    <style:style style:name="List162Level1" style:family="text"/>
    <style:style style:name="List162Level2" style:family="text"/>
    <style:style style:name="List162Level3" style:family="text"/>
    <style:style style:name="List162Level4" style:family="text"/>
    <style:style style:name="List162Level5" style:family="text"/>
    <style:style style:name="List162Level6" style:family="text"/>
    <style:style style:name="List162Level7" style:family="text"/>
    <style:style style:name="List162Level8" style:family="text"/>
    <style:style style:name="List163Level0" style:family="text"/>
    <style:style style:name="List163Level1" style:family="text"/>
    <style:style style:name="List163Level2" style:family="text"/>
    <style:style style:name="List163Level3" style:family="text"/>
    <style:style style:name="List163Level4" style:family="text"/>
    <style:style style:name="List163Level5" style:family="text"/>
    <style:style style:name="List163Level6" style:family="text"/>
    <style:style style:name="List163Level7" style:family="text"/>
    <style:style style:name="List163Level8" style:family="text"/>
    <style:style style:name="List164Level0" style:family="text"/>
    <style:style style:name="List164Level1" style:family="text"/>
    <style:style style:name="List164Level2" style:family="text"/>
    <style:style style:name="List164Level3" style:family="text"/>
    <style:style style:name="List164Level4" style:family="text"/>
    <style:style style:name="List164Level5" style:family="text"/>
    <style:style style:name="List164Level6" style:family="text"/>
    <style:style style:name="List164Level7" style:family="text"/>
    <style:style style:name="List164Level8" style:family="text"/>
    <style:style style:name="List165Level0" style:family="text">
      <style:text-properties style:text-underline-style="none"/>
    </style:style>
    <style:style style:name="List165Level1" style:family="text">
      <style:text-properties style:text-underline-style="none"/>
    </style:style>
    <style:style style:name="List165Level2" style:family="text">
      <style:text-properties style:text-underline-style="none"/>
    </style:style>
    <style:style style:name="List165Level3" style:family="text">
      <style:text-properties style:text-underline-style="none"/>
    </style:style>
    <style:style style:name="List165Level4" style:family="text">
      <style:text-properties style:text-underline-style="none"/>
    </style:style>
    <style:style style:name="List165Level5" style:family="text">
      <style:text-properties style:text-underline-style="none"/>
    </style:style>
    <style:style style:name="List165Level6" style:family="text">
      <style:text-properties style:text-underline-style="none"/>
    </style:style>
    <style:style style:name="List165Level7" style:family="text">
      <style:text-properties style:text-underline-style="none"/>
    </style:style>
    <style:style style:name="List165Level8" style:family="text">
      <style:text-properties style:text-underline-style="none"/>
    </style:style>
    <style:style style:name="List166Level0" style:family="text"/>
    <style:style style:name="List166Level1" style:family="text"/>
    <style:style style:name="List166Level2" style:family="text"/>
    <style:style style:name="List166Level3" style:family="text"/>
    <style:style style:name="List166Level4" style:family="text"/>
    <style:style style:name="List166Level5" style:family="text"/>
    <style:style style:name="List166Level6" style:family="text"/>
    <style:style style:name="List166Level7" style:family="text"/>
    <style:style style:name="List166Level8" style:family="text"/>
    <style:style style:name="List167Level0" style:family="text"/>
    <style:style style:name="List167Level1" style:family="text"/>
    <style:style style:name="List167Level2" style:family="text"/>
    <style:style style:name="List167Level3" style:family="text"/>
    <style:style style:name="List167Level4" style:family="text"/>
    <style:style style:name="List167Level5" style:family="text"/>
    <style:style style:name="List167Level6" style:family="text"/>
    <style:style style:name="List167Level7" style:family="text"/>
    <style:style style:name="List167Level8" style:family="text"/>
    <style:style style:name="List168Level0" style:family="text"/>
    <style:style style:name="List168Level1" style:family="text"/>
    <style:style style:name="List168Level2" style:family="text"/>
    <style:style style:name="List168Level3" style:family="text"/>
    <style:style style:name="List168Level4" style:family="text"/>
    <style:style style:name="List168Level5" style:family="text"/>
    <style:style style:name="List168Level6" style:family="text"/>
    <style:style style:name="List168Level7" style:family="text"/>
    <style:style style:name="List168Level8" style:family="text"/>
    <style:style style:name="List169Level0" style:family="text"/>
    <style:style style:name="List169Level1" style:family="text"/>
    <style:style style:name="List169Level2" style:family="text"/>
    <style:style style:name="List169Level3" style:family="text"/>
    <style:style style:name="List169Level4" style:family="text"/>
    <style:style style:name="List169Level5" style:family="text"/>
    <style:style style:name="List169Level6" style:family="text"/>
    <style:style style:name="List169Level7" style:family="text"/>
    <style:style style:name="List169Level8" style:family="text"/>
    <style:style style:name="List170Level0" style:family="text"/>
    <style:style style:name="List170Level1" style:family="text"/>
    <style:style style:name="List170Level2" style:family="text"/>
    <style:style style:name="List170Level3" style:family="text"/>
    <style:style style:name="List170Level4" style:family="text"/>
    <style:style style:name="List170Level5" style:family="text"/>
    <style:style style:name="List170Level6" style:family="text"/>
    <style:style style:name="List170Level7" style:family="text"/>
    <style:style style:name="List170Level8" style:family="text"/>
    <style:style style:name="List171Level0" style:family="text"/>
    <style:style style:name="List171Level1" style:family="text"/>
    <style:style style:name="List171Level2" style:family="text"/>
    <style:style style:name="List171Level3" style:family="text"/>
    <style:style style:name="List171Level4" style:family="text"/>
    <style:style style:name="List171Level5" style:family="text"/>
    <style:style style:name="List171Level6" style:family="text"/>
    <style:style style:name="List171Level7" style:family="text"/>
    <style:style style:name="List171Level8" style:family="text"/>
    <style:style style:name="List172Level0" style:family="text"/>
    <style:style style:name="List172Level1" style:family="text"/>
    <style:style style:name="List172Level2" style:family="text"/>
    <style:style style:name="List172Level3" style:family="text"/>
    <style:style style:name="List172Level4" style:family="text"/>
    <style:style style:name="List172Level5" style:family="text"/>
    <style:style style:name="List172Level6" style:family="text"/>
    <style:style style:name="List172Level7" style:family="text"/>
    <style:style style:name="List172Level8" style:family="text"/>
    <style:style style:name="List173Level0" style:family="text"/>
    <style:style style:name="List173Level1" style:family="text"/>
    <style:style style:name="List173Level2" style:family="text"/>
    <style:style style:name="List173Level3" style:family="text"/>
    <style:style style:name="List173Level4" style:family="text"/>
    <style:style style:name="List173Level5" style:family="text"/>
    <style:style style:name="List173Level6" style:family="text"/>
    <style:style style:name="List173Level7" style:family="text"/>
    <style:style style:name="List173Level8" style:family="text"/>
    <style:style style:name="List174Level0" style:family="text"/>
    <style:style style:name="List174Level1" style:family="text"/>
    <style:style style:name="List174Level2" style:family="text"/>
    <style:style style:name="List174Level3" style:family="text"/>
    <style:style style:name="List174Level4" style:family="text"/>
    <style:style style:name="List174Level5" style:family="text"/>
    <style:style style:name="List174Level6" style:family="text"/>
    <style:style style:name="List174Level7" style:family="text"/>
    <style:style style:name="List174Level8" style:family="text"/>
    <style:style style:name="List175Level0" style:family="text"/>
    <style:style style:name="List175Level1" style:family="text"/>
    <style:style style:name="List175Level2" style:family="text"/>
    <style:style style:name="List175Level3" style:family="text"/>
    <style:style style:name="List175Level4" style:family="text"/>
    <style:style style:name="List175Level5" style:family="text"/>
    <style:style style:name="List175Level6" style:family="text"/>
    <style:style style:name="List175Level7" style:family="text"/>
    <style:style style:name="List175Level8" style:family="text"/>
    <style:style style:name="List176Level0" style:family="text"/>
    <style:style style:name="List176Level1" style:family="text"/>
    <style:style style:name="List176Level2" style:family="text"/>
    <style:style style:name="List176Level3" style:family="text"/>
    <style:style style:name="List176Level4" style:family="text"/>
    <style:style style:name="List176Level5" style:family="text"/>
    <style:style style:name="List176Level6" style:family="text"/>
    <style:style style:name="List176Level7" style:family="text"/>
    <style:style style:name="List176Level8" style:family="text"/>
    <style:style style:name="List177Level0" style:family="text"/>
    <style:style style:name="List177Level1" style:family="text"/>
    <style:style style:name="List177Level2" style:family="text"/>
    <style:style style:name="List177Level3" style:family="text"/>
    <style:style style:name="List177Level4" style:family="text"/>
    <style:style style:name="List177Level5" style:family="text"/>
    <style:style style:name="List177Level6" style:family="text"/>
    <style:style style:name="List177Level7" style:family="text"/>
    <style:style style:name="List177Level8" style:family="text"/>
    <style:style style:name="List178Level0" style:family="text"/>
    <style:style style:name="List178Level1" style:family="text"/>
    <style:style style:name="List178Level2" style:family="text"/>
    <style:style style:name="List178Level3" style:family="text"/>
    <style:style style:name="List178Level4" style:family="text"/>
    <style:style style:name="List178Level5" style:family="text"/>
    <style:style style:name="List178Level6" style:family="text"/>
    <style:style style:name="List178Level7" style:family="text"/>
    <style:style style:name="List178Level8" style:family="text"/>
    <style:style style:name="List179Level0" style:family="text"/>
    <style:style style:name="List179Level1" style:family="text"/>
    <style:style style:name="List179Level2" style:family="text"/>
    <style:style style:name="List179Level3" style:family="text"/>
    <style:style style:name="List179Level4" style:family="text"/>
    <style:style style:name="List179Level5" style:family="text"/>
    <style:style style:name="List179Level6" style:family="text"/>
    <style:style style:name="List179Level7" style:family="text"/>
    <style:style style:name="List179Level8" style:family="text"/>
    <style:style style:name="List180Level0" style:family="text"/>
    <style:style style:name="List180Level1" style:family="text"/>
    <style:style style:name="List180Level2" style:family="text"/>
    <style:style style:name="List180Level3" style:family="text"/>
    <style:style style:name="List180Level4" style:family="text"/>
    <style:style style:name="List180Level5" style:family="text"/>
    <style:style style:name="List180Level6" style:family="text"/>
    <style:style style:name="List180Level7" style:family="text"/>
    <style:style style:name="List180Level8" style:family="text"/>
    <style:style style:name="List181Level0" style:family="text"/>
    <style:style style:name="List181Level1" style:family="text"/>
    <style:style style:name="List181Level2" style:family="text"/>
    <style:style style:name="List181Level3" style:family="text"/>
    <style:style style:name="List181Level4" style:family="text"/>
    <style:style style:name="List181Level5" style:family="text"/>
    <style:style style:name="List181Level6" style:family="text"/>
    <style:style style:name="List181Level7" style:family="text"/>
    <style:style style:name="List181Level8" style:family="text"/>
    <style:style style:name="List182Level0" style:family="text"/>
    <style:style style:name="List182Level1" style:family="text"/>
    <style:style style:name="List182Level2" style:family="text"/>
    <style:style style:name="List182Level3" style:family="text"/>
    <style:style style:name="List182Level4" style:family="text"/>
    <style:style style:name="List182Level5" style:family="text"/>
    <style:style style:name="List182Level6" style:family="text"/>
    <style:style style:name="List182Level7" style:family="text"/>
    <style:style style:name="List182Level8" style:family="text"/>
    <style:style style:name="List183Level0" style:family="text"/>
    <style:style style:name="List183Level1" style:family="text"/>
    <style:style style:name="List183Level2" style:family="text"/>
    <style:style style:name="List183Level3" style:family="text"/>
    <style:style style:name="List183Level4" style:family="text"/>
    <style:style style:name="List183Level5" style:family="text"/>
    <style:style style:name="List183Level6" style:family="text"/>
    <style:style style:name="List183Level7" style:family="text"/>
    <style:style style:name="List183Level8" style:family="text"/>
    <style:style style:name="List184Level0" style:family="text"/>
    <style:style style:name="List184Level1" style:family="text"/>
    <style:style style:name="List184Level2" style:family="text"/>
    <style:style style:name="List184Level3" style:family="text"/>
    <style:style style:name="List184Level4" style:family="text"/>
    <style:style style:name="List184Level5" style:family="text"/>
    <style:style style:name="List184Level6" style:family="text"/>
    <style:style style:name="List184Level7" style:family="text"/>
    <style:style style:name="List184Level8" style:family="text"/>
    <style:style style:name="List185Level0" style:family="text"/>
    <style:style style:name="List185Level1" style:family="text"/>
    <style:style style:name="List185Level2" style:family="text"/>
    <style:style style:name="List185Level3" style:family="text"/>
    <style:style style:name="List185Level4" style:family="text"/>
    <style:style style:name="List185Level5" style:family="text"/>
    <style:style style:name="List185Level6" style:family="text"/>
    <style:style style:name="List185Level7" style:family="text"/>
    <style:style style:name="List185Level8" style:family="text"/>
    <style:style style:name="List186Level0" style:family="text"/>
    <style:style style:name="List186Level1" style:family="text"/>
    <style:style style:name="List186Level2" style:family="text"/>
    <style:style style:name="List186Level3" style:family="text"/>
    <style:style style:name="List186Level4" style:family="text"/>
    <style:style style:name="List186Level5" style:family="text"/>
    <style:style style:name="List186Level6" style:family="text"/>
    <style:style style:name="List186Level7" style:family="text"/>
    <style:style style:name="List186Level8" style:family="text"/>
    <style:style style:name="List187Level0" style:family="text"/>
    <style:style style:name="List187Level1" style:family="text"/>
    <style:style style:name="List187Level2" style:family="text"/>
    <style:style style:name="List187Level3" style:family="text"/>
    <style:style style:name="List187Level4" style:family="text"/>
    <style:style style:name="List187Level5" style:family="text"/>
    <style:style style:name="List187Level6" style:family="text"/>
    <style:style style:name="List187Level7" style:family="text"/>
    <style:style style:name="List187Level8" style:family="text"/>
    <style:style style:name="List188Level0" style:family="text"/>
    <style:style style:name="List188Level1" style:family="text"/>
    <style:style style:name="List188Level2" style:family="text"/>
    <style:style style:name="List188Level3" style:family="text"/>
    <style:style style:name="List188Level4" style:family="text"/>
    <style:style style:name="List188Level5" style:family="text"/>
    <style:style style:name="List188Level6" style:family="text"/>
    <style:style style:name="List188Level7" style:family="text"/>
    <style:style style:name="List188Level8" style:family="text"/>
    <style:style style:name="List189Level0" style:family="text"/>
    <style:style style:name="List189Level1" style:family="text"/>
    <style:style style:name="List189Level2" style:family="text"/>
    <style:style style:name="List189Level3" style:family="text"/>
    <style:style style:name="List189Level4" style:family="text"/>
    <style:style style:name="List189Level5" style:family="text"/>
    <style:style style:name="List189Level6" style:family="text"/>
    <style:style style:name="List189Level7" style:family="text"/>
    <style:style style:name="List189Level8" style:family="text"/>
    <style:style style:name="List190Level0" style:family="text"/>
    <style:style style:name="List190Level1" style:family="text"/>
    <style:style style:name="List190Level2" style:family="text"/>
    <style:style style:name="List190Level3" style:family="text"/>
    <style:style style:name="List190Level4" style:family="text"/>
    <style:style style:name="List190Level5" style:family="text"/>
    <style:style style:name="List190Level6" style:family="text"/>
    <style:style style:name="List190Level7" style:family="text"/>
    <style:style style:name="List190Level8" style:family="text"/>
    <style:style style:name="List191Level0" style:family="text"/>
    <style:style style:name="List191Level1" style:family="text"/>
    <style:style style:name="List191Level2" style:family="text"/>
    <style:style style:name="List191Level3" style:family="text"/>
    <style:style style:name="List191Level4" style:family="text"/>
    <style:style style:name="List191Level5" style:family="text"/>
    <style:style style:name="List191Level6" style:family="text"/>
    <style:style style:name="List191Level7" style:family="text"/>
    <style:style style:name="List191Level8" style:family="text"/>
    <style:style style:name="List192Level0" style:family="text"/>
    <style:style style:name="List192Level1" style:family="text"/>
    <style:style style:name="List192Level2" style:family="text"/>
    <style:style style:name="List192Level3" style:family="text"/>
    <style:style style:name="List192Level4" style:family="text"/>
    <style:style style:name="List192Level5" style:family="text"/>
    <style:style style:name="List192Level6" style:family="text"/>
    <style:style style:name="List192Level7" style:family="text"/>
    <style:style style:name="List192Level8" style:family="text"/>
    <style:style style:name="List193Level0" style:family="text"/>
    <style:style style:name="List193Level1" style:family="text"/>
    <style:style style:name="List193Level2" style:family="text"/>
    <style:style style:name="List193Level3" style:family="text"/>
    <style:style style:name="List193Level4" style:family="text"/>
    <style:style style:name="List193Level5" style:family="text"/>
    <style:style style:name="List193Level6" style:family="text"/>
    <style:style style:name="List193Level7" style:family="text"/>
    <style:style style:name="List193Level8" style:family="text"/>
    <style:style style:name="List194Level0" style:family="text"/>
    <style:style style:name="List194Level1" style:family="text"/>
    <style:style style:name="List194Level2" style:family="text"/>
    <style:style style:name="List194Level3" style:family="text"/>
    <style:style style:name="List194Level4" style:family="text"/>
    <style:style style:name="List194Level5" style:family="text"/>
    <style:style style:name="List194Level6" style:family="text"/>
    <style:style style:name="List194Level7" style:family="text"/>
    <style:style style:name="List194Level8" style:family="text"/>
    <style:style style:name="List195Level0" style:family="text"/>
    <style:style style:name="List195Level1" style:family="text"/>
    <style:style style:name="List195Level2" style:family="text"/>
    <style:style style:name="List195Level3" style:family="text"/>
    <style:style style:name="List195Level4" style:family="text"/>
    <style:style style:name="List195Level5" style:family="text"/>
    <style:style style:name="List195Level6" style:family="text"/>
    <style:style style:name="List195Level7" style:family="text"/>
    <style:style style:name="List195Level8" style:family="text"/>
    <style:style style:name="List196Level0" style:family="text"/>
    <style:style style:name="List196Level1" style:family="text"/>
    <style:style style:name="List196Level2" style:family="text"/>
    <style:style style:name="List196Level3" style:family="text"/>
    <style:style style:name="List196Level4" style:family="text"/>
    <style:style style:name="List196Level5" style:family="text"/>
    <style:style style:name="List196Level6" style:family="text"/>
    <style:style style:name="List196Level7" style:family="text"/>
    <style:style style:name="List196Level8" style:family="text"/>
    <style:style style:name="List197Level0" style:family="text"/>
    <style:style style:name="List197Level1" style:family="text"/>
    <style:style style:name="List197Level2" style:family="text"/>
    <style:style style:name="List197Level3" style:family="text"/>
    <style:style style:name="List197Level4" style:family="text"/>
    <style:style style:name="List197Level5" style:family="text"/>
    <style:style style:name="List197Level6" style:family="text"/>
    <style:style style:name="List197Level7" style:family="text"/>
    <style:style style:name="List197Level8" style:family="text"/>
    <style:style style:name="List198Level0" style:family="text"/>
    <style:style style:name="List198Level1" style:family="text"/>
    <style:style style:name="List198Level2" style:family="text"/>
    <style:style style:name="List198Level3" style:family="text"/>
    <style:style style:name="List198Level4" style:family="text"/>
    <style:style style:name="List198Level5" style:family="text"/>
    <style:style style:name="List198Level6" style:family="text"/>
    <style:style style:name="List198Level7" style:family="text"/>
    <style:style style:name="List198Level8" style:family="text"/>
    <style:style style:name="List199Level0" style:family="text"/>
    <style:style style:name="List199Level1" style:family="text"/>
    <style:style style:name="List199Level2" style:family="text"/>
    <style:style style:name="List199Level3" style:family="text"/>
    <style:style style:name="List199Level4" style:family="text"/>
    <style:style style:name="List199Level5" style:family="text"/>
    <style:style style:name="List199Level6" style:family="text"/>
    <style:style style:name="List199Level7" style:family="text"/>
    <style:style style:name="List199Level8" style:family="text"/>
    <style:style style:name="List200Level0" style:family="text">
      <style:text-properties style:text-underline-style="none"/>
    </style:style>
    <style:style style:name="List200Level1" style:family="text">
      <style:text-properties style:text-underline-style="none"/>
    </style:style>
    <style:style style:name="List200Level2" style:family="text">
      <style:text-properties style:text-underline-style="none"/>
    </style:style>
    <style:style style:name="List200Level3" style:family="text">
      <style:text-properties style:text-underline-style="none"/>
    </style:style>
    <style:style style:name="List200Level4" style:family="text">
      <style:text-properties style:text-underline-style="none"/>
    </style:style>
    <style:style style:name="List200Level5" style:family="text">
      <style:text-properties style:text-underline-style="none"/>
    </style:style>
    <style:style style:name="List200Level6" style:family="text">
      <style:text-properties style:text-underline-style="none"/>
    </style:style>
    <style:style style:name="List200Level7" style:family="text">
      <style:text-properties style:text-underline-style="none"/>
    </style:style>
    <style:style style:name="List200Level8" style:family="text">
      <style:text-properties style:text-underline-style="none"/>
    </style:style>
    <style:style style:name="List201Level0" style:family="text">
      <style:text-properties style:text-underline-style="none"/>
    </style:style>
    <style:style style:name="List201Level1" style:family="text">
      <style:text-properties style:text-underline-style="none"/>
    </style:style>
    <style:style style:name="List201Level2" style:family="text">
      <style:text-properties style:text-underline-style="none"/>
    </style:style>
    <style:style style:name="List201Level3" style:family="text">
      <style:text-properties style:text-underline-style="none"/>
    </style:style>
    <style:style style:name="List201Level4" style:family="text">
      <style:text-properties style:text-underline-style="none"/>
    </style:style>
    <style:style style:name="List201Level5" style:family="text">
      <style:text-properties style:text-underline-style="none"/>
    </style:style>
    <style:style style:name="List201Level6" style:family="text">
      <style:text-properties style:text-underline-style="none"/>
    </style:style>
    <style:style style:name="List201Level7" style:family="text">
      <style:text-properties style:text-underline-style="none"/>
    </style:style>
    <style:style style:name="List201Level8" style:family="text">
      <style:text-properties style:text-underline-style="none"/>
    </style:style>
    <style:style style:name="List202Level0" style:family="text">
      <style:text-properties style:text-underline-style="none"/>
    </style:style>
    <style:style style:name="List202Level1" style:family="text">
      <style:text-properties style:text-underline-style="none"/>
    </style:style>
    <style:style style:name="List202Level2" style:family="text">
      <style:text-properties style:text-underline-style="none"/>
    </style:style>
    <style:style style:name="List202Level3" style:family="text">
      <style:text-properties style:text-underline-style="none"/>
    </style:style>
    <style:style style:name="List202Level4" style:family="text">
      <style:text-properties style:text-underline-style="none"/>
    </style:style>
    <style:style style:name="List202Level5" style:family="text">
      <style:text-properties style:text-underline-style="none"/>
    </style:style>
    <style:style style:name="List202Level6" style:family="text">
      <style:text-properties style:text-underline-style="none"/>
    </style:style>
    <style:style style:name="List202Level7" style:family="text">
      <style:text-properties style:text-underline-style="none"/>
    </style:style>
    <style:style style:name="List202Level8" style:family="text">
      <style:text-properties style:text-underline-style="none"/>
    </style:style>
    <style:style style:name="List203Level0" style:family="text"/>
    <style:style style:name="List203Level1" style:family="text"/>
    <style:style style:name="List203Level2" style:family="text"/>
    <style:style style:name="List203Level3" style:family="text"/>
    <style:style style:name="List203Level4" style:family="text"/>
    <style:style style:name="List203Level5" style:family="text"/>
    <style:style style:name="List203Level6" style:family="text"/>
    <style:style style:name="List203Level7" style:family="text"/>
    <style:style style:name="List203Level8" style:family="text"/>
    <style:style style:name="List204Level0" style:family="text"/>
    <style:style style:name="List204Level1" style:family="text"/>
    <style:style style:name="List204Level2" style:family="text"/>
    <style:style style:name="List204Level3" style:family="text"/>
    <style:style style:name="List204Level4" style:family="text"/>
    <style:style style:name="List204Level5" style:family="text"/>
    <style:style style:name="List204Level6" style:family="text"/>
    <style:style style:name="List204Level7" style:family="text"/>
    <style:style style:name="List204Level8" style:family="text"/>
    <style:style style:name="List205Level0" style:family="text">
      <style:text-properties style:text-underline-style="none"/>
    </style:style>
    <style:style style:name="List205Level1" style:family="text">
      <style:text-properties style:text-underline-style="none"/>
    </style:style>
    <style:style style:name="List205Level2" style:family="text">
      <style:text-properties style:text-underline-style="none"/>
    </style:style>
    <style:style style:name="List205Level3" style:family="text">
      <style:text-properties style:text-underline-style="none"/>
    </style:style>
    <style:style style:name="List205Level4" style:family="text">
      <style:text-properties style:text-underline-style="none"/>
    </style:style>
    <style:style style:name="List205Level5" style:family="text">
      <style:text-properties style:text-underline-style="none"/>
    </style:style>
    <style:style style:name="List205Level6" style:family="text">
      <style:text-properties style:text-underline-style="none"/>
    </style:style>
    <style:style style:name="List205Level7" style:family="text">
      <style:text-properties style:text-underline-style="none"/>
    </style:style>
    <style:style style:name="List205Level8" style:family="text">
      <style:text-properties style:text-underline-style="none"/>
    </style:style>
    <style:style style:name="List206Level0" style:family="text">
      <style:text-properties style:text-underline-style="none"/>
    </style:style>
    <style:style style:name="List206Level1" style:family="text">
      <style:text-properties style:text-underline-style="none"/>
    </style:style>
    <style:style style:name="List206Level2" style:family="text">
      <style:text-properties style:text-underline-style="none"/>
    </style:style>
    <style:style style:name="List206Level3" style:family="text">
      <style:text-properties style:text-underline-style="none"/>
    </style:style>
    <style:style style:name="List206Level4" style:family="text">
      <style:text-properties style:text-underline-style="none"/>
    </style:style>
    <style:style style:name="List206Level5" style:family="text">
      <style:text-properties style:text-underline-style="none"/>
    </style:style>
    <style:style style:name="List206Level6" style:family="text">
      <style:text-properties style:text-underline-style="none"/>
    </style:style>
    <style:style style:name="List206Level7" style:family="text">
      <style:text-properties style:text-underline-style="none"/>
    </style:style>
    <style:style style:name="List206Level8" style:family="text">
      <style:text-properties style:text-underline-style="none"/>
    </style:style>
    <style:style style:name="List207Level0" style:family="text"/>
    <style:style style:name="List207Level1" style:family="text"/>
    <style:style style:name="List207Level2" style:family="text"/>
    <style:style style:name="List207Level3" style:family="text"/>
    <style:style style:name="List207Level4" style:family="text"/>
    <style:style style:name="List207Level5" style:family="text"/>
    <style:style style:name="List207Level6" style:family="text"/>
    <style:style style:name="List207Level7" style:family="text"/>
    <style:style style:name="List207Level8" style:family="text"/>
    <style:style style:name="List208Level0" style:family="text"/>
    <style:style style:name="List208Level1" style:family="text"/>
    <style:style style:name="List208Level2" style:family="text"/>
    <style:style style:name="List208Level3" style:family="text"/>
    <style:style style:name="List208Level4" style:family="text"/>
    <style:style style:name="List208Level5" style:family="text"/>
    <style:style style:name="List208Level6" style:family="text"/>
    <style:style style:name="List208Level7" style:family="text"/>
    <style:style style:name="List208Level8" style:family="text"/>
    <style:style style:name="List209Level0" style:family="text"/>
    <style:style style:name="List209Level1" style:family="text"/>
    <style:style style:name="List209Level2" style:family="text"/>
    <style:style style:name="List209Level3" style:family="text"/>
    <style:style style:name="List209Level4" style:family="text"/>
    <style:style style:name="List209Level5" style:family="text"/>
    <style:style style:name="List209Level6" style:family="text"/>
    <style:style style:name="List209Level7" style:family="text"/>
    <style:style style:name="List209Level8" style:family="text"/>
    <style:style style:name="List210Level0" style:family="text"/>
    <style:style style:name="List210Level1" style:family="text"/>
    <style:style style:name="List210Level2" style:family="text"/>
    <style:style style:name="List210Level3" style:family="text"/>
    <style:style style:name="List210Level4" style:family="text"/>
    <style:style style:name="List210Level5" style:family="text"/>
    <style:style style:name="List210Level6" style:family="text"/>
    <style:style style:name="List210Level7" style:family="text"/>
    <style:style style:name="List210Level8" style:family="text"/>
    <style:style style:name="List211Level0" style:family="text"/>
    <style:style style:name="List211Level1" style:family="text"/>
    <style:style style:name="List211Level2" style:family="text"/>
    <style:style style:name="List211Level3" style:family="text"/>
    <style:style style:name="List211Level4" style:family="text"/>
    <style:style style:name="List211Level5" style:family="text"/>
    <style:style style:name="List211Level6" style:family="text"/>
    <style:style style:name="List211Level7" style:family="text"/>
    <style:style style:name="List211Level8" style:family="text"/>
    <style:style style:name="List212Level0" style:family="text"/>
    <style:style style:name="List212Level1" style:family="text"/>
    <style:style style:name="List212Level2" style:family="text"/>
    <style:style style:name="List212Level3" style:family="text"/>
    <style:style style:name="List212Level4" style:family="text"/>
    <style:style style:name="List212Level5" style:family="text"/>
    <style:style style:name="List212Level6" style:family="text"/>
    <style:style style:name="List212Level7" style:family="text"/>
    <style:style style:name="List212Level8" style:family="text"/>
    <style:style style:name="List213Level0" style:family="text"/>
    <style:style style:name="List213Level1" style:family="text"/>
    <style:style style:name="List213Level2" style:family="text"/>
    <style:style style:name="List213Level3" style:family="text"/>
    <style:style style:name="List213Level4" style:family="text"/>
    <style:style style:name="List213Level5" style:family="text"/>
    <style:style style:name="List213Level6" style:family="text"/>
    <style:style style:name="List213Level7" style:family="text"/>
    <style:style style:name="List213Level8" style:family="text"/>
    <style:style style:name="List214Level0" style:family="text"/>
    <style:style style:name="List214Level1" style:family="text"/>
    <style:style style:name="List214Level2" style:family="text"/>
    <style:style style:name="List214Level3" style:family="text"/>
    <style:style style:name="List214Level4" style:family="text"/>
    <style:style style:name="List214Level5" style:family="text"/>
    <style:style style:name="List214Level6" style:family="text"/>
    <style:style style:name="List214Level7" style:family="text"/>
    <style:style style:name="List214Level8" style:family="text"/>
    <style:style style:name="List215Level0" style:family="text"/>
    <style:style style:name="List215Level1" style:family="text"/>
    <style:style style:name="List215Level2" style:family="text"/>
    <style:style style:name="List215Level3" style:family="text"/>
    <style:style style:name="List215Level4" style:family="text"/>
    <style:style style:name="List215Level5" style:family="text"/>
    <style:style style:name="List215Level6" style:family="text"/>
    <style:style style:name="List215Level7" style:family="text"/>
    <style:style style:name="List215Level8" style:family="text"/>
    <style:style style:name="List216Level0" style:family="text"/>
    <style:style style:name="List216Level1" style:family="text"/>
    <style:style style:name="List216Level2" style:family="text"/>
    <style:style style:name="List216Level3" style:family="text"/>
    <style:style style:name="List216Level4" style:family="text"/>
    <style:style style:name="List216Level5" style:family="text"/>
    <style:style style:name="List216Level6" style:family="text"/>
    <style:style style:name="List216Level7" style:family="text"/>
    <style:style style:name="List216Level8" style:family="text"/>
    <style:style style:name="List217Level0" style:family="text"/>
    <style:style style:name="List217Level1" style:family="text"/>
    <style:style style:name="List217Level2" style:family="text"/>
    <style:style style:name="List217Level3" style:family="text"/>
    <style:style style:name="List217Level4" style:family="text"/>
    <style:style style:name="List217Level5" style:family="text"/>
    <style:style style:name="List217Level6" style:family="text"/>
    <style:style style:name="List217Level7" style:family="text"/>
    <style:style style:name="List217Level8" style:family="text"/>
    <style:style style:name="List218Level0" style:family="text"/>
    <style:style style:name="List218Level1" style:family="text"/>
    <style:style style:name="List218Level2" style:family="text"/>
    <style:style style:name="List218Level3" style:family="text"/>
    <style:style style:name="List218Level4" style:family="text"/>
    <style:style style:name="List218Level5" style:family="text"/>
    <style:style style:name="List218Level6" style:family="text"/>
    <style:style style:name="List218Level7" style:family="text"/>
    <style:style style:name="List218Level8" style:family="text"/>
    <style:style style:name="List219Level0" style:family="text"/>
    <style:style style:name="List219Level1" style:family="text"/>
    <style:style style:name="List219Level2" style:family="text"/>
    <style:style style:name="List219Level3" style:family="text"/>
    <style:style style:name="List219Level4" style:family="text"/>
    <style:style style:name="List219Level5" style:family="text"/>
    <style:style style:name="List219Level6" style:family="text"/>
    <style:style style:name="List219Level7" style:family="text"/>
    <style:style style:name="List219Level8" style:family="text"/>
    <style:style style:name="List220Level0" style:family="text"/>
    <style:style style:name="List220Level1" style:family="text"/>
    <style:style style:name="List220Level2" style:family="text"/>
    <style:style style:name="List220Level3" style:family="text"/>
    <style:style style:name="List220Level4" style:family="text"/>
    <style:style style:name="List220Level5" style:family="text"/>
    <style:style style:name="List220Level6" style:family="text"/>
    <style:style style:name="List220Level7" style:family="text"/>
    <style:style style:name="List220Level8" style:family="text"/>
    <style:style style:name="List221Level0" style:family="text"/>
    <style:style style:name="List221Level1" style:family="text"/>
    <style:style style:name="List221Level2" style:family="text"/>
    <style:style style:name="List221Level3" style:family="text"/>
    <style:style style:name="List221Level4" style:family="text"/>
    <style:style style:name="List221Level5" style:family="text"/>
    <style:style style:name="List221Level6" style:family="text"/>
    <style:style style:name="List221Level7" style:family="text"/>
    <style:style style:name="List221Level8" style:family="text"/>
    <style:style style:name="List222Level0" style:family="text"/>
    <style:style style:name="List222Level1" style:family="text"/>
    <style:style style:name="List222Level2" style:family="text"/>
    <style:style style:name="List222Level3" style:family="text"/>
    <style:style style:name="List222Level4" style:family="text"/>
    <style:style style:name="List222Level5" style:family="text"/>
    <style:style style:name="List222Level6" style:family="text"/>
    <style:style style:name="List222Level7" style:family="text"/>
    <style:style style:name="List222Level8" style:family="text"/>
    <style:style style:name="List223Level0" style:family="text"/>
    <style:style style:name="List223Level1" style:family="text"/>
    <style:style style:name="List223Level2" style:family="text"/>
    <style:style style:name="List223Level3" style:family="text"/>
    <style:style style:name="List223Level4" style:family="text"/>
    <style:style style:name="List223Level5" style:family="text"/>
    <style:style style:name="List223Level6" style:family="text"/>
    <style:style style:name="List223Level7" style:family="text"/>
    <style:style style:name="List223Level8" style:family="text"/>
    <style:style style:name="List224Level0" style:family="text"/>
    <style:style style:name="List224Level1" style:family="text"/>
    <style:style style:name="List224Level2" style:family="text"/>
    <style:style style:name="List224Level3" style:family="text"/>
    <style:style style:name="List224Level4" style:family="text"/>
    <style:style style:name="List224Level5" style:family="text"/>
    <style:style style:name="List224Level6" style:family="text"/>
    <style:style style:name="List224Level7" style:family="text"/>
    <style:style style:name="List224Level8" style:family="text"/>
    <style:style style:name="List225Level0" style:family="text"/>
    <style:style style:name="List225Level1" style:family="text"/>
    <style:style style:name="List225Level2" style:family="text"/>
    <style:style style:name="List225Level3" style:family="text"/>
    <style:style style:name="List225Level4" style:family="text"/>
    <style:style style:name="List225Level5" style:family="text"/>
    <style:style style:name="List225Level6" style:family="text"/>
    <style:style style:name="List225Level7" style:family="text"/>
    <style:style style:name="List225Level8" style:family="text"/>
    <style:style style:name="List226Level0" style:family="text"/>
    <style:style style:name="List226Level1" style:family="text"/>
    <style:style style:name="List226Level2" style:family="text"/>
    <style:style style:name="List226Level3" style:family="text"/>
    <style:style style:name="List226Level4" style:family="text"/>
    <style:style style:name="List226Level5" style:family="text"/>
    <style:style style:name="List226Level6" style:family="text"/>
    <style:style style:name="List226Level7" style:family="text"/>
    <style:style style:name="List226Level8" style:family="text"/>
    <style:style style:name="List227Level0" style:family="text"/>
    <style:style style:name="List227Level1" style:family="text"/>
    <style:style style:name="List227Level2" style:family="text"/>
    <style:style style:name="List227Level3" style:family="text"/>
    <style:style style:name="List227Level4" style:family="text"/>
    <style:style style:name="List227Level5" style:family="text"/>
    <style:style style:name="List227Level6" style:family="text"/>
    <style:style style:name="List227Level7" style:family="text"/>
    <style:style style:name="List227Level8" style:family="text"/>
    <style:style style:name="List228Level0" style:family="text"/>
    <style:style style:name="List228Level1" style:family="text"/>
    <style:style style:name="List228Level2" style:family="text"/>
    <style:style style:name="List228Level3" style:family="text"/>
    <style:style style:name="List228Level4" style:family="text"/>
    <style:style style:name="List228Level5" style:family="text"/>
    <style:style style:name="List228Level6" style:family="text"/>
    <style:style style:name="List228Level7" style:family="text"/>
    <style:style style:name="List228Level8" style:family="text"/>
    <style:style style:name="List229Level0" style:family="text"/>
    <style:style style:name="List229Level1" style:family="text"/>
    <style:style style:name="List229Level2" style:family="text"/>
    <style:style style:name="List229Level3" style:family="text"/>
    <style:style style:name="List229Level4" style:family="text"/>
    <style:style style:name="List229Level5" style:family="text"/>
    <style:style style:name="List229Level6" style:family="text"/>
    <style:style style:name="List229Level7" style:family="text"/>
    <style:style style:name="List229Level8" style:family="text"/>
    <style:style style:name="List230Level0" style:family="text"/>
    <style:style style:name="List230Level1" style:family="text"/>
    <style:style style:name="List230Level2" style:family="text"/>
    <style:style style:name="List230Level3" style:family="text"/>
    <style:style style:name="List230Level4" style:family="text"/>
    <style:style style:name="List230Level5" style:family="text"/>
    <style:style style:name="List230Level6" style:family="text"/>
    <style:style style:name="List230Level7" style:family="text"/>
    <style:style style:name="List230Level8" style:family="text"/>
    <style:style style:name="List231Level0" style:family="text"/>
    <style:style style:name="List231Level1" style:family="text"/>
    <style:style style:name="List231Level2" style:family="text"/>
    <style:style style:name="List231Level3" style:family="text"/>
    <style:style style:name="List231Level4" style:family="text"/>
    <style:style style:name="List231Level5" style:family="text"/>
    <style:style style:name="List231Level6" style:family="text"/>
    <style:style style:name="List231Level7" style:family="text"/>
    <style:style style:name="List231Level8" style:family="text"/>
    <style:style style:name="List232Level0" style:family="text"/>
    <style:style style:name="List232Level1" style:family="text"/>
    <style:style style:name="List232Level2" style:family="text"/>
    <style:style style:name="List232Level3" style:family="text"/>
    <style:style style:name="List232Level4" style:family="text"/>
    <style:style style:name="List232Level5" style:family="text"/>
    <style:style style:name="List232Level6" style:family="text"/>
    <style:style style:name="List232Level7" style:family="text"/>
    <style:style style:name="List232Level8" style:family="text"/>
    <style:style style:name="List233Level0" style:family="text"/>
    <style:style style:name="List233Level1" style:family="text"/>
    <style:style style:name="List233Level2" style:family="text"/>
    <style:style style:name="List233Level3" style:family="text"/>
    <style:style style:name="List233Level4" style:family="text"/>
    <style:style style:name="List233Level5" style:family="text"/>
    <style:style style:name="List233Level6" style:family="text"/>
    <style:style style:name="List233Level7" style:family="text"/>
    <style:style style:name="List233Level8" style:family="text"/>
    <style:style style:name="List234Level0" style:family="text"/>
    <style:style style:name="List234Level1" style:family="text"/>
    <style:style style:name="List234Level2" style:family="text"/>
    <style:style style:name="List234Level3" style:family="text"/>
    <style:style style:name="List234Level4" style:family="text"/>
    <style:style style:name="List234Level5" style:family="text"/>
    <style:style style:name="List234Level6" style:family="text"/>
    <style:style style:name="List234Level7" style:family="text"/>
    <style:style style:name="List234Level8" style:family="text"/>
    <style:style style:name="List235Level0" style:family="text"/>
    <style:style style:name="List235Level1" style:family="text"/>
    <style:style style:name="List235Level2" style:family="text"/>
    <style:style style:name="List235Level3" style:family="text"/>
    <style:style style:name="List235Level4" style:family="text"/>
    <style:style style:name="List235Level5" style:family="text"/>
    <style:style style:name="List235Level6" style:family="text"/>
    <style:style style:name="List235Level7" style:family="text"/>
    <style:style style:name="List235Level8" style:family="text"/>
    <style:style style:name="List236Level0" style:family="text"/>
    <style:style style:name="List236Level1" style:family="text"/>
    <style:style style:name="List236Level2" style:family="text"/>
    <style:style style:name="List236Level3" style:family="text"/>
    <style:style style:name="List236Level4" style:family="text"/>
    <style:style style:name="List236Level5" style:family="text"/>
    <style:style style:name="List236Level6" style:family="text"/>
    <style:style style:name="List236Level7" style:family="text"/>
    <style:style style:name="List236Level8" style:family="text"/>
    <style:style style:name="List237Level0" style:family="text"/>
    <style:style style:name="List237Level1" style:family="text"/>
    <style:style style:name="List237Level2" style:family="text"/>
    <style:style style:name="List237Level3" style:family="text"/>
    <style:style style:name="List237Level4" style:family="text"/>
    <style:style style:name="List237Level5" style:family="text"/>
    <style:style style:name="List237Level6" style:family="text"/>
    <style:style style:name="List237Level7" style:family="text"/>
    <style:style style:name="List237Level8" style:family="text"/>
    <style:style style:name="List238Level0" style:family="text"/>
    <style:style style:name="List238Level1" style:family="text"/>
    <style:style style:name="List238Level2" style:family="text"/>
    <style:style style:name="List238Level3" style:family="text"/>
    <style:style style:name="List238Level4" style:family="text"/>
    <style:style style:name="List238Level5" style:family="text"/>
    <style:style style:name="List238Level6" style:family="text"/>
    <style:style style:name="List238Level7" style:family="text"/>
    <style:style style:name="List238Level8" style:family="text"/>
    <style:style style:name="List239Level0" style:family="text"/>
    <style:style style:name="List239Level1" style:family="text"/>
    <style:style style:name="List239Level2" style:family="text"/>
    <style:style style:name="List239Level3" style:family="text"/>
    <style:style style:name="List239Level4" style:family="text"/>
    <style:style style:name="List239Level5" style:family="text"/>
    <style:style style:name="List239Level6" style:family="text"/>
    <style:style style:name="List239Level7" style:family="text"/>
    <style:style style:name="List239Level8" style:family="text"/>
    <style:style style:name="List240Level0" style:family="text"/>
    <style:style style:name="List240Level1" style:family="text"/>
    <style:style style:name="List240Level2" style:family="text"/>
    <style:style style:name="List240Level3" style:family="text"/>
    <style:style style:name="List240Level4" style:family="text"/>
    <style:style style:name="List240Level5" style:family="text"/>
    <style:style style:name="List240Level6" style:family="text"/>
    <style:style style:name="List240Level7" style:family="text"/>
    <style:style style:name="List240Level8" style:family="text"/>
    <style:style style:name="List241Level0" style:family="text"/>
    <style:style style:name="List241Level1" style:family="text"/>
    <style:style style:name="List241Level2" style:family="text"/>
    <style:style style:name="List241Level3" style:family="text"/>
    <style:style style:name="List241Level4" style:family="text"/>
    <style:style style:name="List241Level5" style:family="text"/>
    <style:style style:name="List241Level6" style:family="text"/>
    <style:style style:name="List241Level7" style:family="text"/>
    <style:style style:name="List241Level8" style:family="text"/>
    <style:style style:name="List242Level0" style:family="text"/>
    <style:style style:name="List242Level1" style:family="text"/>
    <style:style style:name="List242Level2" style:family="text"/>
    <style:style style:name="List242Level3" style:family="text"/>
    <style:style style:name="List242Level4" style:family="text"/>
    <style:style style:name="List242Level5" style:family="text"/>
    <style:style style:name="List242Level6" style:family="text"/>
    <style:style style:name="List242Level7" style:family="text"/>
    <style:style style:name="List242Level8" style:family="text"/>
    <style:style style:name="List243Level0" style:family="text"/>
    <style:style style:name="List243Level1" style:family="text"/>
    <style:style style:name="List243Level2" style:family="text"/>
    <style:style style:name="List243Level3" style:family="text"/>
    <style:style style:name="List243Level4" style:family="text"/>
    <style:style style:name="List243Level5" style:family="text"/>
    <style:style style:name="List243Level6" style:family="text"/>
    <style:style style:name="List243Level7" style:family="text"/>
    <style:style style:name="List243Level8" style:family="text"/>
    <style:style style:name="List244Level0" style:family="text"/>
    <style:style style:name="List244Level1" style:family="text"/>
    <style:style style:name="List244Level2" style:family="text"/>
    <style:style style:name="List244Level3" style:family="text"/>
    <style:style style:name="List244Level4" style:family="text"/>
    <style:style style:name="List244Level5" style:family="text"/>
    <style:style style:name="List244Level6" style:family="text"/>
    <style:style style:name="List244Level7" style:family="text"/>
    <style:style style:name="List244Level8" style:family="text"/>
    <style:style style:name="List245Level0" style:family="text"/>
    <style:style style:name="List245Level1" style:family="text"/>
    <style:style style:name="List245Level2" style:family="text"/>
    <style:style style:name="List245Level3" style:family="text"/>
    <style:style style:name="List245Level4" style:family="text"/>
    <style:style style:name="List245Level5" style:family="text"/>
    <style:style style:name="List245Level6" style:family="text"/>
    <style:style style:name="List245Level7" style:family="text"/>
    <style:style style:name="List245Level8" style:family="text"/>
    <style:style style:name="List246Level0" style:family="text"/>
    <style:style style:name="List246Level1" style:family="text"/>
    <style:style style:name="List246Level2" style:family="text"/>
    <style:style style:name="List246Level3" style:family="text"/>
    <style:style style:name="List246Level4" style:family="text"/>
    <style:style style:name="List246Level5" style:family="text"/>
    <style:style style:name="List246Level6" style:family="text"/>
    <style:style style:name="List246Level7" style:family="text"/>
    <style:style style:name="List246Level8" style:family="text"/>
    <style:style style:name="List247Level0" style:family="text"/>
    <style:style style:name="List247Level1" style:family="text"/>
    <style:style style:name="List247Level2" style:family="text"/>
    <style:style style:name="List247Level3" style:family="text"/>
    <style:style style:name="List247Level4" style:family="text"/>
    <style:style style:name="List247Level5" style:family="text"/>
    <style:style style:name="List247Level6" style:family="text"/>
    <style:style style:name="List247Level7" style:family="text"/>
    <style:style style:name="List247Level8" style:family="text"/>
    <style:style style:name="List248Level0" style:family="text"/>
    <style:style style:name="List248Level1" style:family="text"/>
    <style:style style:name="List248Level2" style:family="text"/>
    <style:style style:name="List248Level3" style:family="text"/>
    <style:style style:name="List248Level4" style:family="text"/>
    <style:style style:name="List248Level5" style:family="text"/>
    <style:style style:name="List248Level6" style:family="text"/>
    <style:style style:name="List248Level7" style:family="text"/>
    <style:style style:name="List248Level8" style:family="text"/>
    <style:style style:name="List249Level0" style:family="text"/>
    <style:style style:name="List249Level1" style:family="text"/>
    <style:style style:name="List249Level2" style:family="text"/>
    <style:style style:name="List249Level3" style:family="text"/>
    <style:style style:name="List249Level4" style:family="text"/>
    <style:style style:name="List249Level5" style:family="text"/>
    <style:style style:name="List249Level6" style:family="text"/>
    <style:style style:name="List249Level7" style:family="text"/>
    <style:style style:name="List249Level8" style:family="text"/>
    <style:style style:name="List250Level0" style:family="text"/>
    <style:style style:name="List250Level1" style:family="text"/>
    <style:style style:name="List250Level2" style:family="text"/>
    <style:style style:name="List250Level3" style:family="text"/>
    <style:style style:name="List250Level4" style:family="text"/>
    <style:style style:name="List250Level5" style:family="text"/>
    <style:style style:name="List250Level6" style:family="text"/>
    <style:style style:name="List250Level7" style:family="text"/>
    <style:style style:name="List250Level8" style:family="text"/>
    <style:style style:name="List251Level0" style:family="text">
      <style:text-properties style:text-underline-style="none"/>
    </style:style>
    <style:style style:name="List251Level1" style:family="text">
      <style:text-properties style:text-underline-style="none"/>
    </style:style>
    <style:style style:name="List251Level2" style:family="text">
      <style:text-properties style:text-underline-style="none"/>
    </style:style>
    <style:style style:name="List251Level3" style:family="text">
      <style:text-properties style:text-underline-style="none"/>
    </style:style>
    <style:style style:name="List251Level4" style:family="text">
      <style:text-properties style:text-underline-style="none"/>
    </style:style>
    <style:style style:name="List251Level5" style:family="text">
      <style:text-properties style:text-underline-style="none"/>
    </style:style>
    <style:style style:name="List251Level6" style:family="text">
      <style:text-properties style:text-underline-style="none"/>
    </style:style>
    <style:style style:name="List251Level7" style:family="text">
      <style:text-properties style:text-underline-style="none"/>
    </style:style>
    <style:style style:name="List251Level8" style:family="text">
      <style:text-properties style:text-underline-style="none"/>
    </style:style>
    <style:style style:name="List252Level0" style:family="text">
      <style:text-properties style:text-underline-style="none"/>
    </style:style>
    <style:style style:name="List252Level1" style:family="text">
      <style:text-properties style:text-underline-style="none"/>
    </style:style>
    <style:style style:name="List252Level2" style:family="text">
      <style:text-properties style:text-underline-style="none"/>
    </style:style>
    <style:style style:name="List252Level3" style:family="text">
      <style:text-properties style:text-underline-style="none"/>
    </style:style>
    <style:style style:name="List252Level4" style:family="text">
      <style:text-properties style:text-underline-style="none"/>
    </style:style>
    <style:style style:name="List252Level5" style:family="text">
      <style:text-properties style:text-underline-style="none"/>
    </style:style>
    <style:style style:name="List252Level6" style:family="text">
      <style:text-properties style:text-underline-style="none"/>
    </style:style>
    <style:style style:name="List252Level7" style:family="text">
      <style:text-properties style:text-underline-style="none"/>
    </style:style>
    <style:style style:name="List252Level8" style:family="text">
      <style:text-properties style:text-underline-style="none"/>
    </style:style>
    <style:style style:name="List253Level0" style:family="text">
      <style:text-properties style:text-underline-style="none"/>
    </style:style>
    <style:style style:name="List253Level1" style:family="text">
      <style:text-properties style:text-underline-style="none"/>
    </style:style>
    <style:style style:name="List253Level2" style:family="text">
      <style:text-properties style:text-underline-style="none"/>
    </style:style>
    <style:style style:name="List253Level3" style:family="text">
      <style:text-properties style:text-underline-style="none"/>
    </style:style>
    <style:style style:name="List253Level4" style:family="text">
      <style:text-properties style:text-underline-style="none"/>
    </style:style>
    <style:style style:name="List253Level5" style:family="text">
      <style:text-properties style:text-underline-style="none"/>
    </style:style>
    <style:style style:name="List253Level6" style:family="text">
      <style:text-properties style:text-underline-style="none"/>
    </style:style>
    <style:style style:name="List253Level7" style:family="text">
      <style:text-properties style:text-underline-style="none"/>
    </style:style>
    <style:style style:name="List253Level8" style:family="text">
      <style:text-properties style:text-underline-style="none"/>
    </style:style>
    <style:style style:name="List254Level0" style:family="text"/>
    <style:style style:name="List254Level1" style:family="text"/>
    <style:style style:name="List254Level2" style:family="text"/>
    <style:style style:name="List254Level3" style:family="text"/>
    <style:style style:name="List254Level4" style:family="text"/>
    <style:style style:name="List254Level5" style:family="text"/>
    <style:style style:name="List254Level6" style:family="text"/>
    <style:style style:name="List254Level7" style:family="text"/>
    <style:style style:name="List254Level8" style:family="text"/>
    <style:style style:name="List255Level0" style:family="text">
      <style:text-properties style:text-underline-style="none"/>
    </style:style>
    <style:style style:name="List255Level1" style:family="text">
      <style:text-properties style:text-underline-style="none"/>
    </style:style>
    <style:style style:name="List255Level2" style:family="text">
      <style:text-properties style:text-underline-style="none"/>
    </style:style>
    <style:style style:name="List255Level3" style:family="text">
      <style:text-properties style:text-underline-style="none"/>
    </style:style>
    <style:style style:name="List255Level4" style:family="text">
      <style:text-properties style:text-underline-style="none"/>
    </style:style>
    <style:style style:name="List255Level5" style:family="text">
      <style:text-properties style:text-underline-style="none"/>
    </style:style>
    <style:style style:name="List255Level6" style:family="text">
      <style:text-properties style:text-underline-style="none"/>
    </style:style>
    <style:style style:name="List255Level7" style:family="text">
      <style:text-properties style:text-underline-style="none"/>
    </style:style>
    <style:style style:name="List255Level8" style:family="text">
      <style:text-properties style:text-underline-style="none"/>
    </style:style>
    <style:style style:name="List256Level0" style:family="text">
      <style:text-properties style:text-underline-style="none"/>
    </style:style>
    <style:style style:name="List256Level1" style:family="text">
      <style:text-properties style:text-underline-style="none"/>
    </style:style>
    <style:style style:name="List256Level2" style:family="text">
      <style:text-properties style:text-underline-style="none"/>
    </style:style>
    <style:style style:name="List256Level3" style:family="text">
      <style:text-properties style:text-underline-style="none"/>
    </style:style>
    <style:style style:name="List256Level4" style:family="text">
      <style:text-properties style:text-underline-style="none"/>
    </style:style>
    <style:style style:name="List256Level5" style:family="text">
      <style:text-properties style:text-underline-style="none"/>
    </style:style>
    <style:style style:name="List256Level6" style:family="text">
      <style:text-properties style:text-underline-style="none"/>
    </style:style>
    <style:style style:name="List256Level7" style:family="text">
      <style:text-properties style:text-underline-style="none"/>
    </style:style>
    <style:style style:name="List256Level8" style:family="text">
      <style:text-properties style:text-underline-style="none"/>
    </style:style>
    <style:style style:name="List257Level0" style:family="text">
      <style:text-properties style:text-underline-style="none"/>
    </style:style>
    <style:style style:name="List257Level1" style:family="text">
      <style:text-properties style:text-underline-style="none"/>
    </style:style>
    <style:style style:name="List257Level2" style:family="text">
      <style:text-properties style:text-underline-style="none"/>
    </style:style>
    <style:style style:name="List257Level3" style:family="text">
      <style:text-properties style:text-underline-style="none"/>
    </style:style>
    <style:style style:name="List257Level4" style:family="text">
      <style:text-properties style:text-underline-style="none"/>
    </style:style>
    <style:style style:name="List257Level5" style:family="text">
      <style:text-properties style:text-underline-style="none"/>
    </style:style>
    <style:style style:name="List257Level6" style:family="text">
      <style:text-properties style:text-underline-style="none"/>
    </style:style>
    <style:style style:name="List257Level7" style:family="text">
      <style:text-properties style:text-underline-style="none"/>
    </style:style>
    <style:style style:name="List257Level8" style:family="text">
      <style:text-properties style:text-underline-style="none"/>
    </style:style>
    <style:style style:name="List258Level0" style:family="text"/>
    <style:style style:name="List258Level1" style:family="text"/>
    <style:style style:name="List258Level2" style:family="text"/>
    <style:style style:name="List258Level3" style:family="text"/>
    <style:style style:name="List258Level4" style:family="text"/>
    <style:style style:name="List258Level5" style:family="text"/>
    <style:style style:name="List258Level6" style:family="text"/>
    <style:style style:name="List258Level7" style:family="text"/>
    <style:style style:name="List258Level8" style:family="text"/>
    <style:style style:name="List259Level0" style:family="text"/>
    <style:style style:name="List259Level1" style:family="text"/>
    <style:style style:name="List259Level2" style:family="text"/>
    <style:style style:name="List259Level3" style:family="text"/>
    <style:style style:name="List259Level4" style:family="text"/>
    <style:style style:name="List259Level5" style:family="text"/>
    <style:style style:name="List259Level6" style:family="text"/>
    <style:style style:name="List259Level7" style:family="text"/>
    <style:style style:name="List259Level8" style:family="text"/>
    <style:style style:name="List260Level0" style:family="text"/>
    <style:style style:name="List260Level1" style:family="text"/>
    <style:style style:name="List260Level2" style:family="text"/>
    <style:style style:name="List260Level3" style:family="text"/>
    <style:style style:name="List260Level4" style:family="text"/>
    <style:style style:name="List260Level5" style:family="text"/>
    <style:style style:name="List260Level6" style:family="text"/>
    <style:style style:name="List260Level7" style:family="text"/>
    <style:style style:name="List260Level8" style:family="text"/>
    <style:style style:name="List261Level0" style:family="text">
      <style:text-properties style:text-underline-style="none"/>
    </style:style>
    <style:style style:name="List261Level1" style:family="text">
      <style:text-properties style:text-underline-style="none"/>
    </style:style>
    <style:style style:name="List261Level2" style:family="text">
      <style:text-properties style:text-underline-style="none"/>
    </style:style>
    <style:style style:name="List261Level3" style:family="text">
      <style:text-properties style:text-underline-style="none"/>
    </style:style>
    <style:style style:name="List261Level4" style:family="text">
      <style:text-properties style:text-underline-style="none"/>
    </style:style>
    <style:style style:name="List261Level5" style:family="text">
      <style:text-properties style:text-underline-style="none"/>
    </style:style>
    <style:style style:name="List261Level6" style:family="text">
      <style:text-properties style:text-underline-style="none"/>
    </style:style>
    <style:style style:name="List261Level7" style:family="text">
      <style:text-properties style:text-underline-style="none"/>
    </style:style>
    <style:style style:name="List261Level8" style:family="text">
      <style:text-properties style:text-underline-style="none"/>
    </style:style>
    <style:style style:name="List262Level0" style:family="text">
      <style:text-properties style:text-underline-style="none"/>
    </style:style>
    <style:style style:name="List262Level1" style:family="text">
      <style:text-properties style:text-underline-style="none"/>
    </style:style>
    <style:style style:name="List262Level2" style:family="text">
      <style:text-properties style:text-underline-style="none"/>
    </style:style>
    <style:style style:name="List262Level3" style:family="text">
      <style:text-properties style:text-underline-style="none"/>
    </style:style>
    <style:style style:name="List262Level4" style:family="text">
      <style:text-properties style:text-underline-style="none"/>
    </style:style>
    <style:style style:name="List262Level5" style:family="text">
      <style:text-properties style:text-underline-style="none"/>
    </style:style>
    <style:style style:name="List262Level6" style:family="text">
      <style:text-properties style:text-underline-style="none"/>
    </style:style>
    <style:style style:name="List262Level7" style:family="text">
      <style:text-properties style:text-underline-style="none"/>
    </style:style>
    <style:style style:name="List262Level8" style:family="text">
      <style:text-properties style:text-underline-style="none"/>
    </style:style>
    <style:style style:name="List263Level0" style:family="text"/>
    <style:style style:name="List263Level1" style:family="text"/>
    <style:style style:name="List263Level2" style:family="text"/>
    <style:style style:name="List263Level3" style:family="text"/>
    <style:style style:name="List263Level4" style:family="text"/>
    <style:style style:name="List263Level5" style:family="text"/>
    <style:style style:name="List263Level6" style:family="text"/>
    <style:style style:name="List263Level7" style:family="text"/>
    <style:style style:name="List263Level8" style:family="text"/>
    <style:style style:name="List264Level0" style:family="text"/>
    <style:style style:name="List264Level1" style:family="text"/>
    <style:style style:name="List264Level2" style:family="text"/>
    <style:style style:name="List264Level3" style:family="text"/>
    <style:style style:name="List264Level4" style:family="text"/>
    <style:style style:name="List264Level5" style:family="text"/>
    <style:style style:name="List264Level6" style:family="text"/>
    <style:style style:name="List264Level7" style:family="text"/>
    <style:style style:name="List264Level8" style:family="text"/>
    <style:style style:name="List265Level0" style:family="text">
      <style:text-properties style:text-underline-style="none"/>
    </style:style>
    <style:style style:name="List265Level1" style:family="text">
      <style:text-properties style:text-underline-style="none"/>
    </style:style>
    <style:style style:name="List265Level2" style:family="text">
      <style:text-properties style:text-underline-style="none"/>
    </style:style>
    <style:style style:name="List265Level3" style:family="text">
      <style:text-properties style:text-underline-style="none"/>
    </style:style>
    <style:style style:name="List265Level4" style:family="text">
      <style:text-properties style:text-underline-style="none"/>
    </style:style>
    <style:style style:name="List265Level5" style:family="text">
      <style:text-properties style:text-underline-style="none"/>
    </style:style>
    <style:style style:name="List265Level6" style:family="text">
      <style:text-properties style:text-underline-style="none"/>
    </style:style>
    <style:style style:name="List265Level7" style:family="text">
      <style:text-properties style:text-underline-style="none"/>
    </style:style>
    <style:style style:name="List265Level8" style:family="text">
      <style:text-properties style:text-underline-style="none"/>
    </style:style>
    <style:style style:name="List266Level0" style:family="text">
      <style:text-properties style:text-underline-style="none"/>
    </style:style>
    <style:style style:name="List266Level1" style:family="text">
      <style:text-properties style:text-underline-style="none"/>
    </style:style>
    <style:style style:name="List266Level2" style:family="text">
      <style:text-properties style:text-underline-style="none"/>
    </style:style>
    <style:style style:name="List266Level3" style:family="text">
      <style:text-properties style:text-underline-style="none"/>
    </style:style>
    <style:style style:name="List266Level4" style:family="text">
      <style:text-properties style:text-underline-style="none"/>
    </style:style>
    <style:style style:name="List266Level5" style:family="text">
      <style:text-properties style:text-underline-style="none"/>
    </style:style>
    <style:style style:name="List266Level6" style:family="text">
      <style:text-properties style:text-underline-style="none"/>
    </style:style>
    <style:style style:name="List266Level7" style:family="text">
      <style:text-properties style:text-underline-style="none"/>
    </style:style>
    <style:style style:name="List266Level8" style:family="text">
      <style:text-properties style:text-underline-style="none"/>
    </style:style>
    <style:style style:name="List267Level0" style:family="text"/>
    <style:style style:name="List267Level1" style:family="text"/>
    <style:style style:name="List267Level2" style:family="text"/>
    <style:style style:name="List267Level3" style:family="text"/>
    <style:style style:name="List267Level4" style:family="text"/>
    <style:style style:name="List267Level5" style:family="text"/>
    <style:style style:name="List267Level6" style:family="text"/>
    <style:style style:name="List267Level7" style:family="text"/>
    <style:style style:name="List267Level8" style:family="text"/>
    <style:style style:name="List268Level0" style:family="text"/>
    <style:style style:name="List268Level1" style:family="text"/>
    <style:style style:name="List268Level2" style:family="text"/>
    <style:style style:name="List268Level3" style:family="text"/>
    <style:style style:name="List268Level4" style:family="text"/>
    <style:style style:name="List268Level5" style:family="text"/>
    <style:style style:name="List268Level6" style:family="text"/>
    <style:style style:name="List268Level7" style:family="text"/>
    <style:style style:name="List268Level8" style:family="text"/>
    <style:style style:name="List269Level0" style:family="text"/>
    <style:style style:name="List269Level1" style:family="text"/>
    <style:style style:name="List269Level2" style:family="text"/>
    <style:style style:name="List269Level3" style:family="text"/>
    <style:style style:name="List269Level4" style:family="text"/>
    <style:style style:name="List269Level5" style:family="text"/>
    <style:style style:name="List269Level6" style:family="text"/>
    <style:style style:name="List269Level7" style:family="text"/>
    <style:style style:name="List269Level8" style:family="text"/>
    <style:style style:name="List270Level0" style:family="text"/>
    <style:style style:name="List270Level1" style:family="text"/>
    <style:style style:name="List270Level2" style:family="text"/>
    <style:style style:name="List270Level3" style:family="text"/>
    <style:style style:name="List270Level4" style:family="text"/>
    <style:style style:name="List270Level5" style:family="text"/>
    <style:style style:name="List270Level6" style:family="text"/>
    <style:style style:name="List270Level7" style:family="text"/>
    <style:style style:name="List270Level8" style:family="text"/>
    <style:style style:name="List271Level0" style:family="text"/>
    <style:style style:name="List271Level1" style:family="text"/>
    <style:style style:name="List271Level2" style:family="text"/>
    <style:style style:name="List271Level3" style:family="text"/>
    <style:style style:name="List271Level4" style:family="text"/>
    <style:style style:name="List271Level5" style:family="text"/>
    <style:style style:name="List271Level6" style:family="text"/>
    <style:style style:name="List271Level7" style:family="text"/>
    <style:style style:name="List271Level8" style:family="text"/>
    <style:style style:name="List272Level0" style:family="text"/>
    <style:style style:name="List272Level1" style:family="text"/>
    <style:style style:name="List272Level2" style:family="text"/>
    <style:style style:name="List272Level3" style:family="text"/>
    <style:style style:name="List272Level4" style:family="text"/>
    <style:style style:name="List272Level5" style:family="text"/>
    <style:style style:name="List272Level6" style:family="text"/>
    <style:style style:name="List272Level7" style:family="text"/>
    <style:style style:name="List272Level8" style:family="text"/>
    <style:style style:name="List273Level0" style:family="text"/>
    <style:style style:name="List273Level1" style:family="text"/>
    <style:style style:name="List273Level2" style:family="text"/>
    <style:style style:name="List273Level3" style:family="text"/>
    <style:style style:name="List273Level4" style:family="text"/>
    <style:style style:name="List273Level5" style:family="text"/>
    <style:style style:name="List273Level6" style:family="text"/>
    <style:style style:name="List273Level7" style:family="text"/>
    <style:style style:name="List273Level8" style:family="text"/>
    <style:style style:name="Numbering_20_Symbols" style:display-name="Numbering Symbols" style:family="text">
      <style:text-properties fo:font-size="12pt" style:font-size-asian="10.5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/>
      </text:list-level-style-number>
      <text:list-level-style-number text:level="2" text:style-name="List1Level1" style:num-suffix="." style:num-format="1" text:display-levels="2">
        <style:list-level-properties text:space-before="1.905cm"/>
      </text:list-level-style-number>
      <text:list-level-style-number text:level="3" text:style-name="List1Level2" style:num-suffix="." style:num-format="1" text:display-levels="3">
        <style:list-level-properties text:space-before="3.493cm"/>
      </text:list-level-style-number>
      <text:list-level-style-number text:level="4" text:style-name="List1Level3" style:num-suffix="." style:num-format="1" text:display-levels="4">
        <style:list-level-properties text:space-before="4.445cm"/>
      </text:list-level-style-number>
      <text:list-level-style-number text:level="5" text:style-name="List1Level4" style:num-suffix="." style:num-format="1" text:display-levels="5">
        <style:list-level-properties text:space-before="5.715cm"/>
      </text:list-level-style-number>
      <text:list-level-style-number text:level="6" text:style-name="List1Level5" style:num-suffix="." style:num-format="1" text:display-levels="6">
        <style:list-level-properties text:space-before="7.303cm"/>
      </text:list-level-style-number>
      <text:list-level-style-number text:level="7" text:style-name="List1Level6" style:num-suffix="." style:num-format="1" text:display-levels="7">
        <style:list-level-properties text:space-before="8.255cm"/>
      </text:list-level-style-number>
      <text:list-level-style-number text:level="8" text:style-name="List1Level7" style:num-suffix="." style:num-format="1" text:display-levels="8">
        <style:list-level-properties text:space-before="9.525cm"/>
      </text:list-level-style-number>
      <text:list-level-style-number text:level="9" text:style-name="List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/>
      </text:list-level-style-number>
      <text:list-level-style-number text:level="2" text:style-name="List2Level1" style:num-suffix="." style:num-format="1" text:display-levels="2">
        <style:list-level-properties text:space-before="1.905cm"/>
      </text:list-level-style-number>
      <text:list-level-style-number text:level="3" text:style-name="List2Level2" style:num-suffix="." style:num-format="1" text:display-levels="3">
        <style:list-level-properties text:space-before="3.493cm"/>
      </text:list-level-style-number>
      <text:list-level-style-number text:level="4" text:style-name="List2Level3" style:num-suffix="." style:num-format="1" text:display-levels="4">
        <style:list-level-properties text:space-before="4.445cm"/>
      </text:list-level-style-number>
      <text:list-level-style-number text:level="5" text:style-name="List2Level4" style:num-suffix="." style:num-format="1" text:display-levels="5">
        <style:list-level-properties text:space-before="5.715cm"/>
      </text:list-level-style-number>
      <text:list-level-style-number text:level="6" text:style-name="List2Level5" style:num-suffix="." style:num-format="1" text:display-levels="6">
        <style:list-level-properties text:space-before="7.303cm"/>
      </text:list-level-style-number>
      <text:list-level-style-number text:level="7" text:style-name="List2Level6" style:num-suffix="." style:num-format="1" text:display-levels="7">
        <style:list-level-properties text:space-before="8.255cm"/>
      </text:list-level-style-number>
      <text:list-level-style-number text:level="8" text:style-name="List2Level7" style:num-suffix="." style:num-format="1" text:display-levels="8">
        <style:list-level-properties text:space-before="9.525cm"/>
      </text:list-level-style-number>
      <text:list-level-style-number text:level="9" text:style-name="List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635cm"/>
      </text:list-level-style-number>
      <text:list-level-style-number text:level="2" text:style-name="List3Level1" style:num-suffix="." style:num-format="1" text:display-levels="2">
        <style:list-level-properties text:space-before="1.905cm"/>
      </text:list-level-style-number>
      <text:list-level-style-number text:level="3" text:style-name="List3Level2" style:num-suffix="." style:num-format="1" text:display-levels="3">
        <style:list-level-properties text:space-before="3.493cm"/>
      </text:list-level-style-number>
      <text:list-level-style-number text:level="4" text:style-name="List3Level3" style:num-suffix="." style:num-format="1" text:display-levels="4">
        <style:list-level-properties text:space-before="4.445cm"/>
      </text:list-level-style-number>
      <text:list-level-style-number text:level="5" text:style-name="List3Level4" style:num-suffix="." style:num-format="1" text:display-levels="5">
        <style:list-level-properties text:space-before="5.715cm"/>
      </text:list-level-style-number>
      <text:list-level-style-number text:level="6" text:style-name="List3Level5" style:num-suffix="." style:num-format="1" text:display-levels="6">
        <style:list-level-properties text:space-before="7.303cm"/>
      </text:list-level-style-number>
      <text:list-level-style-number text:level="7" text:style-name="List3Level6" style:num-suffix="." style:num-format="1" text:display-levels="7">
        <style:list-level-properties text:space-before="8.255cm"/>
      </text:list-level-style-number>
      <text:list-level-style-number text:level="8" text:style-name="List3Level7" style:num-suffix="." style:num-format="1" text:display-levels="8">
        <style:list-level-properties text:space-before="9.525cm"/>
      </text:list-level-style-number>
      <text:list-level-style-number text:level="9" text:style-name="List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635cm"/>
      </text:list-level-style-number>
      <text:list-level-style-number text:level="2" text:style-name="List4Level1" style:num-suffix="." style:num-format="1" text:display-levels="2">
        <style:list-level-properties text:space-before="1.905cm"/>
      </text:list-level-style-number>
      <text:list-level-style-number text:level="3" text:style-name="List4Level2" style:num-suffix="." style:num-format="1" text:display-levels="3">
        <style:list-level-properties text:space-before="3.493cm"/>
      </text:list-level-style-number>
      <text:list-level-style-number text:level="4" text:style-name="List4Level3" style:num-suffix="." style:num-format="1" text:display-levels="4">
        <style:list-level-properties text:space-before="4.445cm"/>
      </text:list-level-style-number>
      <text:list-level-style-number text:level="5" text:style-name="List4Level4" style:num-suffix="." style:num-format="1" text:display-levels="5">
        <style:list-level-properties text:space-before="5.715cm"/>
      </text:list-level-style-number>
      <text:list-level-style-number text:level="6" text:style-name="List4Level5" style:num-suffix="." style:num-format="1" text:display-levels="6">
        <style:list-level-properties text:space-before="7.303cm"/>
      </text:list-level-style-number>
      <text:list-level-style-number text:level="7" text:style-name="List4Level6" style:num-suffix="." style:num-format="1" text:display-levels="7">
        <style:list-level-properties text:space-before="8.255cm"/>
      </text:list-level-style-number>
      <text:list-level-style-number text:level="8" text:style-name="List4Level7" style:num-suffix="." style:num-format="1" text:display-levels="8">
        <style:list-level-properties text:space-before="9.525cm"/>
      </text:list-level-style-number>
      <text:list-level-style-number text:level="9" text:style-name="List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635cm"/>
      </text:list-level-style-number>
      <text:list-level-style-number text:level="2" text:style-name="List5Level1" style:num-suffix="." style:num-format="1" text:display-levels="2">
        <style:list-level-properties text:space-before="1.905cm"/>
      </text:list-level-style-number>
      <text:list-level-style-number text:level="3" text:style-name="List5Level2" style:num-suffix="." style:num-format="1" text:display-levels="3">
        <style:list-level-properties text:space-before="3.493cm"/>
      </text:list-level-style-number>
      <text:list-level-style-number text:level="4" text:style-name="List5Level3" style:num-suffix="." style:num-format="1" text:display-levels="4">
        <style:list-level-properties text:space-before="4.445cm"/>
      </text:list-level-style-number>
      <text:list-level-style-number text:level="5" text:style-name="List5Level4" style:num-suffix="." style:num-format="1" text:display-levels="5">
        <style:list-level-properties text:space-before="5.715cm"/>
      </text:list-level-style-number>
      <text:list-level-style-number text:level="6" text:style-name="List5Level5" style:num-suffix="." style:num-format="1" text:display-levels="6">
        <style:list-level-properties text:space-before="7.303cm"/>
      </text:list-level-style-number>
      <text:list-level-style-number text:level="7" text:style-name="List5Level6" style:num-suffix="." style:num-format="1" text:display-levels="7">
        <style:list-level-properties text:space-before="8.255cm"/>
      </text:list-level-style-number>
      <text:list-level-style-number text:level="8" text:style-name="List5Level7" style:num-suffix="." style:num-format="1" text:display-levels="8">
        <style:list-level-properties text:space-before="9.525cm"/>
      </text:list-level-style-number>
      <text:list-level-style-number text:level="9" text:style-name="List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635cm"/>
      </text:list-level-style-number>
      <text:list-level-style-number text:level="2" text:style-name="List6Level1" style:num-suffix="." style:num-format="1" text:display-levels="2">
        <style:list-level-properties text:space-before="1.905cm"/>
      </text:list-level-style-number>
      <text:list-level-style-number text:level="3" text:style-name="List6Level2" style:num-suffix="." style:num-format="1" text:display-levels="3">
        <style:list-level-properties text:space-before="3.493cm"/>
      </text:list-level-style-number>
      <text:list-level-style-number text:level="4" text:style-name="List6Level3" style:num-suffix="." style:num-format="1" text:display-levels="4">
        <style:list-level-properties text:space-before="4.445cm"/>
      </text:list-level-style-number>
      <text:list-level-style-number text:level="5" text:style-name="List6Level4" style:num-suffix="." style:num-format="1" text:display-levels="5">
        <style:list-level-properties text:space-before="5.715cm"/>
      </text:list-level-style-number>
      <text:list-level-style-number text:level="6" text:style-name="List6Level5" style:num-suffix="." style:num-format="1" text:display-levels="6">
        <style:list-level-properties text:space-before="7.303cm"/>
      </text:list-level-style-number>
      <text:list-level-style-number text:level="7" text:style-name="List6Level6" style:num-suffix="." style:num-format="1" text:display-levels="7">
        <style:list-level-properties text:space-before="8.255cm"/>
      </text:list-level-style-number>
      <text:list-level-style-number text:level="8" text:style-name="List6Level7" style:num-suffix="." style:num-format="1" text:display-levels="8">
        <style:list-level-properties text:space-before="9.525cm"/>
      </text:list-level-style-number>
      <text:list-level-style-number text:level="9" text:style-name="List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/>
      </text:list-level-style-number>
      <text:list-level-style-number text:level="2" text:style-name="List7Level1" style:num-suffix="." style:num-format="1" text:display-levels="2">
        <style:list-level-properties text:space-before="1.905cm"/>
      </text:list-level-style-number>
      <text:list-level-style-number text:level="3" text:style-name="List7Level2" style:num-suffix="." style:num-format="1" text:display-levels="3">
        <style:list-level-properties text:space-before="3.493cm"/>
      </text:list-level-style-number>
      <text:list-level-style-number text:level="4" text:style-name="List7Level3" style:num-suffix="." style:num-format="1" text:display-levels="4">
        <style:list-level-properties text:space-before="4.445cm"/>
      </text:list-level-style-number>
      <text:list-level-style-number text:level="5" text:style-name="List7Level4" style:num-suffix="." style:num-format="1" text:display-levels="5">
        <style:list-level-properties text:space-before="5.715cm"/>
      </text:list-level-style-number>
      <text:list-level-style-number text:level="6" text:style-name="List7Level5" style:num-suffix="." style:num-format="1" text:display-levels="6">
        <style:list-level-properties text:space-before="7.303cm"/>
      </text:list-level-style-number>
      <text:list-level-style-number text:level="7" text:style-name="List7Level6" style:num-suffix="." style:num-format="1" text:display-levels="7">
        <style:list-level-properties text:space-before="8.255cm"/>
      </text:list-level-style-number>
      <text:list-level-style-number text:level="8" text:style-name="List7Level7" style:num-suffix="." style:num-format="1" text:display-levels="8">
        <style:list-level-properties text:space-before="9.525cm"/>
      </text:list-level-style-number>
      <text:list-level-style-number text:level="9" text:style-name="List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635cm"/>
      </text:list-level-style-number>
      <text:list-level-style-number text:level="2" text:style-name="List8Level1" style:num-suffix="." style:num-format="1" text:display-levels="2">
        <style:list-level-properties text:space-before="1.905cm"/>
      </text:list-level-style-number>
      <text:list-level-style-number text:level="3" text:style-name="List8Level2" style:num-suffix="." style:num-format="1" text:display-levels="3">
        <style:list-level-properties text:space-before="3.493cm"/>
      </text:list-level-style-number>
      <text:list-level-style-number text:level="4" text:style-name="List8Level3" style:num-suffix="." style:num-format="1" text:display-levels="4">
        <style:list-level-properties text:space-before="4.445cm"/>
      </text:list-level-style-number>
      <text:list-level-style-number text:level="5" text:style-name="List8Level4" style:num-suffix="." style:num-format="1" text:display-levels="5">
        <style:list-level-properties text:space-before="5.715cm"/>
      </text:list-level-style-number>
      <text:list-level-style-number text:level="6" text:style-name="List8Level5" style:num-suffix="." style:num-format="1" text:display-levels="6">
        <style:list-level-properties text:space-before="7.303cm"/>
      </text:list-level-style-number>
      <text:list-level-style-number text:level="7" text:style-name="List8Level6" style:num-suffix="." style:num-format="1" text:display-levels="7">
        <style:list-level-properties text:space-before="8.255cm"/>
      </text:list-level-style-number>
      <text:list-level-style-number text:level="8" text:style-name="List8Level7" style:num-suffix="." style:num-format="1" text:display-levels="8">
        <style:list-level-properties text:space-before="9.525cm"/>
      </text:list-level-style-number>
      <text:list-level-style-number text:level="9" text:style-name="List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ist9Level0" style:num-suffix="." style:num-format="1">
        <style:list-level-properties text:space-before="0.635cm"/>
      </text:list-level-style-number>
      <text:list-level-style-number text:level="2" text:style-name="List9Level1" style:num-suffix="." style:num-format="1" text:display-levels="2">
        <style:list-level-properties text:space-before="1.905cm"/>
      </text:list-level-style-number>
      <text:list-level-style-number text:level="3" text:style-name="List9Level2" style:num-suffix="." style:num-format="1" text:display-levels="3">
        <style:list-level-properties text:space-before="3.493cm"/>
      </text:list-level-style-number>
      <text:list-level-style-number text:level="4" text:style-name="List9Level3" style:num-suffix="." style:num-format="1" text:display-levels="4">
        <style:list-level-properties text:space-before="4.445cm"/>
      </text:list-level-style-number>
      <text:list-level-style-number text:level="5" text:style-name="List9Level4" style:num-suffix="." style:num-format="1" text:display-levels="5">
        <style:list-level-properties text:space-before="5.715cm"/>
      </text:list-level-style-number>
      <text:list-level-style-number text:level="6" text:style-name="List9Level5" style:num-suffix="." style:num-format="1" text:display-levels="6">
        <style:list-level-properties text:space-before="7.303cm"/>
      </text:list-level-style-number>
      <text:list-level-style-number text:level="7" text:style-name="List9Level6" style:num-suffix="." style:num-format="1" text:display-levels="7">
        <style:list-level-properties text:space-before="8.255cm"/>
      </text:list-level-style-number>
      <text:list-level-style-number text:level="8" text:style-name="List9Level7" style:num-suffix="." style:num-format="1" text:display-levels="8">
        <style:list-level-properties text:space-before="9.525cm"/>
      </text:list-level-style-number>
      <text:list-level-style-number text:level="9" text:style-name="List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635cm"/>
      </text:list-level-style-number>
      <text:list-level-style-number text:level="2" text:style-name="List10Level1" style:num-suffix="." style:num-format="1" text:display-levels="2">
        <style:list-level-properties text:space-before="1.905cm"/>
      </text:list-level-style-number>
      <text:list-level-style-number text:level="3" text:style-name="List10Level2" style:num-suffix="." style:num-format="1" text:display-levels="3">
        <style:list-level-properties text:space-before="3.493cm"/>
      </text:list-level-style-number>
      <text:list-level-style-number text:level="4" text:style-name="List10Level3" style:num-suffix="." style:num-format="1" text:display-levels="4">
        <style:list-level-properties text:space-before="4.445cm"/>
      </text:list-level-style-number>
      <text:list-level-style-number text:level="5" text:style-name="List10Level4" style:num-suffix="." style:num-format="1" text:display-levels="5">
        <style:list-level-properties text:space-before="5.715cm"/>
      </text:list-level-style-number>
      <text:list-level-style-number text:level="6" text:style-name="List10Level5" style:num-suffix="." style:num-format="1" text:display-levels="6">
        <style:list-level-properties text:space-before="7.303cm"/>
      </text:list-level-style-number>
      <text:list-level-style-number text:level="7" text:style-name="List10Level6" style:num-suffix="." style:num-format="1" text:display-levels="7">
        <style:list-level-properties text:space-before="8.255cm"/>
      </text:list-level-style-number>
      <text:list-level-style-number text:level="8" text:style-name="List10Level7" style:num-suffix="." style:num-format="1" text:display-levels="8">
        <style:list-level-properties text:space-before="9.525cm"/>
      </text:list-level-style-number>
      <text:list-level-style-number text:level="9" text:style-name="List1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text:style-name="List11Level0" style:num-suffix="." style:num-format="1">
        <style:list-level-properties text:space-before="0.635cm"/>
      </text:list-level-style-number>
      <text:list-level-style-number text:level="2" text:style-name="List11Level1" style:num-suffix="." style:num-format="1" text:display-levels="2">
        <style:list-level-properties text:space-before="1.905cm"/>
      </text:list-level-style-number>
      <text:list-level-style-number text:level="3" text:style-name="List11Level2" style:num-suffix="." style:num-format="1" text:display-levels="3">
        <style:list-level-properties text:space-before="3.493cm"/>
      </text:list-level-style-number>
      <text:list-level-style-number text:level="4" text:style-name="List11Level3" style:num-suffix="." style:num-format="1" text:display-levels="4">
        <style:list-level-properties text:space-before="4.445cm"/>
      </text:list-level-style-number>
      <text:list-level-style-number text:level="5" text:style-name="List11Level4" style:num-suffix="." style:num-format="1" text:display-levels="5">
        <style:list-level-properties text:space-before="5.715cm"/>
      </text:list-level-style-number>
      <text:list-level-style-number text:level="6" text:style-name="List11Level5" style:num-suffix="." style:num-format="1" text:display-levels="6">
        <style:list-level-properties text:space-before="7.303cm"/>
      </text:list-level-style-number>
      <text:list-level-style-number text:level="7" text:style-name="List11Level6" style:num-suffix="." style:num-format="1" text:display-levels="7">
        <style:list-level-properties text:space-before="8.255cm"/>
      </text:list-level-style-number>
      <text:list-level-style-number text:level="8" text:style-name="List11Level7" style:num-suffix="." style:num-format="1" text:display-levels="8">
        <style:list-level-properties text:space-before="9.525cm"/>
      </text:list-level-style-number>
      <text:list-level-style-number text:level="9" text:style-name="List1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ist12Level0" style:num-suffix="." style:num-format="1">
        <style:list-level-properties text:space-before="0.635cm"/>
      </text:list-level-style-number>
      <text:list-level-style-number text:level="2" text:style-name="List12Level1" style:num-suffix="." style:num-format="1" text:display-levels="2">
        <style:list-level-properties text:space-before="1.905cm"/>
      </text:list-level-style-number>
      <text:list-level-style-number text:level="3" text:style-name="List12Level2" style:num-suffix="." style:num-format="1" text:display-levels="3">
        <style:list-level-properties text:space-before="3.493cm"/>
      </text:list-level-style-number>
      <text:list-level-style-number text:level="4" text:style-name="List12Level3" style:num-suffix="." style:num-format="1" text:display-levels="4">
        <style:list-level-properties text:space-before="4.445cm"/>
      </text:list-level-style-number>
      <text:list-level-style-number text:level="5" text:style-name="List12Level4" style:num-suffix="." style:num-format="1" text:display-levels="5">
        <style:list-level-properties text:space-before="5.715cm"/>
      </text:list-level-style-number>
      <text:list-level-style-number text:level="6" text:style-name="List12Level5" style:num-suffix="." style:num-format="1" text:display-levels="6">
        <style:list-level-properties text:space-before="7.303cm"/>
      </text:list-level-style-number>
      <text:list-level-style-number text:level="7" text:style-name="List12Level6" style:num-suffix="." style:num-format="1" text:display-levels="7">
        <style:list-level-properties text:space-before="8.255cm"/>
      </text:list-level-style-number>
      <text:list-level-style-number text:level="8" text:style-name="List12Level7" style:num-suffix="." style:num-format="1" text:display-levels="8">
        <style:list-level-properties text:space-before="9.525cm"/>
      </text:list-level-style-number>
      <text:list-level-style-number text:level="9" text:style-name="List1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number text:level="1" text:style-name="List13Level0" style:num-suffix="." style:num-format="1">
        <style:list-level-properties text:space-before="0.635cm"/>
      </text:list-level-style-number>
      <text:list-level-style-number text:level="2" text:style-name="List13Level1" style:num-suffix="." style:num-format="1" text:display-levels="2">
        <style:list-level-properties text:space-before="1.905cm"/>
      </text:list-level-style-number>
      <text:list-level-style-number text:level="3" text:style-name="List13Level2" style:num-suffix="." style:num-format="1" text:display-levels="3">
        <style:list-level-properties text:space-before="3.493cm"/>
      </text:list-level-style-number>
      <text:list-level-style-number text:level="4" text:style-name="List13Level3" style:num-suffix="." style:num-format="1" text:display-levels="4">
        <style:list-level-properties text:space-before="4.445cm"/>
      </text:list-level-style-number>
      <text:list-level-style-number text:level="5" text:style-name="List13Level4" style:num-suffix="." style:num-format="1" text:display-levels="5">
        <style:list-level-properties text:space-before="5.715cm"/>
      </text:list-level-style-number>
      <text:list-level-style-number text:level="6" text:style-name="List13Level5" style:num-suffix="." style:num-format="1" text:display-levels="6">
        <style:list-level-properties text:space-before="7.303cm"/>
      </text:list-level-style-number>
      <text:list-level-style-number text:level="7" text:style-name="List13Level6" style:num-suffix="." style:num-format="1" text:display-levels="7">
        <style:list-level-properties text:space-before="8.255cm"/>
      </text:list-level-style-number>
      <text:list-level-style-number text:level="8" text:style-name="List13Level7" style:num-suffix="." style:num-format="1" text:display-levels="8">
        <style:list-level-properties text:space-before="9.525cm"/>
      </text:list-level-style-number>
      <text:list-level-style-number text:level="9" text:style-name="List1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number text:level="1" text:style-name="List14Level0" style:num-suffix="." style:num-format="1">
        <style:list-level-properties text:space-before="0.635cm"/>
      </text:list-level-style-number>
      <text:list-level-style-number text:level="2" text:style-name="List14Level1" style:num-suffix="." style:num-format="1" text:display-levels="2">
        <style:list-level-properties text:space-before="1.905cm"/>
      </text:list-level-style-number>
      <text:list-level-style-number text:level="3" text:style-name="List14Level2" style:num-suffix="." style:num-format="1" text:display-levels="3">
        <style:list-level-properties text:space-before="3.493cm"/>
      </text:list-level-style-number>
      <text:list-level-style-number text:level="4" text:style-name="List14Level3" style:num-suffix="." style:num-format="1" text:display-levels="4">
        <style:list-level-properties text:space-before="4.445cm"/>
      </text:list-level-style-number>
      <text:list-level-style-number text:level="5" text:style-name="List14Level4" style:num-suffix="." style:num-format="1" text:display-levels="5">
        <style:list-level-properties text:space-before="5.715cm"/>
      </text:list-level-style-number>
      <text:list-level-style-number text:level="6" text:style-name="List14Level5" style:num-suffix="." style:num-format="1" text:display-levels="6">
        <style:list-level-properties text:space-before="7.303cm"/>
      </text:list-level-style-number>
      <text:list-level-style-number text:level="7" text:style-name="List14Level6" style:num-suffix="." style:num-format="1" text:display-levels="7">
        <style:list-level-properties text:space-before="8.255cm"/>
      </text:list-level-style-number>
      <text:list-level-style-number text:level="8" text:style-name="List14Level7" style:num-suffix="." style:num-format="1" text:display-levels="8">
        <style:list-level-properties text:space-before="9.525cm"/>
      </text:list-level-style-number>
      <text:list-level-style-number text:level="9" text:style-name="List1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number text:level="1" text:style-name="List15Level0" style:num-suffix="." style:num-format="1">
        <style:list-level-properties text:space-before="0.635cm"/>
      </text:list-level-style-number>
      <text:list-level-style-number text:level="2" text:style-name="List15Level1" style:num-suffix="." style:num-format="1" text:display-levels="2">
        <style:list-level-properties text:space-before="1.905cm"/>
      </text:list-level-style-number>
      <text:list-level-style-number text:level="3" text:style-name="List15Level2" style:num-suffix="." style:num-format="1" text:display-levels="3">
        <style:list-level-properties text:space-before="3.493cm"/>
      </text:list-level-style-number>
      <text:list-level-style-number text:level="4" text:style-name="List15Level3" style:num-suffix="." style:num-format="1" text:display-levels="4">
        <style:list-level-properties text:space-before="4.445cm"/>
      </text:list-level-style-number>
      <text:list-level-style-number text:level="5" text:style-name="List15Level4" style:num-suffix="." style:num-format="1" text:display-levels="5">
        <style:list-level-properties text:space-before="5.715cm"/>
      </text:list-level-style-number>
      <text:list-level-style-number text:level="6" text:style-name="List15Level5" style:num-suffix="." style:num-format="1" text:display-levels="6">
        <style:list-level-properties text:space-before="7.303cm"/>
      </text:list-level-style-number>
      <text:list-level-style-number text:level="7" text:style-name="List15Level6" style:num-suffix="." style:num-format="1" text:display-levels="7">
        <style:list-level-properties text:space-before="8.255cm"/>
      </text:list-level-style-number>
      <text:list-level-style-number text:level="8" text:style-name="List15Level7" style:num-suffix="." style:num-format="1" text:display-levels="8">
        <style:list-level-properties text:space-before="9.525cm"/>
      </text:list-level-style-number>
      <text:list-level-style-number text:level="9" text:style-name="List1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number text:level="1" text:style-name="List16Level0" style:num-suffix="." style:num-format="1">
        <style:list-level-properties text:space-before="0.635cm"/>
      </text:list-level-style-number>
      <text:list-level-style-number text:level="2" text:style-name="List16Level1" style:num-suffix="." style:num-format="1" text:display-levels="2">
        <style:list-level-properties text:space-before="1.905cm"/>
      </text:list-level-style-number>
      <text:list-level-style-number text:level="3" text:style-name="List16Level2" style:num-suffix="." style:num-format="1" text:display-levels="3">
        <style:list-level-properties text:space-before="3.493cm"/>
      </text:list-level-style-number>
      <text:list-level-style-number text:level="4" text:style-name="List16Level3" style:num-suffix="." style:num-format="1" text:display-levels="4">
        <style:list-level-properties text:space-before="4.445cm"/>
      </text:list-level-style-number>
      <text:list-level-style-number text:level="5" text:style-name="List16Level4" style:num-suffix="." style:num-format="1" text:display-levels="5">
        <style:list-level-properties text:space-before="5.715cm"/>
      </text:list-level-style-number>
      <text:list-level-style-number text:level="6" text:style-name="List16Level5" style:num-suffix="." style:num-format="1" text:display-levels="6">
        <style:list-level-properties text:space-before="7.303cm"/>
      </text:list-level-style-number>
      <text:list-level-style-number text:level="7" text:style-name="List16Level6" style:num-suffix="." style:num-format="1" text:display-levels="7">
        <style:list-level-properties text:space-before="8.255cm"/>
      </text:list-level-style-number>
      <text:list-level-style-number text:level="8" text:style-name="List16Level7" style:num-suffix="." style:num-format="1" text:display-levels="8">
        <style:list-level-properties text:space-before="9.525cm"/>
      </text:list-level-style-number>
      <text:list-level-style-number text:level="9" text:style-name="List1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number text:level="1" text:style-name="List17Level0" style:num-suffix="." style:num-format="1">
        <style:list-level-properties text:space-before="0.635cm"/>
      </text:list-level-style-number>
      <text:list-level-style-number text:level="2" text:style-name="List17Level1" style:num-suffix="." style:num-format="1" text:display-levels="2">
        <style:list-level-properties text:space-before="1.905cm"/>
      </text:list-level-style-number>
      <text:list-level-style-number text:level="3" text:style-name="List17Level2" style:num-suffix="." style:num-format="1" text:display-levels="3">
        <style:list-level-properties text:space-before="3.493cm"/>
      </text:list-level-style-number>
      <text:list-level-style-number text:level="4" text:style-name="List17Level3" style:num-suffix="." style:num-format="1" text:display-levels="4">
        <style:list-level-properties text:space-before="4.445cm"/>
      </text:list-level-style-number>
      <text:list-level-style-number text:level="5" text:style-name="List17Level4" style:num-suffix="." style:num-format="1" text:display-levels="5">
        <style:list-level-properties text:space-before="5.715cm"/>
      </text:list-level-style-number>
      <text:list-level-style-number text:level="6" text:style-name="List17Level5" style:num-suffix="." style:num-format="1" text:display-levels="6">
        <style:list-level-properties text:space-before="7.303cm"/>
      </text:list-level-style-number>
      <text:list-level-style-number text:level="7" text:style-name="List17Level6" style:num-suffix="." style:num-format="1" text:display-levels="7">
        <style:list-level-properties text:space-before="8.255cm"/>
      </text:list-level-style-number>
      <text:list-level-style-number text:level="8" text:style-name="List17Level7" style:num-suffix="." style:num-format="1" text:display-levels="8">
        <style:list-level-properties text:space-before="9.525cm"/>
      </text:list-level-style-number>
      <text:list-level-style-number text:level="9" text:style-name="List1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number text:level="1" text:style-name="List18Level0" style:num-suffix="." style:num-format="1">
        <style:list-level-properties text:space-before="0.635cm"/>
      </text:list-level-style-number>
      <text:list-level-style-number text:level="2" text:style-name="List18Level1" style:num-suffix="." style:num-format="1" text:display-levels="2">
        <style:list-level-properties text:space-before="1.905cm"/>
      </text:list-level-style-number>
      <text:list-level-style-number text:level="3" text:style-name="List18Level2" style:num-suffix="." style:num-format="1" text:display-levels="3">
        <style:list-level-properties text:space-before="3.493cm"/>
      </text:list-level-style-number>
      <text:list-level-style-number text:level="4" text:style-name="List18Level3" style:num-suffix="." style:num-format="1" text:display-levels="4">
        <style:list-level-properties text:space-before="4.445cm"/>
      </text:list-level-style-number>
      <text:list-level-style-number text:level="5" text:style-name="List18Level4" style:num-suffix="." style:num-format="1" text:display-levels="5">
        <style:list-level-properties text:space-before="5.715cm"/>
      </text:list-level-style-number>
      <text:list-level-style-number text:level="6" text:style-name="List18Level5" style:num-suffix="." style:num-format="1" text:display-levels="6">
        <style:list-level-properties text:space-before="7.303cm"/>
      </text:list-level-style-number>
      <text:list-level-style-number text:level="7" text:style-name="List18Level6" style:num-suffix="." style:num-format="1" text:display-levels="7">
        <style:list-level-properties text:space-before="8.255cm"/>
      </text:list-level-style-number>
      <text:list-level-style-number text:level="8" text:style-name="List18Level7" style:num-suffix="." style:num-format="1" text:display-levels="8">
        <style:list-level-properties text:space-before="9.525cm"/>
      </text:list-level-style-number>
      <text:list-level-style-number text:level="9" text:style-name="List1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ist19Level0" style:num-suffix="." style:num-format="1">
        <style:list-level-properties text:space-before="0.635cm"/>
      </text:list-level-style-number>
      <text:list-level-style-number text:level="2" text:style-name="List19Level1" style:num-suffix="." style:num-format="1" text:display-levels="2">
        <style:list-level-properties text:space-before="1.905cm"/>
      </text:list-level-style-number>
      <text:list-level-style-number text:level="3" text:style-name="List19Level2" style:num-suffix="." style:num-format="1" text:display-levels="3">
        <style:list-level-properties text:space-before="3.493cm"/>
      </text:list-level-style-number>
      <text:list-level-style-number text:level="4" text:style-name="List19Level3" style:num-suffix="." style:num-format="1" text:display-levels="4">
        <style:list-level-properties text:space-before="4.445cm"/>
      </text:list-level-style-number>
      <text:list-level-style-number text:level="5" text:style-name="List19Level4" style:num-suffix="." style:num-format="1" text:display-levels="5">
        <style:list-level-properties text:space-before="5.715cm"/>
      </text:list-level-style-number>
      <text:list-level-style-number text:level="6" text:style-name="List19Level5" style:num-suffix="." style:num-format="1" text:display-levels="6">
        <style:list-level-properties text:space-before="7.303cm"/>
      </text:list-level-style-number>
      <text:list-level-style-number text:level="7" text:style-name="List19Level6" style:num-suffix="." style:num-format="1" text:display-levels="7">
        <style:list-level-properties text:space-before="8.255cm"/>
      </text:list-level-style-number>
      <text:list-level-style-number text:level="8" text:style-name="List19Level7" style:num-suffix="." style:num-format="1" text:display-levels="8">
        <style:list-level-properties text:space-before="9.525cm"/>
      </text:list-level-style-number>
      <text:list-level-style-number text:level="9" text:style-name="List1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ist20Level0" style:num-suffix="." style:num-format="1">
        <style:list-level-properties text:space-before="0.635cm"/>
      </text:list-level-style-number>
      <text:list-level-style-number text:level="2" text:style-name="List20Level1" style:num-suffix="." style:num-format="1" text:display-levels="2">
        <style:list-level-properties text:space-before="1.905cm"/>
      </text:list-level-style-number>
      <text:list-level-style-number text:level="3" text:style-name="List20Level2" style:num-suffix="." style:num-format="1" text:display-levels="3">
        <style:list-level-properties text:space-before="3.493cm"/>
      </text:list-level-style-number>
      <text:list-level-style-number text:level="4" text:style-name="List20Level3" style:num-suffix="." style:num-format="1" text:display-levels="4">
        <style:list-level-properties text:space-before="4.445cm"/>
      </text:list-level-style-number>
      <text:list-level-style-number text:level="5" text:style-name="List20Level4" style:num-suffix="." style:num-format="1" text:display-levels="5">
        <style:list-level-properties text:space-before="5.715cm"/>
      </text:list-level-style-number>
      <text:list-level-style-number text:level="6" text:style-name="List20Level5" style:num-suffix="." style:num-format="1" text:display-levels="6">
        <style:list-level-properties text:space-before="7.303cm"/>
      </text:list-level-style-number>
      <text:list-level-style-number text:level="7" text:style-name="List20Level6" style:num-suffix="." style:num-format="1" text:display-levels="7">
        <style:list-level-properties text:space-before="8.255cm"/>
      </text:list-level-style-number>
      <text:list-level-style-number text:level="8" text:style-name="List20Level7" style:num-suffix="." style:num-format="1" text:display-levels="8">
        <style:list-level-properties text:space-before="9.525cm"/>
      </text:list-level-style-number>
      <text:list-level-style-number text:level="9" text:style-name="List2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number text:level="1" text:style-name="List21Level0" style:num-suffix="." style:num-format="1">
        <style:list-level-properties text:space-before="0.635cm"/>
      </text:list-level-style-number>
      <text:list-level-style-number text:level="2" text:style-name="List21Level1" style:num-suffix="." style:num-format="1" text:display-levels="2">
        <style:list-level-properties text:space-before="1.905cm"/>
      </text:list-level-style-number>
      <text:list-level-style-number text:level="3" text:style-name="List21Level2" style:num-suffix="." style:num-format="1" text:display-levels="3">
        <style:list-level-properties text:space-before="3.493cm"/>
      </text:list-level-style-number>
      <text:list-level-style-number text:level="4" text:style-name="List21Level3" style:num-suffix="." style:num-format="1" text:display-levels="4">
        <style:list-level-properties text:space-before="4.445cm"/>
      </text:list-level-style-number>
      <text:list-level-style-number text:level="5" text:style-name="List21Level4" style:num-suffix="." style:num-format="1" text:display-levels="5">
        <style:list-level-properties text:space-before="5.715cm"/>
      </text:list-level-style-number>
      <text:list-level-style-number text:level="6" text:style-name="List21Level5" style:num-suffix="." style:num-format="1" text:display-levels="6">
        <style:list-level-properties text:space-before="7.303cm"/>
      </text:list-level-style-number>
      <text:list-level-style-number text:level="7" text:style-name="List21Level6" style:num-suffix="." style:num-format="1" text:display-levels="7">
        <style:list-level-properties text:space-before="8.255cm"/>
      </text:list-level-style-number>
      <text:list-level-style-number text:level="8" text:style-name="List21Level7" style:num-suffix="." style:num-format="1" text:display-levels="8">
        <style:list-level-properties text:space-before="9.525cm"/>
      </text:list-level-style-number>
      <text:list-level-style-number text:level="9" text:style-name="List2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number text:level="1" text:style-name="List22Level0" style:num-suffix="." style:num-format="1">
        <style:list-level-properties text:space-before="0.635cm"/>
      </text:list-level-style-number>
      <text:list-level-style-number text:level="2" text:style-name="List22Level1" style:num-suffix="." style:num-format="1" text:display-levels="2">
        <style:list-level-properties text:space-before="1.905cm"/>
      </text:list-level-style-number>
      <text:list-level-style-number text:level="3" text:style-name="List22Level2" style:num-suffix="." style:num-format="1" text:display-levels="3">
        <style:list-level-properties text:space-before="3.493cm"/>
      </text:list-level-style-number>
      <text:list-level-style-number text:level="4" text:style-name="List22Level3" style:num-suffix="." style:num-format="1" text:display-levels="4">
        <style:list-level-properties text:space-before="4.445cm"/>
      </text:list-level-style-number>
      <text:list-level-style-number text:level="5" text:style-name="List22Level4" style:num-suffix="." style:num-format="1" text:display-levels="5">
        <style:list-level-properties text:space-before="5.715cm"/>
      </text:list-level-style-number>
      <text:list-level-style-number text:level="6" text:style-name="List22Level5" style:num-suffix="." style:num-format="1" text:display-levels="6">
        <style:list-level-properties text:space-before="7.303cm"/>
      </text:list-level-style-number>
      <text:list-level-style-number text:level="7" text:style-name="List22Level6" style:num-suffix="." style:num-format="1" text:display-levels="7">
        <style:list-level-properties text:space-before="8.255cm"/>
      </text:list-level-style-number>
      <text:list-level-style-number text:level="8" text:style-name="List22Level7" style:num-suffix="." style:num-format="1" text:display-levels="8">
        <style:list-level-properties text:space-before="9.525cm"/>
      </text:list-level-style-number>
      <text:list-level-style-number text:level="9" text:style-name="List2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number text:level="1" text:style-name="List23Level0" style:num-suffix="." style:num-format="1">
        <style:list-level-properties text:space-before="0.635cm"/>
      </text:list-level-style-number>
      <text:list-level-style-number text:level="2" text:style-name="List23Level1" style:num-suffix="." style:num-format="1" text:display-levels="2">
        <style:list-level-properties text:space-before="1.905cm"/>
      </text:list-level-style-number>
      <text:list-level-style-number text:level="3" text:style-name="List23Level2" style:num-suffix="." style:num-format="1" text:display-levels="3">
        <style:list-level-properties text:space-before="3.493cm"/>
      </text:list-level-style-number>
      <text:list-level-style-number text:level="4" text:style-name="List23Level3" style:num-suffix="." style:num-format="1" text:display-levels="4">
        <style:list-level-properties text:space-before="4.445cm"/>
      </text:list-level-style-number>
      <text:list-level-style-number text:level="5" text:style-name="List23Level4" style:num-suffix="." style:num-format="1" text:display-levels="5">
        <style:list-level-properties text:space-before="5.715cm"/>
      </text:list-level-style-number>
      <text:list-level-style-number text:level="6" text:style-name="List23Level5" style:num-suffix="." style:num-format="1" text:display-levels="6">
        <style:list-level-properties text:space-before="7.303cm"/>
      </text:list-level-style-number>
      <text:list-level-style-number text:level="7" text:style-name="List23Level6" style:num-suffix="." style:num-format="1" text:display-levels="7">
        <style:list-level-properties text:space-before="8.255cm"/>
      </text:list-level-style-number>
      <text:list-level-style-number text:level="8" text:style-name="List23Level7" style:num-suffix="." style:num-format="1" text:display-levels="8">
        <style:list-level-properties text:space-before="9.525cm"/>
      </text:list-level-style-number>
      <text:list-level-style-number text:level="9" text:style-name="List2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">
      <text:list-level-style-number text:level="1" text:style-name="List24Level0" style:num-suffix="." style:num-format="1">
        <style:list-level-properties text:space-before="0.635cm"/>
      </text:list-level-style-number>
      <text:list-level-style-number text:level="2" text:style-name="List24Level1" style:num-suffix="." style:num-format="1" text:display-levels="2">
        <style:list-level-properties text:space-before="1.905cm"/>
      </text:list-level-style-number>
      <text:list-level-style-number text:level="3" text:style-name="List24Level2" style:num-suffix="." style:num-format="1" text:display-levels="3">
        <style:list-level-properties text:space-before="3.493cm"/>
      </text:list-level-style-number>
      <text:list-level-style-number text:level="4" text:style-name="List24Level3" style:num-suffix="." style:num-format="1" text:display-levels="4">
        <style:list-level-properties text:space-before="4.445cm"/>
      </text:list-level-style-number>
      <text:list-level-style-number text:level="5" text:style-name="List24Level4" style:num-suffix="." style:num-format="1" text:display-levels="5">
        <style:list-level-properties text:space-before="5.715cm"/>
      </text:list-level-style-number>
      <text:list-level-style-number text:level="6" text:style-name="List24Level5" style:num-suffix="." style:num-format="1" text:display-levels="6">
        <style:list-level-properties text:space-before="7.303cm"/>
      </text:list-level-style-number>
      <text:list-level-style-number text:level="7" text:style-name="List24Level6" style:num-suffix="." style:num-format="1" text:display-levels="7">
        <style:list-level-properties text:space-before="8.255cm"/>
      </text:list-level-style-number>
      <text:list-level-style-number text:level="8" text:style-name="List24Level7" style:num-suffix="." style:num-format="1" text:display-levels="8">
        <style:list-level-properties text:space-before="9.525cm"/>
      </text:list-level-style-number>
      <text:list-level-style-number text:level="9" text:style-name="List2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">
      <text:list-level-style-number text:level="1" text:style-name="List25Level0" style:num-suffix="." style:num-format="1">
        <style:list-level-properties text:space-before="0.635cm"/>
      </text:list-level-style-number>
      <text:list-level-style-number text:level="2" text:style-name="List25Level1" style:num-suffix="." style:num-format="1" text:display-levels="2">
        <style:list-level-properties text:space-before="1.905cm"/>
      </text:list-level-style-number>
      <text:list-level-style-number text:level="3" text:style-name="List25Level2" style:num-suffix="." style:num-format="1" text:display-levels="3">
        <style:list-level-properties text:space-before="3.493cm"/>
      </text:list-level-style-number>
      <text:list-level-style-number text:level="4" text:style-name="List25Level3" style:num-suffix="." style:num-format="1" text:display-levels="4">
        <style:list-level-properties text:space-before="4.445cm"/>
      </text:list-level-style-number>
      <text:list-level-style-number text:level="5" text:style-name="List25Level4" style:num-suffix="." style:num-format="1" text:display-levels="5">
        <style:list-level-properties text:space-before="5.715cm"/>
      </text:list-level-style-number>
      <text:list-level-style-number text:level="6" text:style-name="List25Level5" style:num-suffix="." style:num-format="1" text:display-levels="6">
        <style:list-level-properties text:space-before="7.303cm"/>
      </text:list-level-style-number>
      <text:list-level-style-number text:level="7" text:style-name="List25Level6" style:num-suffix="." style:num-format="1" text:display-levels="7">
        <style:list-level-properties text:space-before="8.255cm"/>
      </text:list-level-style-number>
      <text:list-level-style-number text:level="8" text:style-name="List25Level7" style:num-suffix="." style:num-format="1" text:display-levels="8">
        <style:list-level-properties text:space-before="9.525cm"/>
      </text:list-level-style-number>
      <text:list-level-style-number text:level="9" text:style-name="List2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">
      <text:list-level-style-number text:level="1" text:style-name="List26Level0" style:num-suffix="." style:num-format="1">
        <style:list-level-properties text:space-before="0.635cm"/>
      </text:list-level-style-number>
      <text:list-level-style-number text:level="2" text:style-name="List26Level1" style:num-suffix="." style:num-format="1" text:display-levels="2">
        <style:list-level-properties text:space-before="1.905cm"/>
      </text:list-level-style-number>
      <text:list-level-style-number text:level="3" text:style-name="List26Level2" style:num-suffix="." style:num-format="1" text:display-levels="3">
        <style:list-level-properties text:space-before="3.493cm"/>
      </text:list-level-style-number>
      <text:list-level-style-number text:level="4" text:style-name="List26Level3" style:num-suffix="." style:num-format="1" text:display-levels="4">
        <style:list-level-properties text:space-before="4.445cm"/>
      </text:list-level-style-number>
      <text:list-level-style-number text:level="5" text:style-name="List26Level4" style:num-suffix="." style:num-format="1" text:display-levels="5">
        <style:list-level-properties text:space-before="5.715cm"/>
      </text:list-level-style-number>
      <text:list-level-style-number text:level="6" text:style-name="List26Level5" style:num-suffix="." style:num-format="1" text:display-levels="6">
        <style:list-level-properties text:space-before="7.303cm"/>
      </text:list-level-style-number>
      <text:list-level-style-number text:level="7" text:style-name="List26Level6" style:num-suffix="." style:num-format="1" text:display-levels="7">
        <style:list-level-properties text:space-before="8.255cm"/>
      </text:list-level-style-number>
      <text:list-level-style-number text:level="8" text:style-name="List26Level7" style:num-suffix="." style:num-format="1" text:display-levels="8">
        <style:list-level-properties text:space-before="9.525cm"/>
      </text:list-level-style-number>
      <text:list-level-style-number text:level="9" text:style-name="List2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">
      <text:list-level-style-number text:level="1" text:style-name="List27Level0" style:num-suffix="." style:num-format="1">
        <style:list-level-properties text:space-before="0.635cm"/>
      </text:list-level-style-number>
      <text:list-level-style-number text:level="2" text:style-name="List27Level1" style:num-suffix="." style:num-format="1" text:display-levels="2">
        <style:list-level-properties text:space-before="1.905cm"/>
      </text:list-level-style-number>
      <text:list-level-style-number text:level="3" text:style-name="List27Level2" style:num-suffix="." style:num-format="1" text:display-levels="3">
        <style:list-level-properties text:space-before="3.493cm"/>
      </text:list-level-style-number>
      <text:list-level-style-number text:level="4" text:style-name="List27Level3" style:num-suffix="." style:num-format="1" text:display-levels="4">
        <style:list-level-properties text:space-before="4.445cm"/>
      </text:list-level-style-number>
      <text:list-level-style-number text:level="5" text:style-name="List27Level4" style:num-suffix="." style:num-format="1" text:display-levels="5">
        <style:list-level-properties text:space-before="5.715cm"/>
      </text:list-level-style-number>
      <text:list-level-style-number text:level="6" text:style-name="List27Level5" style:num-suffix="." style:num-format="1" text:display-levels="6">
        <style:list-level-properties text:space-before="7.303cm"/>
      </text:list-level-style-number>
      <text:list-level-style-number text:level="7" text:style-name="List27Level6" style:num-suffix="." style:num-format="1" text:display-levels="7">
        <style:list-level-properties text:space-before="8.255cm"/>
      </text:list-level-style-number>
      <text:list-level-style-number text:level="8" text:style-name="List27Level7" style:num-suffix="." style:num-format="1" text:display-levels="8">
        <style:list-level-properties text:space-before="9.525cm"/>
      </text:list-level-style-number>
      <text:list-level-style-number text:level="9" text:style-name="List2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8">
      <text:list-level-style-number text:level="1" text:style-name="List28Level0" style:num-suffix="." style:num-format="1">
        <style:list-level-properties text:space-before="0.635cm"/>
      </text:list-level-style-number>
      <text:list-level-style-number text:level="2" text:style-name="List28Level1" style:num-suffix="." style:num-format="1" text:display-levels="2">
        <style:list-level-properties text:space-before="1.905cm"/>
      </text:list-level-style-number>
      <text:list-level-style-number text:level="3" text:style-name="List28Level2" style:num-suffix="." style:num-format="1" text:display-levels="3">
        <style:list-level-properties text:space-before="3.493cm"/>
      </text:list-level-style-number>
      <text:list-level-style-number text:level="4" text:style-name="List28Level3" style:num-suffix="." style:num-format="1" text:display-levels="4">
        <style:list-level-properties text:space-before="4.445cm"/>
      </text:list-level-style-number>
      <text:list-level-style-number text:level="5" text:style-name="List28Level4" style:num-suffix="." style:num-format="1" text:display-levels="5">
        <style:list-level-properties text:space-before="5.715cm"/>
      </text:list-level-style-number>
      <text:list-level-style-number text:level="6" text:style-name="List28Level5" style:num-suffix="." style:num-format="1" text:display-levels="6">
        <style:list-level-properties text:space-before="7.303cm"/>
      </text:list-level-style-number>
      <text:list-level-style-number text:level="7" text:style-name="List28Level6" style:num-suffix="." style:num-format="1" text:display-levels="7">
        <style:list-level-properties text:space-before="8.255cm"/>
      </text:list-level-style-number>
      <text:list-level-style-number text:level="8" text:style-name="List28Level7" style:num-suffix="." style:num-format="1" text:display-levels="8">
        <style:list-level-properties text:space-before="9.525cm"/>
      </text:list-level-style-number>
      <text:list-level-style-number text:level="9" text:style-name="List2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9">
      <text:list-level-style-number text:level="1" text:style-name="List29Level0" style:num-suffix="." style:num-format="1">
        <style:list-level-properties text:space-before="0.635cm"/>
      </text:list-level-style-number>
      <text:list-level-style-number text:level="2" text:style-name="List29Level1" style:num-suffix="." style:num-format="1" text:display-levels="2">
        <style:list-level-properties text:space-before="1.905cm"/>
      </text:list-level-style-number>
      <text:list-level-style-number text:level="3" text:style-name="List29Level2" style:num-suffix="." style:num-format="1" text:display-levels="3">
        <style:list-level-properties text:space-before="3.493cm"/>
      </text:list-level-style-number>
      <text:list-level-style-number text:level="4" text:style-name="List29Level3" style:num-suffix="." style:num-format="1" text:display-levels="4">
        <style:list-level-properties text:space-before="4.445cm"/>
      </text:list-level-style-number>
      <text:list-level-style-number text:level="5" text:style-name="List29Level4" style:num-suffix="." style:num-format="1" text:display-levels="5">
        <style:list-level-properties text:space-before="5.715cm"/>
      </text:list-level-style-number>
      <text:list-level-style-number text:level="6" text:style-name="List29Level5" style:num-suffix="." style:num-format="1" text:display-levels="6">
        <style:list-level-properties text:space-before="7.303cm"/>
      </text:list-level-style-number>
      <text:list-level-style-number text:level="7" text:style-name="List29Level6" style:num-suffix="." style:num-format="1" text:display-levels="7">
        <style:list-level-properties text:space-before="8.255cm"/>
      </text:list-level-style-number>
      <text:list-level-style-number text:level="8" text:style-name="List29Level7" style:num-suffix="." style:num-format="1" text:display-levels="8">
        <style:list-level-properties text:space-before="9.525cm"/>
      </text:list-level-style-number>
      <text:list-level-style-number text:level="9" text:style-name="List2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0">
      <text:list-level-style-number text:level="1" text:style-name="List30Level0" style:num-suffix="." style:num-format="1">
        <style:list-level-properties text:space-before="0.635cm"/>
      </text:list-level-style-number>
      <text:list-level-style-number text:level="2" text:style-name="List30Level1" style:num-suffix="." style:num-format="1" text:display-levels="2">
        <style:list-level-properties text:space-before="1.905cm"/>
      </text:list-level-style-number>
      <text:list-level-style-number text:level="3" text:style-name="List30Level2" style:num-suffix="." style:num-format="1" text:display-levels="3">
        <style:list-level-properties text:space-before="3.493cm"/>
      </text:list-level-style-number>
      <text:list-level-style-number text:level="4" text:style-name="List30Level3" style:num-suffix="." style:num-format="1" text:display-levels="4">
        <style:list-level-properties text:space-before="4.445cm"/>
      </text:list-level-style-number>
      <text:list-level-style-number text:level="5" text:style-name="List30Level4" style:num-suffix="." style:num-format="1" text:display-levels="5">
        <style:list-level-properties text:space-before="5.715cm"/>
      </text:list-level-style-number>
      <text:list-level-style-number text:level="6" text:style-name="List30Level5" style:num-suffix="." style:num-format="1" text:display-levels="6">
        <style:list-level-properties text:space-before="7.303cm"/>
      </text:list-level-style-number>
      <text:list-level-style-number text:level="7" text:style-name="List30Level6" style:num-suffix="." style:num-format="1" text:display-levels="7">
        <style:list-level-properties text:space-before="8.255cm"/>
      </text:list-level-style-number>
      <text:list-level-style-number text:level="8" text:style-name="List30Level7" style:num-suffix="." style:num-format="1" text:display-levels="8">
        <style:list-level-properties text:space-before="9.525cm"/>
      </text:list-level-style-number>
      <text:list-level-style-number text:level="9" text:style-name="List3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1">
      <text:list-level-style-number text:level="1" text:style-name="List31Level0" style:num-suffix="." style:num-format="1">
        <style:list-level-properties text:space-before="0.635cm"/>
      </text:list-level-style-number>
      <text:list-level-style-number text:level="2" text:style-name="List31Level1" style:num-suffix="." style:num-format="1" text:display-levels="2">
        <style:list-level-properties text:space-before="1.905cm"/>
      </text:list-level-style-number>
      <text:list-level-style-number text:level="3" text:style-name="List31Level2" style:num-suffix="." style:num-format="1" text:display-levels="3">
        <style:list-level-properties text:space-before="3.493cm"/>
      </text:list-level-style-number>
      <text:list-level-style-number text:level="4" text:style-name="List31Level3" style:num-suffix="." style:num-format="1" text:display-levels="4">
        <style:list-level-properties text:space-before="4.445cm"/>
      </text:list-level-style-number>
      <text:list-level-style-number text:level="5" text:style-name="List31Level4" style:num-suffix="." style:num-format="1" text:display-levels="5">
        <style:list-level-properties text:space-before="5.715cm"/>
      </text:list-level-style-number>
      <text:list-level-style-number text:level="6" text:style-name="List31Level5" style:num-suffix="." style:num-format="1" text:display-levels="6">
        <style:list-level-properties text:space-before="7.303cm"/>
      </text:list-level-style-number>
      <text:list-level-style-number text:level="7" text:style-name="List31Level6" style:num-suffix="." style:num-format="1" text:display-levels="7">
        <style:list-level-properties text:space-before="8.255cm"/>
      </text:list-level-style-number>
      <text:list-level-style-number text:level="8" text:style-name="List31Level7" style:num-suffix="." style:num-format="1" text:display-levels="8">
        <style:list-level-properties text:space-before="9.525cm"/>
      </text:list-level-style-number>
      <text:list-level-style-number text:level="9" text:style-name="List3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2">
      <text:list-level-style-number text:level="1" text:style-name="List32Level0" style:num-suffix="." style:num-format="1">
        <style:list-level-properties text:space-before="0.635cm"/>
      </text:list-level-style-number>
      <text:list-level-style-number text:level="2" text:style-name="List32Level1" style:num-suffix="." style:num-format="1" text:display-levels="2">
        <style:list-level-properties text:space-before="1.905cm"/>
      </text:list-level-style-number>
      <text:list-level-style-number text:level="3" text:style-name="List32Level2" style:num-suffix="." style:num-format="1" text:display-levels="3">
        <style:list-level-properties text:space-before="3.493cm"/>
      </text:list-level-style-number>
      <text:list-level-style-number text:level="4" text:style-name="List32Level3" style:num-suffix="." style:num-format="1" text:display-levels="4">
        <style:list-level-properties text:space-before="4.445cm"/>
      </text:list-level-style-number>
      <text:list-level-style-number text:level="5" text:style-name="List32Level4" style:num-suffix="." style:num-format="1" text:display-levels="5">
        <style:list-level-properties text:space-before="5.715cm"/>
      </text:list-level-style-number>
      <text:list-level-style-number text:level="6" text:style-name="List32Level5" style:num-suffix="." style:num-format="1" text:display-levels="6">
        <style:list-level-properties text:space-before="7.303cm"/>
      </text:list-level-style-number>
      <text:list-level-style-number text:level="7" text:style-name="List32Level6" style:num-suffix="." style:num-format="1" text:display-levels="7">
        <style:list-level-properties text:space-before="8.255cm"/>
      </text:list-level-style-number>
      <text:list-level-style-number text:level="8" text:style-name="List32Level7" style:num-suffix="." style:num-format="1" text:display-levels="8">
        <style:list-level-properties text:space-before="9.525cm"/>
      </text:list-level-style-number>
      <text:list-level-style-number text:level="9" text:style-name="List3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3">
      <text:list-level-style-number text:level="1" text:style-name="List33Level0" style:num-suffix="." style:num-format="1">
        <style:list-level-properties text:space-before="0.635cm"/>
      </text:list-level-style-number>
      <text:list-level-style-number text:level="2" text:style-name="List33Level1" style:num-suffix="." style:num-format="1" text:display-levels="2">
        <style:list-level-properties text:space-before="1.905cm"/>
      </text:list-level-style-number>
      <text:list-level-style-number text:level="3" text:style-name="List33Level2" style:num-suffix="." style:num-format="1" text:display-levels="3">
        <style:list-level-properties text:space-before="3.493cm"/>
      </text:list-level-style-number>
      <text:list-level-style-number text:level="4" text:style-name="List33Level3" style:num-suffix="." style:num-format="1" text:display-levels="4">
        <style:list-level-properties text:space-before="4.445cm"/>
      </text:list-level-style-number>
      <text:list-level-style-number text:level="5" text:style-name="List33Level4" style:num-suffix="." style:num-format="1" text:display-levels="5">
        <style:list-level-properties text:space-before="5.715cm"/>
      </text:list-level-style-number>
      <text:list-level-style-number text:level="6" text:style-name="List33Level5" style:num-suffix="." style:num-format="1" text:display-levels="6">
        <style:list-level-properties text:space-before="7.303cm"/>
      </text:list-level-style-number>
      <text:list-level-style-number text:level="7" text:style-name="List33Level6" style:num-suffix="." style:num-format="1" text:display-levels="7">
        <style:list-level-properties text:space-before="8.255cm"/>
      </text:list-level-style-number>
      <text:list-level-style-number text:level="8" text:style-name="List33Level7" style:num-suffix="." style:num-format="1" text:display-levels="8">
        <style:list-level-properties text:space-before="9.525cm"/>
      </text:list-level-style-number>
      <text:list-level-style-number text:level="9" text:style-name="List3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4">
      <text:list-level-style-number text:level="1" text:style-name="List34Level0" style:num-suffix="." style:num-format="1">
        <style:list-level-properties text:space-before="0.635cm"/>
      </text:list-level-style-number>
      <text:list-level-style-number text:level="2" text:style-name="List34Level1" style:num-suffix="." style:num-format="1" text:display-levels="2">
        <style:list-level-properties text:space-before="1.905cm"/>
      </text:list-level-style-number>
      <text:list-level-style-number text:level="3" text:style-name="List34Level2" style:num-suffix="." style:num-format="1" text:display-levels="3">
        <style:list-level-properties text:space-before="3.493cm"/>
      </text:list-level-style-number>
      <text:list-level-style-number text:level="4" text:style-name="List34Level3" style:num-suffix="." style:num-format="1" text:display-levels="4">
        <style:list-level-properties text:space-before="4.445cm"/>
      </text:list-level-style-number>
      <text:list-level-style-number text:level="5" text:style-name="List34Level4" style:num-suffix="." style:num-format="1" text:display-levels="5">
        <style:list-level-properties text:space-before="5.715cm"/>
      </text:list-level-style-number>
      <text:list-level-style-number text:level="6" text:style-name="List34Level5" style:num-suffix="." style:num-format="1" text:display-levels="6">
        <style:list-level-properties text:space-before="7.303cm"/>
      </text:list-level-style-number>
      <text:list-level-style-number text:level="7" text:style-name="List34Level6" style:num-suffix="." style:num-format="1" text:display-levels="7">
        <style:list-level-properties text:space-before="8.255cm"/>
      </text:list-level-style-number>
      <text:list-level-style-number text:level="8" text:style-name="List34Level7" style:num-suffix="." style:num-format="1" text:display-levels="8">
        <style:list-level-properties text:space-before="9.525cm"/>
      </text:list-level-style-number>
      <text:list-level-style-number text:level="9" text:style-name="List3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5">
      <text:list-level-style-number text:level="1" text:style-name="List35Level0" style:num-suffix="." style:num-format="1">
        <style:list-level-properties text:space-before="0.635cm"/>
      </text:list-level-style-number>
      <text:list-level-style-number text:level="2" text:style-name="List35Level1" style:num-suffix="." style:num-format="1" text:display-levels="2">
        <style:list-level-properties text:space-before="1.905cm"/>
      </text:list-level-style-number>
      <text:list-level-style-number text:level="3" text:style-name="List35Level2" style:num-suffix="." style:num-format="1" text:display-levels="3">
        <style:list-level-properties text:space-before="3.493cm"/>
      </text:list-level-style-number>
      <text:list-level-style-number text:level="4" text:style-name="List35Level3" style:num-suffix="." style:num-format="1" text:display-levels="4">
        <style:list-level-properties text:space-before="4.445cm"/>
      </text:list-level-style-number>
      <text:list-level-style-number text:level="5" text:style-name="List35Level4" style:num-suffix="." style:num-format="1" text:display-levels="5">
        <style:list-level-properties text:space-before="5.715cm"/>
      </text:list-level-style-number>
      <text:list-level-style-number text:level="6" text:style-name="List35Level5" style:num-suffix="." style:num-format="1" text:display-levels="6">
        <style:list-level-properties text:space-before="7.303cm"/>
      </text:list-level-style-number>
      <text:list-level-style-number text:level="7" text:style-name="List35Level6" style:num-suffix="." style:num-format="1" text:display-levels="7">
        <style:list-level-properties text:space-before="8.255cm"/>
      </text:list-level-style-number>
      <text:list-level-style-number text:level="8" text:style-name="List35Level7" style:num-suffix="." style:num-format="1" text:display-levels="8">
        <style:list-level-properties text:space-before="9.525cm"/>
      </text:list-level-style-number>
      <text:list-level-style-number text:level="9" text:style-name="List3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6">
      <text:list-level-style-number text:level="1" text:style-name="List36Level0" style:num-suffix="." style:num-format="1">
        <style:list-level-properties text:space-before="0.635cm"/>
      </text:list-level-style-number>
      <text:list-level-style-number text:level="2" text:style-name="List36Level1" style:num-suffix="." style:num-format="1" text:display-levels="2">
        <style:list-level-properties text:space-before="1.905cm"/>
      </text:list-level-style-number>
      <text:list-level-style-number text:level="3" text:style-name="List36Level2" style:num-suffix="." style:num-format="1" text:display-levels="3">
        <style:list-level-properties text:space-before="3.493cm"/>
      </text:list-level-style-number>
      <text:list-level-style-number text:level="4" text:style-name="List36Level3" style:num-suffix="." style:num-format="1" text:display-levels="4">
        <style:list-level-properties text:space-before="4.445cm"/>
      </text:list-level-style-number>
      <text:list-level-style-number text:level="5" text:style-name="List36Level4" style:num-suffix="." style:num-format="1" text:display-levels="5">
        <style:list-level-properties text:space-before="5.715cm"/>
      </text:list-level-style-number>
      <text:list-level-style-number text:level="6" text:style-name="List36Level5" style:num-suffix="." style:num-format="1" text:display-levels="6">
        <style:list-level-properties text:space-before="7.303cm"/>
      </text:list-level-style-number>
      <text:list-level-style-number text:level="7" text:style-name="List36Level6" style:num-suffix="." style:num-format="1" text:display-levels="7">
        <style:list-level-properties text:space-before="8.255cm"/>
      </text:list-level-style-number>
      <text:list-level-style-number text:level="8" text:style-name="List36Level7" style:num-suffix="." style:num-format="1" text:display-levels="8">
        <style:list-level-properties text:space-before="9.525cm"/>
      </text:list-level-style-number>
      <text:list-level-style-number text:level="9" text:style-name="List3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7">
      <text:list-level-style-number text:level="1" text:style-name="List37Level0" style:num-suffix="." style:num-format="1">
        <style:list-level-properties text:space-before="0.635cm"/>
      </text:list-level-style-number>
      <text:list-level-style-number text:level="2" text:style-name="List37Level1" style:num-suffix="." style:num-format="1" text:display-levels="2">
        <style:list-level-properties text:space-before="1.905cm"/>
      </text:list-level-style-number>
      <text:list-level-style-number text:level="3" text:style-name="List37Level2" style:num-suffix="." style:num-format="1" text:display-levels="3">
        <style:list-level-properties text:space-before="3.493cm"/>
      </text:list-level-style-number>
      <text:list-level-style-number text:level="4" text:style-name="List37Level3" style:num-suffix="." style:num-format="1" text:display-levels="4">
        <style:list-level-properties text:space-before="4.445cm"/>
      </text:list-level-style-number>
      <text:list-level-style-number text:level="5" text:style-name="List37Level4" style:num-suffix="." style:num-format="1" text:display-levels="5">
        <style:list-level-properties text:space-before="5.715cm"/>
      </text:list-level-style-number>
      <text:list-level-style-number text:level="6" text:style-name="List37Level5" style:num-suffix="." style:num-format="1" text:display-levels="6">
        <style:list-level-properties text:space-before="7.303cm"/>
      </text:list-level-style-number>
      <text:list-level-style-number text:level="7" text:style-name="List37Level6" style:num-suffix="." style:num-format="1" text:display-levels="7">
        <style:list-level-properties text:space-before="8.255cm"/>
      </text:list-level-style-number>
      <text:list-level-style-number text:level="8" text:style-name="List37Level7" style:num-suffix="." style:num-format="1" text:display-levels="8">
        <style:list-level-properties text:space-before="9.525cm"/>
      </text:list-level-style-number>
      <text:list-level-style-number text:level="9" text:style-name="List3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8">
      <text:list-level-style-number text:level="1" text:style-name="List38Level0" style:num-suffix="." style:num-format="1">
        <style:list-level-properties text:space-before="0.635cm"/>
      </text:list-level-style-number>
      <text:list-level-style-number text:level="2" text:style-name="List38Level1" style:num-suffix="." style:num-format="1" text:display-levels="2">
        <style:list-level-properties text:space-before="1.905cm"/>
      </text:list-level-style-number>
      <text:list-level-style-number text:level="3" text:style-name="List38Level2" style:num-suffix="." style:num-format="1" text:display-levels="3">
        <style:list-level-properties text:space-before="3.493cm"/>
      </text:list-level-style-number>
      <text:list-level-style-number text:level="4" text:style-name="List38Level3" style:num-suffix="." style:num-format="1" text:display-levels="4">
        <style:list-level-properties text:space-before="4.445cm"/>
      </text:list-level-style-number>
      <text:list-level-style-number text:level="5" text:style-name="List38Level4" style:num-suffix="." style:num-format="1" text:display-levels="5">
        <style:list-level-properties text:space-before="5.715cm"/>
      </text:list-level-style-number>
      <text:list-level-style-number text:level="6" text:style-name="List38Level5" style:num-suffix="." style:num-format="1" text:display-levels="6">
        <style:list-level-properties text:space-before="7.303cm"/>
      </text:list-level-style-number>
      <text:list-level-style-number text:level="7" text:style-name="List38Level6" style:num-suffix="." style:num-format="1" text:display-levels="7">
        <style:list-level-properties text:space-before="8.255cm"/>
      </text:list-level-style-number>
      <text:list-level-style-number text:level="8" text:style-name="List38Level7" style:num-suffix="." style:num-format="1" text:display-levels="8">
        <style:list-level-properties text:space-before="9.525cm"/>
      </text:list-level-style-number>
      <text:list-level-style-number text:level="9" text:style-name="List3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9">
      <text:list-level-style-number text:level="1" text:style-name="List39Level0" style:num-suffix="." style:num-format="1">
        <style:list-level-properties text:space-before="0.635cm"/>
      </text:list-level-style-number>
      <text:list-level-style-number text:level="2" text:style-name="List39Level1" style:num-suffix="." style:num-format="1" text:display-levels="2">
        <style:list-level-properties text:space-before="1.905cm"/>
      </text:list-level-style-number>
      <text:list-level-style-number text:level="3" text:style-name="List39Level2" style:num-suffix="." style:num-format="1" text:display-levels="3">
        <style:list-level-properties text:space-before="3.493cm"/>
      </text:list-level-style-number>
      <text:list-level-style-number text:level="4" text:style-name="List39Level3" style:num-suffix="." style:num-format="1" text:display-levels="4">
        <style:list-level-properties text:space-before="4.445cm"/>
      </text:list-level-style-number>
      <text:list-level-style-number text:level="5" text:style-name="List39Level4" style:num-suffix="." style:num-format="1" text:display-levels="5">
        <style:list-level-properties text:space-before="5.715cm"/>
      </text:list-level-style-number>
      <text:list-level-style-number text:level="6" text:style-name="List39Level5" style:num-suffix="." style:num-format="1" text:display-levels="6">
        <style:list-level-properties text:space-before="7.303cm"/>
      </text:list-level-style-number>
      <text:list-level-style-number text:level="7" text:style-name="List39Level6" style:num-suffix="." style:num-format="1" text:display-levels="7">
        <style:list-level-properties text:space-before="8.255cm"/>
      </text:list-level-style-number>
      <text:list-level-style-number text:level="8" text:style-name="List39Level7" style:num-suffix="." style:num-format="1" text:display-levels="8">
        <style:list-level-properties text:space-before="9.525cm"/>
      </text:list-level-style-number>
      <text:list-level-style-number text:level="9" text:style-name="List3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0">
      <text:list-level-style-number text:level="1" text:style-name="List40Level0" style:num-suffix="." style:num-format="1">
        <style:list-level-properties text:space-before="0.635cm"/>
      </text:list-level-style-number>
      <text:list-level-style-number text:level="2" text:style-name="List40Level1" style:num-suffix="." style:num-format="1" text:display-levels="2">
        <style:list-level-properties text:space-before="1.905cm"/>
      </text:list-level-style-number>
      <text:list-level-style-number text:level="3" text:style-name="List40Level2" style:num-suffix="." style:num-format="1" text:display-levels="3">
        <style:list-level-properties text:space-before="3.493cm"/>
      </text:list-level-style-number>
      <text:list-level-style-number text:level="4" text:style-name="List40Level3" style:num-suffix="." style:num-format="1" text:display-levels="4">
        <style:list-level-properties text:space-before="4.445cm"/>
      </text:list-level-style-number>
      <text:list-level-style-number text:level="5" text:style-name="List40Level4" style:num-suffix="." style:num-format="1" text:display-levels="5">
        <style:list-level-properties text:space-before="5.715cm"/>
      </text:list-level-style-number>
      <text:list-level-style-number text:level="6" text:style-name="List40Level5" style:num-suffix="." style:num-format="1" text:display-levels="6">
        <style:list-level-properties text:space-before="7.303cm"/>
      </text:list-level-style-number>
      <text:list-level-style-number text:level="7" text:style-name="List40Level6" style:num-suffix="." style:num-format="1" text:display-levels="7">
        <style:list-level-properties text:space-before="8.255cm"/>
      </text:list-level-style-number>
      <text:list-level-style-number text:level="8" text:style-name="List40Level7" style:num-suffix="." style:num-format="1" text:display-levels="8">
        <style:list-level-properties text:space-before="9.525cm"/>
      </text:list-level-style-number>
      <text:list-level-style-number text:level="9" text:style-name="List4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1">
      <text:list-level-style-number text:level="1" text:style-name="List41Level0" style:num-suffix="." style:num-format="1">
        <style:list-level-properties text:space-before="0.635cm"/>
      </text:list-level-style-number>
      <text:list-level-style-number text:level="2" text:style-name="List41Level1" style:num-suffix="." style:num-format="1" text:display-levels="2">
        <style:list-level-properties text:space-before="1.905cm"/>
      </text:list-level-style-number>
      <text:list-level-style-number text:level="3" text:style-name="List41Level2" style:num-suffix="." style:num-format="1" text:display-levels="3">
        <style:list-level-properties text:space-before="3.493cm"/>
      </text:list-level-style-number>
      <text:list-level-style-number text:level="4" text:style-name="List41Level3" style:num-suffix="." style:num-format="1" text:display-levels="4">
        <style:list-level-properties text:space-before="4.445cm"/>
      </text:list-level-style-number>
      <text:list-level-style-number text:level="5" text:style-name="List41Level4" style:num-suffix="." style:num-format="1" text:display-levels="5">
        <style:list-level-properties text:space-before="5.715cm"/>
      </text:list-level-style-number>
      <text:list-level-style-number text:level="6" text:style-name="List41Level5" style:num-suffix="." style:num-format="1" text:display-levels="6">
        <style:list-level-properties text:space-before="7.303cm"/>
      </text:list-level-style-number>
      <text:list-level-style-number text:level="7" text:style-name="List41Level6" style:num-suffix="." style:num-format="1" text:display-levels="7">
        <style:list-level-properties text:space-before="8.255cm"/>
      </text:list-level-style-number>
      <text:list-level-style-number text:level="8" text:style-name="List41Level7" style:num-suffix="." style:num-format="1" text:display-levels="8">
        <style:list-level-properties text:space-before="9.525cm"/>
      </text:list-level-style-number>
      <text:list-level-style-number text:level="9" text:style-name="List4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2">
      <text:list-level-style-number text:level="1" text:style-name="List42Level0" style:num-suffix="." style:num-format="1">
        <style:list-level-properties text:space-before="0.635cm"/>
      </text:list-level-style-number>
      <text:list-level-style-number text:level="2" text:style-name="List42Level1" style:num-suffix="." style:num-format="1" text:display-levels="2">
        <style:list-level-properties text:space-before="1.905cm"/>
      </text:list-level-style-number>
      <text:list-level-style-number text:level="3" text:style-name="List42Level2" style:num-suffix="." style:num-format="1" text:display-levels="3">
        <style:list-level-properties text:space-before="3.493cm"/>
      </text:list-level-style-number>
      <text:list-level-style-number text:level="4" text:style-name="List42Level3" style:num-suffix="." style:num-format="1" text:display-levels="4">
        <style:list-level-properties text:space-before="4.445cm"/>
      </text:list-level-style-number>
      <text:list-level-style-number text:level="5" text:style-name="List42Level4" style:num-suffix="." style:num-format="1" text:display-levels="5">
        <style:list-level-properties text:space-before="5.715cm"/>
      </text:list-level-style-number>
      <text:list-level-style-number text:level="6" text:style-name="List42Level5" style:num-suffix="." style:num-format="1" text:display-levels="6">
        <style:list-level-properties text:space-before="7.303cm"/>
      </text:list-level-style-number>
      <text:list-level-style-number text:level="7" text:style-name="List42Level6" style:num-suffix="." style:num-format="1" text:display-levels="7">
        <style:list-level-properties text:space-before="8.255cm"/>
      </text:list-level-style-number>
      <text:list-level-style-number text:level="8" text:style-name="List42Level7" style:num-suffix="." style:num-format="1" text:display-levels="8">
        <style:list-level-properties text:space-before="9.525cm"/>
      </text:list-level-style-number>
      <text:list-level-style-number text:level="9" text:style-name="List4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3">
      <text:list-level-style-number text:level="1" text:style-name="List43Level0" style:num-suffix="." style:num-format="1">
        <style:list-level-properties text:space-before="0.635cm"/>
      </text:list-level-style-number>
      <text:list-level-style-number text:level="2" text:style-name="List43Level1" style:num-suffix="." style:num-format="1" text:display-levels="2">
        <style:list-level-properties text:space-before="1.905cm"/>
      </text:list-level-style-number>
      <text:list-level-style-number text:level="3" text:style-name="List43Level2" style:num-suffix="." style:num-format="1" text:display-levels="3">
        <style:list-level-properties text:space-before="3.493cm"/>
      </text:list-level-style-number>
      <text:list-level-style-number text:level="4" text:style-name="List43Level3" style:num-suffix="." style:num-format="1" text:display-levels="4">
        <style:list-level-properties text:space-before="4.445cm"/>
      </text:list-level-style-number>
      <text:list-level-style-number text:level="5" text:style-name="List43Level4" style:num-suffix="." style:num-format="1" text:display-levels="5">
        <style:list-level-properties text:space-before="5.715cm"/>
      </text:list-level-style-number>
      <text:list-level-style-number text:level="6" text:style-name="List43Level5" style:num-suffix="." style:num-format="1" text:display-levels="6">
        <style:list-level-properties text:space-before="7.303cm"/>
      </text:list-level-style-number>
      <text:list-level-style-number text:level="7" text:style-name="List43Level6" style:num-suffix="." style:num-format="1" text:display-levels="7">
        <style:list-level-properties text:space-before="8.255cm"/>
      </text:list-level-style-number>
      <text:list-level-style-number text:level="8" text:style-name="List43Level7" style:num-suffix="." style:num-format="1" text:display-levels="8">
        <style:list-level-properties text:space-before="9.525cm"/>
      </text:list-level-style-number>
      <text:list-level-style-number text:level="9" text:style-name="List4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4">
      <text:list-level-style-number text:level="1" text:style-name="List44Level0" style:num-suffix="." style:num-format="1">
        <style:list-level-properties text:space-before="0.635cm"/>
      </text:list-level-style-number>
      <text:list-level-style-number text:level="2" text:style-name="List44Level1" style:num-suffix="." style:num-format="1" text:display-levels="2">
        <style:list-level-properties text:space-before="1.905cm"/>
      </text:list-level-style-number>
      <text:list-level-style-number text:level="3" text:style-name="List44Level2" style:num-suffix="." style:num-format="1" text:display-levels="3">
        <style:list-level-properties text:space-before="3.493cm"/>
      </text:list-level-style-number>
      <text:list-level-style-number text:level="4" text:style-name="List44Level3" style:num-suffix="." style:num-format="1" text:display-levels="4">
        <style:list-level-properties text:space-before="4.445cm"/>
      </text:list-level-style-number>
      <text:list-level-style-number text:level="5" text:style-name="List44Level4" style:num-suffix="." style:num-format="1" text:display-levels="5">
        <style:list-level-properties text:space-before="5.715cm"/>
      </text:list-level-style-number>
      <text:list-level-style-number text:level="6" text:style-name="List44Level5" style:num-suffix="." style:num-format="1" text:display-levels="6">
        <style:list-level-properties text:space-before="7.303cm"/>
      </text:list-level-style-number>
      <text:list-level-style-number text:level="7" text:style-name="List44Level6" style:num-suffix="." style:num-format="1" text:display-levels="7">
        <style:list-level-properties text:space-before="8.255cm"/>
      </text:list-level-style-number>
      <text:list-level-style-number text:level="8" text:style-name="List44Level7" style:num-suffix="." style:num-format="1" text:display-levels="8">
        <style:list-level-properties text:space-before="9.525cm"/>
      </text:list-level-style-number>
      <text:list-level-style-number text:level="9" text:style-name="List4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5">
      <text:list-level-style-number text:level="1" text:style-name="List45Level0" style:num-suffix="." style:num-format="1">
        <style:list-level-properties text:space-before="0.635cm"/>
      </text:list-level-style-number>
      <text:list-level-style-number text:level="2" text:style-name="List45Level1" style:num-suffix="." style:num-format="1" text:display-levels="2">
        <style:list-level-properties text:space-before="1.905cm"/>
      </text:list-level-style-number>
      <text:list-level-style-number text:level="3" text:style-name="List45Level2" style:num-suffix="." style:num-format="1" text:display-levels="3">
        <style:list-level-properties text:space-before="3.493cm"/>
      </text:list-level-style-number>
      <text:list-level-style-number text:level="4" text:style-name="List45Level3" style:num-suffix="." style:num-format="1" text:display-levels="4">
        <style:list-level-properties text:space-before="4.445cm"/>
      </text:list-level-style-number>
      <text:list-level-style-number text:level="5" text:style-name="List45Level4" style:num-suffix="." style:num-format="1" text:display-levels="5">
        <style:list-level-properties text:space-before="5.715cm"/>
      </text:list-level-style-number>
      <text:list-level-style-number text:level="6" text:style-name="List45Level5" style:num-suffix="." style:num-format="1" text:display-levels="6">
        <style:list-level-properties text:space-before="7.303cm"/>
      </text:list-level-style-number>
      <text:list-level-style-number text:level="7" text:style-name="List45Level6" style:num-suffix="." style:num-format="1" text:display-levels="7">
        <style:list-level-properties text:space-before="8.255cm"/>
      </text:list-level-style-number>
      <text:list-level-style-number text:level="8" text:style-name="List45Level7" style:num-suffix="." style:num-format="1" text:display-levels="8">
        <style:list-level-properties text:space-before="9.525cm"/>
      </text:list-level-style-number>
      <text:list-level-style-number text:level="9" text:style-name="List4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6">
      <text:list-level-style-number text:level="1" text:style-name="List46Level0" style:num-suffix="." style:num-format="1">
        <style:list-level-properties text:space-before="0.635cm"/>
      </text:list-level-style-number>
      <text:list-level-style-number text:level="2" text:style-name="List46Level1" style:num-suffix="." style:num-format="1" text:display-levels="2">
        <style:list-level-properties text:space-before="1.905cm"/>
      </text:list-level-style-number>
      <text:list-level-style-number text:level="3" text:style-name="List46Level2" style:num-suffix="." style:num-format="1" text:display-levels="3">
        <style:list-level-properties text:space-before="3.493cm"/>
      </text:list-level-style-number>
      <text:list-level-style-number text:level="4" text:style-name="List46Level3" style:num-suffix="." style:num-format="1" text:display-levels="4">
        <style:list-level-properties text:space-before="4.445cm"/>
      </text:list-level-style-number>
      <text:list-level-style-number text:level="5" text:style-name="List46Level4" style:num-suffix="." style:num-format="1" text:display-levels="5">
        <style:list-level-properties text:space-before="5.715cm"/>
      </text:list-level-style-number>
      <text:list-level-style-number text:level="6" text:style-name="List46Level5" style:num-suffix="." style:num-format="1" text:display-levels="6">
        <style:list-level-properties text:space-before="7.303cm"/>
      </text:list-level-style-number>
      <text:list-level-style-number text:level="7" text:style-name="List46Level6" style:num-suffix="." style:num-format="1" text:display-levels="7">
        <style:list-level-properties text:space-before="8.255cm"/>
      </text:list-level-style-number>
      <text:list-level-style-number text:level="8" text:style-name="List46Level7" style:num-suffix="." style:num-format="1" text:display-levels="8">
        <style:list-level-properties text:space-before="9.525cm"/>
      </text:list-level-style-number>
      <text:list-level-style-number text:level="9" text:style-name="List4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7">
      <text:list-level-style-number text:level="1" text:style-name="List47Level0" style:num-suffix="." style:num-format="1">
        <style:list-level-properties text:space-before="0.635cm"/>
      </text:list-level-style-number>
      <text:list-level-style-number text:level="2" text:style-name="List47Level1" style:num-suffix="." style:num-format="1" text:display-levels="2">
        <style:list-level-properties text:space-before="1.905cm"/>
      </text:list-level-style-number>
      <text:list-level-style-number text:level="3" text:style-name="List47Level2" style:num-suffix="." style:num-format="1" text:display-levels="3">
        <style:list-level-properties text:space-before="3.493cm"/>
      </text:list-level-style-number>
      <text:list-level-style-number text:level="4" text:style-name="List47Level3" style:num-suffix="." style:num-format="1" text:display-levels="4">
        <style:list-level-properties text:space-before="4.445cm"/>
      </text:list-level-style-number>
      <text:list-level-style-number text:level="5" text:style-name="List47Level4" style:num-suffix="." style:num-format="1" text:display-levels="5">
        <style:list-level-properties text:space-before="5.715cm"/>
      </text:list-level-style-number>
      <text:list-level-style-number text:level="6" text:style-name="List47Level5" style:num-suffix="." style:num-format="1" text:display-levels="6">
        <style:list-level-properties text:space-before="7.303cm"/>
      </text:list-level-style-number>
      <text:list-level-style-number text:level="7" text:style-name="List47Level6" style:num-suffix="." style:num-format="1" text:display-levels="7">
        <style:list-level-properties text:space-before="8.255cm"/>
      </text:list-level-style-number>
      <text:list-level-style-number text:level="8" text:style-name="List47Level7" style:num-suffix="." style:num-format="1" text:display-levels="8">
        <style:list-level-properties text:space-before="9.525cm"/>
      </text:list-level-style-number>
      <text:list-level-style-number text:level="9" text:style-name="List4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8">
      <text:list-level-style-number text:level="1" text:style-name="List48Level0" style:num-suffix="." style:num-format="1">
        <style:list-level-properties text:space-before="0.635cm"/>
      </text:list-level-style-number>
      <text:list-level-style-number text:level="2" text:style-name="List48Level1" style:num-suffix="." style:num-format="1" text:display-levels="2">
        <style:list-level-properties text:space-before="1.905cm"/>
      </text:list-level-style-number>
      <text:list-level-style-number text:level="3" text:style-name="List48Level2" style:num-suffix="." style:num-format="1" text:display-levels="3">
        <style:list-level-properties text:space-before="3.493cm"/>
      </text:list-level-style-number>
      <text:list-level-style-number text:level="4" text:style-name="List48Level3" style:num-suffix="." style:num-format="1" text:display-levels="4">
        <style:list-level-properties text:space-before="4.445cm"/>
      </text:list-level-style-number>
      <text:list-level-style-number text:level="5" text:style-name="List48Level4" style:num-suffix="." style:num-format="1" text:display-levels="5">
        <style:list-level-properties text:space-before="5.715cm"/>
      </text:list-level-style-number>
      <text:list-level-style-number text:level="6" text:style-name="List48Level5" style:num-suffix="." style:num-format="1" text:display-levels="6">
        <style:list-level-properties text:space-before="7.303cm"/>
      </text:list-level-style-number>
      <text:list-level-style-number text:level="7" text:style-name="List48Level6" style:num-suffix="." style:num-format="1" text:display-levels="7">
        <style:list-level-properties text:space-before="8.255cm"/>
      </text:list-level-style-number>
      <text:list-level-style-number text:level="8" text:style-name="List48Level7" style:num-suffix="." style:num-format="1" text:display-levels="8">
        <style:list-level-properties text:space-before="9.525cm"/>
      </text:list-level-style-number>
      <text:list-level-style-number text:level="9" text:style-name="List4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9">
      <text:list-level-style-number text:level="1" text:style-name="List49Level0" style:num-suffix="." style:num-format="1">
        <style:list-level-properties text:space-before="0.635cm"/>
      </text:list-level-style-number>
      <text:list-level-style-number text:level="2" text:style-name="List49Level1" style:num-suffix="." style:num-format="1" text:display-levels="2">
        <style:list-level-properties text:space-before="1.905cm"/>
      </text:list-level-style-number>
      <text:list-level-style-number text:level="3" text:style-name="List49Level2" style:num-suffix="." style:num-format="1" text:display-levels="3">
        <style:list-level-properties text:space-before="3.493cm"/>
      </text:list-level-style-number>
      <text:list-level-style-number text:level="4" text:style-name="List49Level3" style:num-suffix="." style:num-format="1" text:display-levels="4">
        <style:list-level-properties text:space-before="4.445cm"/>
      </text:list-level-style-number>
      <text:list-level-style-number text:level="5" text:style-name="List49Level4" style:num-suffix="." style:num-format="1" text:display-levels="5">
        <style:list-level-properties text:space-before="5.715cm"/>
      </text:list-level-style-number>
      <text:list-level-style-number text:level="6" text:style-name="List49Level5" style:num-suffix="." style:num-format="1" text:display-levels="6">
        <style:list-level-properties text:space-before="7.303cm"/>
      </text:list-level-style-number>
      <text:list-level-style-number text:level="7" text:style-name="List49Level6" style:num-suffix="." style:num-format="1" text:display-levels="7">
        <style:list-level-properties text:space-before="8.255cm"/>
      </text:list-level-style-number>
      <text:list-level-style-number text:level="8" text:style-name="List49Level7" style:num-suffix="." style:num-format="1" text:display-levels="8">
        <style:list-level-properties text:space-before="9.525cm"/>
      </text:list-level-style-number>
      <text:list-level-style-number text:level="9" text:style-name="List4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0">
      <text:list-level-style-number text:level="1" text:style-name="List50Level0" style:num-suffix="." style:num-format="1">
        <style:list-level-properties text:space-before="0.635cm"/>
      </text:list-level-style-number>
      <text:list-level-style-number text:level="2" text:style-name="List50Level1" style:num-suffix="." style:num-format="1" text:display-levels="2">
        <style:list-level-properties text:space-before="1.905cm"/>
      </text:list-level-style-number>
      <text:list-level-style-number text:level="3" text:style-name="List50Level2" style:num-suffix="." style:num-format="1" text:display-levels="3">
        <style:list-level-properties text:space-before="3.493cm"/>
      </text:list-level-style-number>
      <text:list-level-style-number text:level="4" text:style-name="List50Level3" style:num-suffix="." style:num-format="1" text:display-levels="4">
        <style:list-level-properties text:space-before="4.445cm"/>
      </text:list-level-style-number>
      <text:list-level-style-number text:level="5" text:style-name="List50Level4" style:num-suffix="." style:num-format="1" text:display-levels="5">
        <style:list-level-properties text:space-before="5.715cm"/>
      </text:list-level-style-number>
      <text:list-level-style-number text:level="6" text:style-name="List50Level5" style:num-suffix="." style:num-format="1" text:display-levels="6">
        <style:list-level-properties text:space-before="7.303cm"/>
      </text:list-level-style-number>
      <text:list-level-style-number text:level="7" text:style-name="List50Level6" style:num-suffix="." style:num-format="1" text:display-levels="7">
        <style:list-level-properties text:space-before="8.255cm"/>
      </text:list-level-style-number>
      <text:list-level-style-number text:level="8" text:style-name="List50Level7" style:num-suffix="." style:num-format="1" text:display-levels="8">
        <style:list-level-properties text:space-before="9.525cm"/>
      </text:list-level-style-number>
      <text:list-level-style-number text:level="9" text:style-name="List5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1">
      <text:list-level-style-number text:level="1" text:style-name="List51Level0" style:num-suffix="." style:num-format="1">
        <style:list-level-properties text:space-before="0.635cm"/>
      </text:list-level-style-number>
      <text:list-level-style-number text:level="2" text:style-name="List51Level1" style:num-suffix="." style:num-format="1" text:display-levels="2">
        <style:list-level-properties text:space-before="1.905cm"/>
      </text:list-level-style-number>
      <text:list-level-style-number text:level="3" text:style-name="List51Level2" style:num-suffix="." style:num-format="1" text:display-levels="3">
        <style:list-level-properties text:space-before="3.493cm"/>
      </text:list-level-style-number>
      <text:list-level-style-number text:level="4" text:style-name="List51Level3" style:num-suffix="." style:num-format="1" text:display-levels="4">
        <style:list-level-properties text:space-before="4.445cm"/>
      </text:list-level-style-number>
      <text:list-level-style-number text:level="5" text:style-name="List51Level4" style:num-suffix="." style:num-format="1" text:display-levels="5">
        <style:list-level-properties text:space-before="5.715cm"/>
      </text:list-level-style-number>
      <text:list-level-style-number text:level="6" text:style-name="List51Level5" style:num-suffix="." style:num-format="1" text:display-levels="6">
        <style:list-level-properties text:space-before="7.303cm"/>
      </text:list-level-style-number>
      <text:list-level-style-number text:level="7" text:style-name="List51Level6" style:num-suffix="." style:num-format="1" text:display-levels="7">
        <style:list-level-properties text:space-before="8.255cm"/>
      </text:list-level-style-number>
      <text:list-level-style-number text:level="8" text:style-name="List51Level7" style:num-suffix="." style:num-format="1" text:display-levels="8">
        <style:list-level-properties text:space-before="9.525cm"/>
      </text:list-level-style-number>
      <text:list-level-style-number text:level="9" text:style-name="List5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2">
      <text:list-level-style-number text:level="1" text:style-name="List52Level0" style:num-suffix="." style:num-format="1">
        <style:list-level-properties text:space-before="0.635cm"/>
      </text:list-level-style-number>
      <text:list-level-style-number text:level="2" text:style-name="List52Level1" style:num-suffix="." style:num-format="1" text:display-levels="2">
        <style:list-level-properties text:space-before="1.905cm"/>
      </text:list-level-style-number>
      <text:list-level-style-number text:level="3" text:style-name="List52Level2" style:num-suffix="." style:num-format="1" text:display-levels="3">
        <style:list-level-properties text:space-before="3.493cm"/>
      </text:list-level-style-number>
      <text:list-level-style-number text:level="4" text:style-name="List52Level3" style:num-suffix="." style:num-format="1" text:display-levels="4">
        <style:list-level-properties text:space-before="4.445cm"/>
      </text:list-level-style-number>
      <text:list-level-style-number text:level="5" text:style-name="List52Level4" style:num-suffix="." style:num-format="1" text:display-levels="5">
        <style:list-level-properties text:space-before="5.715cm"/>
      </text:list-level-style-number>
      <text:list-level-style-number text:level="6" text:style-name="List52Level5" style:num-suffix="." style:num-format="1" text:display-levels="6">
        <style:list-level-properties text:space-before="7.303cm"/>
      </text:list-level-style-number>
      <text:list-level-style-number text:level="7" text:style-name="List52Level6" style:num-suffix="." style:num-format="1" text:display-levels="7">
        <style:list-level-properties text:space-before="8.255cm"/>
      </text:list-level-style-number>
      <text:list-level-style-number text:level="8" text:style-name="List52Level7" style:num-suffix="." style:num-format="1" text:display-levels="8">
        <style:list-level-properties text:space-before="9.525cm"/>
      </text:list-level-style-number>
      <text:list-level-style-number text:level="9" text:style-name="List5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3">
      <text:list-level-style-number text:level="1" text:style-name="List53Level0" style:num-suffix="." style:num-format="1">
        <style:list-level-properties text:space-before="0.635cm"/>
      </text:list-level-style-number>
      <text:list-level-style-number text:level="2" text:style-name="List53Level1" style:num-suffix="." style:num-format="1" text:display-levels="2">
        <style:list-level-properties text:space-before="1.905cm"/>
      </text:list-level-style-number>
      <text:list-level-style-number text:level="3" text:style-name="List53Level2" style:num-suffix="." style:num-format="1" text:display-levels="3">
        <style:list-level-properties text:space-before="3.493cm"/>
      </text:list-level-style-number>
      <text:list-level-style-number text:level="4" text:style-name="List53Level3" style:num-suffix="." style:num-format="1" text:display-levels="4">
        <style:list-level-properties text:space-before="4.445cm"/>
      </text:list-level-style-number>
      <text:list-level-style-number text:level="5" text:style-name="List53Level4" style:num-suffix="." style:num-format="1" text:display-levels="5">
        <style:list-level-properties text:space-before="5.715cm"/>
      </text:list-level-style-number>
      <text:list-level-style-number text:level="6" text:style-name="List53Level5" style:num-suffix="." style:num-format="1" text:display-levels="6">
        <style:list-level-properties text:space-before="7.303cm"/>
      </text:list-level-style-number>
      <text:list-level-style-number text:level="7" text:style-name="List53Level6" style:num-suffix="." style:num-format="1" text:display-levels="7">
        <style:list-level-properties text:space-before="8.255cm"/>
      </text:list-level-style-number>
      <text:list-level-style-number text:level="8" text:style-name="List53Level7" style:num-suffix="." style:num-format="1" text:display-levels="8">
        <style:list-level-properties text:space-before="9.525cm"/>
      </text:list-level-style-number>
      <text:list-level-style-number text:level="9" text:style-name="List5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4">
      <text:list-level-style-number text:level="1" text:style-name="List54Level0" style:num-suffix="." style:num-format="1">
        <style:list-level-properties text:space-before="0.635cm"/>
      </text:list-level-style-number>
      <text:list-level-style-number text:level="2" text:style-name="List54Level1" style:num-suffix="." style:num-format="1" text:display-levels="2">
        <style:list-level-properties text:space-before="1.905cm"/>
      </text:list-level-style-number>
      <text:list-level-style-number text:level="3" text:style-name="List54Level2" style:num-suffix="." style:num-format="1" text:display-levels="3">
        <style:list-level-properties text:space-before="3.493cm"/>
      </text:list-level-style-number>
      <text:list-level-style-number text:level="4" text:style-name="List54Level3" style:num-suffix="." style:num-format="1" text:display-levels="4">
        <style:list-level-properties text:space-before="4.445cm"/>
      </text:list-level-style-number>
      <text:list-level-style-number text:level="5" text:style-name="List54Level4" style:num-suffix="." style:num-format="1" text:display-levels="5">
        <style:list-level-properties text:space-before="5.715cm"/>
      </text:list-level-style-number>
      <text:list-level-style-number text:level="6" text:style-name="List54Level5" style:num-suffix="." style:num-format="1" text:display-levels="6">
        <style:list-level-properties text:space-before="7.303cm"/>
      </text:list-level-style-number>
      <text:list-level-style-number text:level="7" text:style-name="List54Level6" style:num-suffix="." style:num-format="1" text:display-levels="7">
        <style:list-level-properties text:space-before="8.255cm"/>
      </text:list-level-style-number>
      <text:list-level-style-number text:level="8" text:style-name="List54Level7" style:num-suffix="." style:num-format="1" text:display-levels="8">
        <style:list-level-properties text:space-before="9.525cm"/>
      </text:list-level-style-number>
      <text:list-level-style-number text:level="9" text:style-name="List5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5">
      <text:list-level-style-number text:level="1" text:style-name="List55Level0" style:num-suffix="." style:num-format="1">
        <style:list-level-properties text:space-before="0.635cm"/>
      </text:list-level-style-number>
      <text:list-level-style-number text:level="2" text:style-name="List55Level1" style:num-suffix="." style:num-format="1" text:display-levels="2">
        <style:list-level-properties text:space-before="1.905cm"/>
      </text:list-level-style-number>
      <text:list-level-style-number text:level="3" text:style-name="List55Level2" style:num-suffix="." style:num-format="1" text:display-levels="3">
        <style:list-level-properties text:space-before="3.493cm"/>
      </text:list-level-style-number>
      <text:list-level-style-number text:level="4" text:style-name="List55Level3" style:num-suffix="." style:num-format="1" text:display-levels="4">
        <style:list-level-properties text:space-before="4.445cm"/>
      </text:list-level-style-number>
      <text:list-level-style-number text:level="5" text:style-name="List55Level4" style:num-suffix="." style:num-format="1" text:display-levels="5">
        <style:list-level-properties text:space-before="5.715cm"/>
      </text:list-level-style-number>
      <text:list-level-style-number text:level="6" text:style-name="List55Level5" style:num-suffix="." style:num-format="1" text:display-levels="6">
        <style:list-level-properties text:space-before="7.303cm"/>
      </text:list-level-style-number>
      <text:list-level-style-number text:level="7" text:style-name="List55Level6" style:num-suffix="." style:num-format="1" text:display-levels="7">
        <style:list-level-properties text:space-before="8.255cm"/>
      </text:list-level-style-number>
      <text:list-level-style-number text:level="8" text:style-name="List55Level7" style:num-suffix="." style:num-format="1" text:display-levels="8">
        <style:list-level-properties text:space-before="9.525cm"/>
      </text:list-level-style-number>
      <text:list-level-style-number text:level="9" text:style-name="List5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6">
      <text:list-level-style-number text:level="1" text:style-name="List56Level0" style:num-suffix="." style:num-format="1">
        <style:list-level-properties text:space-before="0.635cm"/>
      </text:list-level-style-number>
      <text:list-level-style-number text:level="2" text:style-name="List56Level1" style:num-suffix="." style:num-format="1" text:display-levels="2">
        <style:list-level-properties text:space-before="1.905cm"/>
      </text:list-level-style-number>
      <text:list-level-style-number text:level="3" text:style-name="List56Level2" style:num-suffix="." style:num-format="1" text:display-levels="3">
        <style:list-level-properties text:space-before="3.493cm"/>
      </text:list-level-style-number>
      <text:list-level-style-number text:level="4" text:style-name="List56Level3" style:num-suffix="." style:num-format="1" text:display-levels="4">
        <style:list-level-properties text:space-before="4.445cm"/>
      </text:list-level-style-number>
      <text:list-level-style-number text:level="5" text:style-name="List56Level4" style:num-suffix="." style:num-format="1" text:display-levels="5">
        <style:list-level-properties text:space-before="5.715cm"/>
      </text:list-level-style-number>
      <text:list-level-style-number text:level="6" text:style-name="List56Level5" style:num-suffix="." style:num-format="1" text:display-levels="6">
        <style:list-level-properties text:space-before="7.303cm"/>
      </text:list-level-style-number>
      <text:list-level-style-number text:level="7" text:style-name="List56Level6" style:num-suffix="." style:num-format="1" text:display-levels="7">
        <style:list-level-properties text:space-before="8.255cm"/>
      </text:list-level-style-number>
      <text:list-level-style-number text:level="8" text:style-name="List56Level7" style:num-suffix="." style:num-format="1" text:display-levels="8">
        <style:list-level-properties text:space-before="9.525cm"/>
      </text:list-level-style-number>
      <text:list-level-style-number text:level="9" text:style-name="List5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7">
      <text:list-level-style-number text:level="1" text:style-name="List57Level0" style:num-suffix="." style:num-format="1">
        <style:list-level-properties text:space-before="0.635cm"/>
      </text:list-level-style-number>
      <text:list-level-style-number text:level="2" text:style-name="List57Level1" style:num-suffix="." style:num-format="1" text:display-levels="2">
        <style:list-level-properties text:space-before="1.905cm"/>
      </text:list-level-style-number>
      <text:list-level-style-number text:level="3" text:style-name="List57Level2" style:num-suffix="." style:num-format="1" text:display-levels="3">
        <style:list-level-properties text:space-before="3.493cm"/>
      </text:list-level-style-number>
      <text:list-level-style-number text:level="4" text:style-name="List57Level3" style:num-suffix="." style:num-format="1" text:display-levels="4">
        <style:list-level-properties text:space-before="4.445cm"/>
      </text:list-level-style-number>
      <text:list-level-style-number text:level="5" text:style-name="List57Level4" style:num-suffix="." style:num-format="1" text:display-levels="5">
        <style:list-level-properties text:space-before="5.715cm"/>
      </text:list-level-style-number>
      <text:list-level-style-number text:level="6" text:style-name="List57Level5" style:num-suffix="." style:num-format="1" text:display-levels="6">
        <style:list-level-properties text:space-before="7.303cm"/>
      </text:list-level-style-number>
      <text:list-level-style-number text:level="7" text:style-name="List57Level6" style:num-suffix="." style:num-format="1" text:display-levels="7">
        <style:list-level-properties text:space-before="8.255cm"/>
      </text:list-level-style-number>
      <text:list-level-style-number text:level="8" text:style-name="List57Level7" style:num-suffix="." style:num-format="1" text:display-levels="8">
        <style:list-level-properties text:space-before="9.525cm"/>
      </text:list-level-style-number>
      <text:list-level-style-number text:level="9" text:style-name="List5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8">
      <text:list-level-style-number text:level="1" text:style-name="List58Level0" style:num-suffix="." style:num-format="1">
        <style:list-level-properties text:space-before="0.635cm"/>
      </text:list-level-style-number>
      <text:list-level-style-number text:level="2" text:style-name="List58Level1" style:num-suffix="." style:num-format="1" text:display-levels="2">
        <style:list-level-properties text:space-before="1.905cm"/>
      </text:list-level-style-number>
      <text:list-level-style-number text:level="3" text:style-name="List58Level2" style:num-suffix="." style:num-format="1" text:display-levels="3">
        <style:list-level-properties text:space-before="3.493cm"/>
      </text:list-level-style-number>
      <text:list-level-style-number text:level="4" text:style-name="List58Level3" style:num-suffix="." style:num-format="1" text:display-levels="4">
        <style:list-level-properties text:space-before="4.445cm"/>
      </text:list-level-style-number>
      <text:list-level-style-number text:level="5" text:style-name="List58Level4" style:num-suffix="." style:num-format="1" text:display-levels="5">
        <style:list-level-properties text:space-before="5.715cm"/>
      </text:list-level-style-number>
      <text:list-level-style-number text:level="6" text:style-name="List58Level5" style:num-suffix="." style:num-format="1" text:display-levels="6">
        <style:list-level-properties text:space-before="7.303cm"/>
      </text:list-level-style-number>
      <text:list-level-style-number text:level="7" text:style-name="List58Level6" style:num-suffix="." style:num-format="1" text:display-levels="7">
        <style:list-level-properties text:space-before="8.255cm"/>
      </text:list-level-style-number>
      <text:list-level-style-number text:level="8" text:style-name="List58Level7" style:num-suffix="." style:num-format="1" text:display-levels="8">
        <style:list-level-properties text:space-before="9.525cm"/>
      </text:list-level-style-number>
      <text:list-level-style-number text:level="9" text:style-name="List5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9">
      <text:list-level-style-number text:level="1" text:style-name="List59Level0" style:num-suffix="." style:num-format="1">
        <style:list-level-properties text:space-before="0.635cm"/>
      </text:list-level-style-number>
      <text:list-level-style-number text:level="2" text:style-name="List59Level1" style:num-suffix="." style:num-format="1" text:display-levels="2">
        <style:list-level-properties text:space-before="1.905cm"/>
      </text:list-level-style-number>
      <text:list-level-style-number text:level="3" text:style-name="List59Level2" style:num-suffix="." style:num-format="1" text:display-levels="3">
        <style:list-level-properties text:space-before="3.493cm"/>
      </text:list-level-style-number>
      <text:list-level-style-number text:level="4" text:style-name="List59Level3" style:num-suffix="." style:num-format="1" text:display-levels="4">
        <style:list-level-properties text:space-before="4.445cm"/>
      </text:list-level-style-number>
      <text:list-level-style-number text:level="5" text:style-name="List59Level4" style:num-suffix="." style:num-format="1" text:display-levels="5">
        <style:list-level-properties text:space-before="5.715cm"/>
      </text:list-level-style-number>
      <text:list-level-style-number text:level="6" text:style-name="List59Level5" style:num-suffix="." style:num-format="1" text:display-levels="6">
        <style:list-level-properties text:space-before="7.303cm"/>
      </text:list-level-style-number>
      <text:list-level-style-number text:level="7" text:style-name="List59Level6" style:num-suffix="." style:num-format="1" text:display-levels="7">
        <style:list-level-properties text:space-before="8.255cm"/>
      </text:list-level-style-number>
      <text:list-level-style-number text:level="8" text:style-name="List59Level7" style:num-suffix="." style:num-format="1" text:display-levels="8">
        <style:list-level-properties text:space-before="9.525cm"/>
      </text:list-level-style-number>
      <text:list-level-style-number text:level="9" text:style-name="List5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0">
      <text:list-level-style-number text:level="1" text:style-name="List60Level0" style:num-suffix="." style:num-format="1">
        <style:list-level-properties text:space-before="0.635cm"/>
      </text:list-level-style-number>
      <text:list-level-style-number text:level="2" text:style-name="List60Level1" style:num-suffix="." style:num-format="1" text:display-levels="2">
        <style:list-level-properties text:space-before="1.905cm"/>
      </text:list-level-style-number>
      <text:list-level-style-number text:level="3" text:style-name="List60Level2" style:num-suffix="." style:num-format="1" text:display-levels="3">
        <style:list-level-properties text:space-before="3.493cm"/>
      </text:list-level-style-number>
      <text:list-level-style-number text:level="4" text:style-name="List60Level3" style:num-suffix="." style:num-format="1" text:display-levels="4">
        <style:list-level-properties text:space-before="4.445cm"/>
      </text:list-level-style-number>
      <text:list-level-style-number text:level="5" text:style-name="List60Level4" style:num-suffix="." style:num-format="1" text:display-levels="5">
        <style:list-level-properties text:space-before="5.715cm"/>
      </text:list-level-style-number>
      <text:list-level-style-number text:level="6" text:style-name="List60Level5" style:num-suffix="." style:num-format="1" text:display-levels="6">
        <style:list-level-properties text:space-before="7.303cm"/>
      </text:list-level-style-number>
      <text:list-level-style-number text:level="7" text:style-name="List60Level6" style:num-suffix="." style:num-format="1" text:display-levels="7">
        <style:list-level-properties text:space-before="8.255cm"/>
      </text:list-level-style-number>
      <text:list-level-style-number text:level="8" text:style-name="List60Level7" style:num-suffix="." style:num-format="1" text:display-levels="8">
        <style:list-level-properties text:space-before="9.525cm"/>
      </text:list-level-style-number>
      <text:list-level-style-number text:level="9" text:style-name="List6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1">
      <text:list-level-style-number text:level="1" text:style-name="List61Level0" style:num-suffix="." style:num-format="1">
        <style:list-level-properties text:space-before="0.635cm"/>
      </text:list-level-style-number>
      <text:list-level-style-number text:level="2" text:style-name="List61Level1" style:num-suffix="." style:num-format="1" text:display-levels="2">
        <style:list-level-properties text:space-before="1.905cm"/>
      </text:list-level-style-number>
      <text:list-level-style-number text:level="3" text:style-name="List61Level2" style:num-suffix="." style:num-format="1" text:display-levels="3">
        <style:list-level-properties text:space-before="3.493cm"/>
      </text:list-level-style-number>
      <text:list-level-style-number text:level="4" text:style-name="List61Level3" style:num-suffix="." style:num-format="1" text:display-levels="4">
        <style:list-level-properties text:space-before="4.445cm"/>
      </text:list-level-style-number>
      <text:list-level-style-number text:level="5" text:style-name="List61Level4" style:num-suffix="." style:num-format="1" text:display-levels="5">
        <style:list-level-properties text:space-before="5.715cm"/>
      </text:list-level-style-number>
      <text:list-level-style-number text:level="6" text:style-name="List61Level5" style:num-suffix="." style:num-format="1" text:display-levels="6">
        <style:list-level-properties text:space-before="7.303cm"/>
      </text:list-level-style-number>
      <text:list-level-style-number text:level="7" text:style-name="List61Level6" style:num-suffix="." style:num-format="1" text:display-levels="7">
        <style:list-level-properties text:space-before="8.255cm"/>
      </text:list-level-style-number>
      <text:list-level-style-number text:level="8" text:style-name="List61Level7" style:num-suffix="." style:num-format="1" text:display-levels="8">
        <style:list-level-properties text:space-before="9.525cm"/>
      </text:list-level-style-number>
      <text:list-level-style-number text:level="9" text:style-name="List6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2">
      <text:list-level-style-number text:level="1" text:style-name="List62Level0" style:num-suffix="." style:num-format="1">
        <style:list-level-properties text:space-before="0.635cm"/>
      </text:list-level-style-number>
      <text:list-level-style-number text:level="2" text:style-name="List62Level1" style:num-suffix="." style:num-format="1" text:display-levels="2">
        <style:list-level-properties text:space-before="1.905cm"/>
      </text:list-level-style-number>
      <text:list-level-style-number text:level="3" text:style-name="List62Level2" style:num-suffix="." style:num-format="1" text:display-levels="3">
        <style:list-level-properties text:space-before="3.493cm"/>
      </text:list-level-style-number>
      <text:list-level-style-number text:level="4" text:style-name="List62Level3" style:num-suffix="." style:num-format="1" text:display-levels="4">
        <style:list-level-properties text:space-before="4.445cm"/>
      </text:list-level-style-number>
      <text:list-level-style-number text:level="5" text:style-name="List62Level4" style:num-suffix="." style:num-format="1" text:display-levels="5">
        <style:list-level-properties text:space-before="5.715cm"/>
      </text:list-level-style-number>
      <text:list-level-style-number text:level="6" text:style-name="List62Level5" style:num-suffix="." style:num-format="1" text:display-levels="6">
        <style:list-level-properties text:space-before="7.303cm"/>
      </text:list-level-style-number>
      <text:list-level-style-number text:level="7" text:style-name="List62Level6" style:num-suffix="." style:num-format="1" text:display-levels="7">
        <style:list-level-properties text:space-before="8.255cm"/>
      </text:list-level-style-number>
      <text:list-level-style-number text:level="8" text:style-name="List62Level7" style:num-suffix="." style:num-format="1" text:display-levels="8">
        <style:list-level-properties text:space-before="9.525cm"/>
      </text:list-level-style-number>
      <text:list-level-style-number text:level="9" text:style-name="List6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3">
      <text:list-level-style-number text:level="1" text:style-name="List63Level0" style:num-suffix="." style:num-format="1">
        <style:list-level-properties text:space-before="0.635cm"/>
      </text:list-level-style-number>
      <text:list-level-style-number text:level="2" text:style-name="List63Level1" style:num-suffix="." style:num-format="1" text:display-levels="2">
        <style:list-level-properties text:space-before="1.905cm"/>
      </text:list-level-style-number>
      <text:list-level-style-number text:level="3" text:style-name="List63Level2" style:num-suffix="." style:num-format="1" text:display-levels="3">
        <style:list-level-properties text:space-before="3.493cm"/>
      </text:list-level-style-number>
      <text:list-level-style-number text:level="4" text:style-name="List63Level3" style:num-suffix="." style:num-format="1" text:display-levels="4">
        <style:list-level-properties text:space-before="4.445cm"/>
      </text:list-level-style-number>
      <text:list-level-style-number text:level="5" text:style-name="List63Level4" style:num-suffix="." style:num-format="1" text:display-levels="5">
        <style:list-level-properties text:space-before="5.715cm"/>
      </text:list-level-style-number>
      <text:list-level-style-number text:level="6" text:style-name="List63Level5" style:num-suffix="." style:num-format="1" text:display-levels="6">
        <style:list-level-properties text:space-before="7.303cm"/>
      </text:list-level-style-number>
      <text:list-level-style-number text:level="7" text:style-name="List63Level6" style:num-suffix="." style:num-format="1" text:display-levels="7">
        <style:list-level-properties text:space-before="8.255cm"/>
      </text:list-level-style-number>
      <text:list-level-style-number text:level="8" text:style-name="List63Level7" style:num-suffix="." style:num-format="1" text:display-levels="8">
        <style:list-level-properties text:space-before="9.525cm"/>
      </text:list-level-style-number>
      <text:list-level-style-number text:level="9" text:style-name="List6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4">
      <text:list-level-style-number text:level="1" text:style-name="List64Level0" style:num-suffix="." style:num-format="1">
        <style:list-level-properties text:space-before="0.635cm"/>
      </text:list-level-style-number>
      <text:list-level-style-number text:level="2" text:style-name="List64Level1" style:num-suffix="." style:num-format="1" text:display-levels="2">
        <style:list-level-properties text:space-before="1.905cm"/>
      </text:list-level-style-number>
      <text:list-level-style-number text:level="3" text:style-name="List64Level2" style:num-suffix="." style:num-format="1" text:display-levels="3">
        <style:list-level-properties text:space-before="3.493cm"/>
      </text:list-level-style-number>
      <text:list-level-style-number text:level="4" text:style-name="List64Level3" style:num-suffix="." style:num-format="1" text:display-levels="4">
        <style:list-level-properties text:space-before="4.445cm"/>
      </text:list-level-style-number>
      <text:list-level-style-number text:level="5" text:style-name="List64Level4" style:num-suffix="." style:num-format="1" text:display-levels="5">
        <style:list-level-properties text:space-before="5.715cm"/>
      </text:list-level-style-number>
      <text:list-level-style-number text:level="6" text:style-name="List64Level5" style:num-suffix="." style:num-format="1" text:display-levels="6">
        <style:list-level-properties text:space-before="7.303cm"/>
      </text:list-level-style-number>
      <text:list-level-style-number text:level="7" text:style-name="List64Level6" style:num-suffix="." style:num-format="1" text:display-levels="7">
        <style:list-level-properties text:space-before="8.255cm"/>
      </text:list-level-style-number>
      <text:list-level-style-number text:level="8" text:style-name="List64Level7" style:num-suffix="." style:num-format="1" text:display-levels="8">
        <style:list-level-properties text:space-before="9.525cm"/>
      </text:list-level-style-number>
      <text:list-level-style-number text:level="9" text:style-name="List6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5">
      <text:list-level-style-number text:level="1" text:style-name="List65Level0" style:num-suffix="." style:num-format="1">
        <style:list-level-properties text:space-before="0.635cm"/>
      </text:list-level-style-number>
      <text:list-level-style-number text:level="2" text:style-name="List65Level1" style:num-suffix="." style:num-format="1" text:display-levels="2">
        <style:list-level-properties text:space-before="1.905cm"/>
      </text:list-level-style-number>
      <text:list-level-style-number text:level="3" text:style-name="List65Level2" style:num-suffix="." style:num-format="1" text:display-levels="3">
        <style:list-level-properties text:space-before="3.493cm"/>
      </text:list-level-style-number>
      <text:list-level-style-number text:level="4" text:style-name="List65Level3" style:num-suffix="." style:num-format="1" text:display-levels="4">
        <style:list-level-properties text:space-before="4.445cm"/>
      </text:list-level-style-number>
      <text:list-level-style-number text:level="5" text:style-name="List65Level4" style:num-suffix="." style:num-format="1" text:display-levels="5">
        <style:list-level-properties text:space-before="5.715cm"/>
      </text:list-level-style-number>
      <text:list-level-style-number text:level="6" text:style-name="List65Level5" style:num-suffix="." style:num-format="1" text:display-levels="6">
        <style:list-level-properties text:space-before="7.303cm"/>
      </text:list-level-style-number>
      <text:list-level-style-number text:level="7" text:style-name="List65Level6" style:num-suffix="." style:num-format="1" text:display-levels="7">
        <style:list-level-properties text:space-before="8.255cm"/>
      </text:list-level-style-number>
      <text:list-level-style-number text:level="8" text:style-name="List65Level7" style:num-suffix="." style:num-format="1" text:display-levels="8">
        <style:list-level-properties text:space-before="9.525cm"/>
      </text:list-level-style-number>
      <text:list-level-style-number text:level="9" text:style-name="List6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6">
      <text:list-level-style-number text:level="1" text:style-name="List66Level0" style:num-suffix="." style:num-format="1">
        <style:list-level-properties text:space-before="0.635cm"/>
      </text:list-level-style-number>
      <text:list-level-style-number text:level="2" text:style-name="List66Level1" style:num-suffix="." style:num-format="1" text:display-levels="2">
        <style:list-level-properties text:space-before="1.905cm"/>
      </text:list-level-style-number>
      <text:list-level-style-number text:level="3" text:style-name="List66Level2" style:num-suffix="." style:num-format="1" text:display-levels="3">
        <style:list-level-properties text:space-before="3.493cm"/>
      </text:list-level-style-number>
      <text:list-level-style-number text:level="4" text:style-name="List66Level3" style:num-suffix="." style:num-format="1" text:display-levels="4">
        <style:list-level-properties text:space-before="4.445cm"/>
      </text:list-level-style-number>
      <text:list-level-style-number text:level="5" text:style-name="List66Level4" style:num-suffix="." style:num-format="1" text:display-levels="5">
        <style:list-level-properties text:space-before="5.715cm"/>
      </text:list-level-style-number>
      <text:list-level-style-number text:level="6" text:style-name="List66Level5" style:num-suffix="." style:num-format="1" text:display-levels="6">
        <style:list-level-properties text:space-before="7.303cm"/>
      </text:list-level-style-number>
      <text:list-level-style-number text:level="7" text:style-name="List66Level6" style:num-suffix="." style:num-format="1" text:display-levels="7">
        <style:list-level-properties text:space-before="8.255cm"/>
      </text:list-level-style-number>
      <text:list-level-style-number text:level="8" text:style-name="List66Level7" style:num-suffix="." style:num-format="1" text:display-levels="8">
        <style:list-level-properties text:space-before="9.525cm"/>
      </text:list-level-style-number>
      <text:list-level-style-number text:level="9" text:style-name="List6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7">
      <text:list-level-style-number text:level="1" text:style-name="List67Level0" style:num-suffix="." style:num-format="1">
        <style:list-level-properties text:space-before="0.635cm"/>
      </text:list-level-style-number>
      <text:list-level-style-number text:level="2" text:style-name="List67Level1" style:num-suffix="." style:num-format="1" text:display-levels="2">
        <style:list-level-properties text:space-before="1.905cm"/>
      </text:list-level-style-number>
      <text:list-level-style-number text:level="3" text:style-name="List67Level2" style:num-suffix="." style:num-format="1" text:display-levels="3">
        <style:list-level-properties text:space-before="3.493cm"/>
      </text:list-level-style-number>
      <text:list-level-style-number text:level="4" text:style-name="List67Level3" style:num-suffix="." style:num-format="1" text:display-levels="4">
        <style:list-level-properties text:space-before="4.445cm"/>
      </text:list-level-style-number>
      <text:list-level-style-number text:level="5" text:style-name="List67Level4" style:num-suffix="." style:num-format="1" text:display-levels="5">
        <style:list-level-properties text:space-before="5.715cm"/>
      </text:list-level-style-number>
      <text:list-level-style-number text:level="6" text:style-name="List67Level5" style:num-suffix="." style:num-format="1" text:display-levels="6">
        <style:list-level-properties text:space-before="7.303cm"/>
      </text:list-level-style-number>
      <text:list-level-style-number text:level="7" text:style-name="List67Level6" style:num-suffix="." style:num-format="1" text:display-levels="7">
        <style:list-level-properties text:space-before="8.255cm"/>
      </text:list-level-style-number>
      <text:list-level-style-number text:level="8" text:style-name="List67Level7" style:num-suffix="." style:num-format="1" text:display-levels="8">
        <style:list-level-properties text:space-before="9.525cm"/>
      </text:list-level-style-number>
      <text:list-level-style-number text:level="9" text:style-name="List6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8">
      <text:list-level-style-number text:level="1" text:style-name="List68Level0" style:num-suffix="." style:num-format="1">
        <style:list-level-properties text:space-before="0.635cm"/>
      </text:list-level-style-number>
      <text:list-level-style-number text:level="2" text:style-name="List68Level1" style:num-suffix="." style:num-format="1" text:display-levels="2">
        <style:list-level-properties text:space-before="1.905cm"/>
      </text:list-level-style-number>
      <text:list-level-style-number text:level="3" text:style-name="List68Level2" style:num-suffix="." style:num-format="1" text:display-levels="3">
        <style:list-level-properties text:space-before="3.493cm"/>
      </text:list-level-style-number>
      <text:list-level-style-number text:level="4" text:style-name="List68Level3" style:num-suffix="." style:num-format="1" text:display-levels="4">
        <style:list-level-properties text:space-before="4.445cm"/>
      </text:list-level-style-number>
      <text:list-level-style-number text:level="5" text:style-name="List68Level4" style:num-suffix="." style:num-format="1" text:display-levels="5">
        <style:list-level-properties text:space-before="5.715cm"/>
      </text:list-level-style-number>
      <text:list-level-style-number text:level="6" text:style-name="List68Level5" style:num-suffix="." style:num-format="1" text:display-levels="6">
        <style:list-level-properties text:space-before="7.303cm"/>
      </text:list-level-style-number>
      <text:list-level-style-number text:level="7" text:style-name="List68Level6" style:num-suffix="." style:num-format="1" text:display-levels="7">
        <style:list-level-properties text:space-before="8.255cm"/>
      </text:list-level-style-number>
      <text:list-level-style-number text:level="8" text:style-name="List68Level7" style:num-suffix="." style:num-format="1" text:display-levels="8">
        <style:list-level-properties text:space-before="9.525cm"/>
      </text:list-level-style-number>
      <text:list-level-style-number text:level="9" text:style-name="List6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9">
      <text:list-level-style-number text:level="1" text:style-name="List69Level0" style:num-suffix="." style:num-format="1">
        <style:list-level-properties text:space-before="0.635cm"/>
      </text:list-level-style-number>
      <text:list-level-style-number text:level="2" text:style-name="List69Level1" style:num-suffix="." style:num-format="1" text:display-levels="2">
        <style:list-level-properties text:space-before="1.905cm"/>
      </text:list-level-style-number>
      <text:list-level-style-number text:level="3" text:style-name="List69Level2" style:num-suffix="." style:num-format="1" text:display-levels="3">
        <style:list-level-properties text:space-before="3.493cm"/>
      </text:list-level-style-number>
      <text:list-level-style-number text:level="4" text:style-name="List69Level3" style:num-suffix="." style:num-format="1" text:display-levels="4">
        <style:list-level-properties text:space-before="4.445cm"/>
      </text:list-level-style-number>
      <text:list-level-style-number text:level="5" text:style-name="List69Level4" style:num-suffix="." style:num-format="1" text:display-levels="5">
        <style:list-level-properties text:space-before="5.715cm"/>
      </text:list-level-style-number>
      <text:list-level-style-number text:level="6" text:style-name="List69Level5" style:num-suffix="." style:num-format="1" text:display-levels="6">
        <style:list-level-properties text:space-before="7.303cm"/>
      </text:list-level-style-number>
      <text:list-level-style-number text:level="7" text:style-name="List69Level6" style:num-suffix="." style:num-format="1" text:display-levels="7">
        <style:list-level-properties text:space-before="8.255cm"/>
      </text:list-level-style-number>
      <text:list-level-style-number text:level="8" text:style-name="List69Level7" style:num-suffix="." style:num-format="1" text:display-levels="8">
        <style:list-level-properties text:space-before="9.525cm"/>
      </text:list-level-style-number>
      <text:list-level-style-number text:level="9" text:style-name="List6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0">
      <text:list-level-style-number text:level="1" text:style-name="List70Level0" style:num-suffix="." style:num-format="1">
        <style:list-level-properties text:space-before="0.635cm"/>
      </text:list-level-style-number>
      <text:list-level-style-number text:level="2" text:style-name="List70Level1" style:num-suffix="." style:num-format="1" text:display-levels="2">
        <style:list-level-properties text:space-before="1.905cm"/>
      </text:list-level-style-number>
      <text:list-level-style-number text:level="3" text:style-name="List70Level2" style:num-suffix="." style:num-format="1" text:display-levels="3">
        <style:list-level-properties text:space-before="3.493cm"/>
      </text:list-level-style-number>
      <text:list-level-style-number text:level="4" text:style-name="List70Level3" style:num-suffix="." style:num-format="1" text:display-levels="4">
        <style:list-level-properties text:space-before="4.445cm"/>
      </text:list-level-style-number>
      <text:list-level-style-number text:level="5" text:style-name="List70Level4" style:num-suffix="." style:num-format="1" text:display-levels="5">
        <style:list-level-properties text:space-before="5.715cm"/>
      </text:list-level-style-number>
      <text:list-level-style-number text:level="6" text:style-name="List70Level5" style:num-suffix="." style:num-format="1" text:display-levels="6">
        <style:list-level-properties text:space-before="7.303cm"/>
      </text:list-level-style-number>
      <text:list-level-style-number text:level="7" text:style-name="List70Level6" style:num-suffix="." style:num-format="1" text:display-levels="7">
        <style:list-level-properties text:space-before="8.255cm"/>
      </text:list-level-style-number>
      <text:list-level-style-number text:level="8" text:style-name="List70Level7" style:num-suffix="." style:num-format="1" text:display-levels="8">
        <style:list-level-properties text:space-before="9.525cm"/>
      </text:list-level-style-number>
      <text:list-level-style-number text:level="9" text:style-name="List7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1">
      <text:list-level-style-number text:level="1" text:style-name="List71Level0" style:num-suffix="." style:num-format="1">
        <style:list-level-properties text:space-before="0.635cm"/>
      </text:list-level-style-number>
      <text:list-level-style-number text:level="2" text:style-name="List71Level1" style:num-suffix="." style:num-format="1" text:display-levels="2">
        <style:list-level-properties text:space-before="1.905cm"/>
      </text:list-level-style-number>
      <text:list-level-style-number text:level="3" text:style-name="List71Level2" style:num-suffix="." style:num-format="1" text:display-levels="3">
        <style:list-level-properties text:space-before="3.493cm"/>
      </text:list-level-style-number>
      <text:list-level-style-number text:level="4" text:style-name="List71Level3" style:num-suffix="." style:num-format="1" text:display-levels="4">
        <style:list-level-properties text:space-before="4.445cm"/>
      </text:list-level-style-number>
      <text:list-level-style-number text:level="5" text:style-name="List71Level4" style:num-suffix="." style:num-format="1" text:display-levels="5">
        <style:list-level-properties text:space-before="5.715cm"/>
      </text:list-level-style-number>
      <text:list-level-style-number text:level="6" text:style-name="List71Level5" style:num-suffix="." style:num-format="1" text:display-levels="6">
        <style:list-level-properties text:space-before="7.303cm"/>
      </text:list-level-style-number>
      <text:list-level-style-number text:level="7" text:style-name="List71Level6" style:num-suffix="." style:num-format="1" text:display-levels="7">
        <style:list-level-properties text:space-before="8.255cm"/>
      </text:list-level-style-number>
      <text:list-level-style-number text:level="8" text:style-name="List71Level7" style:num-suffix="." style:num-format="1" text:display-levels="8">
        <style:list-level-properties text:space-before="9.525cm"/>
      </text:list-level-style-number>
      <text:list-level-style-number text:level="9" text:style-name="List7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2">
      <text:list-level-style-number text:level="1" text:style-name="List72Level0" style:num-suffix="." style:num-format="1">
        <style:list-level-properties text:space-before="0.635cm"/>
      </text:list-level-style-number>
      <text:list-level-style-number text:level="2" text:style-name="List72Level1" style:num-suffix="." style:num-format="1" text:display-levels="2">
        <style:list-level-properties text:space-before="1.905cm"/>
      </text:list-level-style-number>
      <text:list-level-style-number text:level="3" text:style-name="List72Level2" style:num-suffix="." style:num-format="1" text:display-levels="3">
        <style:list-level-properties text:space-before="3.493cm"/>
      </text:list-level-style-number>
      <text:list-level-style-number text:level="4" text:style-name="List72Level3" style:num-suffix="." style:num-format="1" text:display-levels="4">
        <style:list-level-properties text:space-before="4.445cm"/>
      </text:list-level-style-number>
      <text:list-level-style-number text:level="5" text:style-name="List72Level4" style:num-suffix="." style:num-format="1" text:display-levels="5">
        <style:list-level-properties text:space-before="5.715cm"/>
      </text:list-level-style-number>
      <text:list-level-style-number text:level="6" text:style-name="List72Level5" style:num-suffix="." style:num-format="1" text:display-levels="6">
        <style:list-level-properties text:space-before="7.303cm"/>
      </text:list-level-style-number>
      <text:list-level-style-number text:level="7" text:style-name="List72Level6" style:num-suffix="." style:num-format="1" text:display-levels="7">
        <style:list-level-properties text:space-before="8.255cm"/>
      </text:list-level-style-number>
      <text:list-level-style-number text:level="8" text:style-name="List72Level7" style:num-suffix="." style:num-format="1" text:display-levels="8">
        <style:list-level-properties text:space-before="9.525cm"/>
      </text:list-level-style-number>
      <text:list-level-style-number text:level="9" text:style-name="List7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3">
      <text:list-level-style-number text:level="1" text:style-name="List73Level0" style:num-suffix="." style:num-format="1">
        <style:list-level-properties text:space-before="0.635cm"/>
      </text:list-level-style-number>
      <text:list-level-style-number text:level="2" text:style-name="List73Level1" style:num-suffix="." style:num-format="1" text:display-levels="2">
        <style:list-level-properties text:space-before="1.905cm"/>
      </text:list-level-style-number>
      <text:list-level-style-number text:level="3" text:style-name="List73Level2" style:num-suffix="." style:num-format="1" text:display-levels="3">
        <style:list-level-properties text:space-before="3.493cm"/>
      </text:list-level-style-number>
      <text:list-level-style-number text:level="4" text:style-name="List73Level3" style:num-suffix="." style:num-format="1" text:display-levels="4">
        <style:list-level-properties text:space-before="4.445cm"/>
      </text:list-level-style-number>
      <text:list-level-style-number text:level="5" text:style-name="List73Level4" style:num-suffix="." style:num-format="1" text:display-levels="5">
        <style:list-level-properties text:space-before="5.715cm"/>
      </text:list-level-style-number>
      <text:list-level-style-number text:level="6" text:style-name="List73Level5" style:num-suffix="." style:num-format="1" text:display-levels="6">
        <style:list-level-properties text:space-before="7.303cm"/>
      </text:list-level-style-number>
      <text:list-level-style-number text:level="7" text:style-name="List73Level6" style:num-suffix="." style:num-format="1" text:display-levels="7">
        <style:list-level-properties text:space-before="8.255cm"/>
      </text:list-level-style-number>
      <text:list-level-style-number text:level="8" text:style-name="List73Level7" style:num-suffix="." style:num-format="1" text:display-levels="8">
        <style:list-level-properties text:space-before="9.525cm"/>
      </text:list-level-style-number>
      <text:list-level-style-number text:level="9" text:style-name="List7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4">
      <text:list-level-style-number text:level="1" text:style-name="List74Level0" style:num-suffix="." style:num-format="1">
        <style:list-level-properties text:space-before="0.635cm"/>
      </text:list-level-style-number>
      <text:list-level-style-number text:level="2" text:style-name="List74Level1" style:num-suffix="." style:num-format="1" text:display-levels="2">
        <style:list-level-properties text:space-before="1.905cm"/>
      </text:list-level-style-number>
      <text:list-level-style-number text:level="3" text:style-name="List74Level2" style:num-suffix="." style:num-format="1" text:display-levels="3">
        <style:list-level-properties text:space-before="3.493cm"/>
      </text:list-level-style-number>
      <text:list-level-style-number text:level="4" text:style-name="List74Level3" style:num-suffix="." style:num-format="1" text:display-levels="4">
        <style:list-level-properties text:space-before="4.445cm"/>
      </text:list-level-style-number>
      <text:list-level-style-number text:level="5" text:style-name="List74Level4" style:num-suffix="." style:num-format="1" text:display-levels="5">
        <style:list-level-properties text:space-before="5.715cm"/>
      </text:list-level-style-number>
      <text:list-level-style-number text:level="6" text:style-name="List74Level5" style:num-suffix="." style:num-format="1" text:display-levels="6">
        <style:list-level-properties text:space-before="7.303cm"/>
      </text:list-level-style-number>
      <text:list-level-style-number text:level="7" text:style-name="List74Level6" style:num-suffix="." style:num-format="1" text:display-levels="7">
        <style:list-level-properties text:space-before="8.255cm"/>
      </text:list-level-style-number>
      <text:list-level-style-number text:level="8" text:style-name="List74Level7" style:num-suffix="." style:num-format="1" text:display-levels="8">
        <style:list-level-properties text:space-before="9.525cm"/>
      </text:list-level-style-number>
      <text:list-level-style-number text:level="9" text:style-name="List7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5">
      <text:list-level-style-number text:level="1" text:style-name="List75Level0" style:num-suffix="." style:num-format="1">
        <style:list-level-properties text:space-before="0.635cm"/>
      </text:list-level-style-number>
      <text:list-level-style-number text:level="2" text:style-name="List75Level1" style:num-suffix="." style:num-format="1" text:display-levels="2">
        <style:list-level-properties text:space-before="1.905cm"/>
      </text:list-level-style-number>
      <text:list-level-style-number text:level="3" text:style-name="List75Level2" style:num-suffix="." style:num-format="1" text:display-levels="3">
        <style:list-level-properties text:space-before="3.493cm"/>
      </text:list-level-style-number>
      <text:list-level-style-number text:level="4" text:style-name="List75Level3" style:num-suffix="." style:num-format="1" text:display-levels="4">
        <style:list-level-properties text:space-before="4.445cm"/>
      </text:list-level-style-number>
      <text:list-level-style-number text:level="5" text:style-name="List75Level4" style:num-suffix="." style:num-format="1" text:display-levels="5">
        <style:list-level-properties text:space-before="5.715cm"/>
      </text:list-level-style-number>
      <text:list-level-style-number text:level="6" text:style-name="List75Level5" style:num-suffix="." style:num-format="1" text:display-levels="6">
        <style:list-level-properties text:space-before="7.303cm"/>
      </text:list-level-style-number>
      <text:list-level-style-number text:level="7" text:style-name="List75Level6" style:num-suffix="." style:num-format="1" text:display-levels="7">
        <style:list-level-properties text:space-before="8.255cm"/>
      </text:list-level-style-number>
      <text:list-level-style-number text:level="8" text:style-name="List75Level7" style:num-suffix="." style:num-format="1" text:display-levels="8">
        <style:list-level-properties text:space-before="9.525cm"/>
      </text:list-level-style-number>
      <text:list-level-style-number text:level="9" text:style-name="List7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6">
      <text:list-level-style-number text:level="1" text:style-name="List76Level0" style:num-suffix="." style:num-format="1">
        <style:list-level-properties text:space-before="0.635cm"/>
      </text:list-level-style-number>
      <text:list-level-style-number text:level="2" text:style-name="List76Level1" style:num-suffix="." style:num-format="1" text:display-levels="2">
        <style:list-level-properties text:space-before="1.905cm"/>
      </text:list-level-style-number>
      <text:list-level-style-number text:level="3" text:style-name="List76Level2" style:num-suffix="." style:num-format="1" text:display-levels="3">
        <style:list-level-properties text:space-before="3.493cm"/>
      </text:list-level-style-number>
      <text:list-level-style-number text:level="4" text:style-name="List76Level3" style:num-suffix="." style:num-format="1" text:display-levels="4">
        <style:list-level-properties text:space-before="4.445cm"/>
      </text:list-level-style-number>
      <text:list-level-style-number text:level="5" text:style-name="List76Level4" style:num-suffix="." style:num-format="1" text:display-levels="5">
        <style:list-level-properties text:space-before="5.715cm"/>
      </text:list-level-style-number>
      <text:list-level-style-number text:level="6" text:style-name="List76Level5" style:num-suffix="." style:num-format="1" text:display-levels="6">
        <style:list-level-properties text:space-before="7.303cm"/>
      </text:list-level-style-number>
      <text:list-level-style-number text:level="7" text:style-name="List76Level6" style:num-suffix="." style:num-format="1" text:display-levels="7">
        <style:list-level-properties text:space-before="8.255cm"/>
      </text:list-level-style-number>
      <text:list-level-style-number text:level="8" text:style-name="List76Level7" style:num-suffix="." style:num-format="1" text:display-levels="8">
        <style:list-level-properties text:space-before="9.525cm"/>
      </text:list-level-style-number>
      <text:list-level-style-number text:level="9" text:style-name="List7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7">
      <text:list-level-style-number text:level="1" text:style-name="List77Level0" style:num-suffix="." style:num-format="1">
        <style:list-level-properties text:space-before="0.635cm"/>
      </text:list-level-style-number>
      <text:list-level-style-number text:level="2" text:style-name="List77Level1" style:num-suffix="." style:num-format="1" text:display-levels="2">
        <style:list-level-properties text:space-before="1.905cm"/>
      </text:list-level-style-number>
      <text:list-level-style-number text:level="3" text:style-name="List77Level2" style:num-suffix="." style:num-format="1" text:display-levels="3">
        <style:list-level-properties text:space-before="3.493cm"/>
      </text:list-level-style-number>
      <text:list-level-style-number text:level="4" text:style-name="List77Level3" style:num-suffix="." style:num-format="1" text:display-levels="4">
        <style:list-level-properties text:space-before="4.445cm"/>
      </text:list-level-style-number>
      <text:list-level-style-number text:level="5" text:style-name="List77Level4" style:num-suffix="." style:num-format="1" text:display-levels="5">
        <style:list-level-properties text:space-before="5.715cm"/>
      </text:list-level-style-number>
      <text:list-level-style-number text:level="6" text:style-name="List77Level5" style:num-suffix="." style:num-format="1" text:display-levels="6">
        <style:list-level-properties text:space-before="7.303cm"/>
      </text:list-level-style-number>
      <text:list-level-style-number text:level="7" text:style-name="List77Level6" style:num-suffix="." style:num-format="1" text:display-levels="7">
        <style:list-level-properties text:space-before="8.255cm"/>
      </text:list-level-style-number>
      <text:list-level-style-number text:level="8" text:style-name="List77Level7" style:num-suffix="." style:num-format="1" text:display-levels="8">
        <style:list-level-properties text:space-before="9.525cm"/>
      </text:list-level-style-number>
      <text:list-level-style-number text:level="9" text:style-name="List7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8">
      <text:list-level-style-number text:level="1" text:style-name="List78Level0" style:num-suffix="." style:num-format="1">
        <style:list-level-properties text:space-before="0.635cm"/>
      </text:list-level-style-number>
      <text:list-level-style-number text:level="2" text:style-name="List78Level1" style:num-suffix="." style:num-format="1" text:display-levels="2">
        <style:list-level-properties text:space-before="1.905cm"/>
      </text:list-level-style-number>
      <text:list-level-style-number text:level="3" text:style-name="List78Level2" style:num-suffix="." style:num-format="1" text:display-levels="3">
        <style:list-level-properties text:space-before="3.493cm"/>
      </text:list-level-style-number>
      <text:list-level-style-number text:level="4" text:style-name="List78Level3" style:num-suffix="." style:num-format="1" text:display-levels="4">
        <style:list-level-properties text:space-before="4.445cm"/>
      </text:list-level-style-number>
      <text:list-level-style-number text:level="5" text:style-name="List78Level4" style:num-suffix="." style:num-format="1" text:display-levels="5">
        <style:list-level-properties text:space-before="5.715cm"/>
      </text:list-level-style-number>
      <text:list-level-style-number text:level="6" text:style-name="List78Level5" style:num-suffix="." style:num-format="1" text:display-levels="6">
        <style:list-level-properties text:space-before="7.303cm"/>
      </text:list-level-style-number>
      <text:list-level-style-number text:level="7" text:style-name="List78Level6" style:num-suffix="." style:num-format="1" text:display-levels="7">
        <style:list-level-properties text:space-before="8.255cm"/>
      </text:list-level-style-number>
      <text:list-level-style-number text:level="8" text:style-name="List78Level7" style:num-suffix="." style:num-format="1" text:display-levels="8">
        <style:list-level-properties text:space-before="9.525cm"/>
      </text:list-level-style-number>
      <text:list-level-style-number text:level="9" text:style-name="List7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9">
      <text:list-level-style-number text:level="1" text:style-name="List79Level0" style:num-suffix="." style:num-format="1">
        <style:list-level-properties text:space-before="0.635cm"/>
      </text:list-level-style-number>
      <text:list-level-style-number text:level="2" text:style-name="List79Level1" style:num-suffix="." style:num-format="1" text:display-levels="2">
        <style:list-level-properties text:space-before="1.905cm"/>
      </text:list-level-style-number>
      <text:list-level-style-number text:level="3" text:style-name="List79Level2" style:num-suffix="." style:num-format="1" text:display-levels="3">
        <style:list-level-properties text:space-before="3.493cm"/>
      </text:list-level-style-number>
      <text:list-level-style-number text:level="4" text:style-name="List79Level3" style:num-suffix="." style:num-format="1" text:display-levels="4">
        <style:list-level-properties text:space-before="4.445cm"/>
      </text:list-level-style-number>
      <text:list-level-style-number text:level="5" text:style-name="List79Level4" style:num-suffix="." style:num-format="1" text:display-levels="5">
        <style:list-level-properties text:space-before="5.715cm"/>
      </text:list-level-style-number>
      <text:list-level-style-number text:level="6" text:style-name="List79Level5" style:num-suffix="." style:num-format="1" text:display-levels="6">
        <style:list-level-properties text:space-before="7.303cm"/>
      </text:list-level-style-number>
      <text:list-level-style-number text:level="7" text:style-name="List79Level6" style:num-suffix="." style:num-format="1" text:display-levels="7">
        <style:list-level-properties text:space-before="8.255cm"/>
      </text:list-level-style-number>
      <text:list-level-style-number text:level="8" text:style-name="List79Level7" style:num-suffix="." style:num-format="1" text:display-levels="8">
        <style:list-level-properties text:space-before="9.525cm"/>
      </text:list-level-style-number>
      <text:list-level-style-number text:level="9" text:style-name="List7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0">
      <text:list-level-style-number text:level="1" text:style-name="List80Level0" style:num-suffix="." style:num-format="1">
        <style:list-level-properties text:space-before="0.635cm"/>
      </text:list-level-style-number>
      <text:list-level-style-number text:level="2" text:style-name="List80Level1" style:num-suffix="." style:num-format="1" text:display-levels="2">
        <style:list-level-properties text:space-before="1.905cm"/>
      </text:list-level-style-number>
      <text:list-level-style-number text:level="3" text:style-name="List80Level2" style:num-suffix="." style:num-format="1" text:display-levels="3">
        <style:list-level-properties text:space-before="3.493cm"/>
      </text:list-level-style-number>
      <text:list-level-style-number text:level="4" text:style-name="List80Level3" style:num-suffix="." style:num-format="1" text:display-levels="4">
        <style:list-level-properties text:space-before="4.445cm"/>
      </text:list-level-style-number>
      <text:list-level-style-number text:level="5" text:style-name="List80Level4" style:num-suffix="." style:num-format="1" text:display-levels="5">
        <style:list-level-properties text:space-before="5.715cm"/>
      </text:list-level-style-number>
      <text:list-level-style-number text:level="6" text:style-name="List80Level5" style:num-suffix="." style:num-format="1" text:display-levels="6">
        <style:list-level-properties text:space-before="7.303cm"/>
      </text:list-level-style-number>
      <text:list-level-style-number text:level="7" text:style-name="List80Level6" style:num-suffix="." style:num-format="1" text:display-levels="7">
        <style:list-level-properties text:space-before="8.255cm"/>
      </text:list-level-style-number>
      <text:list-level-style-number text:level="8" text:style-name="List80Level7" style:num-suffix="." style:num-format="1" text:display-levels="8">
        <style:list-level-properties text:space-before="9.525cm"/>
      </text:list-level-style-number>
      <text:list-level-style-number text:level="9" text:style-name="List8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1">
      <text:list-level-style-number text:level="1" text:style-name="List81Level0" style:num-suffix="." style:num-format="1">
        <style:list-level-properties text:space-before="0.635cm"/>
      </text:list-level-style-number>
      <text:list-level-style-number text:level="2" text:style-name="List81Level1" style:num-suffix="." style:num-format="1" text:display-levels="2">
        <style:list-level-properties text:space-before="1.905cm"/>
      </text:list-level-style-number>
      <text:list-level-style-number text:level="3" text:style-name="List81Level2" style:num-suffix="." style:num-format="1" text:display-levels="3">
        <style:list-level-properties text:space-before="3.493cm"/>
      </text:list-level-style-number>
      <text:list-level-style-number text:level="4" text:style-name="List81Level3" style:num-suffix="." style:num-format="1" text:display-levels="4">
        <style:list-level-properties text:space-before="4.445cm"/>
      </text:list-level-style-number>
      <text:list-level-style-number text:level="5" text:style-name="List81Level4" style:num-suffix="." style:num-format="1" text:display-levels="5">
        <style:list-level-properties text:space-before="5.715cm"/>
      </text:list-level-style-number>
      <text:list-level-style-number text:level="6" text:style-name="List81Level5" style:num-suffix="." style:num-format="1" text:display-levels="6">
        <style:list-level-properties text:space-before="7.303cm"/>
      </text:list-level-style-number>
      <text:list-level-style-number text:level="7" text:style-name="List81Level6" style:num-suffix="." style:num-format="1" text:display-levels="7">
        <style:list-level-properties text:space-before="8.255cm"/>
      </text:list-level-style-number>
      <text:list-level-style-number text:level="8" text:style-name="List81Level7" style:num-suffix="." style:num-format="1" text:display-levels="8">
        <style:list-level-properties text:space-before="9.525cm"/>
      </text:list-level-style-number>
      <text:list-level-style-number text:level="9" text:style-name="List8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2">
      <text:list-level-style-number text:level="1" text:style-name="List82Level0" style:num-suffix="." style:num-format="1">
        <style:list-level-properties text:space-before="0.635cm"/>
      </text:list-level-style-number>
      <text:list-level-style-number text:level="2" text:style-name="List82Level1" style:num-suffix="." style:num-format="1" text:display-levels="2">
        <style:list-level-properties text:space-before="1.905cm"/>
      </text:list-level-style-number>
      <text:list-level-style-number text:level="3" text:style-name="List82Level2" style:num-suffix="." style:num-format="1" text:display-levels="3">
        <style:list-level-properties text:space-before="3.493cm"/>
      </text:list-level-style-number>
      <text:list-level-style-number text:level="4" text:style-name="List82Level3" style:num-suffix="." style:num-format="1" text:display-levels="4">
        <style:list-level-properties text:space-before="4.445cm"/>
      </text:list-level-style-number>
      <text:list-level-style-number text:level="5" text:style-name="List82Level4" style:num-suffix="." style:num-format="1" text:display-levels="5">
        <style:list-level-properties text:space-before="5.715cm"/>
      </text:list-level-style-number>
      <text:list-level-style-number text:level="6" text:style-name="List82Level5" style:num-suffix="." style:num-format="1" text:display-levels="6">
        <style:list-level-properties text:space-before="7.303cm"/>
      </text:list-level-style-number>
      <text:list-level-style-number text:level="7" text:style-name="List82Level6" style:num-suffix="." style:num-format="1" text:display-levels="7">
        <style:list-level-properties text:space-before="8.255cm"/>
      </text:list-level-style-number>
      <text:list-level-style-number text:level="8" text:style-name="List82Level7" style:num-suffix="." style:num-format="1" text:display-levels="8">
        <style:list-level-properties text:space-before="9.525cm"/>
      </text:list-level-style-number>
      <text:list-level-style-number text:level="9" text:style-name="List8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3">
      <text:list-level-style-number text:level="1" text:style-name="List83Level0" style:num-suffix="." style:num-format="1">
        <style:list-level-properties text:space-before="0.635cm"/>
      </text:list-level-style-number>
      <text:list-level-style-number text:level="2" text:style-name="List83Level1" style:num-suffix="." style:num-format="1" text:display-levels="2">
        <style:list-level-properties text:space-before="1.905cm"/>
      </text:list-level-style-number>
      <text:list-level-style-number text:level="3" text:style-name="List83Level2" style:num-suffix="." style:num-format="1" text:display-levels="3">
        <style:list-level-properties text:space-before="3.493cm"/>
      </text:list-level-style-number>
      <text:list-level-style-number text:level="4" text:style-name="List83Level3" style:num-suffix="." style:num-format="1" text:display-levels="4">
        <style:list-level-properties text:space-before="4.445cm"/>
      </text:list-level-style-number>
      <text:list-level-style-number text:level="5" text:style-name="List83Level4" style:num-suffix="." style:num-format="1" text:display-levels="5">
        <style:list-level-properties text:space-before="5.715cm"/>
      </text:list-level-style-number>
      <text:list-level-style-number text:level="6" text:style-name="List83Level5" style:num-suffix="." style:num-format="1" text:display-levels="6">
        <style:list-level-properties text:space-before="7.303cm"/>
      </text:list-level-style-number>
      <text:list-level-style-number text:level="7" text:style-name="List83Level6" style:num-suffix="." style:num-format="1" text:display-levels="7">
        <style:list-level-properties text:space-before="8.255cm"/>
      </text:list-level-style-number>
      <text:list-level-style-number text:level="8" text:style-name="List83Level7" style:num-suffix="." style:num-format="1" text:display-levels="8">
        <style:list-level-properties text:space-before="9.525cm"/>
      </text:list-level-style-number>
      <text:list-level-style-number text:level="9" text:style-name="List8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4">
      <text:list-level-style-number text:level="1" text:style-name="List84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84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84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84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84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84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84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84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84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5">
      <text:list-level-style-number text:level="1" text:style-name="List85Level0" style:num-suffix="." style:num-format="1">
        <style:list-level-properties text:space-before="0.635cm"/>
      </text:list-level-style-number>
      <text:list-level-style-number text:level="2" text:style-name="List85Level1" style:num-suffix="." style:num-format="1" text:display-levels="2">
        <style:list-level-properties text:space-before="1.905cm"/>
      </text:list-level-style-number>
      <text:list-level-style-number text:level="3" text:style-name="List85Level2" style:num-suffix="." style:num-format="1" text:display-levels="3">
        <style:list-level-properties text:space-before="3.493cm"/>
      </text:list-level-style-number>
      <text:list-level-style-number text:level="4" text:style-name="List85Level3" style:num-suffix="." style:num-format="1" text:display-levels="4">
        <style:list-level-properties text:space-before="4.445cm"/>
      </text:list-level-style-number>
      <text:list-level-style-number text:level="5" text:style-name="List85Level4" style:num-suffix="." style:num-format="1" text:display-levels="5">
        <style:list-level-properties text:space-before="5.715cm"/>
      </text:list-level-style-number>
      <text:list-level-style-number text:level="6" text:style-name="List85Level5" style:num-suffix="." style:num-format="1" text:display-levels="6">
        <style:list-level-properties text:space-before="7.303cm"/>
      </text:list-level-style-number>
      <text:list-level-style-number text:level="7" text:style-name="List85Level6" style:num-suffix="." style:num-format="1" text:display-levels="7">
        <style:list-level-properties text:space-before="8.255cm"/>
      </text:list-level-style-number>
      <text:list-level-style-number text:level="8" text:style-name="List85Level7" style:num-suffix="." style:num-format="1" text:display-levels="8">
        <style:list-level-properties text:space-before="9.525cm"/>
      </text:list-level-style-number>
      <text:list-level-style-number text:level="9" text:style-name="List8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6">
      <text:list-level-style-number text:level="1" text:style-name="List86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86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86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86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86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86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86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86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86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7">
      <text:list-level-style-number text:level="1" text:style-name="List87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87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87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87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87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87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87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87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87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8">
      <text:list-level-style-number text:level="1" text:style-name="List88Level0" style:num-suffix="." style:num-format="1">
        <style:list-level-properties text:space-before="0.635cm"/>
      </text:list-level-style-number>
      <text:list-level-style-number text:level="2" text:style-name="List88Level1" style:num-suffix="." style:num-format="1" text:display-levels="2">
        <style:list-level-properties text:space-before="1.905cm"/>
      </text:list-level-style-number>
      <text:list-level-style-number text:level="3" text:style-name="List88Level2" style:num-suffix="." style:num-format="1" text:display-levels="3">
        <style:list-level-properties text:space-before="3.493cm"/>
      </text:list-level-style-number>
      <text:list-level-style-number text:level="4" text:style-name="List88Level3" style:num-suffix="." style:num-format="1" text:display-levels="4">
        <style:list-level-properties text:space-before="4.445cm"/>
      </text:list-level-style-number>
      <text:list-level-style-number text:level="5" text:style-name="List88Level4" style:num-suffix="." style:num-format="1" text:display-levels="5">
        <style:list-level-properties text:space-before="5.715cm"/>
      </text:list-level-style-number>
      <text:list-level-style-number text:level="6" text:style-name="List88Level5" style:num-suffix="." style:num-format="1" text:display-levels="6">
        <style:list-level-properties text:space-before="7.303cm"/>
      </text:list-level-style-number>
      <text:list-level-style-number text:level="7" text:style-name="List88Level6" style:num-suffix="." style:num-format="1" text:display-levels="7">
        <style:list-level-properties text:space-before="8.255cm"/>
      </text:list-level-style-number>
      <text:list-level-style-number text:level="8" text:style-name="List88Level7" style:num-suffix="." style:num-format="1" text:display-levels="8">
        <style:list-level-properties text:space-before="9.525cm"/>
      </text:list-level-style-number>
      <text:list-level-style-number text:level="9" text:style-name="List8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9">
      <text:list-level-style-number text:level="1" text:style-name="List89Level0" style:num-suffix="." style:num-format="1">
        <style:list-level-properties text:space-before="0.635cm"/>
      </text:list-level-style-number>
      <text:list-level-style-number text:level="2" text:style-name="List89Level1" style:num-suffix="." style:num-format="1" text:display-levels="2">
        <style:list-level-properties text:space-before="1.905cm"/>
      </text:list-level-style-number>
      <text:list-level-style-number text:level="3" text:style-name="List89Level2" style:num-suffix="." style:num-format="1" text:display-levels="3">
        <style:list-level-properties text:space-before="3.493cm"/>
      </text:list-level-style-number>
      <text:list-level-style-number text:level="4" text:style-name="List89Level3" style:num-suffix="." style:num-format="1" text:display-levels="4">
        <style:list-level-properties text:space-before="4.445cm"/>
      </text:list-level-style-number>
      <text:list-level-style-number text:level="5" text:style-name="List89Level4" style:num-suffix="." style:num-format="1" text:display-levels="5">
        <style:list-level-properties text:space-before="5.715cm"/>
      </text:list-level-style-number>
      <text:list-level-style-number text:level="6" text:style-name="List89Level5" style:num-suffix="." style:num-format="1" text:display-levels="6">
        <style:list-level-properties text:space-before="7.303cm"/>
      </text:list-level-style-number>
      <text:list-level-style-number text:level="7" text:style-name="List89Level6" style:num-suffix="." style:num-format="1" text:display-levels="7">
        <style:list-level-properties text:space-before="8.255cm"/>
      </text:list-level-style-number>
      <text:list-level-style-number text:level="8" text:style-name="List89Level7" style:num-suffix="." style:num-format="1" text:display-levels="8">
        <style:list-level-properties text:space-before="9.525cm"/>
      </text:list-level-style-number>
      <text:list-level-style-number text:level="9" text:style-name="List8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0">
      <text:list-level-style-number text:level="1" text:style-name="List90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90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90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90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90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90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90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90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90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1">
      <text:list-level-style-number text:level="1" text:style-name="List91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91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91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91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91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91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91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91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91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2">
      <text:list-level-style-number text:level="1" text:style-name="List92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92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92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92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92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92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92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92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92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3">
      <text:list-level-style-number text:level="1" text:style-name="List93Level0" style:num-suffix="." style:num-format="1">
        <style:list-level-properties text:space-before="0.635cm"/>
      </text:list-level-style-number>
      <text:list-level-style-number text:level="2" text:style-name="List93Level1" style:num-suffix="." style:num-format="1" text:display-levels="2">
        <style:list-level-properties text:space-before="1.905cm"/>
      </text:list-level-style-number>
      <text:list-level-style-number text:level="3" text:style-name="List93Level2" style:num-suffix="." style:num-format="1" text:display-levels="3">
        <style:list-level-properties text:space-before="3.493cm"/>
      </text:list-level-style-number>
      <text:list-level-style-number text:level="4" text:style-name="List93Level3" style:num-suffix="." style:num-format="1" text:display-levels="4">
        <style:list-level-properties text:space-before="4.445cm"/>
      </text:list-level-style-number>
      <text:list-level-style-number text:level="5" text:style-name="List93Level4" style:num-suffix="." style:num-format="1" text:display-levels="5">
        <style:list-level-properties text:space-before="5.715cm"/>
      </text:list-level-style-number>
      <text:list-level-style-number text:level="6" text:style-name="List93Level5" style:num-suffix="." style:num-format="1" text:display-levels="6">
        <style:list-level-properties text:space-before="7.303cm"/>
      </text:list-level-style-number>
      <text:list-level-style-number text:level="7" text:style-name="List93Level6" style:num-suffix="." style:num-format="1" text:display-levels="7">
        <style:list-level-properties text:space-before="8.255cm"/>
      </text:list-level-style-number>
      <text:list-level-style-number text:level="8" text:style-name="List93Level7" style:num-suffix="." style:num-format="1" text:display-levels="8">
        <style:list-level-properties text:space-before="9.525cm"/>
      </text:list-level-style-number>
      <text:list-level-style-number text:level="9" text:style-name="List9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4">
      <text:list-level-style-number text:level="1" text:style-name="List94Level0" style:num-suffix="." style:num-format="1">
        <style:list-level-properties text:space-before="0.635cm"/>
      </text:list-level-style-number>
      <text:list-level-style-number text:level="2" text:style-name="List94Level1" style:num-suffix="." style:num-format="1" text:display-levels="2">
        <style:list-level-properties text:space-before="1.905cm"/>
      </text:list-level-style-number>
      <text:list-level-style-number text:level="3" text:style-name="List94Level2" style:num-suffix="." style:num-format="1" text:display-levels="3">
        <style:list-level-properties text:space-before="3.493cm"/>
      </text:list-level-style-number>
      <text:list-level-style-number text:level="4" text:style-name="List94Level3" style:num-suffix="." style:num-format="1" text:display-levels="4">
        <style:list-level-properties text:space-before="4.445cm"/>
      </text:list-level-style-number>
      <text:list-level-style-number text:level="5" text:style-name="List94Level4" style:num-suffix="." style:num-format="1" text:display-levels="5">
        <style:list-level-properties text:space-before="5.715cm"/>
      </text:list-level-style-number>
      <text:list-level-style-number text:level="6" text:style-name="List94Level5" style:num-suffix="." style:num-format="1" text:display-levels="6">
        <style:list-level-properties text:space-before="7.303cm"/>
      </text:list-level-style-number>
      <text:list-level-style-number text:level="7" text:style-name="List94Level6" style:num-suffix="." style:num-format="1" text:display-levels="7">
        <style:list-level-properties text:space-before="8.255cm"/>
      </text:list-level-style-number>
      <text:list-level-style-number text:level="8" text:style-name="List94Level7" style:num-suffix="." style:num-format="1" text:display-levels="8">
        <style:list-level-properties text:space-before="9.525cm"/>
      </text:list-level-style-number>
      <text:list-level-style-number text:level="9" text:style-name="List9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5">
      <text:list-level-style-number text:level="1" text:style-name="List95Level0" style:num-suffix="." style:num-format="1">
        <style:list-level-properties text:space-before="0.635cm"/>
      </text:list-level-style-number>
      <text:list-level-style-number text:level="2" text:style-name="List95Level1" style:num-suffix="." style:num-format="1" text:display-levels="2">
        <style:list-level-properties text:space-before="1.905cm"/>
      </text:list-level-style-number>
      <text:list-level-style-number text:level="3" text:style-name="List95Level2" style:num-suffix="." style:num-format="1" text:display-levels="3">
        <style:list-level-properties text:space-before="3.493cm"/>
      </text:list-level-style-number>
      <text:list-level-style-number text:level="4" text:style-name="List95Level3" style:num-suffix="." style:num-format="1" text:display-levels="4">
        <style:list-level-properties text:space-before="4.445cm"/>
      </text:list-level-style-number>
      <text:list-level-style-number text:level="5" text:style-name="List95Level4" style:num-suffix="." style:num-format="1" text:display-levels="5">
        <style:list-level-properties text:space-before="5.715cm"/>
      </text:list-level-style-number>
      <text:list-level-style-number text:level="6" text:style-name="List95Level5" style:num-suffix="." style:num-format="1" text:display-levels="6">
        <style:list-level-properties text:space-before="7.303cm"/>
      </text:list-level-style-number>
      <text:list-level-style-number text:level="7" text:style-name="List95Level6" style:num-suffix="." style:num-format="1" text:display-levels="7">
        <style:list-level-properties text:space-before="8.255cm"/>
      </text:list-level-style-number>
      <text:list-level-style-number text:level="8" text:style-name="List95Level7" style:num-suffix="." style:num-format="1" text:display-levels="8">
        <style:list-level-properties text:space-before="9.525cm"/>
      </text:list-level-style-number>
      <text:list-level-style-number text:level="9" text:style-name="List9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6">
      <text:list-level-style-number text:level="1" text:style-name="List96Level0" style:num-suffix="." style:num-format="1">
        <style:list-level-properties text:space-before="0.635cm"/>
      </text:list-level-style-number>
      <text:list-level-style-number text:level="2" text:style-name="List96Level1" style:num-suffix="." style:num-format="1" text:display-levels="2">
        <style:list-level-properties text:space-before="1.905cm"/>
      </text:list-level-style-number>
      <text:list-level-style-number text:level="3" text:style-name="List96Level2" style:num-suffix="." style:num-format="1" text:display-levels="3">
        <style:list-level-properties text:space-before="3.493cm"/>
      </text:list-level-style-number>
      <text:list-level-style-number text:level="4" text:style-name="List96Level3" style:num-suffix="." style:num-format="1" text:display-levels="4">
        <style:list-level-properties text:space-before="4.445cm"/>
      </text:list-level-style-number>
      <text:list-level-style-number text:level="5" text:style-name="List96Level4" style:num-suffix="." style:num-format="1" text:display-levels="5">
        <style:list-level-properties text:space-before="5.715cm"/>
      </text:list-level-style-number>
      <text:list-level-style-number text:level="6" text:style-name="List96Level5" style:num-suffix="." style:num-format="1" text:display-levels="6">
        <style:list-level-properties text:space-before="7.303cm"/>
      </text:list-level-style-number>
      <text:list-level-style-number text:level="7" text:style-name="List96Level6" style:num-suffix="." style:num-format="1" text:display-levels="7">
        <style:list-level-properties text:space-before="8.255cm"/>
      </text:list-level-style-number>
      <text:list-level-style-number text:level="8" text:style-name="List96Level7" style:num-suffix="." style:num-format="1" text:display-levels="8">
        <style:list-level-properties text:space-before="9.525cm"/>
      </text:list-level-style-number>
      <text:list-level-style-number text:level="9" text:style-name="List9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7">
      <text:list-level-style-number text:level="1" text:style-name="List97Level0" style:num-suffix="." style:num-format="1">
        <style:list-level-properties text:space-before="0.635cm"/>
      </text:list-level-style-number>
      <text:list-level-style-number text:level="2" text:style-name="List97Level1" style:num-suffix="." style:num-format="1" text:display-levels="2">
        <style:list-level-properties text:space-before="1.905cm"/>
      </text:list-level-style-number>
      <text:list-level-style-number text:level="3" text:style-name="List97Level2" style:num-suffix="." style:num-format="1" text:display-levels="3">
        <style:list-level-properties text:space-before="3.493cm"/>
      </text:list-level-style-number>
      <text:list-level-style-number text:level="4" text:style-name="List97Level3" style:num-suffix="." style:num-format="1" text:display-levels="4">
        <style:list-level-properties text:space-before="4.445cm"/>
      </text:list-level-style-number>
      <text:list-level-style-number text:level="5" text:style-name="List97Level4" style:num-suffix="." style:num-format="1" text:display-levels="5">
        <style:list-level-properties text:space-before="5.715cm"/>
      </text:list-level-style-number>
      <text:list-level-style-number text:level="6" text:style-name="List97Level5" style:num-suffix="." style:num-format="1" text:display-levels="6">
        <style:list-level-properties text:space-before="7.303cm"/>
      </text:list-level-style-number>
      <text:list-level-style-number text:level="7" text:style-name="List97Level6" style:num-suffix="." style:num-format="1" text:display-levels="7">
        <style:list-level-properties text:space-before="8.255cm"/>
      </text:list-level-style-number>
      <text:list-level-style-number text:level="8" text:style-name="List97Level7" style:num-suffix="." style:num-format="1" text:display-levels="8">
        <style:list-level-properties text:space-before="9.525cm"/>
      </text:list-level-style-number>
      <text:list-level-style-number text:level="9" text:style-name="List9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8">
      <text:list-level-style-number text:level="1" text:style-name="List98Level0" style:num-suffix="." style:num-format="1">
        <style:list-level-properties text:space-before="0.635cm"/>
      </text:list-level-style-number>
      <text:list-level-style-number text:level="2" text:style-name="List98Level1" style:num-suffix="." style:num-format="1" text:display-levels="2">
        <style:list-level-properties text:space-before="1.905cm"/>
      </text:list-level-style-number>
      <text:list-level-style-number text:level="3" text:style-name="List98Level2" style:num-suffix="." style:num-format="1" text:display-levels="3">
        <style:list-level-properties text:space-before="3.493cm"/>
      </text:list-level-style-number>
      <text:list-level-style-number text:level="4" text:style-name="List98Level3" style:num-suffix="." style:num-format="1" text:display-levels="4">
        <style:list-level-properties text:space-before="4.445cm"/>
      </text:list-level-style-number>
      <text:list-level-style-number text:level="5" text:style-name="List98Level4" style:num-suffix="." style:num-format="1" text:display-levels="5">
        <style:list-level-properties text:space-before="5.715cm"/>
      </text:list-level-style-number>
      <text:list-level-style-number text:level="6" text:style-name="List98Level5" style:num-suffix="." style:num-format="1" text:display-levels="6">
        <style:list-level-properties text:space-before="7.303cm"/>
      </text:list-level-style-number>
      <text:list-level-style-number text:level="7" text:style-name="List98Level6" style:num-suffix="." style:num-format="1" text:display-levels="7">
        <style:list-level-properties text:space-before="8.255cm"/>
      </text:list-level-style-number>
      <text:list-level-style-number text:level="8" text:style-name="List98Level7" style:num-suffix="." style:num-format="1" text:display-levels="8">
        <style:list-level-properties text:space-before="9.525cm"/>
      </text:list-level-style-number>
      <text:list-level-style-number text:level="9" text:style-name="List9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9">
      <text:list-level-style-number text:level="1" text:style-name="List99Level0" style:num-suffix="." style:num-format="1">
        <style:list-level-properties text:space-before="0.635cm"/>
      </text:list-level-style-number>
      <text:list-level-style-number text:level="2" text:style-name="List99Level1" style:num-suffix="." style:num-format="1" text:display-levels="2">
        <style:list-level-properties text:space-before="1.905cm"/>
      </text:list-level-style-number>
      <text:list-level-style-number text:level="3" text:style-name="List99Level2" style:num-suffix="." style:num-format="1" text:display-levels="3">
        <style:list-level-properties text:space-before="3.493cm"/>
      </text:list-level-style-number>
      <text:list-level-style-number text:level="4" text:style-name="List99Level3" style:num-suffix="." style:num-format="1" text:display-levels="4">
        <style:list-level-properties text:space-before="4.445cm"/>
      </text:list-level-style-number>
      <text:list-level-style-number text:level="5" text:style-name="List99Level4" style:num-suffix="." style:num-format="1" text:display-levels="5">
        <style:list-level-properties text:space-before="5.715cm"/>
      </text:list-level-style-number>
      <text:list-level-style-number text:level="6" text:style-name="List99Level5" style:num-suffix="." style:num-format="1" text:display-levels="6">
        <style:list-level-properties text:space-before="7.303cm"/>
      </text:list-level-style-number>
      <text:list-level-style-number text:level="7" text:style-name="List99Level6" style:num-suffix="." style:num-format="1" text:display-levels="7">
        <style:list-level-properties text:space-before="8.255cm"/>
      </text:list-level-style-number>
      <text:list-level-style-number text:level="8" text:style-name="List99Level7" style:num-suffix="." style:num-format="1" text:display-levels="8">
        <style:list-level-properties text:space-before="9.525cm"/>
      </text:list-level-style-number>
      <text:list-level-style-number text:level="9" text:style-name="List9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0">
      <text:list-level-style-number text:level="1" text:style-name="List100Level0" style:num-suffix="." style:num-format="1">
        <style:list-level-properties text:space-before="0.635cm"/>
      </text:list-level-style-number>
      <text:list-level-style-number text:level="2" text:style-name="List100Level1" style:num-suffix="." style:num-format="1" text:display-levels="2">
        <style:list-level-properties text:space-before="1.905cm"/>
      </text:list-level-style-number>
      <text:list-level-style-number text:level="3" text:style-name="List100Level2" style:num-suffix="." style:num-format="1" text:display-levels="3">
        <style:list-level-properties text:space-before="3.493cm"/>
      </text:list-level-style-number>
      <text:list-level-style-number text:level="4" text:style-name="List100Level3" style:num-suffix="." style:num-format="1" text:display-levels="4">
        <style:list-level-properties text:space-before="4.445cm"/>
      </text:list-level-style-number>
      <text:list-level-style-number text:level="5" text:style-name="List100Level4" style:num-suffix="." style:num-format="1" text:display-levels="5">
        <style:list-level-properties text:space-before="5.715cm"/>
      </text:list-level-style-number>
      <text:list-level-style-number text:level="6" text:style-name="List100Level5" style:num-suffix="." style:num-format="1" text:display-levels="6">
        <style:list-level-properties text:space-before="7.303cm"/>
      </text:list-level-style-number>
      <text:list-level-style-number text:level="7" text:style-name="List100Level6" style:num-suffix="." style:num-format="1" text:display-levels="7">
        <style:list-level-properties text:space-before="8.255cm"/>
      </text:list-level-style-number>
      <text:list-level-style-number text:level="8" text:style-name="List100Level7" style:num-suffix="." style:num-format="1" text:display-levels="8">
        <style:list-level-properties text:space-before="9.525cm"/>
      </text:list-level-style-number>
      <text:list-level-style-number text:level="9" text:style-name="List10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1">
      <text:list-level-style-number text:level="1" text:style-name="List101Level0" style:num-suffix="." style:num-format="1">
        <style:list-level-properties text:space-before="0.635cm"/>
      </text:list-level-style-number>
      <text:list-level-style-number text:level="2" text:style-name="List101Level1" style:num-suffix="." style:num-format="1" text:display-levels="2">
        <style:list-level-properties text:space-before="1.905cm"/>
      </text:list-level-style-number>
      <text:list-level-style-number text:level="3" text:style-name="List101Level2" style:num-suffix="." style:num-format="1" text:display-levels="3">
        <style:list-level-properties text:space-before="3.493cm"/>
      </text:list-level-style-number>
      <text:list-level-style-number text:level="4" text:style-name="List101Level3" style:num-suffix="." style:num-format="1" text:display-levels="4">
        <style:list-level-properties text:space-before="4.445cm"/>
      </text:list-level-style-number>
      <text:list-level-style-number text:level="5" text:style-name="List101Level4" style:num-suffix="." style:num-format="1" text:display-levels="5">
        <style:list-level-properties text:space-before="5.715cm"/>
      </text:list-level-style-number>
      <text:list-level-style-number text:level="6" text:style-name="List101Level5" style:num-suffix="." style:num-format="1" text:display-levels="6">
        <style:list-level-properties text:space-before="7.303cm"/>
      </text:list-level-style-number>
      <text:list-level-style-number text:level="7" text:style-name="List101Level6" style:num-suffix="." style:num-format="1" text:display-levels="7">
        <style:list-level-properties text:space-before="8.255cm"/>
      </text:list-level-style-number>
      <text:list-level-style-number text:level="8" text:style-name="List101Level7" style:num-suffix="." style:num-format="1" text:display-levels="8">
        <style:list-level-properties text:space-before="9.525cm"/>
      </text:list-level-style-number>
      <text:list-level-style-number text:level="9" text:style-name="List10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2">
      <text:list-level-style-number text:level="1" text:style-name="List102Level0" style:num-suffix="." style:num-format="1">
        <style:list-level-properties text:space-before="0.635cm"/>
      </text:list-level-style-number>
      <text:list-level-style-number text:level="2" text:style-name="List102Level1" style:num-suffix="." style:num-format="1" text:display-levels="2">
        <style:list-level-properties text:space-before="1.905cm"/>
      </text:list-level-style-number>
      <text:list-level-style-number text:level="3" text:style-name="List102Level2" style:num-suffix="." style:num-format="1" text:display-levels="3">
        <style:list-level-properties text:space-before="3.493cm"/>
      </text:list-level-style-number>
      <text:list-level-style-number text:level="4" text:style-name="List102Level3" style:num-suffix="." style:num-format="1" text:display-levels="4">
        <style:list-level-properties text:space-before="4.445cm"/>
      </text:list-level-style-number>
      <text:list-level-style-number text:level="5" text:style-name="List102Level4" style:num-suffix="." style:num-format="1" text:display-levels="5">
        <style:list-level-properties text:space-before="5.715cm"/>
      </text:list-level-style-number>
      <text:list-level-style-number text:level="6" text:style-name="List102Level5" style:num-suffix="." style:num-format="1" text:display-levels="6">
        <style:list-level-properties text:space-before="7.303cm"/>
      </text:list-level-style-number>
      <text:list-level-style-number text:level="7" text:style-name="List102Level6" style:num-suffix="." style:num-format="1" text:display-levels="7">
        <style:list-level-properties text:space-before="8.255cm"/>
      </text:list-level-style-number>
      <text:list-level-style-number text:level="8" text:style-name="List102Level7" style:num-suffix="." style:num-format="1" text:display-levels="8">
        <style:list-level-properties text:space-before="9.525cm"/>
      </text:list-level-style-number>
      <text:list-level-style-number text:level="9" text:style-name="List10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3">
      <text:list-level-style-number text:level="1" text:style-name="List103Level0" style:num-suffix="." style:num-format="1">
        <style:list-level-properties text:space-before="0.635cm"/>
      </text:list-level-style-number>
      <text:list-level-style-number text:level="2" text:style-name="List103Level1" style:num-suffix="." style:num-format="1" text:display-levels="2">
        <style:list-level-properties text:space-before="1.905cm"/>
      </text:list-level-style-number>
      <text:list-level-style-number text:level="3" text:style-name="List103Level2" style:num-suffix="." style:num-format="1" text:display-levels="3">
        <style:list-level-properties text:space-before="3.493cm"/>
      </text:list-level-style-number>
      <text:list-level-style-number text:level="4" text:style-name="List103Level3" style:num-suffix="." style:num-format="1" text:display-levels="4">
        <style:list-level-properties text:space-before="4.445cm"/>
      </text:list-level-style-number>
      <text:list-level-style-number text:level="5" text:style-name="List103Level4" style:num-suffix="." style:num-format="1" text:display-levels="5">
        <style:list-level-properties text:space-before="5.715cm"/>
      </text:list-level-style-number>
      <text:list-level-style-number text:level="6" text:style-name="List103Level5" style:num-suffix="." style:num-format="1" text:display-levels="6">
        <style:list-level-properties text:space-before="7.303cm"/>
      </text:list-level-style-number>
      <text:list-level-style-number text:level="7" text:style-name="List103Level6" style:num-suffix="." style:num-format="1" text:display-levels="7">
        <style:list-level-properties text:space-before="8.255cm"/>
      </text:list-level-style-number>
      <text:list-level-style-number text:level="8" text:style-name="List103Level7" style:num-suffix="." style:num-format="1" text:display-levels="8">
        <style:list-level-properties text:space-before="9.525cm"/>
      </text:list-level-style-number>
      <text:list-level-style-number text:level="9" text:style-name="List10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4">
      <text:list-level-style-number text:level="1" text:style-name="List104Level0" style:num-suffix="." style:num-format="1">
        <style:list-level-properties text:space-before="0.635cm"/>
      </text:list-level-style-number>
      <text:list-level-style-number text:level="2" text:style-name="List104Level1" style:num-suffix="." style:num-format="1" text:display-levels="2">
        <style:list-level-properties text:space-before="1.905cm"/>
      </text:list-level-style-number>
      <text:list-level-style-number text:level="3" text:style-name="List104Level2" style:num-suffix="." style:num-format="1" text:display-levels="3">
        <style:list-level-properties text:space-before="3.493cm"/>
      </text:list-level-style-number>
      <text:list-level-style-number text:level="4" text:style-name="List104Level3" style:num-suffix="." style:num-format="1" text:display-levels="4">
        <style:list-level-properties text:space-before="4.445cm"/>
      </text:list-level-style-number>
      <text:list-level-style-number text:level="5" text:style-name="List104Level4" style:num-suffix="." style:num-format="1" text:display-levels="5">
        <style:list-level-properties text:space-before="5.715cm"/>
      </text:list-level-style-number>
      <text:list-level-style-number text:level="6" text:style-name="List104Level5" style:num-suffix="." style:num-format="1" text:display-levels="6">
        <style:list-level-properties text:space-before="7.303cm"/>
      </text:list-level-style-number>
      <text:list-level-style-number text:level="7" text:style-name="List104Level6" style:num-suffix="." style:num-format="1" text:display-levels="7">
        <style:list-level-properties text:space-before="8.255cm"/>
      </text:list-level-style-number>
      <text:list-level-style-number text:level="8" text:style-name="List104Level7" style:num-suffix="." style:num-format="1" text:display-levels="8">
        <style:list-level-properties text:space-before="9.525cm"/>
      </text:list-level-style-number>
      <text:list-level-style-number text:level="9" text:style-name="List10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5">
      <text:list-level-style-number text:level="1" text:style-name="List105Level0" style:num-suffix="." style:num-format="1">
        <style:list-level-properties text:space-before="0.635cm"/>
      </text:list-level-style-number>
      <text:list-level-style-number text:level="2" text:style-name="List105Level1" style:num-suffix="." style:num-format="1" text:display-levels="2">
        <style:list-level-properties text:space-before="1.905cm"/>
      </text:list-level-style-number>
      <text:list-level-style-number text:level="3" text:style-name="List105Level2" style:num-suffix="." style:num-format="1" text:display-levels="3">
        <style:list-level-properties text:space-before="3.493cm"/>
      </text:list-level-style-number>
      <text:list-level-style-number text:level="4" text:style-name="List105Level3" style:num-suffix="." style:num-format="1" text:display-levels="4">
        <style:list-level-properties text:space-before="4.445cm"/>
      </text:list-level-style-number>
      <text:list-level-style-number text:level="5" text:style-name="List105Level4" style:num-suffix="." style:num-format="1" text:display-levels="5">
        <style:list-level-properties text:space-before="5.715cm"/>
      </text:list-level-style-number>
      <text:list-level-style-number text:level="6" text:style-name="List105Level5" style:num-suffix="." style:num-format="1" text:display-levels="6">
        <style:list-level-properties text:space-before="7.303cm"/>
      </text:list-level-style-number>
      <text:list-level-style-number text:level="7" text:style-name="List105Level6" style:num-suffix="." style:num-format="1" text:display-levels="7">
        <style:list-level-properties text:space-before="8.255cm"/>
      </text:list-level-style-number>
      <text:list-level-style-number text:level="8" text:style-name="List105Level7" style:num-suffix="." style:num-format="1" text:display-levels="8">
        <style:list-level-properties text:space-before="9.525cm"/>
      </text:list-level-style-number>
      <text:list-level-style-number text:level="9" text:style-name="List10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6">
      <text:list-level-style-number text:level="1" text:style-name="List106Level0" style:num-suffix="." style:num-format="1">
        <style:list-level-properties text:space-before="0.635cm"/>
      </text:list-level-style-number>
      <text:list-level-style-number text:level="2" text:style-name="List106Level1" style:num-suffix="." style:num-format="1" text:display-levels="2">
        <style:list-level-properties text:space-before="1.905cm"/>
      </text:list-level-style-number>
      <text:list-level-style-number text:level="3" text:style-name="List106Level2" style:num-suffix="." style:num-format="1" text:display-levels="3">
        <style:list-level-properties text:space-before="3.493cm"/>
      </text:list-level-style-number>
      <text:list-level-style-number text:level="4" text:style-name="List106Level3" style:num-suffix="." style:num-format="1" text:display-levels="4">
        <style:list-level-properties text:space-before="4.445cm"/>
      </text:list-level-style-number>
      <text:list-level-style-number text:level="5" text:style-name="List106Level4" style:num-suffix="." style:num-format="1" text:display-levels="5">
        <style:list-level-properties text:space-before="5.715cm"/>
      </text:list-level-style-number>
      <text:list-level-style-number text:level="6" text:style-name="List106Level5" style:num-suffix="." style:num-format="1" text:display-levels="6">
        <style:list-level-properties text:space-before="7.303cm"/>
      </text:list-level-style-number>
      <text:list-level-style-number text:level="7" text:style-name="List106Level6" style:num-suffix="." style:num-format="1" text:display-levels="7">
        <style:list-level-properties text:space-before="8.255cm"/>
      </text:list-level-style-number>
      <text:list-level-style-number text:level="8" text:style-name="List106Level7" style:num-suffix="." style:num-format="1" text:display-levels="8">
        <style:list-level-properties text:space-before="9.525cm"/>
      </text:list-level-style-number>
      <text:list-level-style-number text:level="9" text:style-name="List10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7">
      <text:list-level-style-number text:level="1" text:style-name="List107Level0" style:num-suffix="." style:num-format="1">
        <style:list-level-properties text:space-before="0.635cm"/>
      </text:list-level-style-number>
      <text:list-level-style-number text:level="2" text:style-name="List107Level1" style:num-suffix="." style:num-format="1" text:display-levels="2">
        <style:list-level-properties text:space-before="1.905cm"/>
      </text:list-level-style-number>
      <text:list-level-style-number text:level="3" text:style-name="List107Level2" style:num-suffix="." style:num-format="1" text:display-levels="3">
        <style:list-level-properties text:space-before="3.493cm"/>
      </text:list-level-style-number>
      <text:list-level-style-number text:level="4" text:style-name="List107Level3" style:num-suffix="." style:num-format="1" text:display-levels="4">
        <style:list-level-properties text:space-before="4.445cm"/>
      </text:list-level-style-number>
      <text:list-level-style-number text:level="5" text:style-name="List107Level4" style:num-suffix="." style:num-format="1" text:display-levels="5">
        <style:list-level-properties text:space-before="5.715cm"/>
      </text:list-level-style-number>
      <text:list-level-style-number text:level="6" text:style-name="List107Level5" style:num-suffix="." style:num-format="1" text:display-levels="6">
        <style:list-level-properties text:space-before="7.303cm"/>
      </text:list-level-style-number>
      <text:list-level-style-number text:level="7" text:style-name="List107Level6" style:num-suffix="." style:num-format="1" text:display-levels="7">
        <style:list-level-properties text:space-before="8.255cm"/>
      </text:list-level-style-number>
      <text:list-level-style-number text:level="8" text:style-name="List107Level7" style:num-suffix="." style:num-format="1" text:display-levels="8">
        <style:list-level-properties text:space-before="9.525cm"/>
      </text:list-level-style-number>
      <text:list-level-style-number text:level="9" text:style-name="List10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8">
      <text:list-level-style-number text:level="1" text:style-name="List108Level0" style:num-suffix="." style:num-format="1">
        <style:list-level-properties text:space-before="0.635cm"/>
      </text:list-level-style-number>
      <text:list-level-style-number text:level="2" text:style-name="List108Level1" style:num-suffix="." style:num-format="1" text:display-levels="2">
        <style:list-level-properties text:space-before="1.905cm"/>
      </text:list-level-style-number>
      <text:list-level-style-number text:level="3" text:style-name="List108Level2" style:num-suffix="." style:num-format="1" text:display-levels="3">
        <style:list-level-properties text:space-before="3.493cm"/>
      </text:list-level-style-number>
      <text:list-level-style-number text:level="4" text:style-name="List108Level3" style:num-suffix="." style:num-format="1" text:display-levels="4">
        <style:list-level-properties text:space-before="4.445cm"/>
      </text:list-level-style-number>
      <text:list-level-style-number text:level="5" text:style-name="List108Level4" style:num-suffix="." style:num-format="1" text:display-levels="5">
        <style:list-level-properties text:space-before="5.715cm"/>
      </text:list-level-style-number>
      <text:list-level-style-number text:level="6" text:style-name="List108Level5" style:num-suffix="." style:num-format="1" text:display-levels="6">
        <style:list-level-properties text:space-before="7.303cm"/>
      </text:list-level-style-number>
      <text:list-level-style-number text:level="7" text:style-name="List108Level6" style:num-suffix="." style:num-format="1" text:display-levels="7">
        <style:list-level-properties text:space-before="8.255cm"/>
      </text:list-level-style-number>
      <text:list-level-style-number text:level="8" text:style-name="List108Level7" style:num-suffix="." style:num-format="1" text:display-levels="8">
        <style:list-level-properties text:space-before="9.525cm"/>
      </text:list-level-style-number>
      <text:list-level-style-number text:level="9" text:style-name="List10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9">
      <text:list-level-style-number text:level="1" text:style-name="List109Level0" style:num-suffix="." style:num-format="1">
        <style:list-level-properties text:space-before="0.635cm"/>
      </text:list-level-style-number>
      <text:list-level-style-number text:level="2" text:style-name="List109Level1" style:num-suffix="." style:num-format="1" text:display-levels="2">
        <style:list-level-properties text:space-before="1.905cm"/>
      </text:list-level-style-number>
      <text:list-level-style-number text:level="3" text:style-name="List109Level2" style:num-suffix="." style:num-format="1" text:display-levels="3">
        <style:list-level-properties text:space-before="3.493cm"/>
      </text:list-level-style-number>
      <text:list-level-style-number text:level="4" text:style-name="List109Level3" style:num-suffix="." style:num-format="1" text:display-levels="4">
        <style:list-level-properties text:space-before="4.445cm"/>
      </text:list-level-style-number>
      <text:list-level-style-number text:level="5" text:style-name="List109Level4" style:num-suffix="." style:num-format="1" text:display-levels="5">
        <style:list-level-properties text:space-before="5.715cm"/>
      </text:list-level-style-number>
      <text:list-level-style-number text:level="6" text:style-name="List109Level5" style:num-suffix="." style:num-format="1" text:display-levels="6">
        <style:list-level-properties text:space-before="7.303cm"/>
      </text:list-level-style-number>
      <text:list-level-style-number text:level="7" text:style-name="List109Level6" style:num-suffix="." style:num-format="1" text:display-levels="7">
        <style:list-level-properties text:space-before="8.255cm"/>
      </text:list-level-style-number>
      <text:list-level-style-number text:level="8" text:style-name="List109Level7" style:num-suffix="." style:num-format="1" text:display-levels="8">
        <style:list-level-properties text:space-before="9.525cm"/>
      </text:list-level-style-number>
      <text:list-level-style-number text:level="9" text:style-name="List10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0">
      <text:list-level-style-number text:level="1" text:style-name="List110Level0" style:num-suffix="." style:num-format="1">
        <style:list-level-properties text:space-before="0.635cm"/>
      </text:list-level-style-number>
      <text:list-level-style-number text:level="2" text:style-name="List110Level1" style:num-suffix="." style:num-format="1" text:display-levels="2">
        <style:list-level-properties text:space-before="1.905cm"/>
      </text:list-level-style-number>
      <text:list-level-style-number text:level="3" text:style-name="List110Level2" style:num-suffix="." style:num-format="1" text:display-levels="3">
        <style:list-level-properties text:space-before="3.493cm"/>
      </text:list-level-style-number>
      <text:list-level-style-number text:level="4" text:style-name="List110Level3" style:num-suffix="." style:num-format="1" text:display-levels="4">
        <style:list-level-properties text:space-before="4.445cm"/>
      </text:list-level-style-number>
      <text:list-level-style-number text:level="5" text:style-name="List110Level4" style:num-suffix="." style:num-format="1" text:display-levels="5">
        <style:list-level-properties text:space-before="5.715cm"/>
      </text:list-level-style-number>
      <text:list-level-style-number text:level="6" text:style-name="List110Level5" style:num-suffix="." style:num-format="1" text:display-levels="6">
        <style:list-level-properties text:space-before="7.303cm"/>
      </text:list-level-style-number>
      <text:list-level-style-number text:level="7" text:style-name="List110Level6" style:num-suffix="." style:num-format="1" text:display-levels="7">
        <style:list-level-properties text:space-before="8.255cm"/>
      </text:list-level-style-number>
      <text:list-level-style-number text:level="8" text:style-name="List110Level7" style:num-suffix="." style:num-format="1" text:display-levels="8">
        <style:list-level-properties text:space-before="9.525cm"/>
      </text:list-level-style-number>
      <text:list-level-style-number text:level="9" text:style-name="List11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1">
      <text:list-level-style-number text:level="1" text:style-name="List111Level0" style:num-suffix="." style:num-format="1">
        <style:list-level-properties text:space-before="0.635cm"/>
      </text:list-level-style-number>
      <text:list-level-style-number text:level="2" text:style-name="List111Level1" style:num-suffix="." style:num-format="1" text:display-levels="2">
        <style:list-level-properties text:space-before="1.905cm"/>
      </text:list-level-style-number>
      <text:list-level-style-number text:level="3" text:style-name="List111Level2" style:num-suffix="." style:num-format="1" text:display-levels="3">
        <style:list-level-properties text:space-before="3.493cm"/>
      </text:list-level-style-number>
      <text:list-level-style-number text:level="4" text:style-name="List111Level3" style:num-suffix="." style:num-format="1" text:display-levels="4">
        <style:list-level-properties text:space-before="4.445cm"/>
      </text:list-level-style-number>
      <text:list-level-style-number text:level="5" text:style-name="List111Level4" style:num-suffix="." style:num-format="1" text:display-levels="5">
        <style:list-level-properties text:space-before="5.715cm"/>
      </text:list-level-style-number>
      <text:list-level-style-number text:level="6" text:style-name="List111Level5" style:num-suffix="." style:num-format="1" text:display-levels="6">
        <style:list-level-properties text:space-before="7.303cm"/>
      </text:list-level-style-number>
      <text:list-level-style-number text:level="7" text:style-name="List111Level6" style:num-suffix="." style:num-format="1" text:display-levels="7">
        <style:list-level-properties text:space-before="8.255cm"/>
      </text:list-level-style-number>
      <text:list-level-style-number text:level="8" text:style-name="List111Level7" style:num-suffix="." style:num-format="1" text:display-levels="8">
        <style:list-level-properties text:space-before="9.525cm"/>
      </text:list-level-style-number>
      <text:list-level-style-number text:level="9" text:style-name="List11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2">
      <text:list-level-style-number text:level="1" text:style-name="List112Level0" style:num-suffix="." style:num-format="1">
        <style:list-level-properties text:space-before="0.635cm"/>
      </text:list-level-style-number>
      <text:list-level-style-number text:level="2" text:style-name="List112Level1" style:num-suffix="." style:num-format="1" text:display-levels="2">
        <style:list-level-properties text:space-before="1.905cm"/>
      </text:list-level-style-number>
      <text:list-level-style-number text:level="3" text:style-name="List112Level2" style:num-suffix="." style:num-format="1" text:display-levels="3">
        <style:list-level-properties text:space-before="3.493cm"/>
      </text:list-level-style-number>
      <text:list-level-style-number text:level="4" text:style-name="List112Level3" style:num-suffix="." style:num-format="1" text:display-levels="4">
        <style:list-level-properties text:space-before="4.445cm"/>
      </text:list-level-style-number>
      <text:list-level-style-number text:level="5" text:style-name="List112Level4" style:num-suffix="." style:num-format="1" text:display-levels="5">
        <style:list-level-properties text:space-before="5.715cm"/>
      </text:list-level-style-number>
      <text:list-level-style-number text:level="6" text:style-name="List112Level5" style:num-suffix="." style:num-format="1" text:display-levels="6">
        <style:list-level-properties text:space-before="7.303cm"/>
      </text:list-level-style-number>
      <text:list-level-style-number text:level="7" text:style-name="List112Level6" style:num-suffix="." style:num-format="1" text:display-levels="7">
        <style:list-level-properties text:space-before="8.255cm"/>
      </text:list-level-style-number>
      <text:list-level-style-number text:level="8" text:style-name="List112Level7" style:num-suffix="." style:num-format="1" text:display-levels="8">
        <style:list-level-properties text:space-before="9.525cm"/>
      </text:list-level-style-number>
      <text:list-level-style-number text:level="9" text:style-name="List11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3">
      <text:list-level-style-number text:level="1" text:style-name="List113Level0" style:num-suffix="." style:num-format="1">
        <style:list-level-properties text:space-before="0.635cm"/>
      </text:list-level-style-number>
      <text:list-level-style-number text:level="2" text:style-name="List113Level1" style:num-suffix="." style:num-format="1" text:display-levels="2">
        <style:list-level-properties text:space-before="1.905cm"/>
      </text:list-level-style-number>
      <text:list-level-style-number text:level="3" text:style-name="List113Level2" style:num-suffix="." style:num-format="1" text:display-levels="3">
        <style:list-level-properties text:space-before="3.493cm"/>
      </text:list-level-style-number>
      <text:list-level-style-number text:level="4" text:style-name="List113Level3" style:num-suffix="." style:num-format="1" text:display-levels="4">
        <style:list-level-properties text:space-before="4.445cm"/>
      </text:list-level-style-number>
      <text:list-level-style-number text:level="5" text:style-name="List113Level4" style:num-suffix="." style:num-format="1" text:display-levels="5">
        <style:list-level-properties text:space-before="5.715cm"/>
      </text:list-level-style-number>
      <text:list-level-style-number text:level="6" text:style-name="List113Level5" style:num-suffix="." style:num-format="1" text:display-levels="6">
        <style:list-level-properties text:space-before="7.303cm"/>
      </text:list-level-style-number>
      <text:list-level-style-number text:level="7" text:style-name="List113Level6" style:num-suffix="." style:num-format="1" text:display-levels="7">
        <style:list-level-properties text:space-before="8.255cm"/>
      </text:list-level-style-number>
      <text:list-level-style-number text:level="8" text:style-name="List113Level7" style:num-suffix="." style:num-format="1" text:display-levels="8">
        <style:list-level-properties text:space-before="9.525cm"/>
      </text:list-level-style-number>
      <text:list-level-style-number text:level="9" text:style-name="List11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4">
      <text:list-level-style-number text:level="1" text:style-name="List114Level0" style:num-suffix="." style:num-format="1">
        <style:list-level-properties text:space-before="0.635cm"/>
      </text:list-level-style-number>
      <text:list-level-style-number text:level="2" text:style-name="List114Level1" style:num-suffix="." style:num-format="1" text:display-levels="2">
        <style:list-level-properties text:space-before="1.905cm"/>
      </text:list-level-style-number>
      <text:list-level-style-number text:level="3" text:style-name="List114Level2" style:num-suffix="." style:num-format="1" text:display-levels="3">
        <style:list-level-properties text:space-before="3.493cm"/>
      </text:list-level-style-number>
      <text:list-level-style-number text:level="4" text:style-name="List114Level3" style:num-suffix="." style:num-format="1" text:display-levels="4">
        <style:list-level-properties text:space-before="4.445cm"/>
      </text:list-level-style-number>
      <text:list-level-style-number text:level="5" text:style-name="List114Level4" style:num-suffix="." style:num-format="1" text:display-levels="5">
        <style:list-level-properties text:space-before="5.715cm"/>
      </text:list-level-style-number>
      <text:list-level-style-number text:level="6" text:style-name="List114Level5" style:num-suffix="." style:num-format="1" text:display-levels="6">
        <style:list-level-properties text:space-before="7.303cm"/>
      </text:list-level-style-number>
      <text:list-level-style-number text:level="7" text:style-name="List114Level6" style:num-suffix="." style:num-format="1" text:display-levels="7">
        <style:list-level-properties text:space-before="8.255cm"/>
      </text:list-level-style-number>
      <text:list-level-style-number text:level="8" text:style-name="List114Level7" style:num-suffix="." style:num-format="1" text:display-levels="8">
        <style:list-level-properties text:space-before="9.525cm"/>
      </text:list-level-style-number>
      <text:list-level-style-number text:level="9" text:style-name="List11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5">
      <text:list-level-style-number text:level="1" text:style-name="List115Level0" style:num-suffix="." style:num-format="1">
        <style:list-level-properties text:space-before="0.635cm"/>
      </text:list-level-style-number>
      <text:list-level-style-number text:level="2" text:style-name="List115Level1" style:num-suffix="." style:num-format="1" text:display-levels="2">
        <style:list-level-properties text:space-before="1.905cm"/>
      </text:list-level-style-number>
      <text:list-level-style-number text:level="3" text:style-name="List115Level2" style:num-suffix="." style:num-format="1" text:display-levels="3">
        <style:list-level-properties text:space-before="3.493cm"/>
      </text:list-level-style-number>
      <text:list-level-style-number text:level="4" text:style-name="List115Level3" style:num-suffix="." style:num-format="1" text:display-levels="4">
        <style:list-level-properties text:space-before="4.445cm"/>
      </text:list-level-style-number>
      <text:list-level-style-number text:level="5" text:style-name="List115Level4" style:num-suffix="." style:num-format="1" text:display-levels="5">
        <style:list-level-properties text:space-before="5.715cm"/>
      </text:list-level-style-number>
      <text:list-level-style-number text:level="6" text:style-name="List115Level5" style:num-suffix="." style:num-format="1" text:display-levels="6">
        <style:list-level-properties text:space-before="7.303cm"/>
      </text:list-level-style-number>
      <text:list-level-style-number text:level="7" text:style-name="List115Level6" style:num-suffix="." style:num-format="1" text:display-levels="7">
        <style:list-level-properties text:space-before="8.255cm"/>
      </text:list-level-style-number>
      <text:list-level-style-number text:level="8" text:style-name="List115Level7" style:num-suffix="." style:num-format="1" text:display-levels="8">
        <style:list-level-properties text:space-before="9.525cm"/>
      </text:list-level-style-number>
      <text:list-level-style-number text:level="9" text:style-name="List11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6">
      <text:list-level-style-number text:level="1" text:style-name="List116Level0" style:num-suffix="." style:num-format="1">
        <style:list-level-properties text:space-before="0.635cm"/>
      </text:list-level-style-number>
      <text:list-level-style-number text:level="2" text:style-name="List116Level1" style:num-suffix="." style:num-format="1" text:display-levels="2">
        <style:list-level-properties text:space-before="1.905cm"/>
      </text:list-level-style-number>
      <text:list-level-style-number text:level="3" text:style-name="List116Level2" style:num-suffix="." style:num-format="1" text:display-levels="3">
        <style:list-level-properties text:space-before="3.493cm"/>
      </text:list-level-style-number>
      <text:list-level-style-number text:level="4" text:style-name="List116Level3" style:num-suffix="." style:num-format="1" text:display-levels="4">
        <style:list-level-properties text:space-before="4.445cm"/>
      </text:list-level-style-number>
      <text:list-level-style-number text:level="5" text:style-name="List116Level4" style:num-suffix="." style:num-format="1" text:display-levels="5">
        <style:list-level-properties text:space-before="5.715cm"/>
      </text:list-level-style-number>
      <text:list-level-style-number text:level="6" text:style-name="List116Level5" style:num-suffix="." style:num-format="1" text:display-levels="6">
        <style:list-level-properties text:space-before="7.303cm"/>
      </text:list-level-style-number>
      <text:list-level-style-number text:level="7" text:style-name="List116Level6" style:num-suffix="." style:num-format="1" text:display-levels="7">
        <style:list-level-properties text:space-before="8.255cm"/>
      </text:list-level-style-number>
      <text:list-level-style-number text:level="8" text:style-name="List116Level7" style:num-suffix="." style:num-format="1" text:display-levels="8">
        <style:list-level-properties text:space-before="9.525cm"/>
      </text:list-level-style-number>
      <text:list-level-style-number text:level="9" text:style-name="List11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7">
      <text:list-level-style-number text:level="1" text:style-name="List117Level0" style:num-suffix="." style:num-format="1">
        <style:list-level-properties text:space-before="0.635cm"/>
      </text:list-level-style-number>
      <text:list-level-style-number text:level="2" text:style-name="List117Level1" style:num-suffix="." style:num-format="1" text:display-levels="2">
        <style:list-level-properties text:space-before="1.905cm"/>
      </text:list-level-style-number>
      <text:list-level-style-number text:level="3" text:style-name="List117Level2" style:num-suffix="." style:num-format="1" text:display-levels="3">
        <style:list-level-properties text:space-before="3.493cm"/>
      </text:list-level-style-number>
      <text:list-level-style-number text:level="4" text:style-name="List117Level3" style:num-suffix="." style:num-format="1" text:display-levels="4">
        <style:list-level-properties text:space-before="4.445cm"/>
      </text:list-level-style-number>
      <text:list-level-style-number text:level="5" text:style-name="List117Level4" style:num-suffix="." style:num-format="1" text:display-levels="5">
        <style:list-level-properties text:space-before="5.715cm"/>
      </text:list-level-style-number>
      <text:list-level-style-number text:level="6" text:style-name="List117Level5" style:num-suffix="." style:num-format="1" text:display-levels="6">
        <style:list-level-properties text:space-before="7.303cm"/>
      </text:list-level-style-number>
      <text:list-level-style-number text:level="7" text:style-name="List117Level6" style:num-suffix="." style:num-format="1" text:display-levels="7">
        <style:list-level-properties text:space-before="8.255cm"/>
      </text:list-level-style-number>
      <text:list-level-style-number text:level="8" text:style-name="List117Level7" style:num-suffix="." style:num-format="1" text:display-levels="8">
        <style:list-level-properties text:space-before="9.525cm"/>
      </text:list-level-style-number>
      <text:list-level-style-number text:level="9" text:style-name="List11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8">
      <text:list-level-style-number text:level="1" text:style-name="List118Level0" style:num-suffix="." style:num-format="1">
        <style:list-level-properties text:space-before="0.635cm"/>
      </text:list-level-style-number>
      <text:list-level-style-number text:level="2" text:style-name="List118Level1" style:num-suffix="." style:num-format="1" text:display-levels="2">
        <style:list-level-properties text:space-before="1.905cm"/>
      </text:list-level-style-number>
      <text:list-level-style-number text:level="3" text:style-name="List118Level2" style:num-suffix="." style:num-format="1" text:display-levels="3">
        <style:list-level-properties text:space-before="3.493cm"/>
      </text:list-level-style-number>
      <text:list-level-style-number text:level="4" text:style-name="List118Level3" style:num-suffix="." style:num-format="1" text:display-levels="4">
        <style:list-level-properties text:space-before="4.445cm"/>
      </text:list-level-style-number>
      <text:list-level-style-number text:level="5" text:style-name="List118Level4" style:num-suffix="." style:num-format="1" text:display-levels="5">
        <style:list-level-properties text:space-before="5.715cm"/>
      </text:list-level-style-number>
      <text:list-level-style-number text:level="6" text:style-name="List118Level5" style:num-suffix="." style:num-format="1" text:display-levels="6">
        <style:list-level-properties text:space-before="7.303cm"/>
      </text:list-level-style-number>
      <text:list-level-style-number text:level="7" text:style-name="List118Level6" style:num-suffix="." style:num-format="1" text:display-levels="7">
        <style:list-level-properties text:space-before="8.255cm"/>
      </text:list-level-style-number>
      <text:list-level-style-number text:level="8" text:style-name="List118Level7" style:num-suffix="." style:num-format="1" text:display-levels="8">
        <style:list-level-properties text:space-before="9.525cm"/>
      </text:list-level-style-number>
      <text:list-level-style-number text:level="9" text:style-name="List11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9">
      <text:list-level-style-number text:level="1" text:style-name="List119Level0" style:num-suffix="." style:num-format="1">
        <style:list-level-properties text:space-before="0.635cm"/>
      </text:list-level-style-number>
      <text:list-level-style-number text:level="2" text:style-name="List119Level1" style:num-suffix="." style:num-format="1" text:display-levels="2">
        <style:list-level-properties text:space-before="1.905cm"/>
      </text:list-level-style-number>
      <text:list-level-style-number text:level="3" text:style-name="List119Level2" style:num-suffix="." style:num-format="1" text:display-levels="3">
        <style:list-level-properties text:space-before="3.493cm"/>
      </text:list-level-style-number>
      <text:list-level-style-number text:level="4" text:style-name="List119Level3" style:num-suffix="." style:num-format="1" text:display-levels="4">
        <style:list-level-properties text:space-before="4.445cm"/>
      </text:list-level-style-number>
      <text:list-level-style-number text:level="5" text:style-name="List119Level4" style:num-suffix="." style:num-format="1" text:display-levels="5">
        <style:list-level-properties text:space-before="5.715cm"/>
      </text:list-level-style-number>
      <text:list-level-style-number text:level="6" text:style-name="List119Level5" style:num-suffix="." style:num-format="1" text:display-levels="6">
        <style:list-level-properties text:space-before="7.303cm"/>
      </text:list-level-style-number>
      <text:list-level-style-number text:level="7" text:style-name="List119Level6" style:num-suffix="." style:num-format="1" text:display-levels="7">
        <style:list-level-properties text:space-before="8.255cm"/>
      </text:list-level-style-number>
      <text:list-level-style-number text:level="8" text:style-name="List119Level7" style:num-suffix="." style:num-format="1" text:display-levels="8">
        <style:list-level-properties text:space-before="9.525cm"/>
      </text:list-level-style-number>
      <text:list-level-style-number text:level="9" text:style-name="List11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0">
      <text:list-level-style-number text:level="1" text:style-name="List120Level0" style:num-suffix="." style:num-format="1">
        <style:list-level-properties text:space-before="0.635cm"/>
      </text:list-level-style-number>
      <text:list-level-style-number text:level="2" text:style-name="List120Level1" style:num-suffix="." style:num-format="1" text:display-levels="2">
        <style:list-level-properties text:space-before="1.905cm"/>
      </text:list-level-style-number>
      <text:list-level-style-number text:level="3" text:style-name="List120Level2" style:num-suffix="." style:num-format="1" text:display-levels="3">
        <style:list-level-properties text:space-before="3.493cm"/>
      </text:list-level-style-number>
      <text:list-level-style-number text:level="4" text:style-name="List120Level3" style:num-suffix="." style:num-format="1" text:display-levels="4">
        <style:list-level-properties text:space-before="4.445cm"/>
      </text:list-level-style-number>
      <text:list-level-style-number text:level="5" text:style-name="List120Level4" style:num-suffix="." style:num-format="1" text:display-levels="5">
        <style:list-level-properties text:space-before="5.715cm"/>
      </text:list-level-style-number>
      <text:list-level-style-number text:level="6" text:style-name="List120Level5" style:num-suffix="." style:num-format="1" text:display-levels="6">
        <style:list-level-properties text:space-before="7.303cm"/>
      </text:list-level-style-number>
      <text:list-level-style-number text:level="7" text:style-name="List120Level6" style:num-suffix="." style:num-format="1" text:display-levels="7">
        <style:list-level-properties text:space-before="8.255cm"/>
      </text:list-level-style-number>
      <text:list-level-style-number text:level="8" text:style-name="List120Level7" style:num-suffix="." style:num-format="1" text:display-levels="8">
        <style:list-level-properties text:space-before="9.525cm"/>
      </text:list-level-style-number>
      <text:list-level-style-number text:level="9" text:style-name="List12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1">
      <text:list-level-style-number text:level="1" text:style-name="List121Level0" style:num-suffix="." style:num-format="1">
        <style:list-level-properties text:space-before="0.635cm"/>
      </text:list-level-style-number>
      <text:list-level-style-number text:level="2" text:style-name="List121Level1" style:num-suffix="." style:num-format="1" text:display-levels="2">
        <style:list-level-properties text:space-before="1.905cm"/>
      </text:list-level-style-number>
      <text:list-level-style-number text:level="3" text:style-name="List121Level2" style:num-suffix="." style:num-format="1" text:display-levels="3">
        <style:list-level-properties text:space-before="3.493cm"/>
      </text:list-level-style-number>
      <text:list-level-style-number text:level="4" text:style-name="List121Level3" style:num-suffix="." style:num-format="1" text:display-levels="4">
        <style:list-level-properties text:space-before="4.445cm"/>
      </text:list-level-style-number>
      <text:list-level-style-number text:level="5" text:style-name="List121Level4" style:num-suffix="." style:num-format="1" text:display-levels="5">
        <style:list-level-properties text:space-before="5.715cm"/>
      </text:list-level-style-number>
      <text:list-level-style-number text:level="6" text:style-name="List121Level5" style:num-suffix="." style:num-format="1" text:display-levels="6">
        <style:list-level-properties text:space-before="7.303cm"/>
      </text:list-level-style-number>
      <text:list-level-style-number text:level="7" text:style-name="List121Level6" style:num-suffix="." style:num-format="1" text:display-levels="7">
        <style:list-level-properties text:space-before="8.255cm"/>
      </text:list-level-style-number>
      <text:list-level-style-number text:level="8" text:style-name="List121Level7" style:num-suffix="." style:num-format="1" text:display-levels="8">
        <style:list-level-properties text:space-before="9.525cm"/>
      </text:list-level-style-number>
      <text:list-level-style-number text:level="9" text:style-name="List12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2">
      <text:list-level-style-number text:level="1" text:style-name="List122Level0" style:num-suffix="." style:num-format="1">
        <style:list-level-properties text:space-before="0.635cm"/>
      </text:list-level-style-number>
      <text:list-level-style-number text:level="2" text:style-name="List122Level1" style:num-suffix="." style:num-format="1" text:display-levels="2">
        <style:list-level-properties text:space-before="1.905cm"/>
      </text:list-level-style-number>
      <text:list-level-style-number text:level="3" text:style-name="List122Level2" style:num-suffix="." style:num-format="1" text:display-levels="3">
        <style:list-level-properties text:space-before="3.493cm"/>
      </text:list-level-style-number>
      <text:list-level-style-number text:level="4" text:style-name="List122Level3" style:num-suffix="." style:num-format="1" text:display-levels="4">
        <style:list-level-properties text:space-before="4.445cm"/>
      </text:list-level-style-number>
      <text:list-level-style-number text:level="5" text:style-name="List122Level4" style:num-suffix="." style:num-format="1" text:display-levels="5">
        <style:list-level-properties text:space-before="5.715cm"/>
      </text:list-level-style-number>
      <text:list-level-style-number text:level="6" text:style-name="List122Level5" style:num-suffix="." style:num-format="1" text:display-levels="6">
        <style:list-level-properties text:space-before="7.303cm"/>
      </text:list-level-style-number>
      <text:list-level-style-number text:level="7" text:style-name="List122Level6" style:num-suffix="." style:num-format="1" text:display-levels="7">
        <style:list-level-properties text:space-before="8.255cm"/>
      </text:list-level-style-number>
      <text:list-level-style-number text:level="8" text:style-name="List122Level7" style:num-suffix="." style:num-format="1" text:display-levels="8">
        <style:list-level-properties text:space-before="9.525cm"/>
      </text:list-level-style-number>
      <text:list-level-style-number text:level="9" text:style-name="List12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3">
      <text:list-level-style-number text:level="1" text:style-name="List123Level0" style:num-suffix="." style:num-format="1">
        <style:list-level-properties text:space-before="0.635cm"/>
      </text:list-level-style-number>
      <text:list-level-style-number text:level="2" text:style-name="List123Level1" style:num-suffix="." style:num-format="1" text:display-levels="2">
        <style:list-level-properties text:space-before="1.905cm"/>
      </text:list-level-style-number>
      <text:list-level-style-number text:level="3" text:style-name="List123Level2" style:num-suffix="." style:num-format="1" text:display-levels="3">
        <style:list-level-properties text:space-before="3.493cm"/>
      </text:list-level-style-number>
      <text:list-level-style-number text:level="4" text:style-name="List123Level3" style:num-suffix="." style:num-format="1" text:display-levels="4">
        <style:list-level-properties text:space-before="4.445cm"/>
      </text:list-level-style-number>
      <text:list-level-style-number text:level="5" text:style-name="List123Level4" style:num-suffix="." style:num-format="1" text:display-levels="5">
        <style:list-level-properties text:space-before="5.715cm"/>
      </text:list-level-style-number>
      <text:list-level-style-number text:level="6" text:style-name="List123Level5" style:num-suffix="." style:num-format="1" text:display-levels="6">
        <style:list-level-properties text:space-before="7.303cm"/>
      </text:list-level-style-number>
      <text:list-level-style-number text:level="7" text:style-name="List123Level6" style:num-suffix="." style:num-format="1" text:display-levels="7">
        <style:list-level-properties text:space-before="8.255cm"/>
      </text:list-level-style-number>
      <text:list-level-style-number text:level="8" text:style-name="List123Level7" style:num-suffix="." style:num-format="1" text:display-levels="8">
        <style:list-level-properties text:space-before="9.525cm"/>
      </text:list-level-style-number>
      <text:list-level-style-number text:level="9" text:style-name="List12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4">
      <text:list-level-style-number text:level="1" text:style-name="List124Level0" style:num-suffix="." style:num-format="1">
        <style:list-level-properties text:space-before="0.635cm"/>
      </text:list-level-style-number>
      <text:list-level-style-number text:level="2" text:style-name="List124Level1" style:num-suffix="." style:num-format="1" text:display-levels="2">
        <style:list-level-properties text:space-before="1.905cm"/>
      </text:list-level-style-number>
      <text:list-level-style-number text:level="3" text:style-name="List124Level2" style:num-suffix="." style:num-format="1" text:display-levels="3">
        <style:list-level-properties text:space-before="3.493cm"/>
      </text:list-level-style-number>
      <text:list-level-style-number text:level="4" text:style-name="List124Level3" style:num-suffix="." style:num-format="1" text:display-levels="4">
        <style:list-level-properties text:space-before="4.445cm"/>
      </text:list-level-style-number>
      <text:list-level-style-number text:level="5" text:style-name="List124Level4" style:num-suffix="." style:num-format="1" text:display-levels="5">
        <style:list-level-properties text:space-before="5.715cm"/>
      </text:list-level-style-number>
      <text:list-level-style-number text:level="6" text:style-name="List124Level5" style:num-suffix="." style:num-format="1" text:display-levels="6">
        <style:list-level-properties text:space-before="7.303cm"/>
      </text:list-level-style-number>
      <text:list-level-style-number text:level="7" text:style-name="List124Level6" style:num-suffix="." style:num-format="1" text:display-levels="7">
        <style:list-level-properties text:space-before="8.255cm"/>
      </text:list-level-style-number>
      <text:list-level-style-number text:level="8" text:style-name="List124Level7" style:num-suffix="." style:num-format="1" text:display-levels="8">
        <style:list-level-properties text:space-before="9.525cm"/>
      </text:list-level-style-number>
      <text:list-level-style-number text:level="9" text:style-name="List12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5">
      <text:list-level-style-number text:level="1" text:style-name="List125Level0" style:num-suffix="." style:num-format="1">
        <style:list-level-properties text:space-before="0.635cm"/>
      </text:list-level-style-number>
      <text:list-level-style-number text:level="2" text:style-name="List125Level1" style:num-suffix="." style:num-format="1" text:display-levels="2">
        <style:list-level-properties text:space-before="1.905cm"/>
      </text:list-level-style-number>
      <text:list-level-style-number text:level="3" text:style-name="List125Level2" style:num-suffix="." style:num-format="1" text:display-levels="3">
        <style:list-level-properties text:space-before="3.493cm"/>
      </text:list-level-style-number>
      <text:list-level-style-number text:level="4" text:style-name="List125Level3" style:num-suffix="." style:num-format="1" text:display-levels="4">
        <style:list-level-properties text:space-before="4.445cm"/>
      </text:list-level-style-number>
      <text:list-level-style-number text:level="5" text:style-name="List125Level4" style:num-suffix="." style:num-format="1" text:display-levels="5">
        <style:list-level-properties text:space-before="5.715cm"/>
      </text:list-level-style-number>
      <text:list-level-style-number text:level="6" text:style-name="List125Level5" style:num-suffix="." style:num-format="1" text:display-levels="6">
        <style:list-level-properties text:space-before="7.303cm"/>
      </text:list-level-style-number>
      <text:list-level-style-number text:level="7" text:style-name="List125Level6" style:num-suffix="." style:num-format="1" text:display-levels="7">
        <style:list-level-properties text:space-before="8.255cm"/>
      </text:list-level-style-number>
      <text:list-level-style-number text:level="8" text:style-name="List125Level7" style:num-suffix="." style:num-format="1" text:display-levels="8">
        <style:list-level-properties text:space-before="9.525cm"/>
      </text:list-level-style-number>
      <text:list-level-style-number text:level="9" text:style-name="List12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6">
      <text:list-level-style-number text:level="1" text:style-name="List126Level0" style:num-suffix="." style:num-format="1">
        <style:list-level-properties text:space-before="0.635cm"/>
      </text:list-level-style-number>
      <text:list-level-style-number text:level="2" text:style-name="List126Level1" style:num-suffix="." style:num-format="1" text:display-levels="2">
        <style:list-level-properties text:space-before="1.905cm"/>
      </text:list-level-style-number>
      <text:list-level-style-number text:level="3" text:style-name="List126Level2" style:num-suffix="." style:num-format="1" text:display-levels="3">
        <style:list-level-properties text:space-before="3.493cm"/>
      </text:list-level-style-number>
      <text:list-level-style-number text:level="4" text:style-name="List126Level3" style:num-suffix="." style:num-format="1" text:display-levels="4">
        <style:list-level-properties text:space-before="4.445cm"/>
      </text:list-level-style-number>
      <text:list-level-style-number text:level="5" text:style-name="List126Level4" style:num-suffix="." style:num-format="1" text:display-levels="5">
        <style:list-level-properties text:space-before="5.715cm"/>
      </text:list-level-style-number>
      <text:list-level-style-number text:level="6" text:style-name="List126Level5" style:num-suffix="." style:num-format="1" text:display-levels="6">
        <style:list-level-properties text:space-before="7.303cm"/>
      </text:list-level-style-number>
      <text:list-level-style-number text:level="7" text:style-name="List126Level6" style:num-suffix="." style:num-format="1" text:display-levels="7">
        <style:list-level-properties text:space-before="8.255cm"/>
      </text:list-level-style-number>
      <text:list-level-style-number text:level="8" text:style-name="List126Level7" style:num-suffix="." style:num-format="1" text:display-levels="8">
        <style:list-level-properties text:space-before="9.525cm"/>
      </text:list-level-style-number>
      <text:list-level-style-number text:level="9" text:style-name="List12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7">
      <text:list-level-style-number text:level="1" text:style-name="List127Level0" style:num-suffix="." style:num-format="1">
        <style:list-level-properties text:space-before="0.635cm"/>
      </text:list-level-style-number>
      <text:list-level-style-number text:level="2" text:style-name="List127Level1" style:num-suffix="." style:num-format="1" text:display-levels="2">
        <style:list-level-properties text:space-before="1.905cm"/>
      </text:list-level-style-number>
      <text:list-level-style-number text:level="3" text:style-name="List127Level2" style:num-suffix="." style:num-format="1" text:display-levels="3">
        <style:list-level-properties text:space-before="3.493cm"/>
      </text:list-level-style-number>
      <text:list-level-style-number text:level="4" text:style-name="List127Level3" style:num-suffix="." style:num-format="1" text:display-levels="4">
        <style:list-level-properties text:space-before="4.445cm"/>
      </text:list-level-style-number>
      <text:list-level-style-number text:level="5" text:style-name="List127Level4" style:num-suffix="." style:num-format="1" text:display-levels="5">
        <style:list-level-properties text:space-before="5.715cm"/>
      </text:list-level-style-number>
      <text:list-level-style-number text:level="6" text:style-name="List127Level5" style:num-suffix="." style:num-format="1" text:display-levels="6">
        <style:list-level-properties text:space-before="7.303cm"/>
      </text:list-level-style-number>
      <text:list-level-style-number text:level="7" text:style-name="List127Level6" style:num-suffix="." style:num-format="1" text:display-levels="7">
        <style:list-level-properties text:space-before="8.255cm"/>
      </text:list-level-style-number>
      <text:list-level-style-number text:level="8" text:style-name="List127Level7" style:num-suffix="." style:num-format="1" text:display-levels="8">
        <style:list-level-properties text:space-before="9.525cm"/>
      </text:list-level-style-number>
      <text:list-level-style-number text:level="9" text:style-name="List12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8">
      <text:list-level-style-number text:level="1" text:style-name="List128Level0" style:num-suffix="." style:num-format="1">
        <style:list-level-properties text:space-before="0.635cm"/>
      </text:list-level-style-number>
      <text:list-level-style-number text:level="2" text:style-name="List128Level1" style:num-suffix="." style:num-format="1" text:display-levels="2">
        <style:list-level-properties text:space-before="1.905cm"/>
      </text:list-level-style-number>
      <text:list-level-style-number text:level="3" text:style-name="List128Level2" style:num-suffix="." style:num-format="1" text:display-levels="3">
        <style:list-level-properties text:space-before="3.493cm"/>
      </text:list-level-style-number>
      <text:list-level-style-number text:level="4" text:style-name="List128Level3" style:num-suffix="." style:num-format="1" text:display-levels="4">
        <style:list-level-properties text:space-before="4.445cm"/>
      </text:list-level-style-number>
      <text:list-level-style-number text:level="5" text:style-name="List128Level4" style:num-suffix="." style:num-format="1" text:display-levels="5">
        <style:list-level-properties text:space-before="5.715cm"/>
      </text:list-level-style-number>
      <text:list-level-style-number text:level="6" text:style-name="List128Level5" style:num-suffix="." style:num-format="1" text:display-levels="6">
        <style:list-level-properties text:space-before="7.303cm"/>
      </text:list-level-style-number>
      <text:list-level-style-number text:level="7" text:style-name="List128Level6" style:num-suffix="." style:num-format="1" text:display-levels="7">
        <style:list-level-properties text:space-before="8.255cm"/>
      </text:list-level-style-number>
      <text:list-level-style-number text:level="8" text:style-name="List128Level7" style:num-suffix="." style:num-format="1" text:display-levels="8">
        <style:list-level-properties text:space-before="9.525cm"/>
      </text:list-level-style-number>
      <text:list-level-style-number text:level="9" text:style-name="List12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9">
      <text:list-level-style-number text:level="1" text:style-name="List129Level0" style:num-suffix="." style:num-format="1">
        <style:list-level-properties text:space-before="0.635cm"/>
      </text:list-level-style-number>
      <text:list-level-style-number text:level="2" text:style-name="List129Level1" style:num-suffix="." style:num-format="1" text:display-levels="2">
        <style:list-level-properties text:space-before="1.905cm"/>
      </text:list-level-style-number>
      <text:list-level-style-number text:level="3" text:style-name="List129Level2" style:num-suffix="." style:num-format="1" text:display-levels="3">
        <style:list-level-properties text:space-before="3.493cm"/>
      </text:list-level-style-number>
      <text:list-level-style-number text:level="4" text:style-name="List129Level3" style:num-suffix="." style:num-format="1" text:display-levels="4">
        <style:list-level-properties text:space-before="4.445cm"/>
      </text:list-level-style-number>
      <text:list-level-style-number text:level="5" text:style-name="List129Level4" style:num-suffix="." style:num-format="1" text:display-levels="5">
        <style:list-level-properties text:space-before="5.715cm"/>
      </text:list-level-style-number>
      <text:list-level-style-number text:level="6" text:style-name="List129Level5" style:num-suffix="." style:num-format="1" text:display-levels="6">
        <style:list-level-properties text:space-before="7.303cm"/>
      </text:list-level-style-number>
      <text:list-level-style-number text:level="7" text:style-name="List129Level6" style:num-suffix="." style:num-format="1" text:display-levels="7">
        <style:list-level-properties text:space-before="8.255cm"/>
      </text:list-level-style-number>
      <text:list-level-style-number text:level="8" text:style-name="List129Level7" style:num-suffix="." style:num-format="1" text:display-levels="8">
        <style:list-level-properties text:space-before="9.525cm"/>
      </text:list-level-style-number>
      <text:list-level-style-number text:level="9" text:style-name="List12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0">
      <text:list-level-style-number text:level="1" text:style-name="List130Level0" style:num-suffix="." style:num-format="1">
        <style:list-level-properties text:space-before="0.635cm"/>
      </text:list-level-style-number>
      <text:list-level-style-number text:level="2" text:style-name="List130Level1" style:num-suffix="." style:num-format="1" text:display-levels="2">
        <style:list-level-properties text:space-before="1.905cm"/>
      </text:list-level-style-number>
      <text:list-level-style-number text:level="3" text:style-name="List130Level2" style:num-suffix="." style:num-format="1" text:display-levels="3">
        <style:list-level-properties text:space-before="3.493cm"/>
      </text:list-level-style-number>
      <text:list-level-style-number text:level="4" text:style-name="List130Level3" style:num-suffix="." style:num-format="1" text:display-levels="4">
        <style:list-level-properties text:space-before="4.445cm"/>
      </text:list-level-style-number>
      <text:list-level-style-number text:level="5" text:style-name="List130Level4" style:num-suffix="." style:num-format="1" text:display-levels="5">
        <style:list-level-properties text:space-before="5.715cm"/>
      </text:list-level-style-number>
      <text:list-level-style-number text:level="6" text:style-name="List130Level5" style:num-suffix="." style:num-format="1" text:display-levels="6">
        <style:list-level-properties text:space-before="7.303cm"/>
      </text:list-level-style-number>
      <text:list-level-style-number text:level="7" text:style-name="List130Level6" style:num-suffix="." style:num-format="1" text:display-levels="7">
        <style:list-level-properties text:space-before="8.255cm"/>
      </text:list-level-style-number>
      <text:list-level-style-number text:level="8" text:style-name="List130Level7" style:num-suffix="." style:num-format="1" text:display-levels="8">
        <style:list-level-properties text:space-before="9.525cm"/>
      </text:list-level-style-number>
      <text:list-level-style-number text:level="9" text:style-name="List13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1">
      <text:list-level-style-number text:level="1" text:style-name="List131Level0" style:num-suffix="." style:num-format="1">
        <style:list-level-properties text:space-before="0.635cm"/>
      </text:list-level-style-number>
      <text:list-level-style-number text:level="2" text:style-name="List131Level1" style:num-suffix="." style:num-format="1" text:display-levels="2">
        <style:list-level-properties text:space-before="1.905cm"/>
      </text:list-level-style-number>
      <text:list-level-style-number text:level="3" text:style-name="List131Level2" style:num-suffix="." style:num-format="1" text:display-levels="3">
        <style:list-level-properties text:space-before="3.493cm"/>
      </text:list-level-style-number>
      <text:list-level-style-number text:level="4" text:style-name="List131Level3" style:num-suffix="." style:num-format="1" text:display-levels="4">
        <style:list-level-properties text:space-before="4.445cm"/>
      </text:list-level-style-number>
      <text:list-level-style-number text:level="5" text:style-name="List131Level4" style:num-suffix="." style:num-format="1" text:display-levels="5">
        <style:list-level-properties text:space-before="5.715cm"/>
      </text:list-level-style-number>
      <text:list-level-style-number text:level="6" text:style-name="List131Level5" style:num-suffix="." style:num-format="1" text:display-levels="6">
        <style:list-level-properties text:space-before="7.303cm"/>
      </text:list-level-style-number>
      <text:list-level-style-number text:level="7" text:style-name="List131Level6" style:num-suffix="." style:num-format="1" text:display-levels="7">
        <style:list-level-properties text:space-before="8.255cm"/>
      </text:list-level-style-number>
      <text:list-level-style-number text:level="8" text:style-name="List131Level7" style:num-suffix="." style:num-format="1" text:display-levels="8">
        <style:list-level-properties text:space-before="9.525cm"/>
      </text:list-level-style-number>
      <text:list-level-style-number text:level="9" text:style-name="List13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2">
      <text:list-level-style-number text:level="1" text:style-name="List132Level0" style:num-suffix="." style:num-format="1">
        <style:list-level-properties text:space-before="0.635cm"/>
      </text:list-level-style-number>
      <text:list-level-style-number text:level="2" text:style-name="List132Level1" style:num-suffix="." style:num-format="1" text:display-levels="2">
        <style:list-level-properties text:space-before="1.905cm"/>
      </text:list-level-style-number>
      <text:list-level-style-number text:level="3" text:style-name="List132Level2" style:num-suffix="." style:num-format="1" text:display-levels="3">
        <style:list-level-properties text:space-before="3.493cm"/>
      </text:list-level-style-number>
      <text:list-level-style-number text:level="4" text:style-name="List132Level3" style:num-suffix="." style:num-format="1" text:display-levels="4">
        <style:list-level-properties text:space-before="4.445cm"/>
      </text:list-level-style-number>
      <text:list-level-style-number text:level="5" text:style-name="List132Level4" style:num-suffix="." style:num-format="1" text:display-levels="5">
        <style:list-level-properties text:space-before="5.715cm"/>
      </text:list-level-style-number>
      <text:list-level-style-number text:level="6" text:style-name="List132Level5" style:num-suffix="." style:num-format="1" text:display-levels="6">
        <style:list-level-properties text:space-before="7.303cm"/>
      </text:list-level-style-number>
      <text:list-level-style-number text:level="7" text:style-name="List132Level6" style:num-suffix="." style:num-format="1" text:display-levels="7">
        <style:list-level-properties text:space-before="8.255cm"/>
      </text:list-level-style-number>
      <text:list-level-style-number text:level="8" text:style-name="List132Level7" style:num-suffix="." style:num-format="1" text:display-levels="8">
        <style:list-level-properties text:space-before="9.525cm"/>
      </text:list-level-style-number>
      <text:list-level-style-number text:level="9" text:style-name="List13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3">
      <text:list-level-style-number text:level="1" text:style-name="List133Level0" style:num-suffix="." style:num-format="1">
        <style:list-level-properties text:space-before="0.635cm"/>
      </text:list-level-style-number>
      <text:list-level-style-number text:level="2" text:style-name="List133Level1" style:num-suffix="." style:num-format="1" text:display-levels="2">
        <style:list-level-properties text:space-before="1.905cm"/>
      </text:list-level-style-number>
      <text:list-level-style-number text:level="3" text:style-name="List133Level2" style:num-suffix="." style:num-format="1" text:display-levels="3">
        <style:list-level-properties text:space-before="3.493cm"/>
      </text:list-level-style-number>
      <text:list-level-style-number text:level="4" text:style-name="List133Level3" style:num-suffix="." style:num-format="1" text:display-levels="4">
        <style:list-level-properties text:space-before="4.445cm"/>
      </text:list-level-style-number>
      <text:list-level-style-number text:level="5" text:style-name="List133Level4" style:num-suffix="." style:num-format="1" text:display-levels="5">
        <style:list-level-properties text:space-before="5.715cm"/>
      </text:list-level-style-number>
      <text:list-level-style-number text:level="6" text:style-name="List133Level5" style:num-suffix="." style:num-format="1" text:display-levels="6">
        <style:list-level-properties text:space-before="7.303cm"/>
      </text:list-level-style-number>
      <text:list-level-style-number text:level="7" text:style-name="List133Level6" style:num-suffix="." style:num-format="1" text:display-levels="7">
        <style:list-level-properties text:space-before="8.255cm"/>
      </text:list-level-style-number>
      <text:list-level-style-number text:level="8" text:style-name="List133Level7" style:num-suffix="." style:num-format="1" text:display-levels="8">
        <style:list-level-properties text:space-before="9.525cm"/>
      </text:list-level-style-number>
      <text:list-level-style-number text:level="9" text:style-name="List13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4">
      <text:list-level-style-number text:level="1" text:style-name="List134Level0" style:num-suffix="." style:num-format="1">
        <style:list-level-properties text:space-before="0.635cm"/>
      </text:list-level-style-number>
      <text:list-level-style-number text:level="2" text:style-name="List134Level1" style:num-suffix="." style:num-format="1" text:display-levels="2">
        <style:list-level-properties text:space-before="1.905cm"/>
      </text:list-level-style-number>
      <text:list-level-style-number text:level="3" text:style-name="List134Level2" style:num-suffix="." style:num-format="1" text:display-levels="3">
        <style:list-level-properties text:space-before="3.493cm"/>
      </text:list-level-style-number>
      <text:list-level-style-number text:level="4" text:style-name="List134Level3" style:num-suffix="." style:num-format="1" text:display-levels="4">
        <style:list-level-properties text:space-before="4.445cm"/>
      </text:list-level-style-number>
      <text:list-level-style-number text:level="5" text:style-name="List134Level4" style:num-suffix="." style:num-format="1" text:display-levels="5">
        <style:list-level-properties text:space-before="5.715cm"/>
      </text:list-level-style-number>
      <text:list-level-style-number text:level="6" text:style-name="List134Level5" style:num-suffix="." style:num-format="1" text:display-levels="6">
        <style:list-level-properties text:space-before="7.303cm"/>
      </text:list-level-style-number>
      <text:list-level-style-number text:level="7" text:style-name="List134Level6" style:num-suffix="." style:num-format="1" text:display-levels="7">
        <style:list-level-properties text:space-before="8.255cm"/>
      </text:list-level-style-number>
      <text:list-level-style-number text:level="8" text:style-name="List134Level7" style:num-suffix="." style:num-format="1" text:display-levels="8">
        <style:list-level-properties text:space-before="9.525cm"/>
      </text:list-level-style-number>
      <text:list-level-style-number text:level="9" text:style-name="List13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5">
      <text:list-level-style-number text:level="1" text:style-name="List135Level0" style:num-suffix="." style:num-format="1">
        <style:list-level-properties text:space-before="0.635cm"/>
      </text:list-level-style-number>
      <text:list-level-style-number text:level="2" text:style-name="List135Level1" style:num-suffix="." style:num-format="1" text:display-levels="2">
        <style:list-level-properties text:space-before="1.905cm"/>
      </text:list-level-style-number>
      <text:list-level-style-number text:level="3" text:style-name="List135Level2" style:num-suffix="." style:num-format="1" text:display-levels="3">
        <style:list-level-properties text:space-before="3.493cm"/>
      </text:list-level-style-number>
      <text:list-level-style-number text:level="4" text:style-name="List135Level3" style:num-suffix="." style:num-format="1" text:display-levels="4">
        <style:list-level-properties text:space-before="4.445cm"/>
      </text:list-level-style-number>
      <text:list-level-style-number text:level="5" text:style-name="List135Level4" style:num-suffix="." style:num-format="1" text:display-levels="5">
        <style:list-level-properties text:space-before="5.715cm"/>
      </text:list-level-style-number>
      <text:list-level-style-number text:level="6" text:style-name="List135Level5" style:num-suffix="." style:num-format="1" text:display-levels="6">
        <style:list-level-properties text:space-before="7.303cm"/>
      </text:list-level-style-number>
      <text:list-level-style-number text:level="7" text:style-name="List135Level6" style:num-suffix="." style:num-format="1" text:display-levels="7">
        <style:list-level-properties text:space-before="8.255cm"/>
      </text:list-level-style-number>
      <text:list-level-style-number text:level="8" text:style-name="List135Level7" style:num-suffix="." style:num-format="1" text:display-levels="8">
        <style:list-level-properties text:space-before="9.525cm"/>
      </text:list-level-style-number>
      <text:list-level-style-number text:level="9" text:style-name="List13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6">
      <text:list-level-style-number text:level="1" text:style-name="List136Level0" style:num-suffix="." style:num-format="1">
        <style:list-level-properties text:space-before="0.635cm"/>
      </text:list-level-style-number>
      <text:list-level-style-number text:level="2" text:style-name="List136Level1" style:num-suffix="." style:num-format="1" text:display-levels="2">
        <style:list-level-properties text:space-before="1.905cm"/>
      </text:list-level-style-number>
      <text:list-level-style-number text:level="3" text:style-name="List136Level2" style:num-suffix="." style:num-format="1" text:display-levels="3">
        <style:list-level-properties text:space-before="3.493cm"/>
      </text:list-level-style-number>
      <text:list-level-style-number text:level="4" text:style-name="List136Level3" style:num-suffix="." style:num-format="1" text:display-levels="4">
        <style:list-level-properties text:space-before="4.445cm"/>
      </text:list-level-style-number>
      <text:list-level-style-number text:level="5" text:style-name="List136Level4" style:num-suffix="." style:num-format="1" text:display-levels="5">
        <style:list-level-properties text:space-before="5.715cm"/>
      </text:list-level-style-number>
      <text:list-level-style-number text:level="6" text:style-name="List136Level5" style:num-suffix="." style:num-format="1" text:display-levels="6">
        <style:list-level-properties text:space-before="7.303cm"/>
      </text:list-level-style-number>
      <text:list-level-style-number text:level="7" text:style-name="List136Level6" style:num-suffix="." style:num-format="1" text:display-levels="7">
        <style:list-level-properties text:space-before="8.255cm"/>
      </text:list-level-style-number>
      <text:list-level-style-number text:level="8" text:style-name="List136Level7" style:num-suffix="." style:num-format="1" text:display-levels="8">
        <style:list-level-properties text:space-before="9.525cm"/>
      </text:list-level-style-number>
      <text:list-level-style-number text:level="9" text:style-name="List13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7">
      <text:list-level-style-number text:level="1" text:style-name="List137Level0" style:num-suffix="." style:num-format="1">
        <style:list-level-properties text:space-before="0.635cm"/>
      </text:list-level-style-number>
      <text:list-level-style-number text:level="2" text:style-name="List137Level1" style:num-suffix="." style:num-format="1" text:display-levels="2">
        <style:list-level-properties text:space-before="1.905cm"/>
      </text:list-level-style-number>
      <text:list-level-style-number text:level="3" text:style-name="List137Level2" style:num-suffix="." style:num-format="1" text:display-levels="3">
        <style:list-level-properties text:space-before="3.493cm"/>
      </text:list-level-style-number>
      <text:list-level-style-number text:level="4" text:style-name="List137Level3" style:num-suffix="." style:num-format="1" text:display-levels="4">
        <style:list-level-properties text:space-before="4.445cm"/>
      </text:list-level-style-number>
      <text:list-level-style-number text:level="5" text:style-name="List137Level4" style:num-suffix="." style:num-format="1" text:display-levels="5">
        <style:list-level-properties text:space-before="5.715cm"/>
      </text:list-level-style-number>
      <text:list-level-style-number text:level="6" text:style-name="List137Level5" style:num-suffix="." style:num-format="1" text:display-levels="6">
        <style:list-level-properties text:space-before="7.303cm"/>
      </text:list-level-style-number>
      <text:list-level-style-number text:level="7" text:style-name="List137Level6" style:num-suffix="." style:num-format="1" text:display-levels="7">
        <style:list-level-properties text:space-before="8.255cm"/>
      </text:list-level-style-number>
      <text:list-level-style-number text:level="8" text:style-name="List137Level7" style:num-suffix="." style:num-format="1" text:display-levels="8">
        <style:list-level-properties text:space-before="9.525cm"/>
      </text:list-level-style-number>
      <text:list-level-style-number text:level="9" text:style-name="List13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8">
      <text:list-level-style-number text:level="1" text:style-name="List138Level0" style:num-suffix="." style:num-format="1">
        <style:list-level-properties text:space-before="0.635cm"/>
      </text:list-level-style-number>
      <text:list-level-style-number text:level="2" text:style-name="List138Level1" style:num-suffix="." style:num-format="1" text:display-levels="2">
        <style:list-level-properties text:space-before="1.905cm"/>
      </text:list-level-style-number>
      <text:list-level-style-number text:level="3" text:style-name="List138Level2" style:num-suffix="." style:num-format="1" text:display-levels="3">
        <style:list-level-properties text:space-before="3.493cm"/>
      </text:list-level-style-number>
      <text:list-level-style-number text:level="4" text:style-name="List138Level3" style:num-suffix="." style:num-format="1" text:display-levels="4">
        <style:list-level-properties text:space-before="4.445cm"/>
      </text:list-level-style-number>
      <text:list-level-style-number text:level="5" text:style-name="List138Level4" style:num-suffix="." style:num-format="1" text:display-levels="5">
        <style:list-level-properties text:space-before="5.715cm"/>
      </text:list-level-style-number>
      <text:list-level-style-number text:level="6" text:style-name="List138Level5" style:num-suffix="." style:num-format="1" text:display-levels="6">
        <style:list-level-properties text:space-before="7.303cm"/>
      </text:list-level-style-number>
      <text:list-level-style-number text:level="7" text:style-name="List138Level6" style:num-suffix="." style:num-format="1" text:display-levels="7">
        <style:list-level-properties text:space-before="8.255cm"/>
      </text:list-level-style-number>
      <text:list-level-style-number text:level="8" text:style-name="List138Level7" style:num-suffix="." style:num-format="1" text:display-levels="8">
        <style:list-level-properties text:space-before="9.525cm"/>
      </text:list-level-style-number>
      <text:list-level-style-number text:level="9" text:style-name="List13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9">
      <text:list-level-style-number text:level="1" text:style-name="List139Level0" style:num-suffix="." style:num-format="1">
        <style:list-level-properties text:space-before="0.635cm"/>
      </text:list-level-style-number>
      <text:list-level-style-number text:level="2" text:style-name="List139Level1" style:num-suffix="." style:num-format="1" text:display-levels="2">
        <style:list-level-properties text:space-before="1.905cm"/>
      </text:list-level-style-number>
      <text:list-level-style-number text:level="3" text:style-name="List139Level2" style:num-suffix="." style:num-format="1" text:display-levels="3">
        <style:list-level-properties text:space-before="3.493cm"/>
      </text:list-level-style-number>
      <text:list-level-style-number text:level="4" text:style-name="List139Level3" style:num-suffix="." style:num-format="1" text:display-levels="4">
        <style:list-level-properties text:space-before="4.445cm"/>
      </text:list-level-style-number>
      <text:list-level-style-number text:level="5" text:style-name="List139Level4" style:num-suffix="." style:num-format="1" text:display-levels="5">
        <style:list-level-properties text:space-before="5.715cm"/>
      </text:list-level-style-number>
      <text:list-level-style-number text:level="6" text:style-name="List139Level5" style:num-suffix="." style:num-format="1" text:display-levels="6">
        <style:list-level-properties text:space-before="7.303cm"/>
      </text:list-level-style-number>
      <text:list-level-style-number text:level="7" text:style-name="List139Level6" style:num-suffix="." style:num-format="1" text:display-levels="7">
        <style:list-level-properties text:space-before="8.255cm"/>
      </text:list-level-style-number>
      <text:list-level-style-number text:level="8" text:style-name="List139Level7" style:num-suffix="." style:num-format="1" text:display-levels="8">
        <style:list-level-properties text:space-before="9.525cm"/>
      </text:list-level-style-number>
      <text:list-level-style-number text:level="9" text:style-name="List13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0">
      <text:list-level-style-number text:level="1" text:style-name="List140Level0" style:num-suffix="." style:num-format="1">
        <style:list-level-properties text:space-before="0.635cm"/>
      </text:list-level-style-number>
      <text:list-level-style-number text:level="2" text:style-name="List140Level1" style:num-suffix="." style:num-format="1" text:display-levels="2">
        <style:list-level-properties text:space-before="1.905cm"/>
      </text:list-level-style-number>
      <text:list-level-style-number text:level="3" text:style-name="List140Level2" style:num-suffix="." style:num-format="1" text:display-levels="3">
        <style:list-level-properties text:space-before="3.493cm"/>
      </text:list-level-style-number>
      <text:list-level-style-number text:level="4" text:style-name="List140Level3" style:num-suffix="." style:num-format="1" text:display-levels="4">
        <style:list-level-properties text:space-before="4.445cm"/>
      </text:list-level-style-number>
      <text:list-level-style-number text:level="5" text:style-name="List140Level4" style:num-suffix="." style:num-format="1" text:display-levels="5">
        <style:list-level-properties text:space-before="5.715cm"/>
      </text:list-level-style-number>
      <text:list-level-style-number text:level="6" text:style-name="List140Level5" style:num-suffix="." style:num-format="1" text:display-levels="6">
        <style:list-level-properties text:space-before="7.303cm"/>
      </text:list-level-style-number>
      <text:list-level-style-number text:level="7" text:style-name="List140Level6" style:num-suffix="." style:num-format="1" text:display-levels="7">
        <style:list-level-properties text:space-before="8.255cm"/>
      </text:list-level-style-number>
      <text:list-level-style-number text:level="8" text:style-name="List140Level7" style:num-suffix="." style:num-format="1" text:display-levels="8">
        <style:list-level-properties text:space-before="9.525cm"/>
      </text:list-level-style-number>
      <text:list-level-style-number text:level="9" text:style-name="List14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1">
      <text:list-level-style-number text:level="1" text:style-name="List141Level0" style:num-suffix="." style:num-format="1">
        <style:list-level-properties text:space-before="0.635cm"/>
      </text:list-level-style-number>
      <text:list-level-style-number text:level="2" text:style-name="List141Level1" style:num-suffix="." style:num-format="1" text:display-levels="2">
        <style:list-level-properties text:space-before="1.905cm"/>
      </text:list-level-style-number>
      <text:list-level-style-number text:level="3" text:style-name="List141Level2" style:num-suffix="." style:num-format="1" text:display-levels="3">
        <style:list-level-properties text:space-before="3.493cm"/>
      </text:list-level-style-number>
      <text:list-level-style-number text:level="4" text:style-name="List141Level3" style:num-suffix="." style:num-format="1" text:display-levels="4">
        <style:list-level-properties text:space-before="4.445cm"/>
      </text:list-level-style-number>
      <text:list-level-style-number text:level="5" text:style-name="List141Level4" style:num-suffix="." style:num-format="1" text:display-levels="5">
        <style:list-level-properties text:space-before="5.715cm"/>
      </text:list-level-style-number>
      <text:list-level-style-number text:level="6" text:style-name="List141Level5" style:num-suffix="." style:num-format="1" text:display-levels="6">
        <style:list-level-properties text:space-before="7.303cm"/>
      </text:list-level-style-number>
      <text:list-level-style-number text:level="7" text:style-name="List141Level6" style:num-suffix="." style:num-format="1" text:display-levels="7">
        <style:list-level-properties text:space-before="8.255cm"/>
      </text:list-level-style-number>
      <text:list-level-style-number text:level="8" text:style-name="List141Level7" style:num-suffix="." style:num-format="1" text:display-levels="8">
        <style:list-level-properties text:space-before="9.525cm"/>
      </text:list-level-style-number>
      <text:list-level-style-number text:level="9" text:style-name="List14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2">
      <text:list-level-style-number text:level="1" text:style-name="List142Level0" style:num-suffix="." style:num-format="1">
        <style:list-level-properties text:space-before="0.635cm"/>
      </text:list-level-style-number>
      <text:list-level-style-number text:level="2" text:style-name="List142Level1" style:num-suffix="." style:num-format="1" text:display-levels="2">
        <style:list-level-properties text:space-before="1.905cm"/>
      </text:list-level-style-number>
      <text:list-level-style-number text:level="3" text:style-name="List142Level2" style:num-suffix="." style:num-format="1" text:display-levels="3">
        <style:list-level-properties text:space-before="3.493cm"/>
      </text:list-level-style-number>
      <text:list-level-style-number text:level="4" text:style-name="List142Level3" style:num-suffix="." style:num-format="1" text:display-levels="4">
        <style:list-level-properties text:space-before="4.445cm"/>
      </text:list-level-style-number>
      <text:list-level-style-number text:level="5" text:style-name="List142Level4" style:num-suffix="." style:num-format="1" text:display-levels="5">
        <style:list-level-properties text:space-before="5.715cm"/>
      </text:list-level-style-number>
      <text:list-level-style-number text:level="6" text:style-name="List142Level5" style:num-suffix="." style:num-format="1" text:display-levels="6">
        <style:list-level-properties text:space-before="7.303cm"/>
      </text:list-level-style-number>
      <text:list-level-style-number text:level="7" text:style-name="List142Level6" style:num-suffix="." style:num-format="1" text:display-levels="7">
        <style:list-level-properties text:space-before="8.255cm"/>
      </text:list-level-style-number>
      <text:list-level-style-number text:level="8" text:style-name="List142Level7" style:num-suffix="." style:num-format="1" text:display-levels="8">
        <style:list-level-properties text:space-before="9.525cm"/>
      </text:list-level-style-number>
      <text:list-level-style-number text:level="9" text:style-name="List14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3">
      <text:list-level-style-number text:level="1" text:style-name="List143Level0" style:num-suffix="." style:num-format="1">
        <style:list-level-properties text:space-before="0.635cm"/>
      </text:list-level-style-number>
      <text:list-level-style-number text:level="2" text:style-name="List143Level1" style:num-suffix="." style:num-format="1" text:display-levels="2">
        <style:list-level-properties text:space-before="1.905cm"/>
      </text:list-level-style-number>
      <text:list-level-style-number text:level="3" text:style-name="List143Level2" style:num-suffix="." style:num-format="1" text:display-levels="3">
        <style:list-level-properties text:space-before="3.493cm"/>
      </text:list-level-style-number>
      <text:list-level-style-number text:level="4" text:style-name="List143Level3" style:num-suffix="." style:num-format="1" text:display-levels="4">
        <style:list-level-properties text:space-before="4.445cm"/>
      </text:list-level-style-number>
      <text:list-level-style-number text:level="5" text:style-name="List143Level4" style:num-suffix="." style:num-format="1" text:display-levels="5">
        <style:list-level-properties text:space-before="5.715cm"/>
      </text:list-level-style-number>
      <text:list-level-style-number text:level="6" text:style-name="List143Level5" style:num-suffix="." style:num-format="1" text:display-levels="6">
        <style:list-level-properties text:space-before="7.303cm"/>
      </text:list-level-style-number>
      <text:list-level-style-number text:level="7" text:style-name="List143Level6" style:num-suffix="." style:num-format="1" text:display-levels="7">
        <style:list-level-properties text:space-before="8.255cm"/>
      </text:list-level-style-number>
      <text:list-level-style-number text:level="8" text:style-name="List143Level7" style:num-suffix="." style:num-format="1" text:display-levels="8">
        <style:list-level-properties text:space-before="9.525cm"/>
      </text:list-level-style-number>
      <text:list-level-style-number text:level="9" text:style-name="List14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4">
      <text:list-level-style-number text:level="1" text:style-name="List144Level0" style:num-suffix="." style:num-format="1">
        <style:list-level-properties text:space-before="0.635cm"/>
      </text:list-level-style-number>
      <text:list-level-style-number text:level="2" text:style-name="List144Level1" style:num-suffix="." style:num-format="1" text:display-levels="2">
        <style:list-level-properties text:space-before="1.905cm"/>
      </text:list-level-style-number>
      <text:list-level-style-number text:level="3" text:style-name="List144Level2" style:num-suffix="." style:num-format="1" text:display-levels="3">
        <style:list-level-properties text:space-before="3.493cm"/>
      </text:list-level-style-number>
      <text:list-level-style-number text:level="4" text:style-name="List144Level3" style:num-suffix="." style:num-format="1" text:display-levels="4">
        <style:list-level-properties text:space-before="4.445cm"/>
      </text:list-level-style-number>
      <text:list-level-style-number text:level="5" text:style-name="List144Level4" style:num-suffix="." style:num-format="1" text:display-levels="5">
        <style:list-level-properties text:space-before="5.715cm"/>
      </text:list-level-style-number>
      <text:list-level-style-number text:level="6" text:style-name="List144Level5" style:num-suffix="." style:num-format="1" text:display-levels="6">
        <style:list-level-properties text:space-before="7.303cm"/>
      </text:list-level-style-number>
      <text:list-level-style-number text:level="7" text:style-name="List144Level6" style:num-suffix="." style:num-format="1" text:display-levels="7">
        <style:list-level-properties text:space-before="8.255cm"/>
      </text:list-level-style-number>
      <text:list-level-style-number text:level="8" text:style-name="List144Level7" style:num-suffix="." style:num-format="1" text:display-levels="8">
        <style:list-level-properties text:space-before="9.525cm"/>
      </text:list-level-style-number>
      <text:list-level-style-number text:level="9" text:style-name="List14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5">
      <text:list-level-style-number text:level="1" text:style-name="List145Level0" style:num-suffix="." style:num-format="1">
        <style:list-level-properties text:space-before="0.635cm"/>
      </text:list-level-style-number>
      <text:list-level-style-number text:level="2" text:style-name="List145Level1" style:num-suffix="." style:num-format="1" text:display-levels="2">
        <style:list-level-properties text:space-before="1.905cm"/>
      </text:list-level-style-number>
      <text:list-level-style-number text:level="3" text:style-name="List145Level2" style:num-suffix="." style:num-format="1" text:display-levels="3">
        <style:list-level-properties text:space-before="3.493cm"/>
      </text:list-level-style-number>
      <text:list-level-style-number text:level="4" text:style-name="List145Level3" style:num-suffix="." style:num-format="1" text:display-levels="4">
        <style:list-level-properties text:space-before="4.445cm"/>
      </text:list-level-style-number>
      <text:list-level-style-number text:level="5" text:style-name="List145Level4" style:num-suffix="." style:num-format="1" text:display-levels="5">
        <style:list-level-properties text:space-before="5.715cm"/>
      </text:list-level-style-number>
      <text:list-level-style-number text:level="6" text:style-name="List145Level5" style:num-suffix="." style:num-format="1" text:display-levels="6">
        <style:list-level-properties text:space-before="7.303cm"/>
      </text:list-level-style-number>
      <text:list-level-style-number text:level="7" text:style-name="List145Level6" style:num-suffix="." style:num-format="1" text:display-levels="7">
        <style:list-level-properties text:space-before="8.255cm"/>
      </text:list-level-style-number>
      <text:list-level-style-number text:level="8" text:style-name="List145Level7" style:num-suffix="." style:num-format="1" text:display-levels="8">
        <style:list-level-properties text:space-before="9.525cm"/>
      </text:list-level-style-number>
      <text:list-level-style-number text:level="9" text:style-name="List14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6">
      <text:list-level-style-number text:level="1" text:style-name="List146Level0" style:num-suffix="." style:num-format="1">
        <style:list-level-properties text:space-before="0.635cm"/>
      </text:list-level-style-number>
      <text:list-level-style-number text:level="2" text:style-name="List146Level1" style:num-suffix="." style:num-format="1" text:display-levels="2">
        <style:list-level-properties text:space-before="1.905cm"/>
      </text:list-level-style-number>
      <text:list-level-style-number text:level="3" text:style-name="List146Level2" style:num-suffix="." style:num-format="1" text:display-levels="3">
        <style:list-level-properties text:space-before="3.493cm"/>
      </text:list-level-style-number>
      <text:list-level-style-number text:level="4" text:style-name="List146Level3" style:num-suffix="." style:num-format="1" text:display-levels="4">
        <style:list-level-properties text:space-before="4.445cm"/>
      </text:list-level-style-number>
      <text:list-level-style-number text:level="5" text:style-name="List146Level4" style:num-suffix="." style:num-format="1" text:display-levels="5">
        <style:list-level-properties text:space-before="5.715cm"/>
      </text:list-level-style-number>
      <text:list-level-style-number text:level="6" text:style-name="List146Level5" style:num-suffix="." style:num-format="1" text:display-levels="6">
        <style:list-level-properties text:space-before="7.303cm"/>
      </text:list-level-style-number>
      <text:list-level-style-number text:level="7" text:style-name="List146Level6" style:num-suffix="." style:num-format="1" text:display-levels="7">
        <style:list-level-properties text:space-before="8.255cm"/>
      </text:list-level-style-number>
      <text:list-level-style-number text:level="8" text:style-name="List146Level7" style:num-suffix="." style:num-format="1" text:display-levels="8">
        <style:list-level-properties text:space-before="9.525cm"/>
      </text:list-level-style-number>
      <text:list-level-style-number text:level="9" text:style-name="List14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7">
      <text:list-level-style-number text:level="1" text:style-name="List147Level0" style:num-suffix="." style:num-format="1">
        <style:list-level-properties text:space-before="0.635cm"/>
      </text:list-level-style-number>
      <text:list-level-style-number text:level="2" text:style-name="List147Level1" style:num-suffix="." style:num-format="1" text:display-levels="2">
        <style:list-level-properties text:space-before="1.905cm"/>
      </text:list-level-style-number>
      <text:list-level-style-number text:level="3" text:style-name="List147Level2" style:num-suffix="." style:num-format="1" text:display-levels="3">
        <style:list-level-properties text:space-before="3.493cm"/>
      </text:list-level-style-number>
      <text:list-level-style-number text:level="4" text:style-name="List147Level3" style:num-suffix="." style:num-format="1" text:display-levels="4">
        <style:list-level-properties text:space-before="4.445cm"/>
      </text:list-level-style-number>
      <text:list-level-style-number text:level="5" text:style-name="List147Level4" style:num-suffix="." style:num-format="1" text:display-levels="5">
        <style:list-level-properties text:space-before="5.715cm"/>
      </text:list-level-style-number>
      <text:list-level-style-number text:level="6" text:style-name="List147Level5" style:num-suffix="." style:num-format="1" text:display-levels="6">
        <style:list-level-properties text:space-before="7.303cm"/>
      </text:list-level-style-number>
      <text:list-level-style-number text:level="7" text:style-name="List147Level6" style:num-suffix="." style:num-format="1" text:display-levels="7">
        <style:list-level-properties text:space-before="8.255cm"/>
      </text:list-level-style-number>
      <text:list-level-style-number text:level="8" text:style-name="List147Level7" style:num-suffix="." style:num-format="1" text:display-levels="8">
        <style:list-level-properties text:space-before="9.525cm"/>
      </text:list-level-style-number>
      <text:list-level-style-number text:level="9" text:style-name="List14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8">
      <text:list-level-style-number text:level="1" text:style-name="List148Level0" style:num-suffix="." style:num-format="1">
        <style:list-level-properties text:space-before="0.635cm"/>
      </text:list-level-style-number>
      <text:list-level-style-number text:level="2" text:style-name="List148Level1" style:num-suffix="." style:num-format="1" text:display-levels="2">
        <style:list-level-properties text:space-before="1.905cm"/>
      </text:list-level-style-number>
      <text:list-level-style-number text:level="3" text:style-name="List148Level2" style:num-suffix="." style:num-format="1" text:display-levels="3">
        <style:list-level-properties text:space-before="3.493cm"/>
      </text:list-level-style-number>
      <text:list-level-style-number text:level="4" text:style-name="List148Level3" style:num-suffix="." style:num-format="1" text:display-levels="4">
        <style:list-level-properties text:space-before="4.445cm"/>
      </text:list-level-style-number>
      <text:list-level-style-number text:level="5" text:style-name="List148Level4" style:num-suffix="." style:num-format="1" text:display-levels="5">
        <style:list-level-properties text:space-before="5.715cm"/>
      </text:list-level-style-number>
      <text:list-level-style-number text:level="6" text:style-name="List148Level5" style:num-suffix="." style:num-format="1" text:display-levels="6">
        <style:list-level-properties text:space-before="7.303cm"/>
      </text:list-level-style-number>
      <text:list-level-style-number text:level="7" text:style-name="List148Level6" style:num-suffix="." style:num-format="1" text:display-levels="7">
        <style:list-level-properties text:space-before="8.255cm"/>
      </text:list-level-style-number>
      <text:list-level-style-number text:level="8" text:style-name="List148Level7" style:num-suffix="." style:num-format="1" text:display-levels="8">
        <style:list-level-properties text:space-before="9.525cm"/>
      </text:list-level-style-number>
      <text:list-level-style-number text:level="9" text:style-name="List14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9">
      <text:list-level-style-number text:level="1" text:style-name="List149Level0" style:num-suffix="." style:num-format="1">
        <style:list-level-properties text:space-before="0.635cm"/>
      </text:list-level-style-number>
      <text:list-level-style-number text:level="2" text:style-name="List149Level1" style:num-suffix="." style:num-format="1" text:display-levels="2">
        <style:list-level-properties text:space-before="1.905cm"/>
      </text:list-level-style-number>
      <text:list-level-style-number text:level="3" text:style-name="List149Level2" style:num-suffix="." style:num-format="1" text:display-levels="3">
        <style:list-level-properties text:space-before="3.493cm"/>
      </text:list-level-style-number>
      <text:list-level-style-number text:level="4" text:style-name="List149Level3" style:num-suffix="." style:num-format="1" text:display-levels="4">
        <style:list-level-properties text:space-before="4.445cm"/>
      </text:list-level-style-number>
      <text:list-level-style-number text:level="5" text:style-name="List149Level4" style:num-suffix="." style:num-format="1" text:display-levels="5">
        <style:list-level-properties text:space-before="5.715cm"/>
      </text:list-level-style-number>
      <text:list-level-style-number text:level="6" text:style-name="List149Level5" style:num-suffix="." style:num-format="1" text:display-levels="6">
        <style:list-level-properties text:space-before="7.303cm"/>
      </text:list-level-style-number>
      <text:list-level-style-number text:level="7" text:style-name="List149Level6" style:num-suffix="." style:num-format="1" text:display-levels="7">
        <style:list-level-properties text:space-before="8.255cm"/>
      </text:list-level-style-number>
      <text:list-level-style-number text:level="8" text:style-name="List149Level7" style:num-suffix="." style:num-format="1" text:display-levels="8">
        <style:list-level-properties text:space-before="9.525cm"/>
      </text:list-level-style-number>
      <text:list-level-style-number text:level="9" text:style-name="List14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0">
      <text:list-level-style-number text:level="1" text:style-name="List150Level0" style:num-suffix="." style:num-format="1">
        <style:list-level-properties text:space-before="0.635cm"/>
      </text:list-level-style-number>
      <text:list-level-style-number text:level="2" text:style-name="List150Level1" style:num-suffix="." style:num-format="1" text:display-levels="2">
        <style:list-level-properties text:space-before="1.905cm"/>
      </text:list-level-style-number>
      <text:list-level-style-number text:level="3" text:style-name="List150Level2" style:num-suffix="." style:num-format="1" text:display-levels="3">
        <style:list-level-properties text:space-before="3.493cm"/>
      </text:list-level-style-number>
      <text:list-level-style-number text:level="4" text:style-name="List150Level3" style:num-suffix="." style:num-format="1" text:display-levels="4">
        <style:list-level-properties text:space-before="4.445cm"/>
      </text:list-level-style-number>
      <text:list-level-style-number text:level="5" text:style-name="List150Level4" style:num-suffix="." style:num-format="1" text:display-levels="5">
        <style:list-level-properties text:space-before="5.715cm"/>
      </text:list-level-style-number>
      <text:list-level-style-number text:level="6" text:style-name="List150Level5" style:num-suffix="." style:num-format="1" text:display-levels="6">
        <style:list-level-properties text:space-before="7.303cm"/>
      </text:list-level-style-number>
      <text:list-level-style-number text:level="7" text:style-name="List150Level6" style:num-suffix="." style:num-format="1" text:display-levels="7">
        <style:list-level-properties text:space-before="8.255cm"/>
      </text:list-level-style-number>
      <text:list-level-style-number text:level="8" text:style-name="List150Level7" style:num-suffix="." style:num-format="1" text:display-levels="8">
        <style:list-level-properties text:space-before="9.525cm"/>
      </text:list-level-style-number>
      <text:list-level-style-number text:level="9" text:style-name="List15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1">
      <text:list-level-style-number text:level="1" text:style-name="List151Level0" style:num-suffix="." style:num-format="1">
        <style:list-level-properties text:space-before="0.635cm"/>
      </text:list-level-style-number>
      <text:list-level-style-number text:level="2" text:style-name="List151Level1" style:num-suffix="." style:num-format="1" text:display-levels="2">
        <style:list-level-properties text:space-before="1.905cm"/>
      </text:list-level-style-number>
      <text:list-level-style-number text:level="3" text:style-name="List151Level2" style:num-suffix="." style:num-format="1" text:display-levels="3">
        <style:list-level-properties text:space-before="3.493cm"/>
      </text:list-level-style-number>
      <text:list-level-style-number text:level="4" text:style-name="List151Level3" style:num-suffix="." style:num-format="1" text:display-levels="4">
        <style:list-level-properties text:space-before="4.445cm"/>
      </text:list-level-style-number>
      <text:list-level-style-number text:level="5" text:style-name="List151Level4" style:num-suffix="." style:num-format="1" text:display-levels="5">
        <style:list-level-properties text:space-before="5.715cm"/>
      </text:list-level-style-number>
      <text:list-level-style-number text:level="6" text:style-name="List151Level5" style:num-suffix="." style:num-format="1" text:display-levels="6">
        <style:list-level-properties text:space-before="7.303cm"/>
      </text:list-level-style-number>
      <text:list-level-style-number text:level="7" text:style-name="List151Level6" style:num-suffix="." style:num-format="1" text:display-levels="7">
        <style:list-level-properties text:space-before="8.255cm"/>
      </text:list-level-style-number>
      <text:list-level-style-number text:level="8" text:style-name="List151Level7" style:num-suffix="." style:num-format="1" text:display-levels="8">
        <style:list-level-properties text:space-before="9.525cm"/>
      </text:list-level-style-number>
      <text:list-level-style-number text:level="9" text:style-name="List15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2">
      <text:list-level-style-number text:level="1" text:style-name="List152Level0" style:num-suffix="." style:num-format="1">
        <style:list-level-properties text:space-before="0.635cm"/>
      </text:list-level-style-number>
      <text:list-level-style-number text:level="2" text:style-name="List152Level1" style:num-suffix="." style:num-format="1" text:display-levels="2">
        <style:list-level-properties text:space-before="1.905cm"/>
      </text:list-level-style-number>
      <text:list-level-style-number text:level="3" text:style-name="List152Level2" style:num-suffix="." style:num-format="1" text:display-levels="3">
        <style:list-level-properties text:space-before="3.493cm"/>
      </text:list-level-style-number>
      <text:list-level-style-number text:level="4" text:style-name="List152Level3" style:num-suffix="." style:num-format="1" text:display-levels="4">
        <style:list-level-properties text:space-before="4.445cm"/>
      </text:list-level-style-number>
      <text:list-level-style-number text:level="5" text:style-name="List152Level4" style:num-suffix="." style:num-format="1" text:display-levels="5">
        <style:list-level-properties text:space-before="5.715cm"/>
      </text:list-level-style-number>
      <text:list-level-style-number text:level="6" text:style-name="List152Level5" style:num-suffix="." style:num-format="1" text:display-levels="6">
        <style:list-level-properties text:space-before="7.303cm"/>
      </text:list-level-style-number>
      <text:list-level-style-number text:level="7" text:style-name="List152Level6" style:num-suffix="." style:num-format="1" text:display-levels="7">
        <style:list-level-properties text:space-before="8.255cm"/>
      </text:list-level-style-number>
      <text:list-level-style-number text:level="8" text:style-name="List152Level7" style:num-suffix="." style:num-format="1" text:display-levels="8">
        <style:list-level-properties text:space-before="9.525cm"/>
      </text:list-level-style-number>
      <text:list-level-style-number text:level="9" text:style-name="List15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3">
      <text:list-level-style-number text:level="1" text:style-name="List153Level0" style:num-suffix="." style:num-format="1">
        <style:list-level-properties text:space-before="0.635cm"/>
      </text:list-level-style-number>
      <text:list-level-style-number text:level="2" text:style-name="List153Level1" style:num-suffix="." style:num-format="1" text:display-levels="2">
        <style:list-level-properties text:space-before="1.905cm"/>
      </text:list-level-style-number>
      <text:list-level-style-number text:level="3" text:style-name="List153Level2" style:num-suffix="." style:num-format="1" text:display-levels="3">
        <style:list-level-properties text:space-before="3.493cm"/>
      </text:list-level-style-number>
      <text:list-level-style-number text:level="4" text:style-name="List153Level3" style:num-suffix="." style:num-format="1" text:display-levels="4">
        <style:list-level-properties text:space-before="4.445cm"/>
      </text:list-level-style-number>
      <text:list-level-style-number text:level="5" text:style-name="List153Level4" style:num-suffix="." style:num-format="1" text:display-levels="5">
        <style:list-level-properties text:space-before="5.715cm"/>
      </text:list-level-style-number>
      <text:list-level-style-number text:level="6" text:style-name="List153Level5" style:num-suffix="." style:num-format="1" text:display-levels="6">
        <style:list-level-properties text:space-before="7.303cm"/>
      </text:list-level-style-number>
      <text:list-level-style-number text:level="7" text:style-name="List153Level6" style:num-suffix="." style:num-format="1" text:display-levels="7">
        <style:list-level-properties text:space-before="8.255cm"/>
      </text:list-level-style-number>
      <text:list-level-style-number text:level="8" text:style-name="List153Level7" style:num-suffix="." style:num-format="1" text:display-levels="8">
        <style:list-level-properties text:space-before="9.525cm"/>
      </text:list-level-style-number>
      <text:list-level-style-number text:level="9" text:style-name="List15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4">
      <text:list-level-style-number text:level="1" text:style-name="List154Level0" style:num-suffix="." style:num-format="1">
        <style:list-level-properties text:space-before="0.635cm"/>
      </text:list-level-style-number>
      <text:list-level-style-number text:level="2" text:style-name="List154Level1" style:num-suffix="." style:num-format="1" text:display-levels="2">
        <style:list-level-properties text:space-before="1.905cm"/>
      </text:list-level-style-number>
      <text:list-level-style-number text:level="3" text:style-name="List154Level2" style:num-suffix="." style:num-format="1" text:display-levels="3">
        <style:list-level-properties text:space-before="3.493cm"/>
      </text:list-level-style-number>
      <text:list-level-style-number text:level="4" text:style-name="List154Level3" style:num-suffix="." style:num-format="1" text:display-levels="4">
        <style:list-level-properties text:space-before="4.445cm"/>
      </text:list-level-style-number>
      <text:list-level-style-number text:level="5" text:style-name="List154Level4" style:num-suffix="." style:num-format="1" text:display-levels="5">
        <style:list-level-properties text:space-before="5.715cm"/>
      </text:list-level-style-number>
      <text:list-level-style-number text:level="6" text:style-name="List154Level5" style:num-suffix="." style:num-format="1" text:display-levels="6">
        <style:list-level-properties text:space-before="7.303cm"/>
      </text:list-level-style-number>
      <text:list-level-style-number text:level="7" text:style-name="List154Level6" style:num-suffix="." style:num-format="1" text:display-levels="7">
        <style:list-level-properties text:space-before="8.255cm"/>
      </text:list-level-style-number>
      <text:list-level-style-number text:level="8" text:style-name="List154Level7" style:num-suffix="." style:num-format="1" text:display-levels="8">
        <style:list-level-properties text:space-before="9.525cm"/>
      </text:list-level-style-number>
      <text:list-level-style-number text:level="9" text:style-name="List15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5">
      <text:list-level-style-number text:level="1" text:style-name="List155Level0" style:num-suffix="." style:num-format="1">
        <style:list-level-properties text:space-before="0.635cm"/>
      </text:list-level-style-number>
      <text:list-level-style-number text:level="2" text:style-name="List155Level1" style:num-suffix="." style:num-format="1" text:display-levels="2">
        <style:list-level-properties text:space-before="1.905cm"/>
      </text:list-level-style-number>
      <text:list-level-style-number text:level="3" text:style-name="List155Level2" style:num-suffix="." style:num-format="1" text:display-levels="3">
        <style:list-level-properties text:space-before="3.493cm"/>
      </text:list-level-style-number>
      <text:list-level-style-number text:level="4" text:style-name="List155Level3" style:num-suffix="." style:num-format="1" text:display-levels="4">
        <style:list-level-properties text:space-before="4.445cm"/>
      </text:list-level-style-number>
      <text:list-level-style-number text:level="5" text:style-name="List155Level4" style:num-suffix="." style:num-format="1" text:display-levels="5">
        <style:list-level-properties text:space-before="5.715cm"/>
      </text:list-level-style-number>
      <text:list-level-style-number text:level="6" text:style-name="List155Level5" style:num-suffix="." style:num-format="1" text:display-levels="6">
        <style:list-level-properties text:space-before="7.303cm"/>
      </text:list-level-style-number>
      <text:list-level-style-number text:level="7" text:style-name="List155Level6" style:num-suffix="." style:num-format="1" text:display-levels="7">
        <style:list-level-properties text:space-before="8.255cm"/>
      </text:list-level-style-number>
      <text:list-level-style-number text:level="8" text:style-name="List155Level7" style:num-suffix="." style:num-format="1" text:display-levels="8">
        <style:list-level-properties text:space-before="9.525cm"/>
      </text:list-level-style-number>
      <text:list-level-style-number text:level="9" text:style-name="List15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6">
      <text:list-level-style-number text:level="1" text:style-name="List156Level0" style:num-suffix="." style:num-format="1">
        <style:list-level-properties text:space-before="0.635cm"/>
      </text:list-level-style-number>
      <text:list-level-style-number text:level="2" text:style-name="List156Level1" style:num-suffix="." style:num-format="1" text:display-levels="2">
        <style:list-level-properties text:space-before="1.905cm"/>
      </text:list-level-style-number>
      <text:list-level-style-number text:level="3" text:style-name="List156Level2" style:num-suffix="." style:num-format="1" text:display-levels="3">
        <style:list-level-properties text:space-before="3.493cm"/>
      </text:list-level-style-number>
      <text:list-level-style-number text:level="4" text:style-name="List156Level3" style:num-suffix="." style:num-format="1" text:display-levels="4">
        <style:list-level-properties text:space-before="4.445cm"/>
      </text:list-level-style-number>
      <text:list-level-style-number text:level="5" text:style-name="List156Level4" style:num-suffix="." style:num-format="1" text:display-levels="5">
        <style:list-level-properties text:space-before="5.715cm"/>
      </text:list-level-style-number>
      <text:list-level-style-number text:level="6" text:style-name="List156Level5" style:num-suffix="." style:num-format="1" text:display-levels="6">
        <style:list-level-properties text:space-before="7.303cm"/>
      </text:list-level-style-number>
      <text:list-level-style-number text:level="7" text:style-name="List156Level6" style:num-suffix="." style:num-format="1" text:display-levels="7">
        <style:list-level-properties text:space-before="8.255cm"/>
      </text:list-level-style-number>
      <text:list-level-style-number text:level="8" text:style-name="List156Level7" style:num-suffix="." style:num-format="1" text:display-levels="8">
        <style:list-level-properties text:space-before="9.525cm"/>
      </text:list-level-style-number>
      <text:list-level-style-number text:level="9" text:style-name="List15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7">
      <text:list-level-style-number text:level="1" text:style-name="List157Level0" style:num-suffix="." style:num-format="1">
        <style:list-level-properties text:space-before="0.635cm"/>
      </text:list-level-style-number>
      <text:list-level-style-number text:level="2" text:style-name="List157Level1" style:num-suffix="." style:num-format="1" text:display-levels="2">
        <style:list-level-properties text:space-before="1.905cm"/>
      </text:list-level-style-number>
      <text:list-level-style-number text:level="3" text:style-name="List157Level2" style:num-suffix="." style:num-format="1" text:display-levels="3">
        <style:list-level-properties text:space-before="3.493cm"/>
      </text:list-level-style-number>
      <text:list-level-style-number text:level="4" text:style-name="List157Level3" style:num-suffix="." style:num-format="1" text:display-levels="4">
        <style:list-level-properties text:space-before="4.445cm"/>
      </text:list-level-style-number>
      <text:list-level-style-number text:level="5" text:style-name="List157Level4" style:num-suffix="." style:num-format="1" text:display-levels="5">
        <style:list-level-properties text:space-before="5.715cm"/>
      </text:list-level-style-number>
      <text:list-level-style-number text:level="6" text:style-name="List157Level5" style:num-suffix="." style:num-format="1" text:display-levels="6">
        <style:list-level-properties text:space-before="7.303cm"/>
      </text:list-level-style-number>
      <text:list-level-style-number text:level="7" text:style-name="List157Level6" style:num-suffix="." style:num-format="1" text:display-levels="7">
        <style:list-level-properties text:space-before="8.255cm"/>
      </text:list-level-style-number>
      <text:list-level-style-number text:level="8" text:style-name="List157Level7" style:num-suffix="." style:num-format="1" text:display-levels="8">
        <style:list-level-properties text:space-before="9.525cm"/>
      </text:list-level-style-number>
      <text:list-level-style-number text:level="9" text:style-name="List15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8">
      <text:list-level-style-number text:level="1" text:style-name="List158Level0" style:num-suffix="." style:num-format="1">
        <style:list-level-properties text:space-before="0.635cm"/>
      </text:list-level-style-number>
      <text:list-level-style-number text:level="2" text:style-name="List158Level1" style:num-suffix="." style:num-format="1" text:display-levels="2">
        <style:list-level-properties text:space-before="1.905cm"/>
      </text:list-level-style-number>
      <text:list-level-style-number text:level="3" text:style-name="List158Level2" style:num-suffix="." style:num-format="1" text:display-levels="3">
        <style:list-level-properties text:space-before="3.493cm"/>
      </text:list-level-style-number>
      <text:list-level-style-number text:level="4" text:style-name="List158Level3" style:num-suffix="." style:num-format="1" text:display-levels="4">
        <style:list-level-properties text:space-before="4.445cm"/>
      </text:list-level-style-number>
      <text:list-level-style-number text:level="5" text:style-name="List158Level4" style:num-suffix="." style:num-format="1" text:display-levels="5">
        <style:list-level-properties text:space-before="5.715cm"/>
      </text:list-level-style-number>
      <text:list-level-style-number text:level="6" text:style-name="List158Level5" style:num-suffix="." style:num-format="1" text:display-levels="6">
        <style:list-level-properties text:space-before="7.303cm"/>
      </text:list-level-style-number>
      <text:list-level-style-number text:level="7" text:style-name="List158Level6" style:num-suffix="." style:num-format="1" text:display-levels="7">
        <style:list-level-properties text:space-before="8.255cm"/>
      </text:list-level-style-number>
      <text:list-level-style-number text:level="8" text:style-name="List158Level7" style:num-suffix="." style:num-format="1" text:display-levels="8">
        <style:list-level-properties text:space-before="9.525cm"/>
      </text:list-level-style-number>
      <text:list-level-style-number text:level="9" text:style-name="List15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9">
      <text:list-level-style-number text:level="1" text:style-name="List159Level0" style:num-suffix="." style:num-format="1">
        <style:list-level-properties text:space-before="0.635cm"/>
      </text:list-level-style-number>
      <text:list-level-style-number text:level="2" text:style-name="List159Level1" style:num-suffix="." style:num-format="1" text:display-levels="2">
        <style:list-level-properties text:space-before="1.905cm"/>
      </text:list-level-style-number>
      <text:list-level-style-number text:level="3" text:style-name="List159Level2" style:num-suffix="." style:num-format="1" text:display-levels="3">
        <style:list-level-properties text:space-before="3.493cm"/>
      </text:list-level-style-number>
      <text:list-level-style-number text:level="4" text:style-name="List159Level3" style:num-suffix="." style:num-format="1" text:display-levels="4">
        <style:list-level-properties text:space-before="4.445cm"/>
      </text:list-level-style-number>
      <text:list-level-style-number text:level="5" text:style-name="List159Level4" style:num-suffix="." style:num-format="1" text:display-levels="5">
        <style:list-level-properties text:space-before="5.715cm"/>
      </text:list-level-style-number>
      <text:list-level-style-number text:level="6" text:style-name="List159Level5" style:num-suffix="." style:num-format="1" text:display-levels="6">
        <style:list-level-properties text:space-before="7.303cm"/>
      </text:list-level-style-number>
      <text:list-level-style-number text:level="7" text:style-name="List159Level6" style:num-suffix="." style:num-format="1" text:display-levels="7">
        <style:list-level-properties text:space-before="8.255cm"/>
      </text:list-level-style-number>
      <text:list-level-style-number text:level="8" text:style-name="List159Level7" style:num-suffix="." style:num-format="1" text:display-levels="8">
        <style:list-level-properties text:space-before="9.525cm"/>
      </text:list-level-style-number>
      <text:list-level-style-number text:level="9" text:style-name="List15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0">
      <text:list-level-style-number text:level="1" text:style-name="List160Level0" style:num-suffix="." style:num-format="1">
        <style:list-level-properties text:space-before="0.635cm"/>
      </text:list-level-style-number>
      <text:list-level-style-number text:level="2" text:style-name="List160Level1" style:num-suffix="." style:num-format="1" text:display-levels="2">
        <style:list-level-properties text:space-before="1.905cm"/>
      </text:list-level-style-number>
      <text:list-level-style-number text:level="3" text:style-name="List160Level2" style:num-suffix="." style:num-format="1" text:display-levels="3">
        <style:list-level-properties text:space-before="3.493cm"/>
      </text:list-level-style-number>
      <text:list-level-style-number text:level="4" text:style-name="List160Level3" style:num-suffix="." style:num-format="1" text:display-levels="4">
        <style:list-level-properties text:space-before="4.445cm"/>
      </text:list-level-style-number>
      <text:list-level-style-number text:level="5" text:style-name="List160Level4" style:num-suffix="." style:num-format="1" text:display-levels="5">
        <style:list-level-properties text:space-before="5.715cm"/>
      </text:list-level-style-number>
      <text:list-level-style-number text:level="6" text:style-name="List160Level5" style:num-suffix="." style:num-format="1" text:display-levels="6">
        <style:list-level-properties text:space-before="7.303cm"/>
      </text:list-level-style-number>
      <text:list-level-style-number text:level="7" text:style-name="List160Level6" style:num-suffix="." style:num-format="1" text:display-levels="7">
        <style:list-level-properties text:space-before="8.255cm"/>
      </text:list-level-style-number>
      <text:list-level-style-number text:level="8" text:style-name="List160Level7" style:num-suffix="." style:num-format="1" text:display-levels="8">
        <style:list-level-properties text:space-before="9.525cm"/>
      </text:list-level-style-number>
      <text:list-level-style-number text:level="9" text:style-name="List16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1">
      <text:list-level-style-number text:level="1" text:style-name="List161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161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161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161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161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161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161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161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161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2">
      <text:list-level-style-number text:level="1" text:style-name="List162Level0" style:num-suffix="." style:num-format="1">
        <style:list-level-properties text:space-before="0.635cm"/>
      </text:list-level-style-number>
      <text:list-level-style-number text:level="2" text:style-name="List162Level1" style:num-suffix="." style:num-format="1" text:display-levels="2">
        <style:list-level-properties text:space-before="1.905cm"/>
      </text:list-level-style-number>
      <text:list-level-style-number text:level="3" text:style-name="List162Level2" style:num-suffix="." style:num-format="1" text:display-levels="3">
        <style:list-level-properties text:space-before="3.493cm"/>
      </text:list-level-style-number>
      <text:list-level-style-number text:level="4" text:style-name="List162Level3" style:num-suffix="." style:num-format="1" text:display-levels="4">
        <style:list-level-properties text:space-before="4.445cm"/>
      </text:list-level-style-number>
      <text:list-level-style-number text:level="5" text:style-name="List162Level4" style:num-suffix="." style:num-format="1" text:display-levels="5">
        <style:list-level-properties text:space-before="5.715cm"/>
      </text:list-level-style-number>
      <text:list-level-style-number text:level="6" text:style-name="List162Level5" style:num-suffix="." style:num-format="1" text:display-levels="6">
        <style:list-level-properties text:space-before="7.303cm"/>
      </text:list-level-style-number>
      <text:list-level-style-number text:level="7" text:style-name="List162Level6" style:num-suffix="." style:num-format="1" text:display-levels="7">
        <style:list-level-properties text:space-before="8.255cm"/>
      </text:list-level-style-number>
      <text:list-level-style-number text:level="8" text:style-name="List162Level7" style:num-suffix="." style:num-format="1" text:display-levels="8">
        <style:list-level-properties text:space-before="9.525cm"/>
      </text:list-level-style-number>
      <text:list-level-style-number text:level="9" text:style-name="List16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3">
      <text:list-level-style-number text:level="1" text:style-name="List163Level0" style:num-suffix="." style:num-format="1">
        <style:list-level-properties text:space-before="0.635cm"/>
      </text:list-level-style-number>
      <text:list-level-style-number text:level="2" text:style-name="List163Level1" style:num-suffix="." style:num-format="1" text:display-levels="2">
        <style:list-level-properties text:space-before="1.905cm"/>
      </text:list-level-style-number>
      <text:list-level-style-number text:level="3" text:style-name="List163Level2" style:num-suffix="." style:num-format="1" text:display-levels="3">
        <style:list-level-properties text:space-before="3.493cm"/>
      </text:list-level-style-number>
      <text:list-level-style-number text:level="4" text:style-name="List163Level3" style:num-suffix="." style:num-format="1" text:display-levels="4">
        <style:list-level-properties text:space-before="4.445cm"/>
      </text:list-level-style-number>
      <text:list-level-style-number text:level="5" text:style-name="List163Level4" style:num-suffix="." style:num-format="1" text:display-levels="5">
        <style:list-level-properties text:space-before="5.715cm"/>
      </text:list-level-style-number>
      <text:list-level-style-number text:level="6" text:style-name="List163Level5" style:num-suffix="." style:num-format="1" text:display-levels="6">
        <style:list-level-properties text:space-before="7.303cm"/>
      </text:list-level-style-number>
      <text:list-level-style-number text:level="7" text:style-name="List163Level6" style:num-suffix="." style:num-format="1" text:display-levels="7">
        <style:list-level-properties text:space-before="8.255cm"/>
      </text:list-level-style-number>
      <text:list-level-style-number text:level="8" text:style-name="List163Level7" style:num-suffix="." style:num-format="1" text:display-levels="8">
        <style:list-level-properties text:space-before="9.525cm"/>
      </text:list-level-style-number>
      <text:list-level-style-number text:level="9" text:style-name="List16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4">
      <text:list-level-style-number text:level="1" text:style-name="List164Level0" style:num-suffix="." style:num-format="1">
        <style:list-level-properties text:space-before="0.635cm"/>
      </text:list-level-style-number>
      <text:list-level-style-number text:level="2" text:style-name="List164Level1" style:num-suffix="." style:num-format="1" text:display-levels="2">
        <style:list-level-properties text:space-before="1.905cm"/>
      </text:list-level-style-number>
      <text:list-level-style-number text:level="3" text:style-name="List164Level2" style:num-suffix="." style:num-format="1" text:display-levels="3">
        <style:list-level-properties text:space-before="3.493cm"/>
      </text:list-level-style-number>
      <text:list-level-style-number text:level="4" text:style-name="List164Level3" style:num-suffix="." style:num-format="1" text:display-levels="4">
        <style:list-level-properties text:space-before="4.445cm"/>
      </text:list-level-style-number>
      <text:list-level-style-number text:level="5" text:style-name="List164Level4" style:num-suffix="." style:num-format="1" text:display-levels="5">
        <style:list-level-properties text:space-before="5.715cm"/>
      </text:list-level-style-number>
      <text:list-level-style-number text:level="6" text:style-name="List164Level5" style:num-suffix="." style:num-format="1" text:display-levels="6">
        <style:list-level-properties text:space-before="7.303cm"/>
      </text:list-level-style-number>
      <text:list-level-style-number text:level="7" text:style-name="List164Level6" style:num-suffix="." style:num-format="1" text:display-levels="7">
        <style:list-level-properties text:space-before="8.255cm"/>
      </text:list-level-style-number>
      <text:list-level-style-number text:level="8" text:style-name="List164Level7" style:num-suffix="." style:num-format="1" text:display-levels="8">
        <style:list-level-properties text:space-before="9.525cm"/>
      </text:list-level-style-number>
      <text:list-level-style-number text:level="9" text:style-name="List16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5">
      <text:list-level-style-number text:level="1" text:style-name="List165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165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165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165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165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165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165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165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165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6">
      <text:list-level-style-number text:level="1" text:style-name="List166Level0" style:num-suffix="." style:num-format="1">
        <style:list-level-properties text:space-before="0.635cm"/>
      </text:list-level-style-number>
      <text:list-level-style-number text:level="2" text:style-name="List166Level1" style:num-suffix="." style:num-format="1" text:display-levels="2">
        <style:list-level-properties text:space-before="1.905cm"/>
      </text:list-level-style-number>
      <text:list-level-style-number text:level="3" text:style-name="List166Level2" style:num-suffix="." style:num-format="1" text:display-levels="3">
        <style:list-level-properties text:space-before="3.493cm"/>
      </text:list-level-style-number>
      <text:list-level-style-number text:level="4" text:style-name="List166Level3" style:num-suffix="." style:num-format="1" text:display-levels="4">
        <style:list-level-properties text:space-before="4.445cm"/>
      </text:list-level-style-number>
      <text:list-level-style-number text:level="5" text:style-name="List166Level4" style:num-suffix="." style:num-format="1" text:display-levels="5">
        <style:list-level-properties text:space-before="5.715cm"/>
      </text:list-level-style-number>
      <text:list-level-style-number text:level="6" text:style-name="List166Level5" style:num-suffix="." style:num-format="1" text:display-levels="6">
        <style:list-level-properties text:space-before="7.303cm"/>
      </text:list-level-style-number>
      <text:list-level-style-number text:level="7" text:style-name="List166Level6" style:num-suffix="." style:num-format="1" text:display-levels="7">
        <style:list-level-properties text:space-before="8.255cm"/>
      </text:list-level-style-number>
      <text:list-level-style-number text:level="8" text:style-name="List166Level7" style:num-suffix="." style:num-format="1" text:display-levels="8">
        <style:list-level-properties text:space-before="9.525cm"/>
      </text:list-level-style-number>
      <text:list-level-style-number text:level="9" text:style-name="List16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7">
      <text:list-level-style-number text:level="1" text:style-name="List167Level0" style:num-suffix="." style:num-format="1">
        <style:list-level-properties text:space-before="0.635cm"/>
      </text:list-level-style-number>
      <text:list-level-style-number text:level="2" text:style-name="List167Level1" style:num-suffix="." style:num-format="1" text:display-levels="2">
        <style:list-level-properties text:space-before="1.905cm"/>
      </text:list-level-style-number>
      <text:list-level-style-number text:level="3" text:style-name="List167Level2" style:num-suffix="." style:num-format="1" text:display-levels="3">
        <style:list-level-properties text:space-before="3.493cm"/>
      </text:list-level-style-number>
      <text:list-level-style-number text:level="4" text:style-name="List167Level3" style:num-suffix="." style:num-format="1" text:display-levels="4">
        <style:list-level-properties text:space-before="4.445cm"/>
      </text:list-level-style-number>
      <text:list-level-style-number text:level="5" text:style-name="List167Level4" style:num-suffix="." style:num-format="1" text:display-levels="5">
        <style:list-level-properties text:space-before="5.715cm"/>
      </text:list-level-style-number>
      <text:list-level-style-number text:level="6" text:style-name="List167Level5" style:num-suffix="." style:num-format="1" text:display-levels="6">
        <style:list-level-properties text:space-before="7.303cm"/>
      </text:list-level-style-number>
      <text:list-level-style-number text:level="7" text:style-name="List167Level6" style:num-suffix="." style:num-format="1" text:display-levels="7">
        <style:list-level-properties text:space-before="8.255cm"/>
      </text:list-level-style-number>
      <text:list-level-style-number text:level="8" text:style-name="List167Level7" style:num-suffix="." style:num-format="1" text:display-levels="8">
        <style:list-level-properties text:space-before="9.525cm"/>
      </text:list-level-style-number>
      <text:list-level-style-number text:level="9" text:style-name="List16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8">
      <text:list-level-style-number text:level="1" text:style-name="List168Level0" style:num-suffix="." style:num-format="1">
        <style:list-level-properties text:space-before="0.635cm"/>
      </text:list-level-style-number>
      <text:list-level-style-number text:level="2" text:style-name="List168Level1" style:num-suffix="." style:num-format="1" text:display-levels="2">
        <style:list-level-properties text:space-before="1.905cm"/>
      </text:list-level-style-number>
      <text:list-level-style-number text:level="3" text:style-name="List168Level2" style:num-suffix="." style:num-format="1" text:display-levels="3">
        <style:list-level-properties text:space-before="3.493cm"/>
      </text:list-level-style-number>
      <text:list-level-style-number text:level="4" text:style-name="List168Level3" style:num-suffix="." style:num-format="1" text:display-levels="4">
        <style:list-level-properties text:space-before="4.445cm"/>
      </text:list-level-style-number>
      <text:list-level-style-number text:level="5" text:style-name="List168Level4" style:num-suffix="." style:num-format="1" text:display-levels="5">
        <style:list-level-properties text:space-before="5.715cm"/>
      </text:list-level-style-number>
      <text:list-level-style-number text:level="6" text:style-name="List168Level5" style:num-suffix="." style:num-format="1" text:display-levels="6">
        <style:list-level-properties text:space-before="7.303cm"/>
      </text:list-level-style-number>
      <text:list-level-style-number text:level="7" text:style-name="List168Level6" style:num-suffix="." style:num-format="1" text:display-levels="7">
        <style:list-level-properties text:space-before="8.255cm"/>
      </text:list-level-style-number>
      <text:list-level-style-number text:level="8" text:style-name="List168Level7" style:num-suffix="." style:num-format="1" text:display-levels="8">
        <style:list-level-properties text:space-before="9.525cm"/>
      </text:list-level-style-number>
      <text:list-level-style-number text:level="9" text:style-name="List16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9">
      <text:list-level-style-number text:level="1" text:style-name="List169Level0" style:num-suffix="." style:num-format="1">
        <style:list-level-properties text:space-before="0.635cm"/>
      </text:list-level-style-number>
      <text:list-level-style-number text:level="2" text:style-name="List169Level1" style:num-suffix="." style:num-format="1" text:display-levels="2">
        <style:list-level-properties text:space-before="1.905cm"/>
      </text:list-level-style-number>
      <text:list-level-style-number text:level="3" text:style-name="List169Level2" style:num-suffix="." style:num-format="1" text:display-levels="3">
        <style:list-level-properties text:space-before="3.493cm"/>
      </text:list-level-style-number>
      <text:list-level-style-number text:level="4" text:style-name="List169Level3" style:num-suffix="." style:num-format="1" text:display-levels="4">
        <style:list-level-properties text:space-before="4.445cm"/>
      </text:list-level-style-number>
      <text:list-level-style-number text:level="5" text:style-name="List169Level4" style:num-suffix="." style:num-format="1" text:display-levels="5">
        <style:list-level-properties text:space-before="5.715cm"/>
      </text:list-level-style-number>
      <text:list-level-style-number text:level="6" text:style-name="List169Level5" style:num-suffix="." style:num-format="1" text:display-levels="6">
        <style:list-level-properties text:space-before="7.303cm"/>
      </text:list-level-style-number>
      <text:list-level-style-number text:level="7" text:style-name="List169Level6" style:num-suffix="." style:num-format="1" text:display-levels="7">
        <style:list-level-properties text:space-before="8.255cm"/>
      </text:list-level-style-number>
      <text:list-level-style-number text:level="8" text:style-name="List169Level7" style:num-suffix="." style:num-format="1" text:display-levels="8">
        <style:list-level-properties text:space-before="9.525cm"/>
      </text:list-level-style-number>
      <text:list-level-style-number text:level="9" text:style-name="List16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0">
      <text:list-level-style-number text:level="1" text:style-name="List170Level0" style:num-suffix="." style:num-format="1">
        <style:list-level-properties text:space-before="0.635cm"/>
      </text:list-level-style-number>
      <text:list-level-style-number text:level="2" text:style-name="List170Level1" style:num-suffix="." style:num-format="1" text:display-levels="2">
        <style:list-level-properties text:space-before="1.905cm"/>
      </text:list-level-style-number>
      <text:list-level-style-number text:level="3" text:style-name="List170Level2" style:num-suffix="." style:num-format="1" text:display-levels="3">
        <style:list-level-properties text:space-before="3.493cm"/>
      </text:list-level-style-number>
      <text:list-level-style-number text:level="4" text:style-name="List170Level3" style:num-suffix="." style:num-format="1" text:display-levels="4">
        <style:list-level-properties text:space-before="4.445cm"/>
      </text:list-level-style-number>
      <text:list-level-style-number text:level="5" text:style-name="List170Level4" style:num-suffix="." style:num-format="1" text:display-levels="5">
        <style:list-level-properties text:space-before="5.715cm"/>
      </text:list-level-style-number>
      <text:list-level-style-number text:level="6" text:style-name="List170Level5" style:num-suffix="." style:num-format="1" text:display-levels="6">
        <style:list-level-properties text:space-before="7.303cm"/>
      </text:list-level-style-number>
      <text:list-level-style-number text:level="7" text:style-name="List170Level6" style:num-suffix="." style:num-format="1" text:display-levels="7">
        <style:list-level-properties text:space-before="8.255cm"/>
      </text:list-level-style-number>
      <text:list-level-style-number text:level="8" text:style-name="List170Level7" style:num-suffix="." style:num-format="1" text:display-levels="8">
        <style:list-level-properties text:space-before="9.525cm"/>
      </text:list-level-style-number>
      <text:list-level-style-number text:level="9" text:style-name="List17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1">
      <text:list-level-style-number text:level="1" text:style-name="List171Level0" style:num-suffix="." style:num-format="1">
        <style:list-level-properties text:space-before="0.635cm"/>
      </text:list-level-style-number>
      <text:list-level-style-number text:level="2" text:style-name="List171Level1" style:num-suffix="." style:num-format="1" text:display-levels="2">
        <style:list-level-properties text:space-before="1.905cm"/>
      </text:list-level-style-number>
      <text:list-level-style-number text:level="3" text:style-name="List171Level2" style:num-suffix="." style:num-format="1" text:display-levels="3">
        <style:list-level-properties text:space-before="3.493cm"/>
      </text:list-level-style-number>
      <text:list-level-style-number text:level="4" text:style-name="List171Level3" style:num-suffix="." style:num-format="1" text:display-levels="4">
        <style:list-level-properties text:space-before="4.445cm"/>
      </text:list-level-style-number>
      <text:list-level-style-number text:level="5" text:style-name="List171Level4" style:num-suffix="." style:num-format="1" text:display-levels="5">
        <style:list-level-properties text:space-before="5.715cm"/>
      </text:list-level-style-number>
      <text:list-level-style-number text:level="6" text:style-name="List171Level5" style:num-suffix="." style:num-format="1" text:display-levels="6">
        <style:list-level-properties text:space-before="7.303cm"/>
      </text:list-level-style-number>
      <text:list-level-style-number text:level="7" text:style-name="List171Level6" style:num-suffix="." style:num-format="1" text:display-levels="7">
        <style:list-level-properties text:space-before="8.255cm"/>
      </text:list-level-style-number>
      <text:list-level-style-number text:level="8" text:style-name="List171Level7" style:num-suffix="." style:num-format="1" text:display-levels="8">
        <style:list-level-properties text:space-before="9.525cm"/>
      </text:list-level-style-number>
      <text:list-level-style-number text:level="9" text:style-name="List17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2">
      <text:list-level-style-number text:level="1" text:style-name="List172Level0" style:num-suffix="." style:num-format="1">
        <style:list-level-properties text:space-before="0.635cm"/>
      </text:list-level-style-number>
      <text:list-level-style-number text:level="2" text:style-name="List172Level1" style:num-suffix="." style:num-format="1" text:display-levels="2">
        <style:list-level-properties text:space-before="1.905cm"/>
      </text:list-level-style-number>
      <text:list-level-style-number text:level="3" text:style-name="List172Level2" style:num-suffix="." style:num-format="1" text:display-levels="3">
        <style:list-level-properties text:space-before="3.493cm"/>
      </text:list-level-style-number>
      <text:list-level-style-number text:level="4" text:style-name="List172Level3" style:num-suffix="." style:num-format="1" text:display-levels="4">
        <style:list-level-properties text:space-before="4.445cm"/>
      </text:list-level-style-number>
      <text:list-level-style-number text:level="5" text:style-name="List172Level4" style:num-suffix="." style:num-format="1" text:display-levels="5">
        <style:list-level-properties text:space-before="5.715cm"/>
      </text:list-level-style-number>
      <text:list-level-style-number text:level="6" text:style-name="List172Level5" style:num-suffix="." style:num-format="1" text:display-levels="6">
        <style:list-level-properties text:space-before="7.303cm"/>
      </text:list-level-style-number>
      <text:list-level-style-number text:level="7" text:style-name="List172Level6" style:num-suffix="." style:num-format="1" text:display-levels="7">
        <style:list-level-properties text:space-before="8.255cm"/>
      </text:list-level-style-number>
      <text:list-level-style-number text:level="8" text:style-name="List172Level7" style:num-suffix="." style:num-format="1" text:display-levels="8">
        <style:list-level-properties text:space-before="9.525cm"/>
      </text:list-level-style-number>
      <text:list-level-style-number text:level="9" text:style-name="List17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3">
      <text:list-level-style-number text:level="1" text:style-name="List173Level0" style:num-suffix="." style:num-format="1">
        <style:list-level-properties text:space-before="0.635cm"/>
      </text:list-level-style-number>
      <text:list-level-style-number text:level="2" text:style-name="List173Level1" style:num-suffix="." style:num-format="1" text:display-levels="2">
        <style:list-level-properties text:space-before="1.905cm"/>
      </text:list-level-style-number>
      <text:list-level-style-number text:level="3" text:style-name="List173Level2" style:num-suffix="." style:num-format="1" text:display-levels="3">
        <style:list-level-properties text:space-before="3.493cm"/>
      </text:list-level-style-number>
      <text:list-level-style-number text:level="4" text:style-name="List173Level3" style:num-suffix="." style:num-format="1" text:display-levels="4">
        <style:list-level-properties text:space-before="4.445cm"/>
      </text:list-level-style-number>
      <text:list-level-style-number text:level="5" text:style-name="List173Level4" style:num-suffix="." style:num-format="1" text:display-levels="5">
        <style:list-level-properties text:space-before="5.715cm"/>
      </text:list-level-style-number>
      <text:list-level-style-number text:level="6" text:style-name="List173Level5" style:num-suffix="." style:num-format="1" text:display-levels="6">
        <style:list-level-properties text:space-before="7.303cm"/>
      </text:list-level-style-number>
      <text:list-level-style-number text:level="7" text:style-name="List173Level6" style:num-suffix="." style:num-format="1" text:display-levels="7">
        <style:list-level-properties text:space-before="8.255cm"/>
      </text:list-level-style-number>
      <text:list-level-style-number text:level="8" text:style-name="List173Level7" style:num-suffix="." style:num-format="1" text:display-levels="8">
        <style:list-level-properties text:space-before="9.525cm"/>
      </text:list-level-style-number>
      <text:list-level-style-number text:level="9" text:style-name="List17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4">
      <text:list-level-style-number text:level="1" text:style-name="List174Level0" style:num-suffix="." style:num-format="1">
        <style:list-level-properties text:space-before="0.635cm"/>
      </text:list-level-style-number>
      <text:list-level-style-number text:level="2" text:style-name="List174Level1" style:num-suffix="." style:num-format="1" text:display-levels="2">
        <style:list-level-properties text:space-before="1.905cm"/>
      </text:list-level-style-number>
      <text:list-level-style-number text:level="3" text:style-name="List174Level2" style:num-suffix="." style:num-format="1" text:display-levels="3">
        <style:list-level-properties text:space-before="3.493cm"/>
      </text:list-level-style-number>
      <text:list-level-style-number text:level="4" text:style-name="List174Level3" style:num-suffix="." style:num-format="1" text:display-levels="4">
        <style:list-level-properties text:space-before="4.445cm"/>
      </text:list-level-style-number>
      <text:list-level-style-number text:level="5" text:style-name="List174Level4" style:num-suffix="." style:num-format="1" text:display-levels="5">
        <style:list-level-properties text:space-before="5.715cm"/>
      </text:list-level-style-number>
      <text:list-level-style-number text:level="6" text:style-name="List174Level5" style:num-suffix="." style:num-format="1" text:display-levels="6">
        <style:list-level-properties text:space-before="7.303cm"/>
      </text:list-level-style-number>
      <text:list-level-style-number text:level="7" text:style-name="List174Level6" style:num-suffix="." style:num-format="1" text:display-levels="7">
        <style:list-level-properties text:space-before="8.255cm"/>
      </text:list-level-style-number>
      <text:list-level-style-number text:level="8" text:style-name="List174Level7" style:num-suffix="." style:num-format="1" text:display-levels="8">
        <style:list-level-properties text:space-before="9.525cm"/>
      </text:list-level-style-number>
      <text:list-level-style-number text:level="9" text:style-name="List17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5">
      <text:list-level-style-number text:level="1" text:style-name="List175Level0" style:num-suffix="." style:num-format="1">
        <style:list-level-properties text:space-before="0.635cm"/>
      </text:list-level-style-number>
      <text:list-level-style-number text:level="2" text:style-name="List175Level1" style:num-suffix="." style:num-format="1" text:display-levels="2">
        <style:list-level-properties text:space-before="1.905cm"/>
      </text:list-level-style-number>
      <text:list-level-style-number text:level="3" text:style-name="List175Level2" style:num-suffix="." style:num-format="1" text:display-levels="3">
        <style:list-level-properties text:space-before="3.493cm"/>
      </text:list-level-style-number>
      <text:list-level-style-number text:level="4" text:style-name="List175Level3" style:num-suffix="." style:num-format="1" text:display-levels="4">
        <style:list-level-properties text:space-before="4.445cm"/>
      </text:list-level-style-number>
      <text:list-level-style-number text:level="5" text:style-name="List175Level4" style:num-suffix="." style:num-format="1" text:display-levels="5">
        <style:list-level-properties text:space-before="5.715cm"/>
      </text:list-level-style-number>
      <text:list-level-style-number text:level="6" text:style-name="List175Level5" style:num-suffix="." style:num-format="1" text:display-levels="6">
        <style:list-level-properties text:space-before="7.303cm"/>
      </text:list-level-style-number>
      <text:list-level-style-number text:level="7" text:style-name="List175Level6" style:num-suffix="." style:num-format="1" text:display-levels="7">
        <style:list-level-properties text:space-before="8.255cm"/>
      </text:list-level-style-number>
      <text:list-level-style-number text:level="8" text:style-name="List175Level7" style:num-suffix="." style:num-format="1" text:display-levels="8">
        <style:list-level-properties text:space-before="9.525cm"/>
      </text:list-level-style-number>
      <text:list-level-style-number text:level="9" text:style-name="List17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6">
      <text:list-level-style-number text:level="1" text:style-name="List176Level0" style:num-suffix="." style:num-format="1">
        <style:list-level-properties text:space-before="0.635cm"/>
      </text:list-level-style-number>
      <text:list-level-style-number text:level="2" text:style-name="List176Level1" style:num-suffix="." style:num-format="1" text:display-levels="2">
        <style:list-level-properties text:space-before="1.905cm"/>
      </text:list-level-style-number>
      <text:list-level-style-number text:level="3" text:style-name="List176Level2" style:num-suffix="." style:num-format="1" text:display-levels="3">
        <style:list-level-properties text:space-before="3.493cm"/>
      </text:list-level-style-number>
      <text:list-level-style-number text:level="4" text:style-name="List176Level3" style:num-suffix="." style:num-format="1" text:display-levels="4">
        <style:list-level-properties text:space-before="4.445cm"/>
      </text:list-level-style-number>
      <text:list-level-style-number text:level="5" text:style-name="List176Level4" style:num-suffix="." style:num-format="1" text:display-levels="5">
        <style:list-level-properties text:space-before="5.715cm"/>
      </text:list-level-style-number>
      <text:list-level-style-number text:level="6" text:style-name="List176Level5" style:num-suffix="." style:num-format="1" text:display-levels="6">
        <style:list-level-properties text:space-before="7.303cm"/>
      </text:list-level-style-number>
      <text:list-level-style-number text:level="7" text:style-name="List176Level6" style:num-suffix="." style:num-format="1" text:display-levels="7">
        <style:list-level-properties text:space-before="8.255cm"/>
      </text:list-level-style-number>
      <text:list-level-style-number text:level="8" text:style-name="List176Level7" style:num-suffix="." style:num-format="1" text:display-levels="8">
        <style:list-level-properties text:space-before="9.525cm"/>
      </text:list-level-style-number>
      <text:list-level-style-number text:level="9" text:style-name="List17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7">
      <text:list-level-style-number text:level="1" text:style-name="List177Level0" style:num-suffix="." style:num-format="1">
        <style:list-level-properties text:space-before="0.635cm"/>
      </text:list-level-style-number>
      <text:list-level-style-number text:level="2" text:style-name="List177Level1" style:num-suffix="." style:num-format="1" text:display-levels="2">
        <style:list-level-properties text:space-before="1.905cm"/>
      </text:list-level-style-number>
      <text:list-level-style-number text:level="3" text:style-name="List177Level2" style:num-suffix="." style:num-format="1" text:display-levels="3">
        <style:list-level-properties text:space-before="3.493cm"/>
      </text:list-level-style-number>
      <text:list-level-style-number text:level="4" text:style-name="List177Level3" style:num-suffix="." style:num-format="1" text:display-levels="4">
        <style:list-level-properties text:space-before="4.445cm"/>
      </text:list-level-style-number>
      <text:list-level-style-number text:level="5" text:style-name="List177Level4" style:num-suffix="." style:num-format="1" text:display-levels="5">
        <style:list-level-properties text:space-before="5.715cm"/>
      </text:list-level-style-number>
      <text:list-level-style-number text:level="6" text:style-name="List177Level5" style:num-suffix="." style:num-format="1" text:display-levels="6">
        <style:list-level-properties text:space-before="7.303cm"/>
      </text:list-level-style-number>
      <text:list-level-style-number text:level="7" text:style-name="List177Level6" style:num-suffix="." style:num-format="1" text:display-levels="7">
        <style:list-level-properties text:space-before="8.255cm"/>
      </text:list-level-style-number>
      <text:list-level-style-number text:level="8" text:style-name="List177Level7" style:num-suffix="." style:num-format="1" text:display-levels="8">
        <style:list-level-properties text:space-before="9.525cm"/>
      </text:list-level-style-number>
      <text:list-level-style-number text:level="9" text:style-name="List17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8">
      <text:list-level-style-number text:level="1" text:style-name="List178Level0" style:num-suffix="." style:num-format="1">
        <style:list-level-properties text:space-before="0.635cm"/>
      </text:list-level-style-number>
      <text:list-level-style-number text:level="2" text:style-name="List178Level1" style:num-suffix="." style:num-format="1" text:display-levels="2">
        <style:list-level-properties text:space-before="1.905cm"/>
      </text:list-level-style-number>
      <text:list-level-style-number text:level="3" text:style-name="List178Level2" style:num-suffix="." style:num-format="1" text:display-levels="3">
        <style:list-level-properties text:space-before="3.493cm"/>
      </text:list-level-style-number>
      <text:list-level-style-number text:level="4" text:style-name="List178Level3" style:num-suffix="." style:num-format="1" text:display-levels="4">
        <style:list-level-properties text:space-before="4.445cm"/>
      </text:list-level-style-number>
      <text:list-level-style-number text:level="5" text:style-name="List178Level4" style:num-suffix="." style:num-format="1" text:display-levels="5">
        <style:list-level-properties text:space-before="5.715cm"/>
      </text:list-level-style-number>
      <text:list-level-style-number text:level="6" text:style-name="List178Level5" style:num-suffix="." style:num-format="1" text:display-levels="6">
        <style:list-level-properties text:space-before="7.303cm"/>
      </text:list-level-style-number>
      <text:list-level-style-number text:level="7" text:style-name="List178Level6" style:num-suffix="." style:num-format="1" text:display-levels="7">
        <style:list-level-properties text:space-before="8.255cm"/>
      </text:list-level-style-number>
      <text:list-level-style-number text:level="8" text:style-name="List178Level7" style:num-suffix="." style:num-format="1" text:display-levels="8">
        <style:list-level-properties text:space-before="9.525cm"/>
      </text:list-level-style-number>
      <text:list-level-style-number text:level="9" text:style-name="List17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9">
      <text:list-level-style-number text:level="1" text:style-name="List179Level0" style:num-suffix="." style:num-format="1">
        <style:list-level-properties text:space-before="0.635cm"/>
      </text:list-level-style-number>
      <text:list-level-style-number text:level="2" text:style-name="List179Level1" style:num-suffix="." style:num-format="1" text:display-levels="2">
        <style:list-level-properties text:space-before="1.905cm"/>
      </text:list-level-style-number>
      <text:list-level-style-number text:level="3" text:style-name="List179Level2" style:num-suffix="." style:num-format="1" text:display-levels="3">
        <style:list-level-properties text:space-before="3.493cm"/>
      </text:list-level-style-number>
      <text:list-level-style-number text:level="4" text:style-name="List179Level3" style:num-suffix="." style:num-format="1" text:display-levels="4">
        <style:list-level-properties text:space-before="4.445cm"/>
      </text:list-level-style-number>
      <text:list-level-style-number text:level="5" text:style-name="List179Level4" style:num-suffix="." style:num-format="1" text:display-levels="5">
        <style:list-level-properties text:space-before="5.715cm"/>
      </text:list-level-style-number>
      <text:list-level-style-number text:level="6" text:style-name="List179Level5" style:num-suffix="." style:num-format="1" text:display-levels="6">
        <style:list-level-properties text:space-before="7.303cm"/>
      </text:list-level-style-number>
      <text:list-level-style-number text:level="7" text:style-name="List179Level6" style:num-suffix="." style:num-format="1" text:display-levels="7">
        <style:list-level-properties text:space-before="8.255cm"/>
      </text:list-level-style-number>
      <text:list-level-style-number text:level="8" text:style-name="List179Level7" style:num-suffix="." style:num-format="1" text:display-levels="8">
        <style:list-level-properties text:space-before="9.525cm"/>
      </text:list-level-style-number>
      <text:list-level-style-number text:level="9" text:style-name="List17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0">
      <text:list-level-style-number text:level="1" text:style-name="List180Level0" style:num-suffix="." style:num-format="1">
        <style:list-level-properties text:space-before="0.635cm"/>
      </text:list-level-style-number>
      <text:list-level-style-number text:level="2" text:style-name="List180Level1" style:num-suffix="." style:num-format="1" text:display-levels="2">
        <style:list-level-properties text:space-before="1.905cm"/>
      </text:list-level-style-number>
      <text:list-level-style-number text:level="3" text:style-name="List180Level2" style:num-suffix="." style:num-format="1" text:display-levels="3">
        <style:list-level-properties text:space-before="3.493cm"/>
      </text:list-level-style-number>
      <text:list-level-style-number text:level="4" text:style-name="List180Level3" style:num-suffix="." style:num-format="1" text:display-levels="4">
        <style:list-level-properties text:space-before="4.445cm"/>
      </text:list-level-style-number>
      <text:list-level-style-number text:level="5" text:style-name="List180Level4" style:num-suffix="." style:num-format="1" text:display-levels="5">
        <style:list-level-properties text:space-before="5.715cm"/>
      </text:list-level-style-number>
      <text:list-level-style-number text:level="6" text:style-name="List180Level5" style:num-suffix="." style:num-format="1" text:display-levels="6">
        <style:list-level-properties text:space-before="7.303cm"/>
      </text:list-level-style-number>
      <text:list-level-style-number text:level="7" text:style-name="List180Level6" style:num-suffix="." style:num-format="1" text:display-levels="7">
        <style:list-level-properties text:space-before="8.255cm"/>
      </text:list-level-style-number>
      <text:list-level-style-number text:level="8" text:style-name="List180Level7" style:num-suffix="." style:num-format="1" text:display-levels="8">
        <style:list-level-properties text:space-before="9.525cm"/>
      </text:list-level-style-number>
      <text:list-level-style-number text:level="9" text:style-name="List18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1">
      <text:list-level-style-number text:level="1" text:style-name="List181Level0" style:num-suffix="." style:num-format="1">
        <style:list-level-properties text:space-before="0.635cm"/>
      </text:list-level-style-number>
      <text:list-level-style-number text:level="2" text:style-name="List181Level1" style:num-suffix="." style:num-format="1" text:display-levels="2">
        <style:list-level-properties text:space-before="1.905cm"/>
      </text:list-level-style-number>
      <text:list-level-style-number text:level="3" text:style-name="List181Level2" style:num-suffix="." style:num-format="1" text:display-levels="3">
        <style:list-level-properties text:space-before="3.493cm"/>
      </text:list-level-style-number>
      <text:list-level-style-number text:level="4" text:style-name="List181Level3" style:num-suffix="." style:num-format="1" text:display-levels="4">
        <style:list-level-properties text:space-before="4.445cm"/>
      </text:list-level-style-number>
      <text:list-level-style-number text:level="5" text:style-name="List181Level4" style:num-suffix="." style:num-format="1" text:display-levels="5">
        <style:list-level-properties text:space-before="5.715cm"/>
      </text:list-level-style-number>
      <text:list-level-style-number text:level="6" text:style-name="List181Level5" style:num-suffix="." style:num-format="1" text:display-levels="6">
        <style:list-level-properties text:space-before="7.303cm"/>
      </text:list-level-style-number>
      <text:list-level-style-number text:level="7" text:style-name="List181Level6" style:num-suffix="." style:num-format="1" text:display-levels="7">
        <style:list-level-properties text:space-before="8.255cm"/>
      </text:list-level-style-number>
      <text:list-level-style-number text:level="8" text:style-name="List181Level7" style:num-suffix="." style:num-format="1" text:display-levels="8">
        <style:list-level-properties text:space-before="9.525cm"/>
      </text:list-level-style-number>
      <text:list-level-style-number text:level="9" text:style-name="List18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2">
      <text:list-level-style-number text:level="1" text:style-name="List182Level0" style:num-suffix="." style:num-format="1">
        <style:list-level-properties text:space-before="0.635cm"/>
      </text:list-level-style-number>
      <text:list-level-style-number text:level="2" text:style-name="List182Level1" style:num-suffix="." style:num-format="1" text:display-levels="2">
        <style:list-level-properties text:space-before="1.905cm"/>
      </text:list-level-style-number>
      <text:list-level-style-number text:level="3" text:style-name="List182Level2" style:num-suffix="." style:num-format="1" text:display-levels="3">
        <style:list-level-properties text:space-before="3.493cm"/>
      </text:list-level-style-number>
      <text:list-level-style-number text:level="4" text:style-name="List182Level3" style:num-suffix="." style:num-format="1" text:display-levels="4">
        <style:list-level-properties text:space-before="4.445cm"/>
      </text:list-level-style-number>
      <text:list-level-style-number text:level="5" text:style-name="List182Level4" style:num-suffix="." style:num-format="1" text:display-levels="5">
        <style:list-level-properties text:space-before="5.715cm"/>
      </text:list-level-style-number>
      <text:list-level-style-number text:level="6" text:style-name="List182Level5" style:num-suffix="." style:num-format="1" text:display-levels="6">
        <style:list-level-properties text:space-before="7.303cm"/>
      </text:list-level-style-number>
      <text:list-level-style-number text:level="7" text:style-name="List182Level6" style:num-suffix="." style:num-format="1" text:display-levels="7">
        <style:list-level-properties text:space-before="8.255cm"/>
      </text:list-level-style-number>
      <text:list-level-style-number text:level="8" text:style-name="List182Level7" style:num-suffix="." style:num-format="1" text:display-levels="8">
        <style:list-level-properties text:space-before="9.525cm"/>
      </text:list-level-style-number>
      <text:list-level-style-number text:level="9" text:style-name="List18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3">
      <text:list-level-style-number text:level="1" text:style-name="List183Level0" style:num-suffix="." style:num-format="1">
        <style:list-level-properties text:space-before="0.635cm"/>
      </text:list-level-style-number>
      <text:list-level-style-number text:level="2" text:style-name="List183Level1" style:num-suffix="." style:num-format="1" text:display-levels="2">
        <style:list-level-properties text:space-before="1.905cm"/>
      </text:list-level-style-number>
      <text:list-level-style-number text:level="3" text:style-name="List183Level2" style:num-suffix="." style:num-format="1" text:display-levels="3">
        <style:list-level-properties text:space-before="3.493cm"/>
      </text:list-level-style-number>
      <text:list-level-style-number text:level="4" text:style-name="List183Level3" style:num-suffix="." style:num-format="1" text:display-levels="4">
        <style:list-level-properties text:space-before="4.445cm"/>
      </text:list-level-style-number>
      <text:list-level-style-number text:level="5" text:style-name="List183Level4" style:num-suffix="." style:num-format="1" text:display-levels="5">
        <style:list-level-properties text:space-before="5.715cm"/>
      </text:list-level-style-number>
      <text:list-level-style-number text:level="6" text:style-name="List183Level5" style:num-suffix="." style:num-format="1" text:display-levels="6">
        <style:list-level-properties text:space-before="7.303cm"/>
      </text:list-level-style-number>
      <text:list-level-style-number text:level="7" text:style-name="List183Level6" style:num-suffix="." style:num-format="1" text:display-levels="7">
        <style:list-level-properties text:space-before="8.255cm"/>
      </text:list-level-style-number>
      <text:list-level-style-number text:level="8" text:style-name="List183Level7" style:num-suffix="." style:num-format="1" text:display-levels="8">
        <style:list-level-properties text:space-before="9.525cm"/>
      </text:list-level-style-number>
      <text:list-level-style-number text:level="9" text:style-name="List18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4">
      <text:list-level-style-number text:level="1" text:style-name="List184Level0" style:num-suffix="." style:num-format="1">
        <style:list-level-properties text:space-before="0.635cm"/>
      </text:list-level-style-number>
      <text:list-level-style-number text:level="2" text:style-name="List184Level1" style:num-suffix="." style:num-format="1" text:display-levels="2">
        <style:list-level-properties text:space-before="1.905cm"/>
      </text:list-level-style-number>
      <text:list-level-style-number text:level="3" text:style-name="List184Level2" style:num-suffix="." style:num-format="1" text:display-levels="3">
        <style:list-level-properties text:space-before="3.493cm"/>
      </text:list-level-style-number>
      <text:list-level-style-number text:level="4" text:style-name="List184Level3" style:num-suffix="." style:num-format="1" text:display-levels="4">
        <style:list-level-properties text:space-before="4.445cm"/>
      </text:list-level-style-number>
      <text:list-level-style-number text:level="5" text:style-name="List184Level4" style:num-suffix="." style:num-format="1" text:display-levels="5">
        <style:list-level-properties text:space-before="5.715cm"/>
      </text:list-level-style-number>
      <text:list-level-style-number text:level="6" text:style-name="List184Level5" style:num-suffix="." style:num-format="1" text:display-levels="6">
        <style:list-level-properties text:space-before="7.303cm"/>
      </text:list-level-style-number>
      <text:list-level-style-number text:level="7" text:style-name="List184Level6" style:num-suffix="." style:num-format="1" text:display-levels="7">
        <style:list-level-properties text:space-before="8.255cm"/>
      </text:list-level-style-number>
      <text:list-level-style-number text:level="8" text:style-name="List184Level7" style:num-suffix="." style:num-format="1" text:display-levels="8">
        <style:list-level-properties text:space-before="9.525cm"/>
      </text:list-level-style-number>
      <text:list-level-style-number text:level="9" text:style-name="List18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5">
      <text:list-level-style-number text:level="1" text:style-name="List185Level0" style:num-suffix="." style:num-format="1">
        <style:list-level-properties text:space-before="0.635cm"/>
      </text:list-level-style-number>
      <text:list-level-style-number text:level="2" text:style-name="List185Level1" style:num-suffix="." style:num-format="1" text:display-levels="2">
        <style:list-level-properties text:space-before="1.905cm"/>
      </text:list-level-style-number>
      <text:list-level-style-number text:level="3" text:style-name="List185Level2" style:num-suffix="." style:num-format="1" text:display-levels="3">
        <style:list-level-properties text:space-before="3.493cm"/>
      </text:list-level-style-number>
      <text:list-level-style-number text:level="4" text:style-name="List185Level3" style:num-suffix="." style:num-format="1" text:display-levels="4">
        <style:list-level-properties text:space-before="4.445cm"/>
      </text:list-level-style-number>
      <text:list-level-style-number text:level="5" text:style-name="List185Level4" style:num-suffix="." style:num-format="1" text:display-levels="5">
        <style:list-level-properties text:space-before="5.715cm"/>
      </text:list-level-style-number>
      <text:list-level-style-number text:level="6" text:style-name="List185Level5" style:num-suffix="." style:num-format="1" text:display-levels="6">
        <style:list-level-properties text:space-before="7.303cm"/>
      </text:list-level-style-number>
      <text:list-level-style-number text:level="7" text:style-name="List185Level6" style:num-suffix="." style:num-format="1" text:display-levels="7">
        <style:list-level-properties text:space-before="8.255cm"/>
      </text:list-level-style-number>
      <text:list-level-style-number text:level="8" text:style-name="List185Level7" style:num-suffix="." style:num-format="1" text:display-levels="8">
        <style:list-level-properties text:space-before="9.525cm"/>
      </text:list-level-style-number>
      <text:list-level-style-number text:level="9" text:style-name="List18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6">
      <text:list-level-style-number text:level="1" text:style-name="List186Level0" style:num-suffix="." style:num-format="1">
        <style:list-level-properties text:space-before="0.635cm"/>
      </text:list-level-style-number>
      <text:list-level-style-number text:level="2" text:style-name="List186Level1" style:num-suffix="." style:num-format="1" text:display-levels="2">
        <style:list-level-properties text:space-before="1.905cm"/>
      </text:list-level-style-number>
      <text:list-level-style-number text:level="3" text:style-name="List186Level2" style:num-suffix="." style:num-format="1" text:display-levels="3">
        <style:list-level-properties text:space-before="3.493cm"/>
      </text:list-level-style-number>
      <text:list-level-style-number text:level="4" text:style-name="List186Level3" style:num-suffix="." style:num-format="1" text:display-levels="4">
        <style:list-level-properties text:space-before="4.445cm"/>
      </text:list-level-style-number>
      <text:list-level-style-number text:level="5" text:style-name="List186Level4" style:num-suffix="." style:num-format="1" text:display-levels="5">
        <style:list-level-properties text:space-before="5.715cm"/>
      </text:list-level-style-number>
      <text:list-level-style-number text:level="6" text:style-name="List186Level5" style:num-suffix="." style:num-format="1" text:display-levels="6">
        <style:list-level-properties text:space-before="7.303cm"/>
      </text:list-level-style-number>
      <text:list-level-style-number text:level="7" text:style-name="List186Level6" style:num-suffix="." style:num-format="1" text:display-levels="7">
        <style:list-level-properties text:space-before="8.255cm"/>
      </text:list-level-style-number>
      <text:list-level-style-number text:level="8" text:style-name="List186Level7" style:num-suffix="." style:num-format="1" text:display-levels="8">
        <style:list-level-properties text:space-before="9.525cm"/>
      </text:list-level-style-number>
      <text:list-level-style-number text:level="9" text:style-name="List18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7">
      <text:list-level-style-number text:level="1" text:style-name="List187Level0" style:num-suffix="." style:num-format="1">
        <style:list-level-properties text:space-before="0.635cm"/>
      </text:list-level-style-number>
      <text:list-level-style-number text:level="2" text:style-name="List187Level1" style:num-suffix="." style:num-format="1" text:display-levels="2">
        <style:list-level-properties text:space-before="1.905cm"/>
      </text:list-level-style-number>
      <text:list-level-style-number text:level="3" text:style-name="List187Level2" style:num-suffix="." style:num-format="1" text:display-levels="3">
        <style:list-level-properties text:space-before="3.493cm"/>
      </text:list-level-style-number>
      <text:list-level-style-number text:level="4" text:style-name="List187Level3" style:num-suffix="." style:num-format="1" text:display-levels="4">
        <style:list-level-properties text:space-before="4.445cm"/>
      </text:list-level-style-number>
      <text:list-level-style-number text:level="5" text:style-name="List187Level4" style:num-suffix="." style:num-format="1" text:display-levels="5">
        <style:list-level-properties text:space-before="5.715cm"/>
      </text:list-level-style-number>
      <text:list-level-style-number text:level="6" text:style-name="List187Level5" style:num-suffix="." style:num-format="1" text:display-levels="6">
        <style:list-level-properties text:space-before="7.303cm"/>
      </text:list-level-style-number>
      <text:list-level-style-number text:level="7" text:style-name="List187Level6" style:num-suffix="." style:num-format="1" text:display-levels="7">
        <style:list-level-properties text:space-before="8.255cm"/>
      </text:list-level-style-number>
      <text:list-level-style-number text:level="8" text:style-name="List187Level7" style:num-suffix="." style:num-format="1" text:display-levels="8">
        <style:list-level-properties text:space-before="9.525cm"/>
      </text:list-level-style-number>
      <text:list-level-style-number text:level="9" text:style-name="List18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8">
      <text:list-level-style-number text:level="1" text:style-name="List188Level0" style:num-suffix="." style:num-format="1">
        <style:list-level-properties text:space-before="0.635cm"/>
      </text:list-level-style-number>
      <text:list-level-style-number text:level="2" text:style-name="List188Level1" style:num-suffix="." style:num-format="1" text:display-levels="2">
        <style:list-level-properties text:space-before="1.905cm"/>
      </text:list-level-style-number>
      <text:list-level-style-number text:level="3" text:style-name="List188Level2" style:num-suffix="." style:num-format="1" text:display-levels="3">
        <style:list-level-properties text:space-before="3.493cm"/>
      </text:list-level-style-number>
      <text:list-level-style-number text:level="4" text:style-name="List188Level3" style:num-suffix="." style:num-format="1" text:display-levels="4">
        <style:list-level-properties text:space-before="4.445cm"/>
      </text:list-level-style-number>
      <text:list-level-style-number text:level="5" text:style-name="List188Level4" style:num-suffix="." style:num-format="1" text:display-levels="5">
        <style:list-level-properties text:space-before="5.715cm"/>
      </text:list-level-style-number>
      <text:list-level-style-number text:level="6" text:style-name="List188Level5" style:num-suffix="." style:num-format="1" text:display-levels="6">
        <style:list-level-properties text:space-before="7.303cm"/>
      </text:list-level-style-number>
      <text:list-level-style-number text:level="7" text:style-name="List188Level6" style:num-suffix="." style:num-format="1" text:display-levels="7">
        <style:list-level-properties text:space-before="8.255cm"/>
      </text:list-level-style-number>
      <text:list-level-style-number text:level="8" text:style-name="List188Level7" style:num-suffix="." style:num-format="1" text:display-levels="8">
        <style:list-level-properties text:space-before="9.525cm"/>
      </text:list-level-style-number>
      <text:list-level-style-number text:level="9" text:style-name="List18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9">
      <text:list-level-style-number text:level="1" text:style-name="List189Level0" style:num-suffix="." style:num-format="1">
        <style:list-level-properties text:space-before="0.635cm"/>
      </text:list-level-style-number>
      <text:list-level-style-number text:level="2" text:style-name="List189Level1" style:num-suffix="." style:num-format="1" text:display-levels="2">
        <style:list-level-properties text:space-before="1.905cm"/>
      </text:list-level-style-number>
      <text:list-level-style-number text:level="3" text:style-name="List189Level2" style:num-suffix="." style:num-format="1" text:display-levels="3">
        <style:list-level-properties text:space-before="3.493cm"/>
      </text:list-level-style-number>
      <text:list-level-style-number text:level="4" text:style-name="List189Level3" style:num-suffix="." style:num-format="1" text:display-levels="4">
        <style:list-level-properties text:space-before="4.445cm"/>
      </text:list-level-style-number>
      <text:list-level-style-number text:level="5" text:style-name="List189Level4" style:num-suffix="." style:num-format="1" text:display-levels="5">
        <style:list-level-properties text:space-before="5.715cm"/>
      </text:list-level-style-number>
      <text:list-level-style-number text:level="6" text:style-name="List189Level5" style:num-suffix="." style:num-format="1" text:display-levels="6">
        <style:list-level-properties text:space-before="7.303cm"/>
      </text:list-level-style-number>
      <text:list-level-style-number text:level="7" text:style-name="List189Level6" style:num-suffix="." style:num-format="1" text:display-levels="7">
        <style:list-level-properties text:space-before="8.255cm"/>
      </text:list-level-style-number>
      <text:list-level-style-number text:level="8" text:style-name="List189Level7" style:num-suffix="." style:num-format="1" text:display-levels="8">
        <style:list-level-properties text:space-before="9.525cm"/>
      </text:list-level-style-number>
      <text:list-level-style-number text:level="9" text:style-name="List18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0">
      <text:list-level-style-number text:level="1" text:style-name="List190Level0" style:num-suffix="." style:num-format="1">
        <style:list-level-properties text:space-before="0.635cm"/>
      </text:list-level-style-number>
      <text:list-level-style-number text:level="2" text:style-name="List190Level1" style:num-suffix="." style:num-format="1" text:display-levels="2">
        <style:list-level-properties text:space-before="1.905cm"/>
      </text:list-level-style-number>
      <text:list-level-style-number text:level="3" text:style-name="List190Level2" style:num-suffix="." style:num-format="1" text:display-levels="3">
        <style:list-level-properties text:space-before="3.493cm"/>
      </text:list-level-style-number>
      <text:list-level-style-number text:level="4" text:style-name="List190Level3" style:num-suffix="." style:num-format="1" text:display-levels="4">
        <style:list-level-properties text:space-before="4.445cm"/>
      </text:list-level-style-number>
      <text:list-level-style-number text:level="5" text:style-name="List190Level4" style:num-suffix="." style:num-format="1" text:display-levels="5">
        <style:list-level-properties text:space-before="5.715cm"/>
      </text:list-level-style-number>
      <text:list-level-style-number text:level="6" text:style-name="List190Level5" style:num-suffix="." style:num-format="1" text:display-levels="6">
        <style:list-level-properties text:space-before="7.303cm"/>
      </text:list-level-style-number>
      <text:list-level-style-number text:level="7" text:style-name="List190Level6" style:num-suffix="." style:num-format="1" text:display-levels="7">
        <style:list-level-properties text:space-before="8.255cm"/>
      </text:list-level-style-number>
      <text:list-level-style-number text:level="8" text:style-name="List190Level7" style:num-suffix="." style:num-format="1" text:display-levels="8">
        <style:list-level-properties text:space-before="9.525cm"/>
      </text:list-level-style-number>
      <text:list-level-style-number text:level="9" text:style-name="List19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1">
      <text:list-level-style-number text:level="1" text:style-name="List191Level0" style:num-suffix="." style:num-format="1">
        <style:list-level-properties text:space-before="0.635cm"/>
      </text:list-level-style-number>
      <text:list-level-style-number text:level="2" text:style-name="List191Level1" style:num-suffix="." style:num-format="1" text:display-levels="2">
        <style:list-level-properties text:space-before="1.905cm"/>
      </text:list-level-style-number>
      <text:list-level-style-number text:level="3" text:style-name="List191Level2" style:num-suffix="." style:num-format="1" text:display-levels="3">
        <style:list-level-properties text:space-before="3.493cm"/>
      </text:list-level-style-number>
      <text:list-level-style-number text:level="4" text:style-name="List191Level3" style:num-suffix="." style:num-format="1" text:display-levels="4">
        <style:list-level-properties text:space-before="4.445cm"/>
      </text:list-level-style-number>
      <text:list-level-style-number text:level="5" text:style-name="List191Level4" style:num-suffix="." style:num-format="1" text:display-levels="5">
        <style:list-level-properties text:space-before="5.715cm"/>
      </text:list-level-style-number>
      <text:list-level-style-number text:level="6" text:style-name="List191Level5" style:num-suffix="." style:num-format="1" text:display-levels="6">
        <style:list-level-properties text:space-before="7.303cm"/>
      </text:list-level-style-number>
      <text:list-level-style-number text:level="7" text:style-name="List191Level6" style:num-suffix="." style:num-format="1" text:display-levels="7">
        <style:list-level-properties text:space-before="8.255cm"/>
      </text:list-level-style-number>
      <text:list-level-style-number text:level="8" text:style-name="List191Level7" style:num-suffix="." style:num-format="1" text:display-levels="8">
        <style:list-level-properties text:space-before="9.525cm"/>
      </text:list-level-style-number>
      <text:list-level-style-number text:level="9" text:style-name="List19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2">
      <text:list-level-style-number text:level="1" text:style-name="List192Level0" style:num-suffix="." style:num-format="1">
        <style:list-level-properties text:space-before="0.635cm"/>
      </text:list-level-style-number>
      <text:list-level-style-number text:level="2" text:style-name="List192Level1" style:num-suffix="." style:num-format="1" text:display-levels="2">
        <style:list-level-properties text:space-before="1.905cm"/>
      </text:list-level-style-number>
      <text:list-level-style-number text:level="3" text:style-name="List192Level2" style:num-suffix="." style:num-format="1" text:display-levels="3">
        <style:list-level-properties text:space-before="3.493cm"/>
      </text:list-level-style-number>
      <text:list-level-style-number text:level="4" text:style-name="List192Level3" style:num-suffix="." style:num-format="1" text:display-levels="4">
        <style:list-level-properties text:space-before="4.445cm"/>
      </text:list-level-style-number>
      <text:list-level-style-number text:level="5" text:style-name="List192Level4" style:num-suffix="." style:num-format="1" text:display-levels="5">
        <style:list-level-properties text:space-before="5.715cm"/>
      </text:list-level-style-number>
      <text:list-level-style-number text:level="6" text:style-name="List192Level5" style:num-suffix="." style:num-format="1" text:display-levels="6">
        <style:list-level-properties text:space-before="7.303cm"/>
      </text:list-level-style-number>
      <text:list-level-style-number text:level="7" text:style-name="List192Level6" style:num-suffix="." style:num-format="1" text:display-levels="7">
        <style:list-level-properties text:space-before="8.255cm"/>
      </text:list-level-style-number>
      <text:list-level-style-number text:level="8" text:style-name="List192Level7" style:num-suffix="." style:num-format="1" text:display-levels="8">
        <style:list-level-properties text:space-before="9.525cm"/>
      </text:list-level-style-number>
      <text:list-level-style-number text:level="9" text:style-name="List19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3">
      <text:list-level-style-number text:level="1" text:style-name="List193Level0" style:num-suffix="." style:num-format="1">
        <style:list-level-properties text:space-before="0.635cm"/>
      </text:list-level-style-number>
      <text:list-level-style-number text:level="2" text:style-name="List193Level1" style:num-suffix="." style:num-format="1" text:display-levels="2">
        <style:list-level-properties text:space-before="1.905cm"/>
      </text:list-level-style-number>
      <text:list-level-style-number text:level="3" text:style-name="List193Level2" style:num-suffix="." style:num-format="1" text:display-levels="3">
        <style:list-level-properties text:space-before="3.493cm"/>
      </text:list-level-style-number>
      <text:list-level-style-number text:level="4" text:style-name="List193Level3" style:num-suffix="." style:num-format="1" text:display-levels="4">
        <style:list-level-properties text:space-before="4.445cm"/>
      </text:list-level-style-number>
      <text:list-level-style-number text:level="5" text:style-name="List193Level4" style:num-suffix="." style:num-format="1" text:display-levels="5">
        <style:list-level-properties text:space-before="5.715cm"/>
      </text:list-level-style-number>
      <text:list-level-style-number text:level="6" text:style-name="List193Level5" style:num-suffix="." style:num-format="1" text:display-levels="6">
        <style:list-level-properties text:space-before="7.303cm"/>
      </text:list-level-style-number>
      <text:list-level-style-number text:level="7" text:style-name="List193Level6" style:num-suffix="." style:num-format="1" text:display-levels="7">
        <style:list-level-properties text:space-before="8.255cm"/>
      </text:list-level-style-number>
      <text:list-level-style-number text:level="8" text:style-name="List193Level7" style:num-suffix="." style:num-format="1" text:display-levels="8">
        <style:list-level-properties text:space-before="9.525cm"/>
      </text:list-level-style-number>
      <text:list-level-style-number text:level="9" text:style-name="List19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4">
      <text:list-level-style-number text:level="1" text:style-name="List194Level0" style:num-suffix="." style:num-format="1">
        <style:list-level-properties text:space-before="0.635cm"/>
      </text:list-level-style-number>
      <text:list-level-style-number text:level="2" text:style-name="List194Level1" style:num-suffix="." style:num-format="1" text:display-levels="2">
        <style:list-level-properties text:space-before="1.905cm"/>
      </text:list-level-style-number>
      <text:list-level-style-number text:level="3" text:style-name="List194Level2" style:num-suffix="." style:num-format="1" text:display-levels="3">
        <style:list-level-properties text:space-before="3.493cm"/>
      </text:list-level-style-number>
      <text:list-level-style-number text:level="4" text:style-name="List194Level3" style:num-suffix="." style:num-format="1" text:display-levels="4">
        <style:list-level-properties text:space-before="4.445cm"/>
      </text:list-level-style-number>
      <text:list-level-style-number text:level="5" text:style-name="List194Level4" style:num-suffix="." style:num-format="1" text:display-levels="5">
        <style:list-level-properties text:space-before="5.715cm"/>
      </text:list-level-style-number>
      <text:list-level-style-number text:level="6" text:style-name="List194Level5" style:num-suffix="." style:num-format="1" text:display-levels="6">
        <style:list-level-properties text:space-before="7.303cm"/>
      </text:list-level-style-number>
      <text:list-level-style-number text:level="7" text:style-name="List194Level6" style:num-suffix="." style:num-format="1" text:display-levels="7">
        <style:list-level-properties text:space-before="8.255cm"/>
      </text:list-level-style-number>
      <text:list-level-style-number text:level="8" text:style-name="List194Level7" style:num-suffix="." style:num-format="1" text:display-levels="8">
        <style:list-level-properties text:space-before="9.525cm"/>
      </text:list-level-style-number>
      <text:list-level-style-number text:level="9" text:style-name="List19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5">
      <text:list-level-style-number text:level="1" text:style-name="List195Level0" style:num-suffix="." style:num-format="1">
        <style:list-level-properties text:space-before="0.635cm"/>
      </text:list-level-style-number>
      <text:list-level-style-number text:level="2" text:style-name="List195Level1" style:num-suffix="." style:num-format="1" text:display-levels="2">
        <style:list-level-properties text:space-before="1.905cm"/>
      </text:list-level-style-number>
      <text:list-level-style-number text:level="3" text:style-name="List195Level2" style:num-suffix="." style:num-format="1" text:display-levels="3">
        <style:list-level-properties text:space-before="3.493cm"/>
      </text:list-level-style-number>
      <text:list-level-style-number text:level="4" text:style-name="List195Level3" style:num-suffix="." style:num-format="1" text:display-levels="4">
        <style:list-level-properties text:space-before="4.445cm"/>
      </text:list-level-style-number>
      <text:list-level-style-number text:level="5" text:style-name="List195Level4" style:num-suffix="." style:num-format="1" text:display-levels="5">
        <style:list-level-properties text:space-before="5.715cm"/>
      </text:list-level-style-number>
      <text:list-level-style-number text:level="6" text:style-name="List195Level5" style:num-suffix="." style:num-format="1" text:display-levels="6">
        <style:list-level-properties text:space-before="7.303cm"/>
      </text:list-level-style-number>
      <text:list-level-style-number text:level="7" text:style-name="List195Level6" style:num-suffix="." style:num-format="1" text:display-levels="7">
        <style:list-level-properties text:space-before="8.255cm"/>
      </text:list-level-style-number>
      <text:list-level-style-number text:level="8" text:style-name="List195Level7" style:num-suffix="." style:num-format="1" text:display-levels="8">
        <style:list-level-properties text:space-before="9.525cm"/>
      </text:list-level-style-number>
      <text:list-level-style-number text:level="9" text:style-name="List19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6">
      <text:list-level-style-number text:level="1" text:style-name="List196Level0" style:num-suffix="." style:num-format="1">
        <style:list-level-properties text:space-before="0.635cm"/>
      </text:list-level-style-number>
      <text:list-level-style-number text:level="2" text:style-name="List196Level1" style:num-suffix="." style:num-format="1" text:display-levels="2">
        <style:list-level-properties text:space-before="1.905cm"/>
      </text:list-level-style-number>
      <text:list-level-style-number text:level="3" text:style-name="List196Level2" style:num-suffix="." style:num-format="1" text:display-levels="3">
        <style:list-level-properties text:space-before="3.493cm"/>
      </text:list-level-style-number>
      <text:list-level-style-number text:level="4" text:style-name="List196Level3" style:num-suffix="." style:num-format="1" text:display-levels="4">
        <style:list-level-properties text:space-before="4.445cm"/>
      </text:list-level-style-number>
      <text:list-level-style-number text:level="5" text:style-name="List196Level4" style:num-suffix="." style:num-format="1" text:display-levels="5">
        <style:list-level-properties text:space-before="5.715cm"/>
      </text:list-level-style-number>
      <text:list-level-style-number text:level="6" text:style-name="List196Level5" style:num-suffix="." style:num-format="1" text:display-levels="6">
        <style:list-level-properties text:space-before="7.303cm"/>
      </text:list-level-style-number>
      <text:list-level-style-number text:level="7" text:style-name="List196Level6" style:num-suffix="." style:num-format="1" text:display-levels="7">
        <style:list-level-properties text:space-before="8.255cm"/>
      </text:list-level-style-number>
      <text:list-level-style-number text:level="8" text:style-name="List196Level7" style:num-suffix="." style:num-format="1" text:display-levels="8">
        <style:list-level-properties text:space-before="9.525cm"/>
      </text:list-level-style-number>
      <text:list-level-style-number text:level="9" text:style-name="List19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7">
      <text:list-level-style-number text:level="1" text:style-name="List197Level0" style:num-suffix="." style:num-format="1">
        <style:list-level-properties text:space-before="0.635cm"/>
      </text:list-level-style-number>
      <text:list-level-style-number text:level="2" text:style-name="List197Level1" style:num-suffix="." style:num-format="1" text:display-levels="2">
        <style:list-level-properties text:space-before="1.905cm"/>
      </text:list-level-style-number>
      <text:list-level-style-number text:level="3" text:style-name="List197Level2" style:num-suffix="." style:num-format="1" text:display-levels="3">
        <style:list-level-properties text:space-before="3.493cm"/>
      </text:list-level-style-number>
      <text:list-level-style-number text:level="4" text:style-name="List197Level3" style:num-suffix="." style:num-format="1" text:display-levels="4">
        <style:list-level-properties text:space-before="4.445cm"/>
      </text:list-level-style-number>
      <text:list-level-style-number text:level="5" text:style-name="List197Level4" style:num-suffix="." style:num-format="1" text:display-levels="5">
        <style:list-level-properties text:space-before="5.715cm"/>
      </text:list-level-style-number>
      <text:list-level-style-number text:level="6" text:style-name="List197Level5" style:num-suffix="." style:num-format="1" text:display-levels="6">
        <style:list-level-properties text:space-before="7.303cm"/>
      </text:list-level-style-number>
      <text:list-level-style-number text:level="7" text:style-name="List197Level6" style:num-suffix="." style:num-format="1" text:display-levels="7">
        <style:list-level-properties text:space-before="8.255cm"/>
      </text:list-level-style-number>
      <text:list-level-style-number text:level="8" text:style-name="List197Level7" style:num-suffix="." style:num-format="1" text:display-levels="8">
        <style:list-level-properties text:space-before="9.525cm"/>
      </text:list-level-style-number>
      <text:list-level-style-number text:level="9" text:style-name="List19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8">
      <text:list-level-style-number text:level="1" text:style-name="List198Level0" style:num-suffix="." style:num-format="1">
        <style:list-level-properties text:space-before="0.635cm"/>
      </text:list-level-style-number>
      <text:list-level-style-number text:level="2" text:style-name="List198Level1" style:num-suffix="." style:num-format="1" text:display-levels="2">
        <style:list-level-properties text:space-before="1.905cm"/>
      </text:list-level-style-number>
      <text:list-level-style-number text:level="3" text:style-name="List198Level2" style:num-suffix="." style:num-format="1" text:display-levels="3">
        <style:list-level-properties text:space-before="3.493cm"/>
      </text:list-level-style-number>
      <text:list-level-style-number text:level="4" text:style-name="List198Level3" style:num-suffix="." style:num-format="1" text:display-levels="4">
        <style:list-level-properties text:space-before="4.445cm"/>
      </text:list-level-style-number>
      <text:list-level-style-number text:level="5" text:style-name="List198Level4" style:num-suffix="." style:num-format="1" text:display-levels="5">
        <style:list-level-properties text:space-before="5.715cm"/>
      </text:list-level-style-number>
      <text:list-level-style-number text:level="6" text:style-name="List198Level5" style:num-suffix="." style:num-format="1" text:display-levels="6">
        <style:list-level-properties text:space-before="7.303cm"/>
      </text:list-level-style-number>
      <text:list-level-style-number text:level="7" text:style-name="List198Level6" style:num-suffix="." style:num-format="1" text:display-levels="7">
        <style:list-level-properties text:space-before="8.255cm"/>
      </text:list-level-style-number>
      <text:list-level-style-number text:level="8" text:style-name="List198Level7" style:num-suffix="." style:num-format="1" text:display-levels="8">
        <style:list-level-properties text:space-before="9.525cm"/>
      </text:list-level-style-number>
      <text:list-level-style-number text:level="9" text:style-name="List19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9">
      <text:list-level-style-number text:level="1" text:style-name="List199Level0" style:num-suffix="." style:num-format="1">
        <style:list-level-properties text:space-before="0.635cm"/>
      </text:list-level-style-number>
      <text:list-level-style-number text:level="2" text:style-name="List199Level1" style:num-suffix="." style:num-format="1" text:display-levels="2">
        <style:list-level-properties text:space-before="1.905cm"/>
      </text:list-level-style-number>
      <text:list-level-style-number text:level="3" text:style-name="List199Level2" style:num-suffix="." style:num-format="1" text:display-levels="3">
        <style:list-level-properties text:space-before="3.493cm"/>
      </text:list-level-style-number>
      <text:list-level-style-number text:level="4" text:style-name="List199Level3" style:num-suffix="." style:num-format="1" text:display-levels="4">
        <style:list-level-properties text:space-before="4.445cm"/>
      </text:list-level-style-number>
      <text:list-level-style-number text:level="5" text:style-name="List199Level4" style:num-suffix="." style:num-format="1" text:display-levels="5">
        <style:list-level-properties text:space-before="5.715cm"/>
      </text:list-level-style-number>
      <text:list-level-style-number text:level="6" text:style-name="List199Level5" style:num-suffix="." style:num-format="1" text:display-levels="6">
        <style:list-level-properties text:space-before="7.303cm"/>
      </text:list-level-style-number>
      <text:list-level-style-number text:level="7" text:style-name="List199Level6" style:num-suffix="." style:num-format="1" text:display-levels="7">
        <style:list-level-properties text:space-before="8.255cm"/>
      </text:list-level-style-number>
      <text:list-level-style-number text:level="8" text:style-name="List199Level7" style:num-suffix="." style:num-format="1" text:display-levels="8">
        <style:list-level-properties text:space-before="9.525cm"/>
      </text:list-level-style-number>
      <text:list-level-style-number text:level="9" text:style-name="List19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0">
      <text:list-level-style-number text:level="1" text:style-name="List200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00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00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00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00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00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00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00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00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1">
      <text:list-level-style-number text:level="1" text:style-name="List201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01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01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01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01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01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01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01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01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2">
      <text:list-level-style-number text:level="1" text:style-name="List202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02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02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02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02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02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02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02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02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3">
      <text:list-level-style-number text:level="1" text:style-name="List203Level0" style:num-suffix="." style:num-format="1">
        <style:list-level-properties text:space-before="0.635cm"/>
      </text:list-level-style-number>
      <text:list-level-style-number text:level="2" text:style-name="List203Level1" style:num-suffix="." style:num-format="1" text:display-levels="2">
        <style:list-level-properties text:space-before="1.905cm"/>
      </text:list-level-style-number>
      <text:list-level-style-number text:level="3" text:style-name="List203Level2" style:num-suffix="." style:num-format="1" text:display-levels="3">
        <style:list-level-properties text:space-before="3.493cm"/>
      </text:list-level-style-number>
      <text:list-level-style-number text:level="4" text:style-name="List203Level3" style:num-suffix="." style:num-format="1" text:display-levels="4">
        <style:list-level-properties text:space-before="4.445cm"/>
      </text:list-level-style-number>
      <text:list-level-style-number text:level="5" text:style-name="List203Level4" style:num-suffix="." style:num-format="1" text:display-levels="5">
        <style:list-level-properties text:space-before="5.715cm"/>
      </text:list-level-style-number>
      <text:list-level-style-number text:level="6" text:style-name="List203Level5" style:num-suffix="." style:num-format="1" text:display-levels="6">
        <style:list-level-properties text:space-before="7.303cm"/>
      </text:list-level-style-number>
      <text:list-level-style-number text:level="7" text:style-name="List203Level6" style:num-suffix="." style:num-format="1" text:display-levels="7">
        <style:list-level-properties text:space-before="8.255cm"/>
      </text:list-level-style-number>
      <text:list-level-style-number text:level="8" text:style-name="List203Level7" style:num-suffix="." style:num-format="1" text:display-levels="8">
        <style:list-level-properties text:space-before="9.525cm"/>
      </text:list-level-style-number>
      <text:list-level-style-number text:level="9" text:style-name="List20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4">
      <text:list-level-style-number text:level="1" text:style-name="List204Level0" style:num-suffix="." style:num-format="1">
        <style:list-level-properties text:space-before="0.635cm"/>
      </text:list-level-style-number>
      <text:list-level-style-number text:level="2" text:style-name="List204Level1" style:num-suffix="." style:num-format="1" text:display-levels="2">
        <style:list-level-properties text:space-before="1.905cm"/>
      </text:list-level-style-number>
      <text:list-level-style-number text:level="3" text:style-name="List204Level2" style:num-suffix="." style:num-format="1" text:display-levels="3">
        <style:list-level-properties text:space-before="3.493cm"/>
      </text:list-level-style-number>
      <text:list-level-style-number text:level="4" text:style-name="List204Level3" style:num-suffix="." style:num-format="1" text:display-levels="4">
        <style:list-level-properties text:space-before="4.445cm"/>
      </text:list-level-style-number>
      <text:list-level-style-number text:level="5" text:style-name="List204Level4" style:num-suffix="." style:num-format="1" text:display-levels="5">
        <style:list-level-properties text:space-before="5.715cm"/>
      </text:list-level-style-number>
      <text:list-level-style-number text:level="6" text:style-name="List204Level5" style:num-suffix="." style:num-format="1" text:display-levels="6">
        <style:list-level-properties text:space-before="7.303cm"/>
      </text:list-level-style-number>
      <text:list-level-style-number text:level="7" text:style-name="List204Level6" style:num-suffix="." style:num-format="1" text:display-levels="7">
        <style:list-level-properties text:space-before="8.255cm"/>
      </text:list-level-style-number>
      <text:list-level-style-number text:level="8" text:style-name="List204Level7" style:num-suffix="." style:num-format="1" text:display-levels="8">
        <style:list-level-properties text:space-before="9.525cm"/>
      </text:list-level-style-number>
      <text:list-level-style-number text:level="9" text:style-name="List20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5">
      <text:list-level-style-number text:level="1" text:style-name="List205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05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05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05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05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05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05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05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05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6">
      <text:list-level-style-number text:level="1" text:style-name="List206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06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06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06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06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06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06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06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06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7">
      <text:list-level-style-number text:level="1" text:style-name="List207Level0" style:num-suffix="." style:num-format="1">
        <style:list-level-properties text:space-before="0.635cm"/>
      </text:list-level-style-number>
      <text:list-level-style-number text:level="2" text:style-name="List207Level1" style:num-suffix="." style:num-format="1" text:display-levels="2">
        <style:list-level-properties text:space-before="1.905cm"/>
      </text:list-level-style-number>
      <text:list-level-style-number text:level="3" text:style-name="List207Level2" style:num-suffix="." style:num-format="1" text:display-levels="3">
        <style:list-level-properties text:space-before="3.493cm"/>
      </text:list-level-style-number>
      <text:list-level-style-number text:level="4" text:style-name="List207Level3" style:num-suffix="." style:num-format="1" text:display-levels="4">
        <style:list-level-properties text:space-before="4.445cm"/>
      </text:list-level-style-number>
      <text:list-level-style-number text:level="5" text:style-name="List207Level4" style:num-suffix="." style:num-format="1" text:display-levels="5">
        <style:list-level-properties text:space-before="5.715cm"/>
      </text:list-level-style-number>
      <text:list-level-style-number text:level="6" text:style-name="List207Level5" style:num-suffix="." style:num-format="1" text:display-levels="6">
        <style:list-level-properties text:space-before="7.303cm"/>
      </text:list-level-style-number>
      <text:list-level-style-number text:level="7" text:style-name="List207Level6" style:num-suffix="." style:num-format="1" text:display-levels="7">
        <style:list-level-properties text:space-before="8.255cm"/>
      </text:list-level-style-number>
      <text:list-level-style-number text:level="8" text:style-name="List207Level7" style:num-suffix="." style:num-format="1" text:display-levels="8">
        <style:list-level-properties text:space-before="9.525cm"/>
      </text:list-level-style-number>
      <text:list-level-style-number text:level="9" text:style-name="List20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8">
      <text:list-level-style-number text:level="1" text:style-name="List208Level0" style:num-suffix="." style:num-format="1">
        <style:list-level-properties text:space-before="0.635cm"/>
      </text:list-level-style-number>
      <text:list-level-style-number text:level="2" text:style-name="List208Level1" style:num-suffix="." style:num-format="1" text:display-levels="2">
        <style:list-level-properties text:space-before="1.905cm"/>
      </text:list-level-style-number>
      <text:list-level-style-number text:level="3" text:style-name="List208Level2" style:num-suffix="." style:num-format="1" text:display-levels="3">
        <style:list-level-properties text:space-before="3.493cm"/>
      </text:list-level-style-number>
      <text:list-level-style-number text:level="4" text:style-name="List208Level3" style:num-suffix="." style:num-format="1" text:display-levels="4">
        <style:list-level-properties text:space-before="4.445cm"/>
      </text:list-level-style-number>
      <text:list-level-style-number text:level="5" text:style-name="List208Level4" style:num-suffix="." style:num-format="1" text:display-levels="5">
        <style:list-level-properties text:space-before="5.715cm"/>
      </text:list-level-style-number>
      <text:list-level-style-number text:level="6" text:style-name="List208Level5" style:num-suffix="." style:num-format="1" text:display-levels="6">
        <style:list-level-properties text:space-before="7.303cm"/>
      </text:list-level-style-number>
      <text:list-level-style-number text:level="7" text:style-name="List208Level6" style:num-suffix="." style:num-format="1" text:display-levels="7">
        <style:list-level-properties text:space-before="8.255cm"/>
      </text:list-level-style-number>
      <text:list-level-style-number text:level="8" text:style-name="List208Level7" style:num-suffix="." style:num-format="1" text:display-levels="8">
        <style:list-level-properties text:space-before="9.525cm"/>
      </text:list-level-style-number>
      <text:list-level-style-number text:level="9" text:style-name="List20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9">
      <text:list-level-style-number text:level="1" text:style-name="List209Level0" style:num-suffix="." style:num-format="1">
        <style:list-level-properties text:space-before="0.635cm"/>
      </text:list-level-style-number>
      <text:list-level-style-number text:level="2" text:style-name="List209Level1" style:num-suffix="." style:num-format="1" text:display-levels="2">
        <style:list-level-properties text:space-before="1.905cm"/>
      </text:list-level-style-number>
      <text:list-level-style-number text:level="3" text:style-name="List209Level2" style:num-suffix="." style:num-format="1" text:display-levels="3">
        <style:list-level-properties text:space-before="3.493cm"/>
      </text:list-level-style-number>
      <text:list-level-style-number text:level="4" text:style-name="List209Level3" style:num-suffix="." style:num-format="1" text:display-levels="4">
        <style:list-level-properties text:space-before="4.445cm"/>
      </text:list-level-style-number>
      <text:list-level-style-number text:level="5" text:style-name="List209Level4" style:num-suffix="." style:num-format="1" text:display-levels="5">
        <style:list-level-properties text:space-before="5.715cm"/>
      </text:list-level-style-number>
      <text:list-level-style-number text:level="6" text:style-name="List209Level5" style:num-suffix="." style:num-format="1" text:display-levels="6">
        <style:list-level-properties text:space-before="7.303cm"/>
      </text:list-level-style-number>
      <text:list-level-style-number text:level="7" text:style-name="List209Level6" style:num-suffix="." style:num-format="1" text:display-levels="7">
        <style:list-level-properties text:space-before="8.255cm"/>
      </text:list-level-style-number>
      <text:list-level-style-number text:level="8" text:style-name="List209Level7" style:num-suffix="." style:num-format="1" text:display-levels="8">
        <style:list-level-properties text:space-before="9.525cm"/>
      </text:list-level-style-number>
      <text:list-level-style-number text:level="9" text:style-name="List20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0">
      <text:list-level-style-number text:level="1" text:style-name="List210Level0" style:num-suffix="." style:num-format="1">
        <style:list-level-properties text:space-before="0.635cm"/>
      </text:list-level-style-number>
      <text:list-level-style-number text:level="2" text:style-name="List210Level1" style:num-suffix="." style:num-format="1" text:display-levels="2">
        <style:list-level-properties text:space-before="1.905cm"/>
      </text:list-level-style-number>
      <text:list-level-style-number text:level="3" text:style-name="List210Level2" style:num-suffix="." style:num-format="1" text:display-levels="3">
        <style:list-level-properties text:space-before="3.493cm"/>
      </text:list-level-style-number>
      <text:list-level-style-number text:level="4" text:style-name="List210Level3" style:num-suffix="." style:num-format="1" text:display-levels="4">
        <style:list-level-properties text:space-before="4.445cm"/>
      </text:list-level-style-number>
      <text:list-level-style-number text:level="5" text:style-name="List210Level4" style:num-suffix="." style:num-format="1" text:display-levels="5">
        <style:list-level-properties text:space-before="5.715cm"/>
      </text:list-level-style-number>
      <text:list-level-style-number text:level="6" text:style-name="List210Level5" style:num-suffix="." style:num-format="1" text:display-levels="6">
        <style:list-level-properties text:space-before="7.303cm"/>
      </text:list-level-style-number>
      <text:list-level-style-number text:level="7" text:style-name="List210Level6" style:num-suffix="." style:num-format="1" text:display-levels="7">
        <style:list-level-properties text:space-before="8.255cm"/>
      </text:list-level-style-number>
      <text:list-level-style-number text:level="8" text:style-name="List210Level7" style:num-suffix="." style:num-format="1" text:display-levels="8">
        <style:list-level-properties text:space-before="9.525cm"/>
      </text:list-level-style-number>
      <text:list-level-style-number text:level="9" text:style-name="List21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1">
      <text:list-level-style-number text:level="1" text:style-name="List211Level0" style:num-suffix="." style:num-format="1">
        <style:list-level-properties text:space-before="0.635cm"/>
      </text:list-level-style-number>
      <text:list-level-style-number text:level="2" text:style-name="List211Level1" style:num-suffix="." style:num-format="1" text:display-levels="2">
        <style:list-level-properties text:space-before="1.905cm"/>
      </text:list-level-style-number>
      <text:list-level-style-number text:level="3" text:style-name="List211Level2" style:num-suffix="." style:num-format="1" text:display-levels="3">
        <style:list-level-properties text:space-before="3.493cm"/>
      </text:list-level-style-number>
      <text:list-level-style-number text:level="4" text:style-name="List211Level3" style:num-suffix="." style:num-format="1" text:display-levels="4">
        <style:list-level-properties text:space-before="4.445cm"/>
      </text:list-level-style-number>
      <text:list-level-style-number text:level="5" text:style-name="List211Level4" style:num-suffix="." style:num-format="1" text:display-levels="5">
        <style:list-level-properties text:space-before="5.715cm"/>
      </text:list-level-style-number>
      <text:list-level-style-number text:level="6" text:style-name="List211Level5" style:num-suffix="." style:num-format="1" text:display-levels="6">
        <style:list-level-properties text:space-before="7.303cm"/>
      </text:list-level-style-number>
      <text:list-level-style-number text:level="7" text:style-name="List211Level6" style:num-suffix="." style:num-format="1" text:display-levels="7">
        <style:list-level-properties text:space-before="8.255cm"/>
      </text:list-level-style-number>
      <text:list-level-style-number text:level="8" text:style-name="List211Level7" style:num-suffix="." style:num-format="1" text:display-levels="8">
        <style:list-level-properties text:space-before="9.525cm"/>
      </text:list-level-style-number>
      <text:list-level-style-number text:level="9" text:style-name="List21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2">
      <text:list-level-style-number text:level="1" text:style-name="List212Level0" style:num-suffix="." style:num-format="1">
        <style:list-level-properties text:space-before="0.635cm"/>
      </text:list-level-style-number>
      <text:list-level-style-number text:level="2" text:style-name="List212Level1" style:num-suffix="." style:num-format="1" text:display-levels="2">
        <style:list-level-properties text:space-before="1.905cm"/>
      </text:list-level-style-number>
      <text:list-level-style-number text:level="3" text:style-name="List212Level2" style:num-suffix="." style:num-format="1" text:display-levels="3">
        <style:list-level-properties text:space-before="3.493cm"/>
      </text:list-level-style-number>
      <text:list-level-style-number text:level="4" text:style-name="List212Level3" style:num-suffix="." style:num-format="1" text:display-levels="4">
        <style:list-level-properties text:space-before="4.445cm"/>
      </text:list-level-style-number>
      <text:list-level-style-number text:level="5" text:style-name="List212Level4" style:num-suffix="." style:num-format="1" text:display-levels="5">
        <style:list-level-properties text:space-before="5.715cm"/>
      </text:list-level-style-number>
      <text:list-level-style-number text:level="6" text:style-name="List212Level5" style:num-suffix="." style:num-format="1" text:display-levels="6">
        <style:list-level-properties text:space-before="7.303cm"/>
      </text:list-level-style-number>
      <text:list-level-style-number text:level="7" text:style-name="List212Level6" style:num-suffix="." style:num-format="1" text:display-levels="7">
        <style:list-level-properties text:space-before="8.255cm"/>
      </text:list-level-style-number>
      <text:list-level-style-number text:level="8" text:style-name="List212Level7" style:num-suffix="." style:num-format="1" text:display-levels="8">
        <style:list-level-properties text:space-before="9.525cm"/>
      </text:list-level-style-number>
      <text:list-level-style-number text:level="9" text:style-name="List21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3">
      <text:list-level-style-number text:level="1" text:style-name="List213Level0" style:num-suffix="." style:num-format="1">
        <style:list-level-properties text:space-before="0.635cm"/>
      </text:list-level-style-number>
      <text:list-level-style-number text:level="2" text:style-name="List213Level1" style:num-suffix="." style:num-format="1" text:display-levels="2">
        <style:list-level-properties text:space-before="1.905cm"/>
      </text:list-level-style-number>
      <text:list-level-style-number text:level="3" text:style-name="List213Level2" style:num-suffix="." style:num-format="1" text:display-levels="3">
        <style:list-level-properties text:space-before="3.493cm"/>
      </text:list-level-style-number>
      <text:list-level-style-number text:level="4" text:style-name="List213Level3" style:num-suffix="." style:num-format="1" text:display-levels="4">
        <style:list-level-properties text:space-before="4.445cm"/>
      </text:list-level-style-number>
      <text:list-level-style-number text:level="5" text:style-name="List213Level4" style:num-suffix="." style:num-format="1" text:display-levels="5">
        <style:list-level-properties text:space-before="5.715cm"/>
      </text:list-level-style-number>
      <text:list-level-style-number text:level="6" text:style-name="List213Level5" style:num-suffix="." style:num-format="1" text:display-levels="6">
        <style:list-level-properties text:space-before="7.303cm"/>
      </text:list-level-style-number>
      <text:list-level-style-number text:level="7" text:style-name="List213Level6" style:num-suffix="." style:num-format="1" text:display-levels="7">
        <style:list-level-properties text:space-before="8.255cm"/>
      </text:list-level-style-number>
      <text:list-level-style-number text:level="8" text:style-name="List213Level7" style:num-suffix="." style:num-format="1" text:display-levels="8">
        <style:list-level-properties text:space-before="9.525cm"/>
      </text:list-level-style-number>
      <text:list-level-style-number text:level="9" text:style-name="List21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4">
      <text:list-level-style-number text:level="1" text:style-name="List214Level0" style:num-suffix="." style:num-format="1">
        <style:list-level-properties text:space-before="0.635cm"/>
      </text:list-level-style-number>
      <text:list-level-style-number text:level="2" text:style-name="List214Level1" style:num-suffix="." style:num-format="1" text:display-levels="2">
        <style:list-level-properties text:space-before="1.905cm"/>
      </text:list-level-style-number>
      <text:list-level-style-number text:level="3" text:style-name="List214Level2" style:num-suffix="." style:num-format="1" text:display-levels="3">
        <style:list-level-properties text:space-before="3.493cm"/>
      </text:list-level-style-number>
      <text:list-level-style-number text:level="4" text:style-name="List214Level3" style:num-suffix="." style:num-format="1" text:display-levels="4">
        <style:list-level-properties text:space-before="4.445cm"/>
      </text:list-level-style-number>
      <text:list-level-style-number text:level="5" text:style-name="List214Level4" style:num-suffix="." style:num-format="1" text:display-levels="5">
        <style:list-level-properties text:space-before="5.715cm"/>
      </text:list-level-style-number>
      <text:list-level-style-number text:level="6" text:style-name="List214Level5" style:num-suffix="." style:num-format="1" text:display-levels="6">
        <style:list-level-properties text:space-before="7.303cm"/>
      </text:list-level-style-number>
      <text:list-level-style-number text:level="7" text:style-name="List214Level6" style:num-suffix="." style:num-format="1" text:display-levels="7">
        <style:list-level-properties text:space-before="8.255cm"/>
      </text:list-level-style-number>
      <text:list-level-style-number text:level="8" text:style-name="List214Level7" style:num-suffix="." style:num-format="1" text:display-levels="8">
        <style:list-level-properties text:space-before="9.525cm"/>
      </text:list-level-style-number>
      <text:list-level-style-number text:level="9" text:style-name="List21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5">
      <text:list-level-style-number text:level="1" text:style-name="List215Level0" style:num-suffix="." style:num-format="1">
        <style:list-level-properties text:space-before="0.635cm"/>
      </text:list-level-style-number>
      <text:list-level-style-number text:level="2" text:style-name="List215Level1" style:num-suffix="." style:num-format="1" text:display-levels="2">
        <style:list-level-properties text:space-before="1.905cm"/>
      </text:list-level-style-number>
      <text:list-level-style-number text:level="3" text:style-name="List215Level2" style:num-suffix="." style:num-format="1" text:display-levels="3">
        <style:list-level-properties text:space-before="3.493cm"/>
      </text:list-level-style-number>
      <text:list-level-style-number text:level="4" text:style-name="List215Level3" style:num-suffix="." style:num-format="1" text:display-levels="4">
        <style:list-level-properties text:space-before="4.445cm"/>
      </text:list-level-style-number>
      <text:list-level-style-number text:level="5" text:style-name="List215Level4" style:num-suffix="." style:num-format="1" text:display-levels="5">
        <style:list-level-properties text:space-before="5.715cm"/>
      </text:list-level-style-number>
      <text:list-level-style-number text:level="6" text:style-name="List215Level5" style:num-suffix="." style:num-format="1" text:display-levels="6">
        <style:list-level-properties text:space-before="7.303cm"/>
      </text:list-level-style-number>
      <text:list-level-style-number text:level="7" text:style-name="List215Level6" style:num-suffix="." style:num-format="1" text:display-levels="7">
        <style:list-level-properties text:space-before="8.255cm"/>
      </text:list-level-style-number>
      <text:list-level-style-number text:level="8" text:style-name="List215Level7" style:num-suffix="." style:num-format="1" text:display-levels="8">
        <style:list-level-properties text:space-before="9.525cm"/>
      </text:list-level-style-number>
      <text:list-level-style-number text:level="9" text:style-name="List21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6">
      <text:list-level-style-number text:level="1" text:style-name="List216Level0" style:num-suffix="." style:num-format="1">
        <style:list-level-properties text:space-before="0.635cm"/>
      </text:list-level-style-number>
      <text:list-level-style-number text:level="2" text:style-name="List216Level1" style:num-suffix="." style:num-format="1" text:display-levels="2">
        <style:list-level-properties text:space-before="1.905cm"/>
      </text:list-level-style-number>
      <text:list-level-style-number text:level="3" text:style-name="List216Level2" style:num-suffix="." style:num-format="1" text:display-levels="3">
        <style:list-level-properties text:space-before="3.493cm"/>
      </text:list-level-style-number>
      <text:list-level-style-number text:level="4" text:style-name="List216Level3" style:num-suffix="." style:num-format="1" text:display-levels="4">
        <style:list-level-properties text:space-before="4.445cm"/>
      </text:list-level-style-number>
      <text:list-level-style-number text:level="5" text:style-name="List216Level4" style:num-suffix="." style:num-format="1" text:display-levels="5">
        <style:list-level-properties text:space-before="5.715cm"/>
      </text:list-level-style-number>
      <text:list-level-style-number text:level="6" text:style-name="List216Level5" style:num-suffix="." style:num-format="1" text:display-levels="6">
        <style:list-level-properties text:space-before="7.303cm"/>
      </text:list-level-style-number>
      <text:list-level-style-number text:level="7" text:style-name="List216Level6" style:num-suffix="." style:num-format="1" text:display-levels="7">
        <style:list-level-properties text:space-before="8.255cm"/>
      </text:list-level-style-number>
      <text:list-level-style-number text:level="8" text:style-name="List216Level7" style:num-suffix="." style:num-format="1" text:display-levels="8">
        <style:list-level-properties text:space-before="9.525cm"/>
      </text:list-level-style-number>
      <text:list-level-style-number text:level="9" text:style-name="List21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7">
      <text:list-level-style-number text:level="1" text:style-name="List217Level0" style:num-suffix="." style:num-format="1">
        <style:list-level-properties text:space-before="0.635cm"/>
      </text:list-level-style-number>
      <text:list-level-style-number text:level="2" text:style-name="List217Level1" style:num-suffix="." style:num-format="1" text:display-levels="2">
        <style:list-level-properties text:space-before="1.905cm"/>
      </text:list-level-style-number>
      <text:list-level-style-number text:level="3" text:style-name="List217Level2" style:num-suffix="." style:num-format="1" text:display-levels="3">
        <style:list-level-properties text:space-before="3.493cm"/>
      </text:list-level-style-number>
      <text:list-level-style-number text:level="4" text:style-name="List217Level3" style:num-suffix="." style:num-format="1" text:display-levels="4">
        <style:list-level-properties text:space-before="4.445cm"/>
      </text:list-level-style-number>
      <text:list-level-style-number text:level="5" text:style-name="List217Level4" style:num-suffix="." style:num-format="1" text:display-levels="5">
        <style:list-level-properties text:space-before="5.715cm"/>
      </text:list-level-style-number>
      <text:list-level-style-number text:level="6" text:style-name="List217Level5" style:num-suffix="." style:num-format="1" text:display-levels="6">
        <style:list-level-properties text:space-before="7.303cm"/>
      </text:list-level-style-number>
      <text:list-level-style-number text:level="7" text:style-name="List217Level6" style:num-suffix="." style:num-format="1" text:display-levels="7">
        <style:list-level-properties text:space-before="8.255cm"/>
      </text:list-level-style-number>
      <text:list-level-style-number text:level="8" text:style-name="List217Level7" style:num-suffix="." style:num-format="1" text:display-levels="8">
        <style:list-level-properties text:space-before="9.525cm"/>
      </text:list-level-style-number>
      <text:list-level-style-number text:level="9" text:style-name="List21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8">
      <text:list-level-style-number text:level="1" text:style-name="List218Level0" style:num-suffix="." style:num-format="1">
        <style:list-level-properties text:space-before="0.635cm"/>
      </text:list-level-style-number>
      <text:list-level-style-number text:level="2" text:style-name="List218Level1" style:num-suffix="." style:num-format="1" text:display-levels="2">
        <style:list-level-properties text:space-before="1.905cm"/>
      </text:list-level-style-number>
      <text:list-level-style-number text:level="3" text:style-name="List218Level2" style:num-suffix="." style:num-format="1" text:display-levels="3">
        <style:list-level-properties text:space-before="3.493cm"/>
      </text:list-level-style-number>
      <text:list-level-style-number text:level="4" text:style-name="List218Level3" style:num-suffix="." style:num-format="1" text:display-levels="4">
        <style:list-level-properties text:space-before="4.445cm"/>
      </text:list-level-style-number>
      <text:list-level-style-number text:level="5" text:style-name="List218Level4" style:num-suffix="." style:num-format="1" text:display-levels="5">
        <style:list-level-properties text:space-before="5.715cm"/>
      </text:list-level-style-number>
      <text:list-level-style-number text:level="6" text:style-name="List218Level5" style:num-suffix="." style:num-format="1" text:display-levels="6">
        <style:list-level-properties text:space-before="7.303cm"/>
      </text:list-level-style-number>
      <text:list-level-style-number text:level="7" text:style-name="List218Level6" style:num-suffix="." style:num-format="1" text:display-levels="7">
        <style:list-level-properties text:space-before="8.255cm"/>
      </text:list-level-style-number>
      <text:list-level-style-number text:level="8" text:style-name="List218Level7" style:num-suffix="." style:num-format="1" text:display-levels="8">
        <style:list-level-properties text:space-before="9.525cm"/>
      </text:list-level-style-number>
      <text:list-level-style-number text:level="9" text:style-name="List21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9">
      <text:list-level-style-number text:level="1" text:style-name="List219Level0" style:num-suffix="." style:num-format="1">
        <style:list-level-properties text:space-before="0.635cm"/>
      </text:list-level-style-number>
      <text:list-level-style-number text:level="2" text:style-name="List219Level1" style:num-suffix="." style:num-format="1" text:display-levels="2">
        <style:list-level-properties text:space-before="1.905cm"/>
      </text:list-level-style-number>
      <text:list-level-style-number text:level="3" text:style-name="List219Level2" style:num-suffix="." style:num-format="1" text:display-levels="3">
        <style:list-level-properties text:space-before="3.493cm"/>
      </text:list-level-style-number>
      <text:list-level-style-number text:level="4" text:style-name="List219Level3" style:num-suffix="." style:num-format="1" text:display-levels="4">
        <style:list-level-properties text:space-before="4.445cm"/>
      </text:list-level-style-number>
      <text:list-level-style-number text:level="5" text:style-name="List219Level4" style:num-suffix="." style:num-format="1" text:display-levels="5">
        <style:list-level-properties text:space-before="5.715cm"/>
      </text:list-level-style-number>
      <text:list-level-style-number text:level="6" text:style-name="List219Level5" style:num-suffix="." style:num-format="1" text:display-levels="6">
        <style:list-level-properties text:space-before="7.303cm"/>
      </text:list-level-style-number>
      <text:list-level-style-number text:level="7" text:style-name="List219Level6" style:num-suffix="." style:num-format="1" text:display-levels="7">
        <style:list-level-properties text:space-before="8.255cm"/>
      </text:list-level-style-number>
      <text:list-level-style-number text:level="8" text:style-name="List219Level7" style:num-suffix="." style:num-format="1" text:display-levels="8">
        <style:list-level-properties text:space-before="9.525cm"/>
      </text:list-level-style-number>
      <text:list-level-style-number text:level="9" text:style-name="List21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0">
      <text:list-level-style-number text:level="1" text:style-name="List220Level0" style:num-suffix="." style:num-format="1">
        <style:list-level-properties text:space-before="0.635cm"/>
      </text:list-level-style-number>
      <text:list-level-style-number text:level="2" text:style-name="List220Level1" style:num-suffix="." style:num-format="1" text:display-levels="2">
        <style:list-level-properties text:space-before="1.905cm"/>
      </text:list-level-style-number>
      <text:list-level-style-number text:level="3" text:style-name="List220Level2" style:num-suffix="." style:num-format="1" text:display-levels="3">
        <style:list-level-properties text:space-before="3.493cm"/>
      </text:list-level-style-number>
      <text:list-level-style-number text:level="4" text:style-name="List220Level3" style:num-suffix="." style:num-format="1" text:display-levels="4">
        <style:list-level-properties text:space-before="4.445cm"/>
      </text:list-level-style-number>
      <text:list-level-style-number text:level="5" text:style-name="List220Level4" style:num-suffix="." style:num-format="1" text:display-levels="5">
        <style:list-level-properties text:space-before="5.715cm"/>
      </text:list-level-style-number>
      <text:list-level-style-number text:level="6" text:style-name="List220Level5" style:num-suffix="." style:num-format="1" text:display-levels="6">
        <style:list-level-properties text:space-before="7.303cm"/>
      </text:list-level-style-number>
      <text:list-level-style-number text:level="7" text:style-name="List220Level6" style:num-suffix="." style:num-format="1" text:display-levels="7">
        <style:list-level-properties text:space-before="8.255cm"/>
      </text:list-level-style-number>
      <text:list-level-style-number text:level="8" text:style-name="List220Level7" style:num-suffix="." style:num-format="1" text:display-levels="8">
        <style:list-level-properties text:space-before="9.525cm"/>
      </text:list-level-style-number>
      <text:list-level-style-number text:level="9" text:style-name="List22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1">
      <text:list-level-style-number text:level="1" text:style-name="List221Level0" style:num-suffix="." style:num-format="1">
        <style:list-level-properties text:space-before="0.635cm"/>
      </text:list-level-style-number>
      <text:list-level-style-number text:level="2" text:style-name="List221Level1" style:num-suffix="." style:num-format="1" text:display-levels="2">
        <style:list-level-properties text:space-before="1.905cm"/>
      </text:list-level-style-number>
      <text:list-level-style-number text:level="3" text:style-name="List221Level2" style:num-suffix="." style:num-format="1" text:display-levels="3">
        <style:list-level-properties text:space-before="3.493cm"/>
      </text:list-level-style-number>
      <text:list-level-style-number text:level="4" text:style-name="List221Level3" style:num-suffix="." style:num-format="1" text:display-levels="4">
        <style:list-level-properties text:space-before="4.445cm"/>
      </text:list-level-style-number>
      <text:list-level-style-number text:level="5" text:style-name="List221Level4" style:num-suffix="." style:num-format="1" text:display-levels="5">
        <style:list-level-properties text:space-before="5.715cm"/>
      </text:list-level-style-number>
      <text:list-level-style-number text:level="6" text:style-name="List221Level5" style:num-suffix="." style:num-format="1" text:display-levels="6">
        <style:list-level-properties text:space-before="7.303cm"/>
      </text:list-level-style-number>
      <text:list-level-style-number text:level="7" text:style-name="List221Level6" style:num-suffix="." style:num-format="1" text:display-levels="7">
        <style:list-level-properties text:space-before="8.255cm"/>
      </text:list-level-style-number>
      <text:list-level-style-number text:level="8" text:style-name="List221Level7" style:num-suffix="." style:num-format="1" text:display-levels="8">
        <style:list-level-properties text:space-before="9.525cm"/>
      </text:list-level-style-number>
      <text:list-level-style-number text:level="9" text:style-name="List22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2">
      <text:list-level-style-number text:level="1" text:style-name="List222Level0" style:num-suffix="." style:num-format="1">
        <style:list-level-properties text:space-before="0.635cm"/>
      </text:list-level-style-number>
      <text:list-level-style-number text:level="2" text:style-name="List222Level1" style:num-suffix="." style:num-format="1" text:display-levels="2">
        <style:list-level-properties text:space-before="1.905cm"/>
      </text:list-level-style-number>
      <text:list-level-style-number text:level="3" text:style-name="List222Level2" style:num-suffix="." style:num-format="1" text:display-levels="3">
        <style:list-level-properties text:space-before="3.493cm"/>
      </text:list-level-style-number>
      <text:list-level-style-number text:level="4" text:style-name="List222Level3" style:num-suffix="." style:num-format="1" text:display-levels="4">
        <style:list-level-properties text:space-before="4.445cm"/>
      </text:list-level-style-number>
      <text:list-level-style-number text:level="5" text:style-name="List222Level4" style:num-suffix="." style:num-format="1" text:display-levels="5">
        <style:list-level-properties text:space-before="5.715cm"/>
      </text:list-level-style-number>
      <text:list-level-style-number text:level="6" text:style-name="List222Level5" style:num-suffix="." style:num-format="1" text:display-levels="6">
        <style:list-level-properties text:space-before="7.303cm"/>
      </text:list-level-style-number>
      <text:list-level-style-number text:level="7" text:style-name="List222Level6" style:num-suffix="." style:num-format="1" text:display-levels="7">
        <style:list-level-properties text:space-before="8.255cm"/>
      </text:list-level-style-number>
      <text:list-level-style-number text:level="8" text:style-name="List222Level7" style:num-suffix="." style:num-format="1" text:display-levels="8">
        <style:list-level-properties text:space-before="9.525cm"/>
      </text:list-level-style-number>
      <text:list-level-style-number text:level="9" text:style-name="List22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3">
      <text:list-level-style-number text:level="1" text:style-name="List223Level0" style:num-suffix="." style:num-format="1">
        <style:list-level-properties text:space-before="0.635cm"/>
      </text:list-level-style-number>
      <text:list-level-style-number text:level="2" text:style-name="List223Level1" style:num-suffix="." style:num-format="1" text:display-levels="2">
        <style:list-level-properties text:space-before="1.905cm"/>
      </text:list-level-style-number>
      <text:list-level-style-number text:level="3" text:style-name="List223Level2" style:num-suffix="." style:num-format="1" text:display-levels="3">
        <style:list-level-properties text:space-before="3.493cm"/>
      </text:list-level-style-number>
      <text:list-level-style-number text:level="4" text:style-name="List223Level3" style:num-suffix="." style:num-format="1" text:display-levels="4">
        <style:list-level-properties text:space-before="4.445cm"/>
      </text:list-level-style-number>
      <text:list-level-style-number text:level="5" text:style-name="List223Level4" style:num-suffix="." style:num-format="1" text:display-levels="5">
        <style:list-level-properties text:space-before="5.715cm"/>
      </text:list-level-style-number>
      <text:list-level-style-number text:level="6" text:style-name="List223Level5" style:num-suffix="." style:num-format="1" text:display-levels="6">
        <style:list-level-properties text:space-before="7.303cm"/>
      </text:list-level-style-number>
      <text:list-level-style-number text:level="7" text:style-name="List223Level6" style:num-suffix="." style:num-format="1" text:display-levels="7">
        <style:list-level-properties text:space-before="8.255cm"/>
      </text:list-level-style-number>
      <text:list-level-style-number text:level="8" text:style-name="List223Level7" style:num-suffix="." style:num-format="1" text:display-levels="8">
        <style:list-level-properties text:space-before="9.525cm"/>
      </text:list-level-style-number>
      <text:list-level-style-number text:level="9" text:style-name="List22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4">
      <text:list-level-style-number text:level="1" text:style-name="List224Level0" style:num-suffix="." style:num-format="1">
        <style:list-level-properties text:space-before="0.635cm"/>
      </text:list-level-style-number>
      <text:list-level-style-number text:level="2" text:style-name="List224Level1" style:num-suffix="." style:num-format="1" text:display-levels="2">
        <style:list-level-properties text:space-before="1.905cm"/>
      </text:list-level-style-number>
      <text:list-level-style-number text:level="3" text:style-name="List224Level2" style:num-suffix="." style:num-format="1" text:display-levels="3">
        <style:list-level-properties text:space-before="3.493cm"/>
      </text:list-level-style-number>
      <text:list-level-style-number text:level="4" text:style-name="List224Level3" style:num-suffix="." style:num-format="1" text:display-levels="4">
        <style:list-level-properties text:space-before="4.445cm"/>
      </text:list-level-style-number>
      <text:list-level-style-number text:level="5" text:style-name="List224Level4" style:num-suffix="." style:num-format="1" text:display-levels="5">
        <style:list-level-properties text:space-before="5.715cm"/>
      </text:list-level-style-number>
      <text:list-level-style-number text:level="6" text:style-name="List224Level5" style:num-suffix="." style:num-format="1" text:display-levels="6">
        <style:list-level-properties text:space-before="7.303cm"/>
      </text:list-level-style-number>
      <text:list-level-style-number text:level="7" text:style-name="List224Level6" style:num-suffix="." style:num-format="1" text:display-levels="7">
        <style:list-level-properties text:space-before="8.255cm"/>
      </text:list-level-style-number>
      <text:list-level-style-number text:level="8" text:style-name="List224Level7" style:num-suffix="." style:num-format="1" text:display-levels="8">
        <style:list-level-properties text:space-before="9.525cm"/>
      </text:list-level-style-number>
      <text:list-level-style-number text:level="9" text:style-name="List22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5">
      <text:list-level-style-number text:level="1" text:style-name="List225Level0" style:num-suffix="." style:num-format="1">
        <style:list-level-properties text:space-before="0.635cm"/>
      </text:list-level-style-number>
      <text:list-level-style-number text:level="2" text:style-name="List225Level1" style:num-suffix="." style:num-format="1" text:display-levels="2">
        <style:list-level-properties text:space-before="1.905cm"/>
      </text:list-level-style-number>
      <text:list-level-style-number text:level="3" text:style-name="List225Level2" style:num-suffix="." style:num-format="1" text:display-levels="3">
        <style:list-level-properties text:space-before="3.493cm"/>
      </text:list-level-style-number>
      <text:list-level-style-number text:level="4" text:style-name="List225Level3" style:num-suffix="." style:num-format="1" text:display-levels="4">
        <style:list-level-properties text:space-before="4.445cm"/>
      </text:list-level-style-number>
      <text:list-level-style-number text:level="5" text:style-name="List225Level4" style:num-suffix="." style:num-format="1" text:display-levels="5">
        <style:list-level-properties text:space-before="5.715cm"/>
      </text:list-level-style-number>
      <text:list-level-style-number text:level="6" text:style-name="List225Level5" style:num-suffix="." style:num-format="1" text:display-levels="6">
        <style:list-level-properties text:space-before="7.303cm"/>
      </text:list-level-style-number>
      <text:list-level-style-number text:level="7" text:style-name="List225Level6" style:num-suffix="." style:num-format="1" text:display-levels="7">
        <style:list-level-properties text:space-before="8.255cm"/>
      </text:list-level-style-number>
      <text:list-level-style-number text:level="8" text:style-name="List225Level7" style:num-suffix="." style:num-format="1" text:display-levels="8">
        <style:list-level-properties text:space-before="9.525cm"/>
      </text:list-level-style-number>
      <text:list-level-style-number text:level="9" text:style-name="List22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6">
      <text:list-level-style-number text:level="1" text:style-name="List226Level0" style:num-suffix="." style:num-format="1">
        <style:list-level-properties text:space-before="0.635cm"/>
      </text:list-level-style-number>
      <text:list-level-style-number text:level="2" text:style-name="List226Level1" style:num-suffix="." style:num-format="1" text:display-levels="2">
        <style:list-level-properties text:space-before="1.905cm"/>
      </text:list-level-style-number>
      <text:list-level-style-number text:level="3" text:style-name="List226Level2" style:num-suffix="." style:num-format="1" text:display-levels="3">
        <style:list-level-properties text:space-before="3.493cm"/>
      </text:list-level-style-number>
      <text:list-level-style-number text:level="4" text:style-name="List226Level3" style:num-suffix="." style:num-format="1" text:display-levels="4">
        <style:list-level-properties text:space-before="4.445cm"/>
      </text:list-level-style-number>
      <text:list-level-style-number text:level="5" text:style-name="List226Level4" style:num-suffix="." style:num-format="1" text:display-levels="5">
        <style:list-level-properties text:space-before="5.715cm"/>
      </text:list-level-style-number>
      <text:list-level-style-number text:level="6" text:style-name="List226Level5" style:num-suffix="." style:num-format="1" text:display-levels="6">
        <style:list-level-properties text:space-before="7.303cm"/>
      </text:list-level-style-number>
      <text:list-level-style-number text:level="7" text:style-name="List226Level6" style:num-suffix="." style:num-format="1" text:display-levels="7">
        <style:list-level-properties text:space-before="8.255cm"/>
      </text:list-level-style-number>
      <text:list-level-style-number text:level="8" text:style-name="List226Level7" style:num-suffix="." style:num-format="1" text:display-levels="8">
        <style:list-level-properties text:space-before="9.525cm"/>
      </text:list-level-style-number>
      <text:list-level-style-number text:level="9" text:style-name="List22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7">
      <text:list-level-style-number text:level="1" text:style-name="List227Level0" style:num-suffix="." style:num-format="1">
        <style:list-level-properties text:space-before="0.635cm"/>
      </text:list-level-style-number>
      <text:list-level-style-number text:level="2" text:style-name="List227Level1" style:num-suffix="." style:num-format="1" text:display-levels="2">
        <style:list-level-properties text:space-before="1.905cm"/>
      </text:list-level-style-number>
      <text:list-level-style-number text:level="3" text:style-name="List227Level2" style:num-suffix="." style:num-format="1" text:display-levels="3">
        <style:list-level-properties text:space-before="3.493cm"/>
      </text:list-level-style-number>
      <text:list-level-style-number text:level="4" text:style-name="List227Level3" style:num-suffix="." style:num-format="1" text:display-levels="4">
        <style:list-level-properties text:space-before="4.445cm"/>
      </text:list-level-style-number>
      <text:list-level-style-number text:level="5" text:style-name="List227Level4" style:num-suffix="." style:num-format="1" text:display-levels="5">
        <style:list-level-properties text:space-before="5.715cm"/>
      </text:list-level-style-number>
      <text:list-level-style-number text:level="6" text:style-name="List227Level5" style:num-suffix="." style:num-format="1" text:display-levels="6">
        <style:list-level-properties text:space-before="7.303cm"/>
      </text:list-level-style-number>
      <text:list-level-style-number text:level="7" text:style-name="List227Level6" style:num-suffix="." style:num-format="1" text:display-levels="7">
        <style:list-level-properties text:space-before="8.255cm"/>
      </text:list-level-style-number>
      <text:list-level-style-number text:level="8" text:style-name="List227Level7" style:num-suffix="." style:num-format="1" text:display-levels="8">
        <style:list-level-properties text:space-before="9.525cm"/>
      </text:list-level-style-number>
      <text:list-level-style-number text:level="9" text:style-name="List22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8">
      <text:list-level-style-number text:level="1" text:style-name="List228Level0" style:num-suffix="." style:num-format="1">
        <style:list-level-properties text:space-before="0.635cm"/>
      </text:list-level-style-number>
      <text:list-level-style-number text:level="2" text:style-name="List228Level1" style:num-suffix="." style:num-format="1" text:display-levels="2">
        <style:list-level-properties text:space-before="1.905cm"/>
      </text:list-level-style-number>
      <text:list-level-style-number text:level="3" text:style-name="List228Level2" style:num-suffix="." style:num-format="1" text:display-levels="3">
        <style:list-level-properties text:space-before="3.493cm"/>
      </text:list-level-style-number>
      <text:list-level-style-number text:level="4" text:style-name="List228Level3" style:num-suffix="." style:num-format="1" text:display-levels="4">
        <style:list-level-properties text:space-before="4.445cm"/>
      </text:list-level-style-number>
      <text:list-level-style-number text:level="5" text:style-name="List228Level4" style:num-suffix="." style:num-format="1" text:display-levels="5">
        <style:list-level-properties text:space-before="5.715cm"/>
      </text:list-level-style-number>
      <text:list-level-style-number text:level="6" text:style-name="List228Level5" style:num-suffix="." style:num-format="1" text:display-levels="6">
        <style:list-level-properties text:space-before="7.303cm"/>
      </text:list-level-style-number>
      <text:list-level-style-number text:level="7" text:style-name="List228Level6" style:num-suffix="." style:num-format="1" text:display-levels="7">
        <style:list-level-properties text:space-before="8.255cm"/>
      </text:list-level-style-number>
      <text:list-level-style-number text:level="8" text:style-name="List228Level7" style:num-suffix="." style:num-format="1" text:display-levels="8">
        <style:list-level-properties text:space-before="9.525cm"/>
      </text:list-level-style-number>
      <text:list-level-style-number text:level="9" text:style-name="List22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9">
      <text:list-level-style-number text:level="1" text:style-name="List229Level0" style:num-suffix="." style:num-format="1">
        <style:list-level-properties text:space-before="0.635cm"/>
      </text:list-level-style-number>
      <text:list-level-style-number text:level="2" text:style-name="List229Level1" style:num-suffix="." style:num-format="1" text:display-levels="2">
        <style:list-level-properties text:space-before="1.905cm"/>
      </text:list-level-style-number>
      <text:list-level-style-number text:level="3" text:style-name="List229Level2" style:num-suffix="." style:num-format="1" text:display-levels="3">
        <style:list-level-properties text:space-before="3.493cm"/>
      </text:list-level-style-number>
      <text:list-level-style-number text:level="4" text:style-name="List229Level3" style:num-suffix="." style:num-format="1" text:display-levels="4">
        <style:list-level-properties text:space-before="4.445cm"/>
      </text:list-level-style-number>
      <text:list-level-style-number text:level="5" text:style-name="List229Level4" style:num-suffix="." style:num-format="1" text:display-levels="5">
        <style:list-level-properties text:space-before="5.715cm"/>
      </text:list-level-style-number>
      <text:list-level-style-number text:level="6" text:style-name="List229Level5" style:num-suffix="." style:num-format="1" text:display-levels="6">
        <style:list-level-properties text:space-before="7.303cm"/>
      </text:list-level-style-number>
      <text:list-level-style-number text:level="7" text:style-name="List229Level6" style:num-suffix="." style:num-format="1" text:display-levels="7">
        <style:list-level-properties text:space-before="8.255cm"/>
      </text:list-level-style-number>
      <text:list-level-style-number text:level="8" text:style-name="List229Level7" style:num-suffix="." style:num-format="1" text:display-levels="8">
        <style:list-level-properties text:space-before="9.525cm"/>
      </text:list-level-style-number>
      <text:list-level-style-number text:level="9" text:style-name="List22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0">
      <text:list-level-style-number text:level="1" text:style-name="List230Level0" style:num-suffix="." style:num-format="1">
        <style:list-level-properties text:space-before="0.635cm"/>
      </text:list-level-style-number>
      <text:list-level-style-number text:level="2" text:style-name="List230Level1" style:num-suffix="." style:num-format="1" text:display-levels="2">
        <style:list-level-properties text:space-before="1.905cm"/>
      </text:list-level-style-number>
      <text:list-level-style-number text:level="3" text:style-name="List230Level2" style:num-suffix="." style:num-format="1" text:display-levels="3">
        <style:list-level-properties text:space-before="3.493cm"/>
      </text:list-level-style-number>
      <text:list-level-style-number text:level="4" text:style-name="List230Level3" style:num-suffix="." style:num-format="1" text:display-levels="4">
        <style:list-level-properties text:space-before="4.445cm"/>
      </text:list-level-style-number>
      <text:list-level-style-number text:level="5" text:style-name="List230Level4" style:num-suffix="." style:num-format="1" text:display-levels="5">
        <style:list-level-properties text:space-before="5.715cm"/>
      </text:list-level-style-number>
      <text:list-level-style-number text:level="6" text:style-name="List230Level5" style:num-suffix="." style:num-format="1" text:display-levels="6">
        <style:list-level-properties text:space-before="7.303cm"/>
      </text:list-level-style-number>
      <text:list-level-style-number text:level="7" text:style-name="List230Level6" style:num-suffix="." style:num-format="1" text:display-levels="7">
        <style:list-level-properties text:space-before="8.255cm"/>
      </text:list-level-style-number>
      <text:list-level-style-number text:level="8" text:style-name="List230Level7" style:num-suffix="." style:num-format="1" text:display-levels="8">
        <style:list-level-properties text:space-before="9.525cm"/>
      </text:list-level-style-number>
      <text:list-level-style-number text:level="9" text:style-name="List23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1">
      <text:list-level-style-number text:level="1" text:style-name="List231Level0" style:num-suffix="." style:num-format="1">
        <style:list-level-properties text:space-before="0.635cm"/>
      </text:list-level-style-number>
      <text:list-level-style-number text:level="2" text:style-name="List231Level1" style:num-suffix="." style:num-format="1" text:display-levels="2">
        <style:list-level-properties text:space-before="1.905cm"/>
      </text:list-level-style-number>
      <text:list-level-style-number text:level="3" text:style-name="List231Level2" style:num-suffix="." style:num-format="1" text:display-levels="3">
        <style:list-level-properties text:space-before="3.493cm"/>
      </text:list-level-style-number>
      <text:list-level-style-number text:level="4" text:style-name="List231Level3" style:num-suffix="." style:num-format="1" text:display-levels="4">
        <style:list-level-properties text:space-before="4.445cm"/>
      </text:list-level-style-number>
      <text:list-level-style-number text:level="5" text:style-name="List231Level4" style:num-suffix="." style:num-format="1" text:display-levels="5">
        <style:list-level-properties text:space-before="5.715cm"/>
      </text:list-level-style-number>
      <text:list-level-style-number text:level="6" text:style-name="List231Level5" style:num-suffix="." style:num-format="1" text:display-levels="6">
        <style:list-level-properties text:space-before="7.303cm"/>
      </text:list-level-style-number>
      <text:list-level-style-number text:level="7" text:style-name="List231Level6" style:num-suffix="." style:num-format="1" text:display-levels="7">
        <style:list-level-properties text:space-before="8.255cm"/>
      </text:list-level-style-number>
      <text:list-level-style-number text:level="8" text:style-name="List231Level7" style:num-suffix="." style:num-format="1" text:display-levels="8">
        <style:list-level-properties text:space-before="9.525cm"/>
      </text:list-level-style-number>
      <text:list-level-style-number text:level="9" text:style-name="List23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2">
      <text:list-level-style-number text:level="1" text:style-name="List232Level0" style:num-suffix="." style:num-format="1">
        <style:list-level-properties text:space-before="0.635cm"/>
      </text:list-level-style-number>
      <text:list-level-style-number text:level="2" text:style-name="List232Level1" style:num-suffix="." style:num-format="1" text:display-levels="2">
        <style:list-level-properties text:space-before="1.905cm"/>
      </text:list-level-style-number>
      <text:list-level-style-number text:level="3" text:style-name="List232Level2" style:num-suffix="." style:num-format="1" text:display-levels="3">
        <style:list-level-properties text:space-before="3.493cm"/>
      </text:list-level-style-number>
      <text:list-level-style-number text:level="4" text:style-name="List232Level3" style:num-suffix="." style:num-format="1" text:display-levels="4">
        <style:list-level-properties text:space-before="4.445cm"/>
      </text:list-level-style-number>
      <text:list-level-style-number text:level="5" text:style-name="List232Level4" style:num-suffix="." style:num-format="1" text:display-levels="5">
        <style:list-level-properties text:space-before="5.715cm"/>
      </text:list-level-style-number>
      <text:list-level-style-number text:level="6" text:style-name="List232Level5" style:num-suffix="." style:num-format="1" text:display-levels="6">
        <style:list-level-properties text:space-before="7.303cm"/>
      </text:list-level-style-number>
      <text:list-level-style-number text:level="7" text:style-name="List232Level6" style:num-suffix="." style:num-format="1" text:display-levels="7">
        <style:list-level-properties text:space-before="8.255cm"/>
      </text:list-level-style-number>
      <text:list-level-style-number text:level="8" text:style-name="List232Level7" style:num-suffix="." style:num-format="1" text:display-levels="8">
        <style:list-level-properties text:space-before="9.525cm"/>
      </text:list-level-style-number>
      <text:list-level-style-number text:level="9" text:style-name="List23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3">
      <text:list-level-style-number text:level="1" text:style-name="List233Level0" style:num-suffix="." style:num-format="1">
        <style:list-level-properties text:space-before="0.635cm"/>
      </text:list-level-style-number>
      <text:list-level-style-number text:level="2" text:style-name="List233Level1" style:num-suffix="." style:num-format="1" text:display-levels="2">
        <style:list-level-properties text:space-before="1.905cm"/>
      </text:list-level-style-number>
      <text:list-level-style-number text:level="3" text:style-name="List233Level2" style:num-suffix="." style:num-format="1" text:display-levels="3">
        <style:list-level-properties text:space-before="3.493cm"/>
      </text:list-level-style-number>
      <text:list-level-style-number text:level="4" text:style-name="List233Level3" style:num-suffix="." style:num-format="1" text:display-levels="4">
        <style:list-level-properties text:space-before="4.445cm"/>
      </text:list-level-style-number>
      <text:list-level-style-number text:level="5" text:style-name="List233Level4" style:num-suffix="." style:num-format="1" text:display-levels="5">
        <style:list-level-properties text:space-before="5.715cm"/>
      </text:list-level-style-number>
      <text:list-level-style-number text:level="6" text:style-name="List233Level5" style:num-suffix="." style:num-format="1" text:display-levels="6">
        <style:list-level-properties text:space-before="7.303cm"/>
      </text:list-level-style-number>
      <text:list-level-style-number text:level="7" text:style-name="List233Level6" style:num-suffix="." style:num-format="1" text:display-levels="7">
        <style:list-level-properties text:space-before="8.255cm"/>
      </text:list-level-style-number>
      <text:list-level-style-number text:level="8" text:style-name="List233Level7" style:num-suffix="." style:num-format="1" text:display-levels="8">
        <style:list-level-properties text:space-before="9.525cm"/>
      </text:list-level-style-number>
      <text:list-level-style-number text:level="9" text:style-name="List23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4">
      <text:list-level-style-number text:level="1" text:style-name="List234Level0" style:num-suffix="." style:num-format="1">
        <style:list-level-properties text:space-before="0.635cm"/>
      </text:list-level-style-number>
      <text:list-level-style-number text:level="2" text:style-name="List234Level1" style:num-suffix="." style:num-format="1" text:display-levels="2">
        <style:list-level-properties text:space-before="1.905cm"/>
      </text:list-level-style-number>
      <text:list-level-style-number text:level="3" text:style-name="List234Level2" style:num-suffix="." style:num-format="1" text:display-levels="3">
        <style:list-level-properties text:space-before="3.493cm"/>
      </text:list-level-style-number>
      <text:list-level-style-number text:level="4" text:style-name="List234Level3" style:num-suffix="." style:num-format="1" text:display-levels="4">
        <style:list-level-properties text:space-before="4.445cm"/>
      </text:list-level-style-number>
      <text:list-level-style-number text:level="5" text:style-name="List234Level4" style:num-suffix="." style:num-format="1" text:display-levels="5">
        <style:list-level-properties text:space-before="5.715cm"/>
      </text:list-level-style-number>
      <text:list-level-style-number text:level="6" text:style-name="List234Level5" style:num-suffix="." style:num-format="1" text:display-levels="6">
        <style:list-level-properties text:space-before="7.303cm"/>
      </text:list-level-style-number>
      <text:list-level-style-number text:level="7" text:style-name="List234Level6" style:num-suffix="." style:num-format="1" text:display-levels="7">
        <style:list-level-properties text:space-before="8.255cm"/>
      </text:list-level-style-number>
      <text:list-level-style-number text:level="8" text:style-name="List234Level7" style:num-suffix="." style:num-format="1" text:display-levels="8">
        <style:list-level-properties text:space-before="9.525cm"/>
      </text:list-level-style-number>
      <text:list-level-style-number text:level="9" text:style-name="List23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5">
      <text:list-level-style-number text:level="1" text:style-name="List235Level0" style:num-suffix="." style:num-format="1">
        <style:list-level-properties text:space-before="0.635cm"/>
      </text:list-level-style-number>
      <text:list-level-style-number text:level="2" text:style-name="List235Level1" style:num-suffix="." style:num-format="1" text:display-levels="2">
        <style:list-level-properties text:space-before="1.905cm"/>
      </text:list-level-style-number>
      <text:list-level-style-number text:level="3" text:style-name="List235Level2" style:num-suffix="." style:num-format="1" text:display-levels="3">
        <style:list-level-properties text:space-before="3.493cm"/>
      </text:list-level-style-number>
      <text:list-level-style-number text:level="4" text:style-name="List235Level3" style:num-suffix="." style:num-format="1" text:display-levels="4">
        <style:list-level-properties text:space-before="4.445cm"/>
      </text:list-level-style-number>
      <text:list-level-style-number text:level="5" text:style-name="List235Level4" style:num-suffix="." style:num-format="1" text:display-levels="5">
        <style:list-level-properties text:space-before="5.715cm"/>
      </text:list-level-style-number>
      <text:list-level-style-number text:level="6" text:style-name="List235Level5" style:num-suffix="." style:num-format="1" text:display-levels="6">
        <style:list-level-properties text:space-before="7.303cm"/>
      </text:list-level-style-number>
      <text:list-level-style-number text:level="7" text:style-name="List235Level6" style:num-suffix="." style:num-format="1" text:display-levels="7">
        <style:list-level-properties text:space-before="8.255cm"/>
      </text:list-level-style-number>
      <text:list-level-style-number text:level="8" text:style-name="List235Level7" style:num-suffix="." style:num-format="1" text:display-levels="8">
        <style:list-level-properties text:space-before="9.525cm"/>
      </text:list-level-style-number>
      <text:list-level-style-number text:level="9" text:style-name="List23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6">
      <text:list-level-style-number text:level="1" text:style-name="List236Level0" style:num-suffix="." style:num-format="1">
        <style:list-level-properties text:space-before="0.635cm"/>
      </text:list-level-style-number>
      <text:list-level-style-number text:level="2" text:style-name="List236Level1" style:num-suffix="." style:num-format="1" text:display-levels="2">
        <style:list-level-properties text:space-before="1.905cm"/>
      </text:list-level-style-number>
      <text:list-level-style-number text:level="3" text:style-name="List236Level2" style:num-suffix="." style:num-format="1" text:display-levels="3">
        <style:list-level-properties text:space-before="3.493cm"/>
      </text:list-level-style-number>
      <text:list-level-style-number text:level="4" text:style-name="List236Level3" style:num-suffix="." style:num-format="1" text:display-levels="4">
        <style:list-level-properties text:space-before="4.445cm"/>
      </text:list-level-style-number>
      <text:list-level-style-number text:level="5" text:style-name="List236Level4" style:num-suffix="." style:num-format="1" text:display-levels="5">
        <style:list-level-properties text:space-before="5.715cm"/>
      </text:list-level-style-number>
      <text:list-level-style-number text:level="6" text:style-name="List236Level5" style:num-suffix="." style:num-format="1" text:display-levels="6">
        <style:list-level-properties text:space-before="7.303cm"/>
      </text:list-level-style-number>
      <text:list-level-style-number text:level="7" text:style-name="List236Level6" style:num-suffix="." style:num-format="1" text:display-levels="7">
        <style:list-level-properties text:space-before="8.255cm"/>
      </text:list-level-style-number>
      <text:list-level-style-number text:level="8" text:style-name="List236Level7" style:num-suffix="." style:num-format="1" text:display-levels="8">
        <style:list-level-properties text:space-before="9.525cm"/>
      </text:list-level-style-number>
      <text:list-level-style-number text:level="9" text:style-name="List23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7">
      <text:list-level-style-number text:level="1" text:style-name="List237Level0" style:num-suffix="." style:num-format="1">
        <style:list-level-properties text:space-before="0.635cm"/>
      </text:list-level-style-number>
      <text:list-level-style-number text:level="2" text:style-name="List237Level1" style:num-suffix="." style:num-format="1" text:display-levels="2">
        <style:list-level-properties text:space-before="1.905cm"/>
      </text:list-level-style-number>
      <text:list-level-style-number text:level="3" text:style-name="List237Level2" style:num-suffix="." style:num-format="1" text:display-levels="3">
        <style:list-level-properties text:space-before="3.493cm"/>
      </text:list-level-style-number>
      <text:list-level-style-number text:level="4" text:style-name="List237Level3" style:num-suffix="." style:num-format="1" text:display-levels="4">
        <style:list-level-properties text:space-before="4.445cm"/>
      </text:list-level-style-number>
      <text:list-level-style-number text:level="5" text:style-name="List237Level4" style:num-suffix="." style:num-format="1" text:display-levels="5">
        <style:list-level-properties text:space-before="5.715cm"/>
      </text:list-level-style-number>
      <text:list-level-style-number text:level="6" text:style-name="List237Level5" style:num-suffix="." style:num-format="1" text:display-levels="6">
        <style:list-level-properties text:space-before="7.303cm"/>
      </text:list-level-style-number>
      <text:list-level-style-number text:level="7" text:style-name="List237Level6" style:num-suffix="." style:num-format="1" text:display-levels="7">
        <style:list-level-properties text:space-before="8.255cm"/>
      </text:list-level-style-number>
      <text:list-level-style-number text:level="8" text:style-name="List237Level7" style:num-suffix="." style:num-format="1" text:display-levels="8">
        <style:list-level-properties text:space-before="9.525cm"/>
      </text:list-level-style-number>
      <text:list-level-style-number text:level="9" text:style-name="List23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8">
      <text:list-level-style-number text:level="1" text:style-name="List238Level0" style:num-suffix="." style:num-format="1">
        <style:list-level-properties text:space-before="0.635cm"/>
      </text:list-level-style-number>
      <text:list-level-style-number text:level="2" text:style-name="List238Level1" style:num-suffix="." style:num-format="1" text:display-levels="2">
        <style:list-level-properties text:space-before="1.905cm"/>
      </text:list-level-style-number>
      <text:list-level-style-number text:level="3" text:style-name="List238Level2" style:num-suffix="." style:num-format="1" text:display-levels="3">
        <style:list-level-properties text:space-before="3.493cm"/>
      </text:list-level-style-number>
      <text:list-level-style-number text:level="4" text:style-name="List238Level3" style:num-suffix="." style:num-format="1" text:display-levels="4">
        <style:list-level-properties text:space-before="4.445cm"/>
      </text:list-level-style-number>
      <text:list-level-style-number text:level="5" text:style-name="List238Level4" style:num-suffix="." style:num-format="1" text:display-levels="5">
        <style:list-level-properties text:space-before="5.715cm"/>
      </text:list-level-style-number>
      <text:list-level-style-number text:level="6" text:style-name="List238Level5" style:num-suffix="." style:num-format="1" text:display-levels="6">
        <style:list-level-properties text:space-before="7.303cm"/>
      </text:list-level-style-number>
      <text:list-level-style-number text:level="7" text:style-name="List238Level6" style:num-suffix="." style:num-format="1" text:display-levels="7">
        <style:list-level-properties text:space-before="8.255cm"/>
      </text:list-level-style-number>
      <text:list-level-style-number text:level="8" text:style-name="List238Level7" style:num-suffix="." style:num-format="1" text:display-levels="8">
        <style:list-level-properties text:space-before="9.525cm"/>
      </text:list-level-style-number>
      <text:list-level-style-number text:level="9" text:style-name="List23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9">
      <text:list-level-style-number text:level="1" text:style-name="List239Level0" style:num-suffix="." style:num-format="1">
        <style:list-level-properties text:space-before="0.635cm"/>
      </text:list-level-style-number>
      <text:list-level-style-number text:level="2" text:style-name="List239Level1" style:num-suffix="." style:num-format="1" text:display-levels="2">
        <style:list-level-properties text:space-before="1.905cm"/>
      </text:list-level-style-number>
      <text:list-level-style-number text:level="3" text:style-name="List239Level2" style:num-suffix="." style:num-format="1" text:display-levels="3">
        <style:list-level-properties text:space-before="3.493cm"/>
      </text:list-level-style-number>
      <text:list-level-style-number text:level="4" text:style-name="List239Level3" style:num-suffix="." style:num-format="1" text:display-levels="4">
        <style:list-level-properties text:space-before="4.445cm"/>
      </text:list-level-style-number>
      <text:list-level-style-number text:level="5" text:style-name="List239Level4" style:num-suffix="." style:num-format="1" text:display-levels="5">
        <style:list-level-properties text:space-before="5.715cm"/>
      </text:list-level-style-number>
      <text:list-level-style-number text:level="6" text:style-name="List239Level5" style:num-suffix="." style:num-format="1" text:display-levels="6">
        <style:list-level-properties text:space-before="7.303cm"/>
      </text:list-level-style-number>
      <text:list-level-style-number text:level="7" text:style-name="List239Level6" style:num-suffix="." style:num-format="1" text:display-levels="7">
        <style:list-level-properties text:space-before="8.255cm"/>
      </text:list-level-style-number>
      <text:list-level-style-number text:level="8" text:style-name="List239Level7" style:num-suffix="." style:num-format="1" text:display-levels="8">
        <style:list-level-properties text:space-before="9.525cm"/>
      </text:list-level-style-number>
      <text:list-level-style-number text:level="9" text:style-name="List23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0">
      <text:list-level-style-number text:level="1" text:style-name="List240Level0" style:num-suffix="." style:num-format="1">
        <style:list-level-properties text:space-before="0.635cm"/>
      </text:list-level-style-number>
      <text:list-level-style-number text:level="2" text:style-name="List240Level1" style:num-suffix="." style:num-format="1" text:display-levels="2">
        <style:list-level-properties text:space-before="1.905cm"/>
      </text:list-level-style-number>
      <text:list-level-style-number text:level="3" text:style-name="List240Level2" style:num-suffix="." style:num-format="1" text:display-levels="3">
        <style:list-level-properties text:space-before="3.493cm"/>
      </text:list-level-style-number>
      <text:list-level-style-number text:level="4" text:style-name="List240Level3" style:num-suffix="." style:num-format="1" text:display-levels="4">
        <style:list-level-properties text:space-before="4.445cm"/>
      </text:list-level-style-number>
      <text:list-level-style-number text:level="5" text:style-name="List240Level4" style:num-suffix="." style:num-format="1" text:display-levels="5">
        <style:list-level-properties text:space-before="5.715cm"/>
      </text:list-level-style-number>
      <text:list-level-style-number text:level="6" text:style-name="List240Level5" style:num-suffix="." style:num-format="1" text:display-levels="6">
        <style:list-level-properties text:space-before="7.303cm"/>
      </text:list-level-style-number>
      <text:list-level-style-number text:level="7" text:style-name="List240Level6" style:num-suffix="." style:num-format="1" text:display-levels="7">
        <style:list-level-properties text:space-before="8.255cm"/>
      </text:list-level-style-number>
      <text:list-level-style-number text:level="8" text:style-name="List240Level7" style:num-suffix="." style:num-format="1" text:display-levels="8">
        <style:list-level-properties text:space-before="9.525cm"/>
      </text:list-level-style-number>
      <text:list-level-style-number text:level="9" text:style-name="List24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1">
      <text:list-level-style-number text:level="1" text:style-name="List241Level0" style:num-suffix="." style:num-format="1">
        <style:list-level-properties text:space-before="0.635cm"/>
      </text:list-level-style-number>
      <text:list-level-style-number text:level="2" text:style-name="List241Level1" style:num-suffix="." style:num-format="1" text:display-levels="2">
        <style:list-level-properties text:space-before="1.905cm"/>
      </text:list-level-style-number>
      <text:list-level-style-number text:level="3" text:style-name="List241Level2" style:num-suffix="." style:num-format="1" text:display-levels="3">
        <style:list-level-properties text:space-before="3.493cm"/>
      </text:list-level-style-number>
      <text:list-level-style-number text:level="4" text:style-name="List241Level3" style:num-suffix="." style:num-format="1" text:display-levels="4">
        <style:list-level-properties text:space-before="4.445cm"/>
      </text:list-level-style-number>
      <text:list-level-style-number text:level="5" text:style-name="List241Level4" style:num-suffix="." style:num-format="1" text:display-levels="5">
        <style:list-level-properties text:space-before="5.715cm"/>
      </text:list-level-style-number>
      <text:list-level-style-number text:level="6" text:style-name="List241Level5" style:num-suffix="." style:num-format="1" text:display-levels="6">
        <style:list-level-properties text:space-before="7.303cm"/>
      </text:list-level-style-number>
      <text:list-level-style-number text:level="7" text:style-name="List241Level6" style:num-suffix="." style:num-format="1" text:display-levels="7">
        <style:list-level-properties text:space-before="8.255cm"/>
      </text:list-level-style-number>
      <text:list-level-style-number text:level="8" text:style-name="List241Level7" style:num-suffix="." style:num-format="1" text:display-levels="8">
        <style:list-level-properties text:space-before="9.525cm"/>
      </text:list-level-style-number>
      <text:list-level-style-number text:level="9" text:style-name="List24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2">
      <text:list-level-style-number text:level="1" text:style-name="List242Level0" style:num-suffix="." style:num-format="1">
        <style:list-level-properties text:space-before="0.635cm"/>
      </text:list-level-style-number>
      <text:list-level-style-number text:level="2" text:style-name="List242Level1" style:num-suffix="." style:num-format="1" text:display-levels="2">
        <style:list-level-properties text:space-before="1.905cm"/>
      </text:list-level-style-number>
      <text:list-level-style-number text:level="3" text:style-name="List242Level2" style:num-suffix="." style:num-format="1" text:display-levels="3">
        <style:list-level-properties text:space-before="3.493cm"/>
      </text:list-level-style-number>
      <text:list-level-style-number text:level="4" text:style-name="List242Level3" style:num-suffix="." style:num-format="1" text:display-levels="4">
        <style:list-level-properties text:space-before="4.445cm"/>
      </text:list-level-style-number>
      <text:list-level-style-number text:level="5" text:style-name="List242Level4" style:num-suffix="." style:num-format="1" text:display-levels="5">
        <style:list-level-properties text:space-before="5.715cm"/>
      </text:list-level-style-number>
      <text:list-level-style-number text:level="6" text:style-name="List242Level5" style:num-suffix="." style:num-format="1" text:display-levels="6">
        <style:list-level-properties text:space-before="7.303cm"/>
      </text:list-level-style-number>
      <text:list-level-style-number text:level="7" text:style-name="List242Level6" style:num-suffix="." style:num-format="1" text:display-levels="7">
        <style:list-level-properties text:space-before="8.255cm"/>
      </text:list-level-style-number>
      <text:list-level-style-number text:level="8" text:style-name="List242Level7" style:num-suffix="." style:num-format="1" text:display-levels="8">
        <style:list-level-properties text:space-before="9.525cm"/>
      </text:list-level-style-number>
      <text:list-level-style-number text:level="9" text:style-name="List24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3">
      <text:list-level-style-number text:level="1" text:style-name="List243Level0" style:num-suffix="." style:num-format="1">
        <style:list-level-properties text:space-before="0.635cm"/>
      </text:list-level-style-number>
      <text:list-level-style-number text:level="2" text:style-name="List243Level1" style:num-suffix="." style:num-format="1" text:display-levels="2">
        <style:list-level-properties text:space-before="1.905cm"/>
      </text:list-level-style-number>
      <text:list-level-style-number text:level="3" text:style-name="List243Level2" style:num-suffix="." style:num-format="1" text:display-levels="3">
        <style:list-level-properties text:space-before="3.493cm"/>
      </text:list-level-style-number>
      <text:list-level-style-number text:level="4" text:style-name="List243Level3" style:num-suffix="." style:num-format="1" text:display-levels="4">
        <style:list-level-properties text:space-before="4.445cm"/>
      </text:list-level-style-number>
      <text:list-level-style-number text:level="5" text:style-name="List243Level4" style:num-suffix="." style:num-format="1" text:display-levels="5">
        <style:list-level-properties text:space-before="5.715cm"/>
      </text:list-level-style-number>
      <text:list-level-style-number text:level="6" text:style-name="List243Level5" style:num-suffix="." style:num-format="1" text:display-levels="6">
        <style:list-level-properties text:space-before="7.303cm"/>
      </text:list-level-style-number>
      <text:list-level-style-number text:level="7" text:style-name="List243Level6" style:num-suffix="." style:num-format="1" text:display-levels="7">
        <style:list-level-properties text:space-before="8.255cm"/>
      </text:list-level-style-number>
      <text:list-level-style-number text:level="8" text:style-name="List243Level7" style:num-suffix="." style:num-format="1" text:display-levels="8">
        <style:list-level-properties text:space-before="9.525cm"/>
      </text:list-level-style-number>
      <text:list-level-style-number text:level="9" text:style-name="List24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4">
      <text:list-level-style-number text:level="1" text:style-name="List244Level0" style:num-suffix="." style:num-format="1">
        <style:list-level-properties text:space-before="0.635cm"/>
      </text:list-level-style-number>
      <text:list-level-style-number text:level="2" text:style-name="List244Level1" style:num-suffix="." style:num-format="1" text:display-levels="2">
        <style:list-level-properties text:space-before="1.905cm"/>
      </text:list-level-style-number>
      <text:list-level-style-number text:level="3" text:style-name="List244Level2" style:num-suffix="." style:num-format="1" text:display-levels="3">
        <style:list-level-properties text:space-before="3.493cm"/>
      </text:list-level-style-number>
      <text:list-level-style-number text:level="4" text:style-name="List244Level3" style:num-suffix="." style:num-format="1" text:display-levels="4">
        <style:list-level-properties text:space-before="4.445cm"/>
      </text:list-level-style-number>
      <text:list-level-style-number text:level="5" text:style-name="List244Level4" style:num-suffix="." style:num-format="1" text:display-levels="5">
        <style:list-level-properties text:space-before="5.715cm"/>
      </text:list-level-style-number>
      <text:list-level-style-number text:level="6" text:style-name="List244Level5" style:num-suffix="." style:num-format="1" text:display-levels="6">
        <style:list-level-properties text:space-before="7.303cm"/>
      </text:list-level-style-number>
      <text:list-level-style-number text:level="7" text:style-name="List244Level6" style:num-suffix="." style:num-format="1" text:display-levels="7">
        <style:list-level-properties text:space-before="8.255cm"/>
      </text:list-level-style-number>
      <text:list-level-style-number text:level="8" text:style-name="List244Level7" style:num-suffix="." style:num-format="1" text:display-levels="8">
        <style:list-level-properties text:space-before="9.525cm"/>
      </text:list-level-style-number>
      <text:list-level-style-number text:level="9" text:style-name="List24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5">
      <text:list-level-style-number text:level="1" text:style-name="List245Level0" style:num-suffix="." style:num-format="1">
        <style:list-level-properties text:space-before="0.635cm"/>
      </text:list-level-style-number>
      <text:list-level-style-number text:level="2" text:style-name="List245Level1" style:num-suffix="." style:num-format="1" text:display-levels="2">
        <style:list-level-properties text:space-before="1.905cm"/>
      </text:list-level-style-number>
      <text:list-level-style-number text:level="3" text:style-name="List245Level2" style:num-suffix="." style:num-format="1" text:display-levels="3">
        <style:list-level-properties text:space-before="3.493cm"/>
      </text:list-level-style-number>
      <text:list-level-style-number text:level="4" text:style-name="List245Level3" style:num-suffix="." style:num-format="1" text:display-levels="4">
        <style:list-level-properties text:space-before="4.445cm"/>
      </text:list-level-style-number>
      <text:list-level-style-number text:level="5" text:style-name="List245Level4" style:num-suffix="." style:num-format="1" text:display-levels="5">
        <style:list-level-properties text:space-before="5.715cm"/>
      </text:list-level-style-number>
      <text:list-level-style-number text:level="6" text:style-name="List245Level5" style:num-suffix="." style:num-format="1" text:display-levels="6">
        <style:list-level-properties text:space-before="7.303cm"/>
      </text:list-level-style-number>
      <text:list-level-style-number text:level="7" text:style-name="List245Level6" style:num-suffix="." style:num-format="1" text:display-levels="7">
        <style:list-level-properties text:space-before="8.255cm"/>
      </text:list-level-style-number>
      <text:list-level-style-number text:level="8" text:style-name="List245Level7" style:num-suffix="." style:num-format="1" text:display-levels="8">
        <style:list-level-properties text:space-before="9.525cm"/>
      </text:list-level-style-number>
      <text:list-level-style-number text:level="9" text:style-name="List245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6">
      <text:list-level-style-number text:level="1" text:style-name="List246Level0" style:num-suffix="." style:num-format="1">
        <style:list-level-properties text:space-before="0.635cm"/>
      </text:list-level-style-number>
      <text:list-level-style-number text:level="2" text:style-name="List246Level1" style:num-suffix="." style:num-format="1" text:display-levels="2">
        <style:list-level-properties text:space-before="1.905cm"/>
      </text:list-level-style-number>
      <text:list-level-style-number text:level="3" text:style-name="List246Level2" style:num-suffix="." style:num-format="1" text:display-levels="3">
        <style:list-level-properties text:space-before="3.493cm"/>
      </text:list-level-style-number>
      <text:list-level-style-number text:level="4" text:style-name="List246Level3" style:num-suffix="." style:num-format="1" text:display-levels="4">
        <style:list-level-properties text:space-before="4.445cm"/>
      </text:list-level-style-number>
      <text:list-level-style-number text:level="5" text:style-name="List246Level4" style:num-suffix="." style:num-format="1" text:display-levels="5">
        <style:list-level-properties text:space-before="5.715cm"/>
      </text:list-level-style-number>
      <text:list-level-style-number text:level="6" text:style-name="List246Level5" style:num-suffix="." style:num-format="1" text:display-levels="6">
        <style:list-level-properties text:space-before="7.303cm"/>
      </text:list-level-style-number>
      <text:list-level-style-number text:level="7" text:style-name="List246Level6" style:num-suffix="." style:num-format="1" text:display-levels="7">
        <style:list-level-properties text:space-before="8.255cm"/>
      </text:list-level-style-number>
      <text:list-level-style-number text:level="8" text:style-name="List246Level7" style:num-suffix="." style:num-format="1" text:display-levels="8">
        <style:list-level-properties text:space-before="9.525cm"/>
      </text:list-level-style-number>
      <text:list-level-style-number text:level="9" text:style-name="List246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7">
      <text:list-level-style-number text:level="1" text:style-name="List247Level0" style:num-suffix="." style:num-format="1">
        <style:list-level-properties text:space-before="0.635cm"/>
      </text:list-level-style-number>
      <text:list-level-style-number text:level="2" text:style-name="List247Level1" style:num-suffix="." style:num-format="1" text:display-levels="2">
        <style:list-level-properties text:space-before="1.905cm"/>
      </text:list-level-style-number>
      <text:list-level-style-number text:level="3" text:style-name="List247Level2" style:num-suffix="." style:num-format="1" text:display-levels="3">
        <style:list-level-properties text:space-before="3.493cm"/>
      </text:list-level-style-number>
      <text:list-level-style-number text:level="4" text:style-name="List247Level3" style:num-suffix="." style:num-format="1" text:display-levels="4">
        <style:list-level-properties text:space-before="4.445cm"/>
      </text:list-level-style-number>
      <text:list-level-style-number text:level="5" text:style-name="List247Level4" style:num-suffix="." style:num-format="1" text:display-levels="5">
        <style:list-level-properties text:space-before="5.715cm"/>
      </text:list-level-style-number>
      <text:list-level-style-number text:level="6" text:style-name="List247Level5" style:num-suffix="." style:num-format="1" text:display-levels="6">
        <style:list-level-properties text:space-before="7.303cm"/>
      </text:list-level-style-number>
      <text:list-level-style-number text:level="7" text:style-name="List247Level6" style:num-suffix="." style:num-format="1" text:display-levels="7">
        <style:list-level-properties text:space-before="8.255cm"/>
      </text:list-level-style-number>
      <text:list-level-style-number text:level="8" text:style-name="List247Level7" style:num-suffix="." style:num-format="1" text:display-levels="8">
        <style:list-level-properties text:space-before="9.525cm"/>
      </text:list-level-style-number>
      <text:list-level-style-number text:level="9" text:style-name="List24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8">
      <text:list-level-style-number text:level="1" text:style-name="List248Level0" style:num-suffix="." style:num-format="1">
        <style:list-level-properties text:space-before="0.635cm"/>
      </text:list-level-style-number>
      <text:list-level-style-number text:level="2" text:style-name="List248Level1" style:num-suffix="." style:num-format="1" text:display-levels="2">
        <style:list-level-properties text:space-before="1.905cm"/>
      </text:list-level-style-number>
      <text:list-level-style-number text:level="3" text:style-name="List248Level2" style:num-suffix="." style:num-format="1" text:display-levels="3">
        <style:list-level-properties text:space-before="3.493cm"/>
      </text:list-level-style-number>
      <text:list-level-style-number text:level="4" text:style-name="List248Level3" style:num-suffix="." style:num-format="1" text:display-levels="4">
        <style:list-level-properties text:space-before="4.445cm"/>
      </text:list-level-style-number>
      <text:list-level-style-number text:level="5" text:style-name="List248Level4" style:num-suffix="." style:num-format="1" text:display-levels="5">
        <style:list-level-properties text:space-before="5.715cm"/>
      </text:list-level-style-number>
      <text:list-level-style-number text:level="6" text:style-name="List248Level5" style:num-suffix="." style:num-format="1" text:display-levels="6">
        <style:list-level-properties text:space-before="7.303cm"/>
      </text:list-level-style-number>
      <text:list-level-style-number text:level="7" text:style-name="List248Level6" style:num-suffix="." style:num-format="1" text:display-levels="7">
        <style:list-level-properties text:space-before="8.255cm"/>
      </text:list-level-style-number>
      <text:list-level-style-number text:level="8" text:style-name="List248Level7" style:num-suffix="." style:num-format="1" text:display-levels="8">
        <style:list-level-properties text:space-before="9.525cm"/>
      </text:list-level-style-number>
      <text:list-level-style-number text:level="9" text:style-name="List24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9">
      <text:list-level-style-number text:level="1" text:style-name="List249Level0" style:num-suffix="." style:num-format="1">
        <style:list-level-properties text:space-before="0.635cm"/>
      </text:list-level-style-number>
      <text:list-level-style-number text:level="2" text:style-name="List249Level1" style:num-suffix="." style:num-format="1" text:display-levels="2">
        <style:list-level-properties text:space-before="1.905cm"/>
      </text:list-level-style-number>
      <text:list-level-style-number text:level="3" text:style-name="List249Level2" style:num-suffix="." style:num-format="1" text:display-levels="3">
        <style:list-level-properties text:space-before="3.493cm"/>
      </text:list-level-style-number>
      <text:list-level-style-number text:level="4" text:style-name="List249Level3" style:num-suffix="." style:num-format="1" text:display-levels="4">
        <style:list-level-properties text:space-before="4.445cm"/>
      </text:list-level-style-number>
      <text:list-level-style-number text:level="5" text:style-name="List249Level4" style:num-suffix="." style:num-format="1" text:display-levels="5">
        <style:list-level-properties text:space-before="5.715cm"/>
      </text:list-level-style-number>
      <text:list-level-style-number text:level="6" text:style-name="List249Level5" style:num-suffix="." style:num-format="1" text:display-levels="6">
        <style:list-level-properties text:space-before="7.303cm"/>
      </text:list-level-style-number>
      <text:list-level-style-number text:level="7" text:style-name="List249Level6" style:num-suffix="." style:num-format="1" text:display-levels="7">
        <style:list-level-properties text:space-before="8.255cm"/>
      </text:list-level-style-number>
      <text:list-level-style-number text:level="8" text:style-name="List249Level7" style:num-suffix="." style:num-format="1" text:display-levels="8">
        <style:list-level-properties text:space-before="9.525cm"/>
      </text:list-level-style-number>
      <text:list-level-style-number text:level="9" text:style-name="List24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0">
      <text:list-level-style-number text:level="1" text:style-name="List250Level0" style:num-suffix="." style:num-format="1">
        <style:list-level-properties text:space-before="0.635cm"/>
      </text:list-level-style-number>
      <text:list-level-style-number text:level="2" text:style-name="List250Level1" style:num-suffix="." style:num-format="1" text:display-levels="2">
        <style:list-level-properties text:space-before="1.905cm"/>
      </text:list-level-style-number>
      <text:list-level-style-number text:level="3" text:style-name="List250Level2" style:num-suffix="." style:num-format="1" text:display-levels="3">
        <style:list-level-properties text:space-before="3.493cm"/>
      </text:list-level-style-number>
      <text:list-level-style-number text:level="4" text:style-name="List250Level3" style:num-suffix="." style:num-format="1" text:display-levels="4">
        <style:list-level-properties text:space-before="4.445cm"/>
      </text:list-level-style-number>
      <text:list-level-style-number text:level="5" text:style-name="List250Level4" style:num-suffix="." style:num-format="1" text:display-levels="5">
        <style:list-level-properties text:space-before="5.715cm"/>
      </text:list-level-style-number>
      <text:list-level-style-number text:level="6" text:style-name="List250Level5" style:num-suffix="." style:num-format="1" text:display-levels="6">
        <style:list-level-properties text:space-before="7.303cm"/>
      </text:list-level-style-number>
      <text:list-level-style-number text:level="7" text:style-name="List250Level6" style:num-suffix="." style:num-format="1" text:display-levels="7">
        <style:list-level-properties text:space-before="8.255cm"/>
      </text:list-level-style-number>
      <text:list-level-style-number text:level="8" text:style-name="List250Level7" style:num-suffix="." style:num-format="1" text:display-levels="8">
        <style:list-level-properties text:space-before="9.525cm"/>
      </text:list-level-style-number>
      <text:list-level-style-number text:level="9" text:style-name="List25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1">
      <text:list-level-style-number text:level="1" text:style-name="List251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51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51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51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51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51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51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51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51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2">
      <text:list-level-style-number text:level="1" text:style-name="List252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52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52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52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52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52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52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52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52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3">
      <text:list-level-style-number text:level="1" text:style-name="List253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53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53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53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53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53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53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53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53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4">
      <text:list-level-style-number text:level="1" text:style-name="List254Level0" style:num-suffix="." style:num-format="1">
        <style:list-level-properties text:space-before="0.635cm"/>
      </text:list-level-style-number>
      <text:list-level-style-number text:level="2" text:style-name="List254Level1" style:num-suffix="." style:num-format="1" text:display-levels="2">
        <style:list-level-properties text:space-before="1.905cm"/>
      </text:list-level-style-number>
      <text:list-level-style-number text:level="3" text:style-name="List254Level2" style:num-suffix="." style:num-format="1" text:display-levels="3">
        <style:list-level-properties text:space-before="3.493cm"/>
      </text:list-level-style-number>
      <text:list-level-style-number text:level="4" text:style-name="List254Level3" style:num-suffix="." style:num-format="1" text:display-levels="4">
        <style:list-level-properties text:space-before="4.445cm"/>
      </text:list-level-style-number>
      <text:list-level-style-number text:level="5" text:style-name="List254Level4" style:num-suffix="." style:num-format="1" text:display-levels="5">
        <style:list-level-properties text:space-before="5.715cm"/>
      </text:list-level-style-number>
      <text:list-level-style-number text:level="6" text:style-name="List254Level5" style:num-suffix="." style:num-format="1" text:display-levels="6">
        <style:list-level-properties text:space-before="7.303cm"/>
      </text:list-level-style-number>
      <text:list-level-style-number text:level="7" text:style-name="List254Level6" style:num-suffix="." style:num-format="1" text:display-levels="7">
        <style:list-level-properties text:space-before="8.255cm"/>
      </text:list-level-style-number>
      <text:list-level-style-number text:level="8" text:style-name="List254Level7" style:num-suffix="." style:num-format="1" text:display-levels="8">
        <style:list-level-properties text:space-before="9.525cm"/>
      </text:list-level-style-number>
      <text:list-level-style-number text:level="9" text:style-name="List25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5">
      <text:list-level-style-number text:level="1" text:style-name="List255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55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55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55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55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55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55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55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55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6">
      <text:list-level-style-number text:level="1" text:style-name="List256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56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56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56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56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56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56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56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56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7">
      <text:list-level-style-number text:level="1" text:style-name="List257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57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57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57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57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57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57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57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57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8">
      <text:list-level-style-number text:level="1" text:style-name="List258Level0" style:num-suffix="." style:num-format="1">
        <style:list-level-properties text:space-before="0.635cm"/>
      </text:list-level-style-number>
      <text:list-level-style-number text:level="2" text:style-name="List258Level1" style:num-suffix="." style:num-format="1" text:display-levels="2">
        <style:list-level-properties text:space-before="1.905cm"/>
      </text:list-level-style-number>
      <text:list-level-style-number text:level="3" text:style-name="List258Level2" style:num-suffix="." style:num-format="1" text:display-levels="3">
        <style:list-level-properties text:space-before="3.493cm"/>
      </text:list-level-style-number>
      <text:list-level-style-number text:level="4" text:style-name="List258Level3" style:num-suffix="." style:num-format="1" text:display-levels="4">
        <style:list-level-properties text:space-before="4.445cm"/>
      </text:list-level-style-number>
      <text:list-level-style-number text:level="5" text:style-name="List258Level4" style:num-suffix="." style:num-format="1" text:display-levels="5">
        <style:list-level-properties text:space-before="5.715cm"/>
      </text:list-level-style-number>
      <text:list-level-style-number text:level="6" text:style-name="List258Level5" style:num-suffix="." style:num-format="1" text:display-levels="6">
        <style:list-level-properties text:space-before="7.303cm"/>
      </text:list-level-style-number>
      <text:list-level-style-number text:level="7" text:style-name="List258Level6" style:num-suffix="." style:num-format="1" text:display-levels="7">
        <style:list-level-properties text:space-before="8.255cm"/>
      </text:list-level-style-number>
      <text:list-level-style-number text:level="8" text:style-name="List258Level7" style:num-suffix="." style:num-format="1" text:display-levels="8">
        <style:list-level-properties text:space-before="9.525cm"/>
      </text:list-level-style-number>
      <text:list-level-style-number text:level="9" text:style-name="List25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9">
      <text:list-level-style-number text:level="1" text:style-name="List259Level0" style:num-suffix="." style:num-format="1">
        <style:list-level-properties text:space-before="0.635cm"/>
      </text:list-level-style-number>
      <text:list-level-style-number text:level="2" text:style-name="List259Level1" style:num-suffix="." style:num-format="1" text:display-levels="2">
        <style:list-level-properties text:space-before="1.905cm"/>
      </text:list-level-style-number>
      <text:list-level-style-number text:level="3" text:style-name="List259Level2" style:num-suffix="." style:num-format="1" text:display-levels="3">
        <style:list-level-properties text:space-before="3.493cm"/>
      </text:list-level-style-number>
      <text:list-level-style-number text:level="4" text:style-name="List259Level3" style:num-suffix="." style:num-format="1" text:display-levels="4">
        <style:list-level-properties text:space-before="4.445cm"/>
      </text:list-level-style-number>
      <text:list-level-style-number text:level="5" text:style-name="List259Level4" style:num-suffix="." style:num-format="1" text:display-levels="5">
        <style:list-level-properties text:space-before="5.715cm"/>
      </text:list-level-style-number>
      <text:list-level-style-number text:level="6" text:style-name="List259Level5" style:num-suffix="." style:num-format="1" text:display-levels="6">
        <style:list-level-properties text:space-before="7.303cm"/>
      </text:list-level-style-number>
      <text:list-level-style-number text:level="7" text:style-name="List259Level6" style:num-suffix="." style:num-format="1" text:display-levels="7">
        <style:list-level-properties text:space-before="8.255cm"/>
      </text:list-level-style-number>
      <text:list-level-style-number text:level="8" text:style-name="List259Level7" style:num-suffix="." style:num-format="1" text:display-levels="8">
        <style:list-level-properties text:space-before="9.525cm"/>
      </text:list-level-style-number>
      <text:list-level-style-number text:level="9" text:style-name="List25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0">
      <text:list-level-style-number text:level="1" text:style-name="List260Level0" style:num-suffix="." style:num-format="1">
        <style:list-level-properties text:space-before="0.635cm"/>
      </text:list-level-style-number>
      <text:list-level-style-number text:level="2" text:style-name="List260Level1" style:num-suffix="." style:num-format="1" text:display-levels="2">
        <style:list-level-properties text:space-before="1.905cm"/>
      </text:list-level-style-number>
      <text:list-level-style-number text:level="3" text:style-name="List260Level2" style:num-suffix="." style:num-format="1" text:display-levels="3">
        <style:list-level-properties text:space-before="3.493cm"/>
      </text:list-level-style-number>
      <text:list-level-style-number text:level="4" text:style-name="List260Level3" style:num-suffix="." style:num-format="1" text:display-levels="4">
        <style:list-level-properties text:space-before="4.445cm"/>
      </text:list-level-style-number>
      <text:list-level-style-number text:level="5" text:style-name="List260Level4" style:num-suffix="." style:num-format="1" text:display-levels="5">
        <style:list-level-properties text:space-before="5.715cm"/>
      </text:list-level-style-number>
      <text:list-level-style-number text:level="6" text:style-name="List260Level5" style:num-suffix="." style:num-format="1" text:display-levels="6">
        <style:list-level-properties text:space-before="7.303cm"/>
      </text:list-level-style-number>
      <text:list-level-style-number text:level="7" text:style-name="List260Level6" style:num-suffix="." style:num-format="1" text:display-levels="7">
        <style:list-level-properties text:space-before="8.255cm"/>
      </text:list-level-style-number>
      <text:list-level-style-number text:level="8" text:style-name="List260Level7" style:num-suffix="." style:num-format="1" text:display-levels="8">
        <style:list-level-properties text:space-before="9.525cm"/>
      </text:list-level-style-number>
      <text:list-level-style-number text:level="9" text:style-name="List26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1">
      <text:list-level-style-number text:level="1" text:style-name="List261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61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61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61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61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61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61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61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61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2">
      <text:list-level-style-number text:level="1" text:style-name="List262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62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62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62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62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62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62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62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62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3">
      <text:list-level-style-number text:level="1" text:style-name="List263Level0" style:num-suffix="." style:num-format="1">
        <style:list-level-properties text:space-before="0.635cm"/>
      </text:list-level-style-number>
      <text:list-level-style-number text:level="2" text:style-name="List263Level1" style:num-suffix="." style:num-format="1" text:display-levels="2">
        <style:list-level-properties text:space-before="1.905cm"/>
      </text:list-level-style-number>
      <text:list-level-style-number text:level="3" text:style-name="List263Level2" style:num-suffix="." style:num-format="1" text:display-levels="3">
        <style:list-level-properties text:space-before="3.493cm"/>
      </text:list-level-style-number>
      <text:list-level-style-number text:level="4" text:style-name="List263Level3" style:num-suffix="." style:num-format="1" text:display-levels="4">
        <style:list-level-properties text:space-before="4.445cm"/>
      </text:list-level-style-number>
      <text:list-level-style-number text:level="5" text:style-name="List263Level4" style:num-suffix="." style:num-format="1" text:display-levels="5">
        <style:list-level-properties text:space-before="5.715cm"/>
      </text:list-level-style-number>
      <text:list-level-style-number text:level="6" text:style-name="List263Level5" style:num-suffix="." style:num-format="1" text:display-levels="6">
        <style:list-level-properties text:space-before="7.303cm"/>
      </text:list-level-style-number>
      <text:list-level-style-number text:level="7" text:style-name="List263Level6" style:num-suffix="." style:num-format="1" text:display-levels="7">
        <style:list-level-properties text:space-before="8.255cm"/>
      </text:list-level-style-number>
      <text:list-level-style-number text:level="8" text:style-name="List263Level7" style:num-suffix="." style:num-format="1" text:display-levels="8">
        <style:list-level-properties text:space-before="9.525cm"/>
      </text:list-level-style-number>
      <text:list-level-style-number text:level="9" text:style-name="List26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4">
      <text:list-level-style-number text:level="1" text:style-name="List264Level0" style:num-suffix="." style:num-format="1">
        <style:list-level-properties text:space-before="0.635cm"/>
      </text:list-level-style-number>
      <text:list-level-style-number text:level="2" text:style-name="List264Level1" style:num-suffix="." style:num-format="1" text:display-levels="2">
        <style:list-level-properties text:space-before="1.905cm"/>
      </text:list-level-style-number>
      <text:list-level-style-number text:level="3" text:style-name="List264Level2" style:num-suffix="." style:num-format="1" text:display-levels="3">
        <style:list-level-properties text:space-before="3.493cm"/>
      </text:list-level-style-number>
      <text:list-level-style-number text:level="4" text:style-name="List264Level3" style:num-suffix="." style:num-format="1" text:display-levels="4">
        <style:list-level-properties text:space-before="4.445cm"/>
      </text:list-level-style-number>
      <text:list-level-style-number text:level="5" text:style-name="List264Level4" style:num-suffix="." style:num-format="1" text:display-levels="5">
        <style:list-level-properties text:space-before="5.715cm"/>
      </text:list-level-style-number>
      <text:list-level-style-number text:level="6" text:style-name="List264Level5" style:num-suffix="." style:num-format="1" text:display-levels="6">
        <style:list-level-properties text:space-before="7.303cm"/>
      </text:list-level-style-number>
      <text:list-level-style-number text:level="7" text:style-name="List264Level6" style:num-suffix="." style:num-format="1" text:display-levels="7">
        <style:list-level-properties text:space-before="8.255cm"/>
      </text:list-level-style-number>
      <text:list-level-style-number text:level="8" text:style-name="List264Level7" style:num-suffix="." style:num-format="1" text:display-levels="8">
        <style:list-level-properties text:space-before="9.525cm"/>
      </text:list-level-style-number>
      <text:list-level-style-number text:level="9" text:style-name="List264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5">
      <text:list-level-style-number text:level="1" text:style-name="List265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65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65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65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65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65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65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65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65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6">
      <text:list-level-style-number text:level="1" text:style-name="List266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66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66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66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66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66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66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66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66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7">
      <text:list-level-style-number text:level="1" text:style-name="List267Level0" style:num-suffix="." style:num-format="1">
        <style:list-level-properties text:space-before="0.635cm"/>
      </text:list-level-style-number>
      <text:list-level-style-number text:level="2" text:style-name="List267Level1" style:num-suffix="." style:num-format="1" text:display-levels="2">
        <style:list-level-properties text:space-before="1.905cm"/>
      </text:list-level-style-number>
      <text:list-level-style-number text:level="3" text:style-name="List267Level2" style:num-suffix="." style:num-format="1" text:display-levels="3">
        <style:list-level-properties text:space-before="3.493cm"/>
      </text:list-level-style-number>
      <text:list-level-style-number text:level="4" text:style-name="List267Level3" style:num-suffix="." style:num-format="1" text:display-levels="4">
        <style:list-level-properties text:space-before="4.445cm"/>
      </text:list-level-style-number>
      <text:list-level-style-number text:level="5" text:style-name="List267Level4" style:num-suffix="." style:num-format="1" text:display-levels="5">
        <style:list-level-properties text:space-before="5.715cm"/>
      </text:list-level-style-number>
      <text:list-level-style-number text:level="6" text:style-name="List267Level5" style:num-suffix="." style:num-format="1" text:display-levels="6">
        <style:list-level-properties text:space-before="7.303cm"/>
      </text:list-level-style-number>
      <text:list-level-style-number text:level="7" text:style-name="List267Level6" style:num-suffix="." style:num-format="1" text:display-levels="7">
        <style:list-level-properties text:space-before="8.255cm"/>
      </text:list-level-style-number>
      <text:list-level-style-number text:level="8" text:style-name="List267Level7" style:num-suffix="." style:num-format="1" text:display-levels="8">
        <style:list-level-properties text:space-before="9.525cm"/>
      </text:list-level-style-number>
      <text:list-level-style-number text:level="9" text:style-name="List267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8">
      <text:list-level-style-number text:level="1" text:style-name="List268Level0" style:num-suffix="." style:num-format="1">
        <style:list-level-properties text:space-before="0.635cm"/>
      </text:list-level-style-number>
      <text:list-level-style-number text:level="2" text:style-name="List268Level1" style:num-suffix="." style:num-format="1" text:display-levels="2">
        <style:list-level-properties text:space-before="1.905cm"/>
      </text:list-level-style-number>
      <text:list-level-style-number text:level="3" text:style-name="List268Level2" style:num-suffix="." style:num-format="1" text:display-levels="3">
        <style:list-level-properties text:space-before="3.493cm"/>
      </text:list-level-style-number>
      <text:list-level-style-number text:level="4" text:style-name="List268Level3" style:num-suffix="." style:num-format="1" text:display-levels="4">
        <style:list-level-properties text:space-before="4.445cm"/>
      </text:list-level-style-number>
      <text:list-level-style-number text:level="5" text:style-name="List268Level4" style:num-suffix="." style:num-format="1" text:display-levels="5">
        <style:list-level-properties text:space-before="5.715cm"/>
      </text:list-level-style-number>
      <text:list-level-style-number text:level="6" text:style-name="List268Level5" style:num-suffix="." style:num-format="1" text:display-levels="6">
        <style:list-level-properties text:space-before="7.303cm"/>
      </text:list-level-style-number>
      <text:list-level-style-number text:level="7" text:style-name="List268Level6" style:num-suffix="." style:num-format="1" text:display-levels="7">
        <style:list-level-properties text:space-before="8.255cm"/>
      </text:list-level-style-number>
      <text:list-level-style-number text:level="8" text:style-name="List268Level7" style:num-suffix="." style:num-format="1" text:display-levels="8">
        <style:list-level-properties text:space-before="9.525cm"/>
      </text:list-level-style-number>
      <text:list-level-style-number text:level="9" text:style-name="List268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9">
      <text:list-level-style-number text:level="1" text:style-name="List269Level0" style:num-suffix="." style:num-format="1">
        <style:list-level-properties text:space-before="0.635cm"/>
      </text:list-level-style-number>
      <text:list-level-style-number text:level="2" text:style-name="List269Level1" style:num-suffix="." style:num-format="1" text:display-levels="2">
        <style:list-level-properties text:space-before="1.905cm"/>
      </text:list-level-style-number>
      <text:list-level-style-number text:level="3" text:style-name="List269Level2" style:num-suffix="." style:num-format="1" text:display-levels="3">
        <style:list-level-properties text:space-before="3.493cm"/>
      </text:list-level-style-number>
      <text:list-level-style-number text:level="4" text:style-name="List269Level3" style:num-suffix="." style:num-format="1" text:display-levels="4">
        <style:list-level-properties text:space-before="4.445cm"/>
      </text:list-level-style-number>
      <text:list-level-style-number text:level="5" text:style-name="List269Level4" style:num-suffix="." style:num-format="1" text:display-levels="5">
        <style:list-level-properties text:space-before="5.715cm"/>
      </text:list-level-style-number>
      <text:list-level-style-number text:level="6" text:style-name="List269Level5" style:num-suffix="." style:num-format="1" text:display-levels="6">
        <style:list-level-properties text:space-before="7.303cm"/>
      </text:list-level-style-number>
      <text:list-level-style-number text:level="7" text:style-name="List269Level6" style:num-suffix="." style:num-format="1" text:display-levels="7">
        <style:list-level-properties text:space-before="8.255cm"/>
      </text:list-level-style-number>
      <text:list-level-style-number text:level="8" text:style-name="List269Level7" style:num-suffix="." style:num-format="1" text:display-levels="8">
        <style:list-level-properties text:space-before="9.525cm"/>
      </text:list-level-style-number>
      <text:list-level-style-number text:level="9" text:style-name="List269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0">
      <text:list-level-style-number text:level="1" text:style-name="List270Level0" style:num-suffix="." style:num-format="1">
        <style:list-level-properties text:space-before="0.635cm"/>
      </text:list-level-style-number>
      <text:list-level-style-number text:level="2" text:style-name="List270Level1" style:num-suffix="." style:num-format="1" text:display-levels="2">
        <style:list-level-properties text:space-before="1.905cm"/>
      </text:list-level-style-number>
      <text:list-level-style-number text:level="3" text:style-name="List270Level2" style:num-suffix="." style:num-format="1" text:display-levels="3">
        <style:list-level-properties text:space-before="3.493cm"/>
      </text:list-level-style-number>
      <text:list-level-style-number text:level="4" text:style-name="List270Level3" style:num-suffix="." style:num-format="1" text:display-levels="4">
        <style:list-level-properties text:space-before="4.445cm"/>
      </text:list-level-style-number>
      <text:list-level-style-number text:level="5" text:style-name="List270Level4" style:num-suffix="." style:num-format="1" text:display-levels="5">
        <style:list-level-properties text:space-before="5.715cm"/>
      </text:list-level-style-number>
      <text:list-level-style-number text:level="6" text:style-name="List270Level5" style:num-suffix="." style:num-format="1" text:display-levels="6">
        <style:list-level-properties text:space-before="7.303cm"/>
      </text:list-level-style-number>
      <text:list-level-style-number text:level="7" text:style-name="List270Level6" style:num-suffix="." style:num-format="1" text:display-levels="7">
        <style:list-level-properties text:space-before="8.255cm"/>
      </text:list-level-style-number>
      <text:list-level-style-number text:level="8" text:style-name="List270Level7" style:num-suffix="." style:num-format="1" text:display-levels="8">
        <style:list-level-properties text:space-before="9.525cm"/>
      </text:list-level-style-number>
      <text:list-level-style-number text:level="9" text:style-name="List270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1">
      <text:list-level-style-number text:level="1" text:style-name="List271Level0" style:num-suffix="." style:num-format="1">
        <style:list-level-properties text:space-before="0.635cm"/>
      </text:list-level-style-number>
      <text:list-level-style-number text:level="2" text:style-name="List271Level1" style:num-suffix="." style:num-format="1" text:display-levels="2">
        <style:list-level-properties text:space-before="1.905cm"/>
      </text:list-level-style-number>
      <text:list-level-style-number text:level="3" text:style-name="List271Level2" style:num-suffix="." style:num-format="1" text:display-levels="3">
        <style:list-level-properties text:space-before="3.493cm"/>
      </text:list-level-style-number>
      <text:list-level-style-number text:level="4" text:style-name="List271Level3" style:num-suffix="." style:num-format="1" text:display-levels="4">
        <style:list-level-properties text:space-before="4.445cm"/>
      </text:list-level-style-number>
      <text:list-level-style-number text:level="5" text:style-name="List271Level4" style:num-suffix="." style:num-format="1" text:display-levels="5">
        <style:list-level-properties text:space-before="5.715cm"/>
      </text:list-level-style-number>
      <text:list-level-style-number text:level="6" text:style-name="List271Level5" style:num-suffix="." style:num-format="1" text:display-levels="6">
        <style:list-level-properties text:space-before="7.303cm"/>
      </text:list-level-style-number>
      <text:list-level-style-number text:level="7" text:style-name="List271Level6" style:num-suffix="." style:num-format="1" text:display-levels="7">
        <style:list-level-properties text:space-before="8.255cm"/>
      </text:list-level-style-number>
      <text:list-level-style-number text:level="8" text:style-name="List271Level7" style:num-suffix="." style:num-format="1" text:display-levels="8">
        <style:list-level-properties text:space-before="9.525cm"/>
      </text:list-level-style-number>
      <text:list-level-style-number text:level="9" text:style-name="List271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2">
      <text:list-level-style-number text:level="1" text:style-name="List272Level0" style:num-suffix="." style:num-format="1">
        <style:list-level-properties text:space-before="0.635cm"/>
      </text:list-level-style-number>
      <text:list-level-style-number text:level="2" text:style-name="List272Level1" style:num-suffix="." style:num-format="1" text:display-levels="2">
        <style:list-level-properties text:space-before="1.905cm"/>
      </text:list-level-style-number>
      <text:list-level-style-number text:level="3" text:style-name="List272Level2" style:num-suffix="." style:num-format="1" text:display-levels="3">
        <style:list-level-properties text:space-before="3.493cm"/>
      </text:list-level-style-number>
      <text:list-level-style-number text:level="4" text:style-name="List272Level3" style:num-suffix="." style:num-format="1" text:display-levels="4">
        <style:list-level-properties text:space-before="4.445cm"/>
      </text:list-level-style-number>
      <text:list-level-style-number text:level="5" text:style-name="List272Level4" style:num-suffix="." style:num-format="1" text:display-levels="5">
        <style:list-level-properties text:space-before="5.715cm"/>
      </text:list-level-style-number>
      <text:list-level-style-number text:level="6" text:style-name="List272Level5" style:num-suffix="." style:num-format="1" text:display-levels="6">
        <style:list-level-properties text:space-before="7.303cm"/>
      </text:list-level-style-number>
      <text:list-level-style-number text:level="7" text:style-name="List272Level6" style:num-suffix="." style:num-format="1" text:display-levels="7">
        <style:list-level-properties text:space-before="8.255cm"/>
      </text:list-level-style-number>
      <text:list-level-style-number text:level="8" text:style-name="List272Level7" style:num-suffix="." style:num-format="1" text:display-levels="8">
        <style:list-level-properties text:space-before="9.525cm"/>
      </text:list-level-style-number>
      <text:list-level-style-number text:level="9" text:style-name="List272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3">
      <text:list-level-style-number text:level="1" text:style-name="List273Level0" style:num-suffix="." style:num-format="1">
        <style:list-level-properties text:space-before="0.635cm"/>
      </text:list-level-style-number>
      <text:list-level-style-number text:level="2" text:style-name="List273Level1" style:num-suffix="." style:num-format="1" text:display-levels="2">
        <style:list-level-properties text:space-before="1.905cm"/>
      </text:list-level-style-number>
      <text:list-level-style-number text:level="3" text:style-name="List273Level2" style:num-suffix="." style:num-format="1" text:display-levels="3">
        <style:list-level-properties text:space-before="3.493cm"/>
      </text:list-level-style-number>
      <text:list-level-style-number text:level="4" text:style-name="List273Level3" style:num-suffix="." style:num-format="1" text:display-levels="4">
        <style:list-level-properties text:space-before="4.445cm"/>
      </text:list-level-style-number>
      <text:list-level-style-number text:level="5" text:style-name="List273Level4" style:num-suffix="." style:num-format="1" text:display-levels="5">
        <style:list-level-properties text:space-before="5.715cm"/>
      </text:list-level-style-number>
      <text:list-level-style-number text:level="6" text:style-name="List273Level5" style:num-suffix="." style:num-format="1" text:display-levels="6">
        <style:list-level-properties text:space-before="7.303cm"/>
      </text:list-level-style-number>
      <text:list-level-style-number text:level="7" text:style-name="List273Level6" style:num-suffix="." style:num-format="1" text:display-levels="7">
        <style:list-level-properties text:space-before="8.255cm"/>
      </text:list-level-style-number>
      <text:list-level-style-number text:level="8" text:style-name="List273Level7" style:num-suffix="." style:num-format="1" text:display-levels="8">
        <style:list-level-properties text:space-before="9.525cm"/>
      </text:list-level-style-number>
      <text:list-level-style-number text:level="9" text:style-name="List273Level8" style:num-suffix=".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kó Tibor</meta:initial-creator>
    <meta:creation-date>2016-02-04T13:20:08.460000000</meta:creation-date>
    <meta:editing-duration>PT9H33M31S</meta:editing-duration>
    <meta:editing-cycles>30</meta:editing-cycles>
    <meta:generator>LibreOffice/5.0.4.2$Windows_x86 LibreOffice_project/2b9802c1994aa0b7dc6079e128979269cf95bc78</meta:generator>
    <dc:subject>component: interface, class documentation</dc:subject>
    <dc:title>tcpdf 9.0.0</dc:title>
    <dc:date>2016-11-30T17:01:57.975000000</dc:date>
    <dc:creator>Roskó Tibor</dc:creator>
    <dc:description>-2016.05.29. documentation added; bugs fixed;
-2016.06.10. bug fix: doc and XMP class
-2016.08.13. reimplemented XMP class and bugs r fixed
-2016.11.30. reimplemented XMP class, because XSD changed</dc:description>
    <meta:printed-by>Roskó Tibor</meta:printed-by>
    <meta:print-date>2016-08-13T15:11:12.424000000</meta:print-date>
    <meta:document-statistic meta:table-count="0" meta:image-count="0" meta:object-count="0" meta:page-count="7" meta:paragraph-count="196" meta:word-count="756" meta:character-count="5875" meta:non-whitespace-character-count="503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Roskó Tibor" dc:date-time="2016-01-06T22:35:14"/>
</VL:version-list>
</file>